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043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4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1.600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2" table:style-name="ta1">
        <table:shapes>
          <draw:frame draw:z-index="0" draw:style-name="gr1" draw:text-style-name="P1" svg:width="8.9941in" svg:height="5.1346in" svg:x="3.1815in" svg:y="3.2in">
            <draw:object draw:notify-on-update-of-ranges="flat12.A1:flat12.A1 flat12.B1:flat12.NR1 flat12.A5:flat12.A5 flat12.B5:flat12.NR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number-columns-repeated="6" table:default-cell-style-name="Default"/>
        <table:table-column table:style-name="co9" table:default-cell-style-name="Default"/>
        <table:table-column table:style-name="co5" table:number-columns-repeated="8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10" table:number-columns-repeated="2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0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19" table:default-cell-style-name="Default"/>
        <table:table-column table:style-name="co2" table:default-cell-style-name="Default"/>
        <table:table-column table:style-name="co5" table:number-columns-repeated="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0" table:number-columns-repeated="3" table:default-cell-style-name="Default"/>
        <table:table-column table:style-name="co5" table:number-columns-repeated="22" table:default-cell-style-name="Default"/>
        <table:table-column table:style-name="co10" table:default-cell-style-name="Default"/>
        <table:table-column table:style-name="co5" table:number-columns-repeated="9" table:default-cell-style-name="Default"/>
        <table:table-column table:style-name="co11" table:default-cell-style-name="Default"/>
        <table:table-column table:style-name="co5" table:number-columns-repeated="10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0" table:default-cell-style-name="Default"/>
        <table:table-column table:style-name="co5" table:number-columns-repeated="17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number-columns-repeated="4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4" table:number-columns-repeated="46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9049835205" calcext:value-type="float">
            <text:p>0.033356904983521</text:p>
          </table:table-cell>
          <table:table-cell office:value-type="float" office:value="0.0667135715484619" calcext:value-type="float">
            <text:p>0.066713571548462</text:p>
          </table:table-cell>
          <table:table-cell office:value-type="float" office:value="0.133426904678345" calcext:value-type="float">
            <text:p>0.133426904678345</text:p>
          </table:table-cell>
          <table:table-cell office:value-type="float" office:value="0.166783809661865" calcext:value-type="float">
            <text:p>0.166783809661865</text:p>
          </table:table-cell>
          <table:table-cell office:value-type="float" office:value="0.200140714645386" calcext:value-type="float">
            <text:p>0.200140714645386</text:p>
          </table:table-cell>
          <table:table-cell office:value-type="float" office:value="0.233497381210327" calcext:value-type="float">
            <text:p>0.233497381210327</text:p>
          </table:table-cell>
          <table:table-cell office:value-type="float" office:value="0.266854047775269" calcext:value-type="float">
            <text:p>0.266854047775269</text:p>
          </table:table-cell>
          <table:table-cell office:value-type="float" office:value="0.30021071434021" calcext:value-type="float">
            <text:p>0.30021071434021</text:p>
          </table:table-cell>
          <table:table-cell office:value-type="float" office:value="0.333567619323731" calcext:value-type="float">
            <text:p>0.333567619323731</text:p>
          </table:table-cell>
          <table:table-cell office:value-type="float" office:value="0.400280952453613" calcext:value-type="float">
            <text:p>0.400280952453613</text:p>
          </table:table-cell>
          <table:table-cell office:value-type="float" office:value="0.466994285583496" calcext:value-type="float">
            <text:p>0.466994285583496</text:p>
          </table:table-cell>
          <table:table-cell office:value-type="float" office:value="0.56706428527832" calcext:value-type="float">
            <text:p>0.56706428527832</text:p>
          </table:table-cell>
          <table:table-cell office:value-type="float" office:value="0.600420951843262" calcext:value-type="float">
            <text:p>0.600420951843262</text:p>
          </table:table-cell>
          <table:table-cell office:value-type="float" office:value="0.633777618408203" calcext:value-type="float">
            <text:p>0.633777618408203</text:p>
          </table:table-cell>
          <table:table-cell office:value-type="float" office:value="0.700490713119507" calcext:value-type="float">
            <text:p>0.700490713119507</text:p>
          </table:table-cell>
          <table:table-cell office:value-type="float" office:value="0.733847141265869" calcext:value-type="float">
            <text:p>0.733847141265869</text:p>
          </table:table-cell>
          <table:table-cell office:value-type="float" office:value="0.800560235977173" calcext:value-type="float">
            <text:p>0.800560235977173</text:p>
          </table:table-cell>
          <table:table-cell office:value-type="float" office:value="0.900629758834839" calcext:value-type="float">
            <text:p>0.900629758834839</text:p>
          </table:table-cell>
          <table:table-cell office:value-type="float" office:value="0.93398642539978" calcext:value-type="float">
            <text:p>0.93398642539978</text:p>
          </table:table-cell>
          <table:table-cell office:value-type="float" office:value="0.967343091964722" calcext:value-type="float">
            <text:p>0.967343091964722</text:p>
          </table:table-cell>
          <table:table-cell office:value-type="float" office:value="1.03405594825745" calcext:value-type="float">
            <text:p>1.03405594825745</text:p>
          </table:table-cell>
          <table:table-cell office:value-type="float" office:value="1.06741237640381" calcext:value-type="float">
            <text:p>1.06741237640381</text:p>
          </table:table-cell>
          <table:table-cell office:value-type="float" office:value="1.10076880455017" calcext:value-type="float">
            <text:p>1.10076880455017</text:p>
          </table:table-cell>
          <table:table-cell office:value-type="float" office:value="1.16748189926147" calcext:value-type="float">
            <text:p>1.16748189926147</text:p>
          </table:table-cell>
          <table:table-cell office:value-type="float" office:value="1.2341947555542" calcext:value-type="float">
            <text:p>1.2341947555542</text:p>
          </table:table-cell>
          <table:table-cell office:value-type="float" office:value="1.30090761184692" calcext:value-type="float">
            <text:p>1.30090761184692</text:p>
          </table:table-cell>
          <table:table-cell office:value-type="float" office:value="1.33426380157471" calcext:value-type="float">
            <text:p>1.33426380157471</text:p>
          </table:table-cell>
          <table:table-cell office:value-type="float" office:value="1.40097689628601" calcext:value-type="float">
            <text:p>1.40097689628601</text:p>
          </table:table-cell>
          <table:table-cell office:value-type="float" office:value="1.43433332443237" calcext:value-type="float">
            <text:p>1.43433332443237</text:p>
          </table:table-cell>
          <table:table-cell office:value-type="float" office:value="1.46768975257874" calcext:value-type="float">
            <text:p>1.46768975257874</text:p>
          </table:table-cell>
          <table:table-cell office:value-type="float" office:value="1.53440237045288" calcext:value-type="float">
            <text:p>1.53440237045288</text:p>
          </table:table-cell>
          <table:table-cell office:value-type="float" office:value="1.56775856018066" calcext:value-type="float">
            <text:p>1.56775856018066</text:p>
          </table:table-cell>
          <table:table-cell office:value-type="float" office:value="1.63447070121765" calcext:value-type="float">
            <text:p>1.63447070121765</text:p>
          </table:table-cell>
          <table:table-cell office:value-type="float" office:value="1.734539270401" calcext:value-type="float">
            <text:p>1.734539270401</text:p>
          </table:table-cell>
          <table:table-cell office:value-type="float" office:value="1.80125141143799" calcext:value-type="float">
            <text:p>1.80125141143799</text:p>
          </table:table-cell>
          <table:table-cell office:value-type="float" office:value="1.86796355247498" calcext:value-type="float">
            <text:p>1.86796355247498</text:p>
          </table:table-cell>
          <table:table-cell office:value-type="float" office:value="1.90131974220276" calcext:value-type="float">
            <text:p>1.90131974220276</text:p>
          </table:table-cell>
          <table:table-cell office:value-type="float" office:value="1.96803188323975" calcext:value-type="float">
            <text:p>1.96803188323975</text:p>
          </table:table-cell>
          <table:table-cell office:value-type="float" office:value="2.00138783454895" calcext:value-type="float">
            <text:p>2.00138783454895</text:p>
          </table:table-cell>
          <table:table-cell office:value-type="float" office:value="2.06809997558594" calcext:value-type="float">
            <text:p>2.06809997558594</text:p>
          </table:table-cell>
          <table:table-cell office:value-type="float" office:value="2.13481211662292" calcext:value-type="float">
            <text:p>2.13481211662292</text:p>
          </table:table-cell>
          <table:table-cell office:value-type="float" office:value="2.20152425765991" calcext:value-type="float">
            <text:p>2.20152425765991</text:p>
          </table:table-cell>
          <table:table-cell office:value-type="float" office:value="2.26823616027832" calcext:value-type="float">
            <text:p>2.26823616027832</text:p>
          </table:table-cell>
          <table:table-cell office:value-type="float" office:value="2.33494806289673" calcext:value-type="float">
            <text:p>2.33494806289673</text:p>
          </table:table-cell>
          <table:table-cell office:value-type="float" office:value="2.40165996551514" calcext:value-type="float">
            <text:p>2.40165996551514</text:p>
          </table:table-cell>
          <table:table-cell office:value-type="float" office:value="2.46837186813354" calcext:value-type="float">
            <text:p>2.46837186813354</text:p>
          </table:table-cell>
          <table:table-cell office:value-type="float" office:value="2.53508758544922" calcext:value-type="float">
            <text:p>2.53508758544922</text:p>
          </table:table-cell>
          <table:table-cell office:value-type="float" office:value="2.56844758987427" calcext:value-type="float">
            <text:p>2.56844758987427</text:p>
          </table:table-cell>
          <table:table-cell office:value-type="float" office:value="2.63516712188721" calcext:value-type="float">
            <text:p>2.63516712188721</text:p>
          </table:table-cell>
          <table:table-cell office:value-type="float" office:value="2.70188689231873" calcext:value-type="float">
            <text:p>2.70188689231873</text:p>
          </table:table-cell>
          <table:table-cell office:value-type="float" office:value="2.73524689674377" calcext:value-type="float">
            <text:p>2.73524689674377</text:p>
          </table:table-cell>
          <table:table-cell office:value-type="float" office:value="2.76860666275024" calcext:value-type="float">
            <text:p>2.76860666275024</text:p>
          </table:table-cell>
          <table:table-cell office:value-type="float" office:value="2.80196690559387" calcext:value-type="float">
            <text:p>2.80196690559387</text:p>
          </table:table-cell>
          <table:table-cell office:value-type="float" office:value="2.83532667160034" calcext:value-type="float">
            <text:p>2.83532667160034</text:p>
          </table:table-cell>
          <table:table-cell office:value-type="float" office:value="2.86868643760681" calcext:value-type="float">
            <text:p>2.86868643760681</text:p>
          </table:table-cell>
          <table:table-cell office:value-type="float" office:value="2.93540644645691" calcext:value-type="float">
            <text:p>2.93540644645691</text:p>
          </table:table-cell>
          <table:table-cell office:value-type="float" office:value="3.00212669372559" calcext:value-type="float">
            <text:p>3.00212669372559</text:p>
          </table:table-cell>
          <table:table-cell office:value-type="float" office:value="3.06884670257568" calcext:value-type="float">
            <text:p>3.06884670257568</text:p>
          </table:table-cell>
          <table:table-cell office:value-type="float" office:value="3.13556694984436" calcext:value-type="float">
            <text:p>3.13556694984436</text:p>
          </table:table-cell>
          <table:table-cell office:value-type="float" office:value="3.20228719711304" calcext:value-type="float">
            <text:p>3.20228719711304</text:p>
          </table:table-cell>
          <table:table-cell office:value-type="float" office:value="3.26900720596313" calcext:value-type="float">
            <text:p>3.26900720596313</text:p>
          </table:table-cell>
          <table:table-cell office:value-type="float" office:value="3.36908793449402" calcext:value-type="float">
            <text:p>3.36908793449402</text:p>
          </table:table-cell>
          <table:table-cell office:value-type="float" office:value="3.43580842018127" calcext:value-type="float">
            <text:p>3.43580842018127</text:p>
          </table:table-cell>
          <table:table-cell office:value-type="float" office:value="3.46916842460632" calcext:value-type="float">
            <text:p>3.46916842460632</text:p>
          </table:table-cell>
          <table:table-cell office:value-type="float" office:value="3.53588771820068" calcext:value-type="float">
            <text:p>3.53588771820068</text:p>
          </table:table-cell>
          <table:table-cell office:value-type="float" office:value="3.56924676895142" calcext:value-type="float">
            <text:p>3.56924676895142</text:p>
          </table:table-cell>
          <table:table-cell office:value-type="float" office:value="3.60260581970215" calcext:value-type="float">
            <text:p>3.60260581970215</text:p>
          </table:table-cell>
          <table:table-cell office:value-type="float" office:value="3.63596487045288" calcext:value-type="float">
            <text:p>3.63596487045288</text:p>
          </table:table-cell>
          <table:table-cell office:value-type="float" office:value="3.70268273353577" calcext:value-type="float">
            <text:p>3.70268273353577</text:p>
          </table:table-cell>
          <table:table-cell office:value-type="float" office:value="3.73604202270508" calcext:value-type="float">
            <text:p>3.73604202270508</text:p>
          </table:table-cell>
          <table:table-cell office:value-type="float" office:value="3.80276036262512" calcext:value-type="float">
            <text:p>3.80276036262512</text:p>
          </table:table-cell>
          <table:table-cell office:value-type="float" office:value="3.83611917495728" calcext:value-type="float">
            <text:p>3.83611917495728</text:p>
          </table:table-cell>
          <table:table-cell office:value-type="float" office:value="3.86947822570801" calcext:value-type="float">
            <text:p>3.86947822570801</text:p>
          </table:table-cell>
          <table:table-cell office:value-type="float" office:value="3.93619656562805" calcext:value-type="float">
            <text:p>3.93619656562805</text:p>
          </table:table-cell>
          <table:table-cell office:value-type="float" office:value="4.00291466712952" calcext:value-type="float">
            <text:p>4.00291466712952</text:p>
          </table:table-cell>
          <table:table-cell office:value-type="float" office:value="4.06963300704956" calcext:value-type="float">
            <text:p>4.06963300704956</text:p>
          </table:table-cell>
          <table:table-cell office:value-type="float" office:value="4.16971063613892" calcext:value-type="float">
            <text:p>4.16971063613892</text:p>
          </table:table-cell>
          <table:table-cell office:value-type="float" office:value="4.23642897605896" calcext:value-type="float">
            <text:p>4.23642897605896</text:p>
          </table:table-cell>
          <table:table-cell office:value-type="float" office:value="4.26978826522827" calcext:value-type="float">
            <text:p>4.26978826522827</text:p>
          </table:table-cell>
          <table:table-cell office:value-type="float" office:value="4.33650660514832" calcext:value-type="float">
            <text:p>4.33650660514832</text:p>
          </table:table-cell>
          <table:table-cell office:value-type="float" office:value="4.36986589431763" calcext:value-type="float">
            <text:p>4.36986589431763</text:p>
          </table:table-cell>
          <table:table-cell office:value-type="float" office:value="4.40322518348694" calcext:value-type="float">
            <text:p>4.40322518348694</text:p>
          </table:table-cell>
          <table:table-cell office:value-type="float" office:value="4.43658447265625" calcext:value-type="float">
            <text:p>4.43658447265625</text:p>
          </table:table-cell>
          <table:table-cell office:value-type="float" office:value="4.50330305099487" calcext:value-type="float">
            <text:p>4.50330305099487</text:p>
          </table:table-cell>
          <table:table-cell office:value-type="float" office:value="4.57002067565918" calcext:value-type="float">
            <text:p>4.57002067565918</text:p>
          </table:table-cell>
          <table:table-cell office:value-type="float" office:value="4.60337996482849" calcext:value-type="float">
            <text:p>4.60337996482849</text:p>
          </table:table-cell>
          <table:table-cell office:value-type="float" office:value="4.6700975894928" calcext:value-type="float">
            <text:p>4.6700975894928</text:p>
          </table:table-cell>
          <table:table-cell office:value-type="float" office:value="4.73681569099426" calcext:value-type="float">
            <text:p>4.73681569099426</text:p>
          </table:table-cell>
          <table:table-cell office:value-type="float" office:value="4.770174741745" calcext:value-type="float">
            <text:p>4.770174741745</text:p>
          </table:table-cell>
          <table:table-cell office:value-type="float" office:value="4.83689284324646" calcext:value-type="float">
            <text:p>4.83689284324646</text:p>
          </table:table-cell>
          <table:table-cell office:value-type="float" office:value="4.87025165557861" calcext:value-type="float">
            <text:p>4.87025165557861</text:p>
          </table:table-cell>
          <table:table-cell office:value-type="float" office:value="4.93696999549866" calcext:value-type="float">
            <text:p>4.93696999549866</text:p>
          </table:table-cell>
          <table:table-cell office:value-type="float" office:value="5.00368809700012" calcext:value-type="float">
            <text:p>5.00368809700012</text:p>
          </table:table-cell>
          <table:table-cell office:value-type="float" office:value="5.03704714775085" calcext:value-type="float">
            <text:p>5.03704714775085</text:p>
          </table:table-cell>
          <table:table-cell office:value-type="float" office:value="5.07040596008301" calcext:value-type="float">
            <text:p>5.07040596008301</text:p>
          </table:table-cell>
          <table:table-cell office:value-type="float" office:value="5.10376501083374" calcext:value-type="float">
            <text:p>5.10376501083374</text:p>
          </table:table-cell>
          <table:table-cell office:value-type="float" office:value="5.17048335075378" calcext:value-type="float">
            <text:p>5.17048335075378</text:p>
          </table:table-cell>
          <table:table-cell office:value-type="float" office:value="5.20384240150452" calcext:value-type="float">
            <text:p>5.20384240150452</text:p>
          </table:table-cell>
          <table:table-cell office:value-type="float" office:value="5.27056050300598" calcext:value-type="float">
            <text:p>5.27056050300598</text:p>
          </table:table-cell>
          <table:table-cell office:value-type="float" office:value="5.30391955375671" calcext:value-type="float">
            <text:p>5.30391955375671</text:p>
          </table:table-cell>
          <table:table-cell office:value-type="float" office:value="5.37063789367676" calcext:value-type="float">
            <text:p>5.37063789367676</text:p>
          </table:table-cell>
          <table:table-cell office:value-type="float" office:value="5.40399694442749" calcext:value-type="float">
            <text:p>5.40399694442749</text:p>
          </table:table-cell>
          <table:table-cell office:value-type="float" office:value="5.4373562335968" calcext:value-type="float">
            <text:p>5.4373562335968</text:p>
          </table:table-cell>
          <table:table-cell office:value-type="float" office:value="5.47071528434753" calcext:value-type="float">
            <text:p>5.47071528434753</text:p>
          </table:table-cell>
          <table:table-cell office:value-type="float" office:value="5.53743457794189" calcext:value-type="float">
            <text:p>5.53743457794189</text:p>
          </table:table-cell>
          <table:table-cell office:value-type="float" office:value="5.57079434394836" calcext:value-type="float">
            <text:p>5.57079434394836</text:p>
          </table:table-cell>
          <table:table-cell office:value-type="float" office:value="5.60415458679199" calcext:value-type="float">
            <text:p>5.60415458679199</text:p>
          </table:table-cell>
          <table:table-cell office:value-type="float" office:value="5.67087459564209" calcext:value-type="float">
            <text:p>5.67087459564209</text:p>
          </table:table-cell>
          <table:table-cell office:value-type="float" office:value="5.70423460006714" calcext:value-type="float">
            <text:p>5.70423460006714</text:p>
          </table:table-cell>
          <table:table-cell office:value-type="float" office:value="5.73759460449219" calcext:value-type="float">
            <text:p>5.73759460449219</text:p>
          </table:table-cell>
          <table:table-cell office:value-type="float" office:value="5.83767509460449" calcext:value-type="float">
            <text:p>5.83767509460449</text:p>
          </table:table-cell>
          <table:table-cell office:value-type="float" office:value="5.87103533744812" calcext:value-type="float">
            <text:p>5.87103533744812</text:p>
          </table:table-cell>
          <table:table-cell office:value-type="float" office:value="5.90439558029175" calcext:value-type="float">
            <text:p>5.90439558029175</text:p>
          </table:table-cell>
          <table:table-cell office:value-type="float" office:value="5.9377555847168" calcext:value-type="float">
            <text:p>5.9377555847168</text:p>
          </table:table-cell>
          <table:table-cell office:value-type="float" office:value="5.971116065979" calcext:value-type="float">
            <text:p>5.971116065979</text:p>
          </table:table-cell>
          <table:table-cell office:value-type="float" office:value="6.00447607040405" calcext:value-type="float">
            <text:p>6.00447607040405</text:p>
          </table:table-cell>
          <table:table-cell office:value-type="float" office:value="6.07119655609131" calcext:value-type="float">
            <text:p>6.07119655609131</text:p>
          </table:table-cell>
          <table:table-cell office:value-type="float" office:value="6.10455679893494" calcext:value-type="float">
            <text:p>6.10455679893494</text:p>
          </table:table-cell>
          <table:table-cell office:value-type="float" office:value="6.17127752304077" calcext:value-type="float">
            <text:p>6.17127752304077</text:p>
          </table:table-cell>
          <table:table-cell office:value-type="float" office:value="6.2046377658844" calcext:value-type="float">
            <text:p>6.2046377658844</text:p>
          </table:table-cell>
          <table:table-cell office:value-type="float" office:value="6.23799800872803" calcext:value-type="float">
            <text:p>6.23799800872803</text:p>
          </table:table-cell>
          <table:table-cell office:value-type="float" office:value="6.30471897125244" calcext:value-type="float">
            <text:p>6.30471897125244</text:p>
          </table:table-cell>
          <table:table-cell office:value-type="float" office:value="6.37143969535828" calcext:value-type="float">
            <text:p>6.37143969535828</text:p>
          </table:table-cell>
          <table:table-cell office:value-type="float" office:value="6.4047999382019" calcext:value-type="float">
            <text:p>6.4047999382019</text:p>
          </table:table-cell>
          <table:table-cell office:value-type="float" office:value="6.47152090072632" calcext:value-type="float">
            <text:p>6.47152090072632</text:p>
          </table:table-cell>
          <table:table-cell office:value-type="float" office:value="6.57160830497742" calcext:value-type="float">
            <text:p>6.57160830497742</text:p>
          </table:table-cell>
          <table:table-cell office:value-type="float" office:value="6.63833570480347" calcext:value-type="float">
            <text:p>6.63833570480347</text:p>
          </table:table-cell>
          <table:table-cell office:value-type="float" office:value="6.70506286621094" calcext:value-type="float">
            <text:p>6.70506286621094</text:p>
          </table:table-cell>
          <table:table-cell office:value-type="float" office:value="6.80515432357788" calcext:value-type="float">
            <text:p>6.80515432357788</text:p>
          </table:table-cell>
          <table:table-cell office:value-type="float" office:value="6.93860960006714" calcext:value-type="float">
            <text:p>6.93860960006714</text:p>
          </table:table-cell>
          <table:table-cell office:value-type="float" office:value="7.00533771514893" calcext:value-type="float">
            <text:p>7.00533771514893</text:p>
          </table:table-cell>
          <table:table-cell office:value-type="float" office:value="7.03870153427124" calcext:value-type="float">
            <text:p>7.03870153427124</text:p>
          </table:table-cell>
          <table:table-cell office:value-type="float" office:value="7.07206559181213" calcext:value-type="float">
            <text:p>7.07206559181213</text:p>
          </table:table-cell>
          <table:table-cell office:value-type="float" office:value="7.1387939453125" calcext:value-type="float">
            <text:p>7.1387939453125</text:p>
          </table:table-cell>
          <table:table-cell office:value-type="float" office:value="7.17215824127197" calcext:value-type="float">
            <text:p>7.17215824127197</text:p>
          </table:table-cell>
          <table:table-cell office:value-type="float" office:value="7.20552229881287" calcext:value-type="float">
            <text:p>7.20552229881287</text:p>
          </table:table-cell>
          <table:table-cell office:value-type="float" office:value="7.27225065231323" calcext:value-type="float">
            <text:p>7.27225065231323</text:p>
          </table:table-cell>
          <table:table-cell office:value-type="float" office:value="7.33897948265076" calcext:value-type="float">
            <text:p>7.33897948265076</text:p>
          </table:table-cell>
          <table:table-cell office:value-type="float" office:value="7.40570831298828" calcext:value-type="float">
            <text:p>7.40570831298828</text:p>
          </table:table-cell>
          <table:table-cell office:value-type="float" office:value="7.43907284736633" calcext:value-type="float">
            <text:p>7.43907284736633</text:p>
          </table:table-cell>
          <table:table-cell office:value-type="float" office:value="7.47243690490723" calcext:value-type="float">
            <text:p>7.47243690490723</text:p>
          </table:table-cell>
          <table:table-cell office:value-type="float" office:value="7.53915572166443" calcext:value-type="float">
            <text:p>7.53915572166443</text:p>
          </table:table-cell>
          <table:table-cell office:value-type="float" office:value="7.60586452484131" calcext:value-type="float">
            <text:p>7.60586452484131</text:p>
          </table:table-cell>
          <table:table-cell office:value-type="float" office:value="7.67257308959961" calcext:value-type="float">
            <text:p>7.67257308959961</text:p>
          </table:table-cell>
          <table:table-cell office:value-type="float" office:value="7.70592713356018" calcext:value-type="float">
            <text:p>7.70592713356018</text:p>
          </table:table-cell>
          <table:table-cell office:value-type="float" office:value="7.77263569831848" calcext:value-type="float">
            <text:p>7.77263569831848</text:p>
          </table:table-cell>
          <table:table-cell office:value-type="float" office:value="7.8393440246582" calcext:value-type="float">
            <text:p>7.8393440246582</text:p>
          </table:table-cell>
          <table:table-cell office:value-type="float" office:value="7.90605235099793" calcext:value-type="float">
            <text:p>7.90605235099793</text:p>
          </table:table-cell>
          <table:table-cell office:value-type="float" office:value="7.97276020050049" calcext:value-type="float">
            <text:p>7.97276020050049</text:p>
          </table:table-cell>
          <table:table-cell office:value-type="float" office:value="8.17288398742676" calcext:value-type="float">
            <text:p>8.17288398742676</text:p>
          </table:table-cell>
          <table:table-cell office:value-type="float" office:value="8.23959159851074" calcext:value-type="float">
            <text:p>8.23959159851074</text:p>
          </table:table-cell>
          <table:table-cell office:value-type="float" office:value="8.30629897117615" calcext:value-type="float">
            <text:p>8.30629897117615</text:p>
          </table:table-cell>
          <table:table-cell office:value-type="float" office:value="8.33965277671814" calcext:value-type="float">
            <text:p>8.33965277671814</text:p>
          </table:table-cell>
          <table:table-cell office:value-type="float" office:value="8.43971419334412" calcext:value-type="float">
            <text:p>8.43971419334412</text:p>
          </table:table-cell>
          <table:table-cell office:value-type="float" office:value="8.50642132759094" calcext:value-type="float">
            <text:p>8.50642132759094</text:p>
          </table:table-cell>
          <table:table-cell office:value-type="float" office:value="8.53977608680725" calcext:value-type="float">
            <text:p>8.53977608680725</text:p>
          </table:table-cell>
          <table:table-cell office:value-type="float" office:value="8.57313108444214" calcext:value-type="float">
            <text:p>8.57313108444214</text:p>
          </table:table-cell>
          <table:table-cell office:value-type="float" office:value="8.63984060287476" calcext:value-type="float">
            <text:p>8.63984060287476</text:p>
          </table:table-cell>
          <table:table-cell office:value-type="float" office:value="8.70655012130737" calcext:value-type="float">
            <text:p>8.70655012130737</text:p>
          </table:table-cell>
          <table:table-cell office:value-type="float" office:value="8.77325916290283" calcext:value-type="float">
            <text:p>8.77325916290283</text:p>
          </table:table-cell>
          <table:table-cell office:value-type="float" office:value="8.80661392211914" calcext:value-type="float">
            <text:p>8.80661392211914</text:p>
          </table:table-cell>
          <table:table-cell office:value-type="float" office:value="8.83996844291687" calcext:value-type="float">
            <text:p>8.83996844291687</text:p>
          </table:table-cell>
          <table:table-cell office:value-type="float" office:value="8.87332320213318" calcext:value-type="float">
            <text:p>8.87332320213318</text:p>
          </table:table-cell>
          <table:table-cell office:value-type="float" office:value="8.90667772293091" calcext:value-type="float">
            <text:p>8.90667772293091</text:p>
          </table:table-cell>
          <table:table-cell office:value-type="float" office:value="9.04009604454041" calcext:value-type="float">
            <text:p>9.04009604454041</text:p>
          </table:table-cell>
          <table:table-cell office:value-type="float" office:value="9.10680460929871" calcext:value-type="float">
            <text:p>9.10680460929871</text:p>
          </table:table-cell>
          <table:table-cell office:value-type="float" office:value="9.17351365089417" calcext:value-type="float">
            <text:p>9.17351365089417</text:p>
          </table:table-cell>
          <table:table-cell office:value-type="float" office:value="9.20686793327332" calcext:value-type="float">
            <text:p>9.20686793327332</text:p>
          </table:table-cell>
          <table:table-cell office:value-type="float" office:value="9.34028506278992" calcext:value-type="float">
            <text:p>9.34028506278992</text:p>
          </table:table-cell>
          <table:table-cell office:value-type="float" office:value="9.40699362754822" calcext:value-type="float">
            <text:p>9.40699362754822</text:p>
          </table:table-cell>
          <table:table-cell office:value-type="float" office:value="9.44034790992737" calcext:value-type="float">
            <text:p>9.44034790992737</text:p>
          </table:table-cell>
          <table:table-cell office:value-type="float" office:value="9.50705647468567" calcext:value-type="float">
            <text:p>9.50705647468567</text:p>
          </table:table-cell>
          <table:table-cell office:value-type="float" office:value="9.57376670837402" calcext:value-type="float">
            <text:p>9.57376670837402</text:p>
          </table:table-cell>
          <table:table-cell office:value-type="float" office:value="9.64047646522522" calcext:value-type="float">
            <text:p>9.64047646522522</text:p>
          </table:table-cell>
          <table:table-cell office:value-type="float" office:value="9.707186460495" calcext:value-type="float">
            <text:p>9.707186460495</text:p>
          </table:table-cell>
          <table:table-cell office:value-type="float" office:value="9.74054145812988" calcext:value-type="float">
            <text:p>9.74054145812988</text:p>
          </table:table-cell>
          <table:table-cell office:value-type="float" office:value="9.77389621734619" calcext:value-type="float">
            <text:p>9.77389621734619</text:p>
          </table:table-cell>
          <table:table-cell office:value-type="float" office:value="9.80725121498108" calcext:value-type="float">
            <text:p>9.80725121498108</text:p>
          </table:table-cell>
          <table:table-cell office:value-type="float" office:value="9.84060621261597" calcext:value-type="float">
            <text:p>9.84060621261597</text:p>
          </table:table-cell>
          <table:table-cell office:value-type="float" office:value="9.94067072868347" calcext:value-type="float">
            <text:p>9.94067072868347</text:p>
          </table:table-cell>
          <table:table-cell office:value-type="float" office:value="10.0073802471161" calcext:value-type="float">
            <text:p>10.0073802471161</text:p>
          </table:table-cell>
          <table:table-cell office:value-type="float" office:value="10.0740897655487" calcext:value-type="float">
            <text:p>10.0740897655487</text:p>
          </table:table-cell>
          <table:table-cell office:value-type="float" office:value="10.1407992839813" calcext:value-type="float">
            <text:p>10.1407992839813</text:p>
          </table:table-cell>
          <table:table-cell office:value-type="float" office:value="10.2408633232117" calcext:value-type="float">
            <text:p>10.2408633232117</text:p>
          </table:table-cell>
          <table:table-cell office:value-type="float" office:value="10.274218082428" calcext:value-type="float">
            <text:p>10.274218082428</text:p>
          </table:table-cell>
          <table:table-cell office:value-type="float" office:value="10.3409271240234" calcext:value-type="float">
            <text:p>10.3409271240234</text:p>
          </table:table-cell>
          <table:table-cell office:value-type="float" office:value="10.3742816448212" calcext:value-type="float">
            <text:p>10.3742816448212</text:p>
          </table:table-cell>
          <table:table-cell office:value-type="float" office:value="10.4409909248352" calcext:value-type="float">
            <text:p>10.4409909248352</text:p>
          </table:table-cell>
          <table:table-cell office:value-type="float" office:value="10.4743454456329" calcext:value-type="float">
            <text:p>10.4743454456329</text:p>
          </table:table-cell>
          <table:table-cell office:value-type="float" office:value="10.5076999664307" calcext:value-type="float">
            <text:p>10.5076999664307</text:p>
          </table:table-cell>
          <table:table-cell office:value-type="float" office:value="10.5410580635071" calcext:value-type="float">
            <text:p>10.5410580635071</text:p>
          </table:table-cell>
          <table:table-cell office:value-type="float" office:value="10.6077744960785" calcext:value-type="float">
            <text:p>10.6077744960785</text:p>
          </table:table-cell>
          <table:table-cell office:value-type="float" office:value="10.6744909286499" calcext:value-type="float">
            <text:p>10.6744909286499</text:p>
          </table:table-cell>
          <table:table-cell office:value-type="float" office:value="10.7412073612213" calcext:value-type="float">
            <text:p>10.7412073612213</text:p>
          </table:table-cell>
          <table:table-cell office:value-type="float" office:value="10.7745656967163" calcext:value-type="float">
            <text:p>10.7745656967163</text:p>
          </table:table-cell>
          <table:table-cell office:value-type="float" office:value="10.8412818908691" calcext:value-type="float">
            <text:p>10.8412818908691</text:p>
          </table:table-cell>
          <table:table-cell office:value-type="float" office:value="10.8746404647827" calcext:value-type="float">
            <text:p>10.8746404647827</text:p>
          </table:table-cell>
          <table:table-cell office:value-type="float" office:value="10.9413568973541" calcext:value-type="float">
            <text:p>10.9413568973541</text:p>
          </table:table-cell>
          <table:table-cell office:value-type="float" office:value="10.9747149944305" calcext:value-type="float">
            <text:p>10.9747149944305</text:p>
          </table:table-cell>
          <table:table-cell office:value-type="float" office:value="11.0414319038391" calcext:value-type="float">
            <text:p>11.0414319038391</text:p>
          </table:table-cell>
          <table:table-cell office:value-type="float" office:value="11.0747900009155" calcext:value-type="float">
            <text:p>11.0747900009155</text:p>
          </table:table-cell>
          <table:table-cell office:value-type="float" office:value="11.2082235813141" calcext:value-type="float">
            <text:p>11.2082235813141</text:p>
          </table:table-cell>
          <table:table-cell office:value-type="float" office:value="11.2415819168091" calcext:value-type="float">
            <text:p>11.2415819168091</text:p>
          </table:table-cell>
          <table:table-cell office:value-type="float" office:value="11.3082988262177" calcext:value-type="float">
            <text:p>11.3082988262177</text:p>
          </table:table-cell>
          <table:table-cell office:value-type="float" office:value="11.3416571617126" calcext:value-type="float">
            <text:p>11.3416571617126</text:p>
          </table:table-cell>
          <table:table-cell office:value-type="float" office:value="11.4750909805298" calcext:value-type="float">
            <text:p>11.4750909805298</text:p>
          </table:table-cell>
          <table:table-cell office:value-type="float" office:value="11.5418050289154" calcext:value-type="float">
            <text:p>11.5418050289154</text:p>
          </table:table-cell>
          <table:table-cell office:value-type="float" office:value="11.5751605033875" calcext:value-type="float">
            <text:p>11.5751605033875</text:p>
          </table:table-cell>
          <table:table-cell office:value-type="float" office:value="11.6418709754944" calcext:value-type="float">
            <text:p>11.6418709754944</text:p>
          </table:table-cell>
          <table:table-cell office:value-type="float" office:value="11.6752264499664" calcext:value-type="float">
            <text:p>11.6752264499664</text:p>
          </table:table-cell>
          <table:table-cell office:value-type="float" office:value="11.8086478710175" calcext:value-type="float">
            <text:p>11.8086478710175</text:p>
          </table:table-cell>
          <table:table-cell office:value-type="float" office:value="11.875358581543" calcext:value-type="float">
            <text:p>11.875358581543</text:p>
          </table:table-cell>
          <table:table-cell office:value-type="float" office:value="11.9087138175964" calcext:value-type="float">
            <text:p>11.9087138175964</text:p>
          </table:table-cell>
          <table:table-cell office:value-type="float" office:value="11.9420690536499" calcext:value-type="float">
            <text:p>11.9420690536499</text:p>
          </table:table-cell>
          <table:table-cell office:value-type="float" office:value="12.1422004699707" calcext:value-type="float">
            <text:p>12.1422004699707</text:p>
          </table:table-cell>
          <table:table-cell office:value-type="float" office:value="12.2089107036591" calcext:value-type="float">
            <text:p>12.2089107036591</text:p>
          </table:table-cell>
          <table:table-cell office:value-type="float" office:value="12.2756209373474" calcext:value-type="float">
            <text:p>12.2756209373474</text:p>
          </table:table-cell>
          <table:table-cell office:value-type="float" office:value="12.4423961639404" calcext:value-type="float">
            <text:p>12.4423961639404</text:p>
          </table:table-cell>
          <table:table-cell office:value-type="float" office:value="12.4757511615753" calcext:value-type="float">
            <text:p>12.4757511615753</text:p>
          </table:table-cell>
          <table:table-cell office:value-type="float" office:value="12.5091061592102" calcext:value-type="float">
            <text:p>12.5091061592102</text:p>
          </table:table-cell>
          <table:table-cell office:value-type="float" office:value="12.5758163928986" calcext:value-type="float">
            <text:p>12.5758163928986</text:p>
          </table:table-cell>
          <table:table-cell office:value-type="float" office:value="12.609171628952" calcext:value-type="float">
            <text:p>12.609171628952</text:p>
          </table:table-cell>
          <table:table-cell office:value-type="float" office:value="12.6425266265869" calcext:value-type="float">
            <text:p>12.6425266265869</text:p>
          </table:table-cell>
          <table:table-cell office:value-type="float" office:value="12.7092366218567" calcext:value-type="float">
            <text:p>12.7092366218567</text:p>
          </table:table-cell>
          <table:table-cell office:value-type="float" office:value="12.8093016147614" calcext:value-type="float">
            <text:p>12.8093016147614</text:p>
          </table:table-cell>
          <table:table-cell office:value-type="float" office:value="12.8426563739777" calcext:value-type="float">
            <text:p>12.8426563739777</text:p>
          </table:table-cell>
          <table:table-cell office:value-type="float" office:value="12.8760113716125" calcext:value-type="float">
            <text:p>12.8760113716125</text:p>
          </table:table-cell>
          <table:table-cell office:value-type="float" office:value="12.9760761260986" calcext:value-type="float">
            <text:p>12.9760761260986</text:p>
          </table:table-cell>
          <table:table-cell office:value-type="float" office:value="13.0094308853149" calcext:value-type="float">
            <text:p>13.0094308853149</text:p>
          </table:table-cell>
          <table:table-cell office:value-type="float" office:value="13.0427858829498" calcext:value-type="float">
            <text:p>13.0427858829498</text:p>
          </table:table-cell>
          <table:table-cell office:value-type="float" office:value="13.0761406421661" calcext:value-type="float">
            <text:p>13.0761406421661</text:p>
          </table:table-cell>
          <table:table-cell office:value-type="float" office:value="13.1094954013824" calcext:value-type="float">
            <text:p>13.1094954013824</text:p>
          </table:table-cell>
          <table:table-cell office:value-type="float" office:value="13.1428501605988" calcext:value-type="float">
            <text:p>13.1428501605988</text:p>
          </table:table-cell>
          <table:table-cell office:value-type="float" office:value="13.1762049198151" calcext:value-type="float">
            <text:p>13.1762049198151</text:p>
          </table:table-cell>
          <table:table-cell office:value-type="float" office:value="13.2429141998291" calcext:value-type="float">
            <text:p>13.2429141998291</text:p>
          </table:table-cell>
          <table:table-cell office:value-type="float" office:value="13.3096237182617" calcext:value-type="float">
            <text:p>13.3096237182617</text:p>
          </table:table-cell>
          <table:table-cell office:value-type="float" office:value="13.3763329982758" calcext:value-type="float">
            <text:p>13.3763329982758</text:p>
          </table:table-cell>
          <table:table-cell office:value-type="float" office:value="13.4430422782898" calcext:value-type="float">
            <text:p>13.4430422782898</text:p>
          </table:table-cell>
          <table:table-cell office:value-type="float" office:value="13.5097517967224" calcext:value-type="float">
            <text:p>13.5097517967224</text:p>
          </table:table-cell>
          <table:table-cell office:value-type="float" office:value="13.5764625072479" calcext:value-type="float">
            <text:p>13.5764625072479</text:p>
          </table:table-cell>
          <table:table-cell office:value-type="float" office:value="13.6431727409363" calcext:value-type="float">
            <text:p>13.6431727409363</text:p>
          </table:table-cell>
          <table:table-cell office:value-type="float" office:value="13.7098834514618" calcext:value-type="float">
            <text:p>13.7098834514618</text:p>
          </table:table-cell>
          <table:table-cell office:value-type="float" office:value="13.7765939235687" calcext:value-type="float">
            <text:p>13.7765939235687</text:p>
          </table:table-cell>
          <table:table-cell office:value-type="float" office:value="13.8433041572571" calcext:value-type="float">
            <text:p>13.8433041572571</text:p>
          </table:table-cell>
          <table:table-cell office:value-type="float" office:value="13.8766593933105" calcext:value-type="float">
            <text:p>13.8766593933105</text:p>
          </table:table-cell>
          <table:table-cell office:value-type="float" office:value="13.9433696269989" calcext:value-type="float">
            <text:p>13.9433696269989</text:p>
          </table:table-cell>
          <table:table-cell office:value-type="float" office:value="14.0100798606873" calcext:value-type="float">
            <text:p>14.0100798606873</text:p>
          </table:table-cell>
          <table:table-cell office:value-type="float" office:value="14.0767900943756" calcext:value-type="float">
            <text:p>14.0767900943756</text:p>
          </table:table-cell>
          <table:table-cell office:value-type="float" office:value="14.1101450920105" calcext:value-type="float">
            <text:p>14.1101450920105</text:p>
          </table:table-cell>
          <table:table-cell office:value-type="float" office:value="14.3102748394012" calcext:value-type="float">
            <text:p>14.3102748394012</text:p>
          </table:table-cell>
          <table:table-cell office:value-type="float" office:value="14.3436295986176" calcext:value-type="float">
            <text:p>14.3436295986176</text:p>
          </table:table-cell>
          <table:table-cell office:value-type="float" office:value="14.5771160125732" calcext:value-type="float">
            <text:p>14.5771160125732</text:p>
          </table:table-cell>
          <table:table-cell office:value-type="float" office:value="14.6104719638824" calcext:value-type="float">
            <text:p>14.6104719638824</text:p>
          </table:table-cell>
          <table:table-cell office:value-type="float" office:value="14.6438279151917" calcext:value-type="float">
            <text:p>14.6438279151917</text:p>
          </table:table-cell>
          <table:table-cell office:value-type="float" office:value="14.7105398178101" calcext:value-type="float">
            <text:p>14.7105398178101</text:p>
          </table:table-cell>
          <table:table-cell office:value-type="float" office:value="14.8439633846283" calcext:value-type="float">
            <text:p>14.8439633846283</text:p>
          </table:table-cell>
          <table:table-cell office:value-type="float" office:value="14.9106752872467" calcext:value-type="float">
            <text:p>14.9106752872467</text:p>
          </table:table-cell>
          <table:table-cell office:value-type="float" office:value="14.9440312385559" calcext:value-type="float">
            <text:p>14.9440312385559</text:p>
          </table:table-cell>
          <table:table-cell office:value-type="float" office:value="14.9773869514465" calcext:value-type="float">
            <text:p>14.9773869514465</text:p>
          </table:table-cell>
          <table:table-cell office:value-type="float" office:value="15.0774545669556" calcext:value-type="float">
            <text:p>15.0774545669556</text:p>
          </table:table-cell>
          <table:table-cell office:value-type="float" office:value="15.1775221824646" calcext:value-type="float">
            <text:p>15.1775221824646</text:p>
          </table:table-cell>
          <table:table-cell office:value-type="float" office:value="15.2108778953552" calcext:value-type="float">
            <text:p>15.2108778953552</text:p>
          </table:table-cell>
          <table:table-cell office:value-type="float" office:value="15.2442338466644" calcext:value-type="float">
            <text:p>15.2442338466644</text:p>
          </table:table-cell>
          <table:table-cell office:value-type="float" office:value="15.3109452724457" calcext:value-type="float">
            <text:p>15.3109452724457</text:p>
          </table:table-cell>
          <table:table-cell office:value-type="float" office:value="15.3443012237549" calcext:value-type="float">
            <text:p>15.3443012237549</text:p>
          </table:table-cell>
          <table:table-cell office:value-type="float" office:value="15.4110126495361" calcext:value-type="float">
            <text:p>15.4110126495361</text:p>
          </table:table-cell>
          <table:table-cell office:value-type="float" office:value="15.477724313736" calcext:value-type="float">
            <text:p>15.477724313736</text:p>
          </table:table-cell>
          <table:table-cell office:value-type="float" office:value="15.5444350242615" calcext:value-type="float">
            <text:p>15.5444350242615</text:p>
          </table:table-cell>
          <table:table-cell office:value-type="float" office:value="15.6111452579498" calcext:value-type="float">
            <text:p>15.6111452579498</text:p>
          </table:table-cell>
          <table:table-cell office:value-type="float" office:value="15.7779200077057" calcext:value-type="float">
            <text:p>15.7779200077057</text:p>
          </table:table-cell>
          <table:table-cell office:value-type="float" office:value="15.8112750053406" calcext:value-type="float">
            <text:p>15.8112750053406</text:p>
          </table:table-cell>
          <table:table-cell office:value-type="float" office:value="15.8446295261383" calcext:value-type="float">
            <text:p>15.8446295261383</text:p>
          </table:table-cell>
          <table:table-cell office:value-type="float" office:value="15.8779845237732" calcext:value-type="float">
            <text:p>15.8779845237732</text:p>
          </table:table-cell>
          <table:table-cell office:value-type="float" office:value="15.9446942806244" calcext:value-type="float">
            <text:p>15.9446942806244</text:p>
          </table:table-cell>
          <table:table-cell office:value-type="float" office:value="16.011403799057" calcext:value-type="float">
            <text:p>16.011403799057</text:p>
          </table:table-cell>
          <table:table-cell office:value-type="float" office:value="16.0781133174896" calcext:value-type="float">
            <text:p>16.0781133174896</text:p>
          </table:table-cell>
          <table:table-cell office:value-type="float" office:value="16.1448228359222" calcext:value-type="float">
            <text:p>16.1448228359222</text:p>
          </table:table-cell>
          <table:table-cell office:value-type="float" office:value="16.2115318775177" calcext:value-type="float">
            <text:p>16.2115318775177</text:p>
          </table:table-cell>
          <table:table-cell office:value-type="float" office:value="16.2782411575317" calcext:value-type="float">
            <text:p>16.2782411575317</text:p>
          </table:table-cell>
          <table:table-cell office:value-type="float" office:value="16.3449504375458" calcext:value-type="float">
            <text:p>16.3449504375458</text:p>
          </table:table-cell>
          <table:table-cell office:value-type="float" office:value="16.4116597175598" calcext:value-type="float">
            <text:p>16.4116597175598</text:p>
          </table:table-cell>
          <table:table-cell office:value-type="float" office:value="16.4783687591553" calcext:value-type="float">
            <text:p>16.4783687591553</text:p>
          </table:table-cell>
          <table:table-cell office:value-type="float" office:value="16.6117911338806" calcext:value-type="float">
            <text:p>16.6117911338806</text:p>
          </table:table-cell>
          <table:table-cell office:value-type="float" office:value="16.7118592262268" calcext:value-type="float">
            <text:p>16.7118592262268</text:p>
          </table:table-cell>
          <table:table-cell office:value-type="float" office:value="16.745215177536" calcext:value-type="float">
            <text:p>16.745215177536</text:p>
          </table:table-cell>
          <table:table-cell office:value-type="float" office:value="16.8119270801544" calcext:value-type="float">
            <text:p>16.8119270801544</text:p>
          </table:table-cell>
          <table:table-cell office:value-type="float" office:value="16.8786389827728" calcext:value-type="float">
            <text:p>16.8786389827728</text:p>
          </table:table-cell>
          <table:table-cell office:value-type="float" office:value="16.9453506469727" calcext:value-type="float">
            <text:p>16.9453506469727</text:p>
          </table:table-cell>
          <table:table-cell office:value-type="float" office:value="17.0120623111725" calcext:value-type="float">
            <text:p>17.0120623111725</text:p>
          </table:table-cell>
          <table:table-cell office:value-type="float" office:value="17.1121299266815" calcext:value-type="float">
            <text:p>17.1121299266815</text:p>
          </table:table-cell>
          <table:table-cell office:value-type="float" office:value="17.1788413524628" calcext:value-type="float">
            <text:p>17.1788413524628</text:p>
          </table:table-cell>
          <table:table-cell office:value-type="float" office:value="17.2455530166626" calcext:value-type="float">
            <text:p>17.2455530166626</text:p>
          </table:table-cell>
          <table:table-cell office:value-type="float" office:value="17.3122644424438" calcext:value-type="float">
            <text:p>17.3122644424438</text:p>
          </table:table-cell>
          <table:table-cell office:value-type="float" office:value="17.3789758682251" calcext:value-type="float">
            <text:p>17.3789758682251</text:p>
          </table:table-cell>
          <table:table-cell office:value-type="float" office:value="17.4456872940063" calcext:value-type="float">
            <text:p>17.4456872940063</text:p>
          </table:table-cell>
          <table:table-cell office:value-type="float" office:value="17.479043006897" calcext:value-type="float">
            <text:p>17.479043006897</text:p>
          </table:table-cell>
          <table:table-cell office:value-type="float" office:value="17.5457541942596" calcext:value-type="float">
            <text:p>17.5457541942596</text:p>
          </table:table-cell>
          <table:table-cell office:value-type="float" office:value="17.6124649047852" calcext:value-type="float">
            <text:p>17.6124649047852</text:p>
          </table:table-cell>
          <table:table-cell office:value-type="float" office:value="17.6458203792572" calcext:value-type="float">
            <text:p>17.6458203792572</text:p>
          </table:table-cell>
          <table:table-cell office:value-type="float" office:value="17.7125310897827" calcext:value-type="float">
            <text:p>17.7125310897827</text:p>
          </table:table-cell>
          <table:table-cell office:value-type="float" office:value="17.7458863258362" calcext:value-type="float">
            <text:p>17.7458863258362</text:p>
          </table:table-cell>
          <table:table-cell office:value-type="float" office:value="17.8125965595245" calcext:value-type="float">
            <text:p>17.8125965595245</text:p>
          </table:table-cell>
          <table:table-cell office:value-type="float" office:value="17.8459520339966" calcext:value-type="float">
            <text:p>17.8459520339966</text:p>
          </table:table-cell>
          <table:table-cell office:value-type="float" office:value="17.8793072700501" calcext:value-type="float">
            <text:p>17.8793072700501</text:p>
          </table:table-cell>
          <table:table-cell office:value-type="float" office:value="17.9460175037384" calcext:value-type="float">
            <text:p>17.9460175037384</text:p>
          </table:table-cell>
          <table:table-cell office:value-type="float" office:value="17.9793727397919" calcext:value-type="float">
            <text:p>17.9793727397919</text:p>
          </table:table-cell>
          <table:table-cell office:value-type="float" office:value="18.0794382095337" calcext:value-type="float">
            <text:p>18.0794382095337</text:p>
          </table:table-cell>
          <table:table-cell office:value-type="float" office:value="18.1127934455872" calcext:value-type="float">
            <text:p>18.1127934455872</text:p>
          </table:table-cell>
          <table:table-cell office:value-type="float" office:value="18.1795036792755" calcext:value-type="float">
            <text:p>18.1795036792755</text:p>
          </table:table-cell>
          <table:table-cell office:value-type="float" office:value="18.2462136745453" calcext:value-type="float">
            <text:p>18.2462136745453</text:p>
          </table:table-cell>
          <table:table-cell office:value-type="float" office:value="18.2795686721802" calcext:value-type="float">
            <text:p>18.2795686721802</text:p>
          </table:table-cell>
          <table:table-cell office:value-type="float" office:value="18.3129236698151" calcext:value-type="float">
            <text:p>18.3129236698151</text:p>
          </table:table-cell>
          <table:table-cell office:value-type="float" office:value="18.34627866745" calcext:value-type="float">
            <text:p>18.34627866745</text:p>
          </table:table-cell>
          <table:table-cell office:value-type="float" office:value="18.4129884243011" calcext:value-type="float">
            <text:p>18.4129884243011</text:p>
          </table:table-cell>
          <table:table-cell office:value-type="float" office:value="18.4796981811523" calcext:value-type="float">
            <text:p>18.4796981811523</text:p>
          </table:table-cell>
          <table:table-cell office:value-type="float" office:value="18.5464105606079" calcext:value-type="float">
            <text:p>18.5464105606079</text:p>
          </table:table-cell>
          <table:table-cell office:value-type="float" office:value="18.6131253242493" calcext:value-type="float">
            <text:p>18.6131253242493</text:p>
          </table:table-cell>
          <table:table-cell office:value-type="float" office:value="18.6798400878906" calcext:value-type="float">
            <text:p>18.6798400878906</text:p>
          </table:table-cell>
          <table:table-cell office:value-type="float" office:value="18.746554851532" calcext:value-type="float">
            <text:p>18.746554851532</text:p>
          </table:table-cell>
          <table:table-cell office:value-type="float" office:value="18.7799122333527" calcext:value-type="float">
            <text:p>18.7799122333527</text:p>
          </table:table-cell>
          <table:table-cell office:value-type="float" office:value="18.8466272354126" calcext:value-type="float">
            <text:p>18.8466272354126</text:p>
          </table:table-cell>
          <table:table-cell office:value-type="float" office:value="18.8799846172333" calcext:value-type="float">
            <text:p>18.8799846172333</text:p>
          </table:table-cell>
          <table:table-cell office:value-type="float" office:value="18.913341999054" calcext:value-type="float">
            <text:p>18.913341999054</text:p>
          </table:table-cell>
          <table:table-cell office:value-type="float" office:value="18.9466993808746" calcext:value-type="float">
            <text:p>18.9466993808746</text:p>
          </table:table-cell>
          <table:table-cell office:value-type="float" office:value="19.0134146213531" calcext:value-type="float">
            <text:p>19.0134146213531</text:p>
          </table:table-cell>
          <table:table-cell office:value-type="float" office:value="19.0467720031738" calcext:value-type="float">
            <text:p>19.0467720031738</text:p>
          </table:table-cell>
          <table:table-cell office:value-type="float" office:value="19.1134870052338" calcext:value-type="float">
            <text:p>19.1134870052338</text:p>
          </table:table-cell>
          <table:table-cell office:value-type="float" office:value="19.1802020072937" calcext:value-type="float">
            <text:p>19.1802020072937</text:p>
          </table:table-cell>
          <table:table-cell office:value-type="float" office:value="19.2469170093536" calcext:value-type="float">
            <text:p>19.2469170093536</text:p>
          </table:table-cell>
          <table:table-cell office:value-type="float" office:value="19.2802743911743" calcext:value-type="float">
            <text:p>19.2802743911743</text:p>
          </table:table-cell>
          <table:table-cell office:value-type="float" office:value="19.3803472518921" calcext:value-type="float">
            <text:p>19.3803472518921</text:p>
          </table:table-cell>
          <table:table-cell office:value-type="float" office:value="19.447062253952" calcext:value-type="float">
            <text:p>19.447062253952</text:p>
          </table:table-cell>
          <table:table-cell office:value-type="float" office:value="19.513777256012" calcext:value-type="float">
            <text:p>19.513777256012</text:p>
          </table:table-cell>
          <table:table-cell office:value-type="float" office:value="19.580491065979" calcext:value-type="float">
            <text:p>19.580491065979</text:p>
          </table:table-cell>
          <table:table-cell office:value-type="float" office:value="19.6472046375275" calcext:value-type="float">
            <text:p>19.6472046375275</text:p>
          </table:table-cell>
          <table:table-cell office:value-type="float" office:value="19.680561542511" calcext:value-type="float">
            <text:p>19.680561542511</text:p>
          </table:table-cell>
          <table:table-cell office:value-type="float" office:value="19.7472751140594" calcext:value-type="float">
            <text:p>19.7472751140594</text:p>
          </table:table-cell>
          <table:table-cell office:value-type="float" office:value="19.7806317806244" calcext:value-type="float">
            <text:p>19.7806317806244</text:p>
          </table:table-cell>
          <table:table-cell office:value-type="float" office:value="19.8139886856079" calcext:value-type="float">
            <text:p>19.8139886856079</text:p>
          </table:table-cell>
          <table:table-cell office:value-type="float" office:value="19.8473455905914" calcext:value-type="float">
            <text:p>19.8473455905914</text:p>
          </table:table-cell>
          <table:table-cell office:value-type="float" office:value="19.880702495575" calcext:value-type="float">
            <text:p>19.880702495575</text:p>
          </table:table-cell>
          <table:table-cell office:value-type="float" office:value="19.9474160671234" calcext:value-type="float">
            <text:p>19.9474160671234</text:p>
          </table:table-cell>
          <table:table-cell office:value-type="float" office:value="19.9807729721069" calcext:value-type="float">
            <text:p>19.9807729721069</text:p>
          </table:table-cell>
          <table:table-cell office:value-type="float" office:value="20.0141298770905" calcext:value-type="float">
            <text:p>20.0141298770905</text:p>
          </table:table-cell>
          <table:table-cell office:value-type="float" office:value="20.0474865436554" calcext:value-type="float">
            <text:p>20.0474865436554</text:p>
          </table:table-cell>
          <table:table-cell office:value-type="float" office:value="20.1142003536224" calcext:value-type="float">
            <text:p>20.1142003536224</text:p>
          </table:table-cell>
          <table:table-cell office:value-type="float" office:value="20.1809141635895" calcext:value-type="float">
            <text:p>20.1809141635895</text:p>
          </table:table-cell>
          <table:table-cell office:value-type="float" office:value="20.2476277351379" calcext:value-type="float">
            <text:p>20.2476277351379</text:p>
          </table:table-cell>
          <table:table-cell office:value-type="float" office:value="20.314341545105" calcext:value-type="float">
            <text:p>20.314341545105</text:p>
          </table:table-cell>
          <table:table-cell office:value-type="float" office:value="20.3810551166534" calcext:value-type="float">
            <text:p>20.3810551166534</text:p>
          </table:table-cell>
          <table:table-cell office:value-type="float" office:value="20.414412021637" calcext:value-type="float">
            <text:p>20.414412021637</text:p>
          </table:table-cell>
          <table:table-cell office:value-type="float" office:value="20.481125831604" calcext:value-type="float">
            <text:p>20.481125831604</text:p>
          </table:table-cell>
          <table:table-cell office:value-type="float" office:value="20.5144827365875" calcext:value-type="float">
            <text:p>20.5144827365875</text:p>
          </table:table-cell>
          <table:table-cell office:value-type="float" office:value="20.5478410720825" calcext:value-type="float">
            <text:p>20.5478410720825</text:p>
          </table:table-cell>
          <table:table-cell office:value-type="float" office:value="20.5811994075775" calcext:value-type="float">
            <text:p>20.5811994075775</text:p>
          </table:table-cell>
          <table:table-cell office:value-type="float" office:value="20.6145575046539" calcext:value-type="float">
            <text:p>20.6145575046539</text:p>
          </table:table-cell>
          <table:table-cell office:value-type="float" office:value="20.6479160785675" calcext:value-type="float">
            <text:p>20.6479160785675</text:p>
          </table:table-cell>
          <table:table-cell office:value-type="float" office:value="20.6812744140625" calcext:value-type="float">
            <text:p>20.6812744140625</text:p>
          </table:table-cell>
          <table:table-cell office:value-type="float" office:value="20.7146329879761" calcext:value-type="float">
            <text:p>20.7146329879761</text:p>
          </table:table-cell>
          <table:table-cell office:value-type="float" office:value="20.7479915618896" calcext:value-type="float">
            <text:p>20.7479915618896</text:p>
          </table:table-cell>
          <table:table-cell office:value-type="float" office:value="20.7813498973846" calcext:value-type="float">
            <text:p>20.7813498973846</text:p>
          </table:table-cell>
          <table:table-cell office:value-type="float" office:value="20.8147082328796" calcext:value-type="float">
            <text:p>20.8147082328796</text:p>
          </table:table-cell>
          <table:table-cell office:value-type="float" office:value="20.8814253807068" calcext:value-type="float">
            <text:p>20.8814253807068</text:p>
          </table:table-cell>
          <table:table-cell office:value-type="float" office:value="20.9147837162018" calcext:value-type="float">
            <text:p>20.9147837162018</text:p>
          </table:table-cell>
          <table:table-cell office:value-type="float" office:value="20.9481422901154" calcext:value-type="float">
            <text:p>20.9481422901154</text:p>
          </table:table-cell>
          <table:table-cell office:value-type="float" office:value="20.9815006256103" calcext:value-type="float">
            <text:p>20.9815006256103</text:p>
          </table:table-cell>
          <table:table-cell office:value-type="float" office:value="21.0148594379425" calcext:value-type="float">
            <text:p>21.0148594379425</text:p>
          </table:table-cell>
          <table:table-cell office:value-type="float" office:value="21.0482177734375" calcext:value-type="float">
            <text:p>21.0482177734375</text:p>
          </table:table-cell>
          <table:table-cell office:value-type="float" office:value="21.1149351596832" calcext:value-type="float">
            <text:p>21.1149351596832</text:p>
          </table:table-cell>
          <table:table-cell office:value-type="float" office:value="21.1482937335968" calcext:value-type="float">
            <text:p>21.1482937335968</text:p>
          </table:table-cell>
          <table:table-cell office:value-type="float" office:value="21.2150108814239" calcext:value-type="float">
            <text:p>21.2150108814239</text:p>
          </table:table-cell>
          <table:table-cell office:value-type="float" office:value="21.2483696937561" calcext:value-type="float">
            <text:p>21.2483696937561</text:p>
          </table:table-cell>
          <table:table-cell office:value-type="float" office:value="21.2817282676697" calcext:value-type="float">
            <text:p>21.2817282676697</text:p>
          </table:table-cell>
          <table:table-cell office:value-type="float" office:value="21.3150868415833" calcext:value-type="float">
            <text:p>21.3150868415833</text:p>
          </table:table-cell>
          <table:table-cell office:value-type="float" office:value="21.3484456539154" calcext:value-type="float">
            <text:p>21.3484456539154</text:p>
          </table:table-cell>
          <table:table-cell office:value-type="float" office:value="21.4151628017426" calcext:value-type="float">
            <text:p>21.4151628017426</text:p>
          </table:table-cell>
          <table:table-cell office:value-type="float" office:value="21.4485216140747" calcext:value-type="float">
            <text:p>21.4485216140747</text:p>
          </table:table-cell>
          <table:table-cell office:value-type="float" office:value="21.4818804264069" calcext:value-type="float">
            <text:p>21.4818804264069</text:p>
          </table:table-cell>
          <table:table-cell office:value-type="float" office:value="21.5152390003204" calcext:value-type="float">
            <text:p>21.5152390003204</text:p>
          </table:table-cell>
          <table:table-cell office:value-type="float" office:value="21.5485985279083" calcext:value-type="float">
            <text:p>21.5485985279083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5492699329734" calcext:value-type="float">
            <text:p>0.145492699329734</text:p>
          </table:table-cell>
          <table:table-cell office:value-type="float" office:value="0.145475765455242" calcext:value-type="float">
            <text:p>0.145475765455242</text:p>
          </table:table-cell>
          <table:table-cell office:value-type="float" office:value="0.145290193755034" calcext:value-type="float">
            <text:p>0.145290193755034</text:p>
          </table:table-cell>
          <table:table-cell office:value-type="float" office:value="0.14591336537864" calcext:value-type="float">
            <text:p>0.14591336537864</text:p>
          </table:table-cell>
          <table:table-cell office:value-type="float" office:value="0.145638394130058" calcext:value-type="float">
            <text:p>0.145638394130058</text:p>
          </table:table-cell>
          <table:table-cell office:value-type="float" office:value="0.146123963479378" calcext:value-type="float">
            <text:p>0.146123963479378</text:p>
          </table:table-cell>
          <table:table-cell office:value-type="float" office:value="0.145852142639904" calcext:value-type="float">
            <text:p>0.145852142639904</text:p>
          </table:table-cell>
          <table:table-cell office:value-type="float" office:value="0.145513197003442" calcext:value-type="float">
            <text:p>0.145513197003442</text:p>
          </table:table-cell>
          <table:table-cell office:value-type="float" office:value="0.145432207685863" calcext:value-type="float">
            <text:p>0.145432207685863</text:p>
          </table:table-cell>
          <table:table-cell office:value-type="float" office:value="0.14656442927565" calcext:value-type="float">
            <text:p>0.14656442927565</text:p>
          </table:table-cell>
          <table:table-cell office:value-type="float" office:value="0.145692538093922" calcext:value-type="float">
            <text:p>0.145692538093922</text:p>
          </table:table-cell>
          <table:table-cell office:value-type="float" office:value="0.14611294282473" calcext:value-type="float">
            <text:p>0.14611294282473</text:p>
          </table:table-cell>
          <table:table-cell office:value-type="float" office:value="0.146201041817455" calcext:value-type="float">
            <text:p>0.146201041817455</text:p>
          </table:table-cell>
          <table:table-cell office:value-type="float" office:value="0.145828585908149" calcext:value-type="float">
            <text:p>0.145828585908149</text:p>
          </table:table-cell>
          <table:table-cell office:value-type="float" office:value="0.145809445611093" calcext:value-type="float">
            <text:p>0.145809445611093</text:p>
          </table:table-cell>
          <table:table-cell office:value-type="float" office:value="0.146139153641529" calcext:value-type="float">
            <text:p>0.146139153641529</text:p>
          </table:table-cell>
          <table:table-cell office:value-type="float" office:value="0.145832472588572" calcext:value-type="float">
            <text:p>0.145832472588572</text:p>
          </table:table-cell>
          <table:table-cell office:value-type="float" office:value="0.145700805214548" calcext:value-type="float">
            <text:p>0.145700805214548</text:p>
          </table:table-cell>
          <table:table-cell office:value-type="float" office:value="0.145790024545579" calcext:value-type="float">
            <text:p>0.145790024545579</text:p>
          </table:table-cell>
          <table:table-cell office:value-type="float" office:value="0.146701004453312" calcext:value-type="float">
            <text:p>0.146701004453312</text:p>
          </table:table-cell>
          <table:table-cell office:value-type="float" office:value="0.14583273258185" calcext:value-type="float">
            <text:p>0.14583273258185</text:p>
          </table:table-cell>
          <table:table-cell office:value-type="float" office:value="0.146747951870638" calcext:value-type="float">
            <text:p>0.146747951870638</text:p>
          </table:table-cell>
          <table:table-cell office:value-type="float" office:value="0.145751415255017" calcext:value-type="float">
            <text:p>0.145751415255017</text:p>
          </table:table-cell>
          <table:table-cell office:value-type="float" office:value="0.146009735717348" calcext:value-type="float">
            <text:p>0.146009735717348</text:p>
          </table:table-cell>
          <table:table-cell office:value-type="float" office:value="0.145726074457319" calcext:value-type="float">
            <text:p>0.145726074457319</text:p>
          </table:table-cell>
          <table:table-cell office:value-type="float" office:value="0.146020020170131" calcext:value-type="float">
            <text:p>0.146020020170131</text:p>
          </table:table-cell>
          <table:table-cell office:value-type="float" office:value="0.145685446155789" calcext:value-type="float">
            <text:p>0.145685446155789</text:p>
          </table:table-cell>
          <table:table-cell office:value-type="float" office:value="0.145738809447275" calcext:value-type="float">
            <text:p>0.145738809447275</text:p>
          </table:table-cell>
          <table:table-cell office:value-type="float" office:value="0.146110557260152" calcext:value-type="float">
            <text:p>0.146110557260152</text:p>
          </table:table-cell>
          <table:table-cell office:value-type="float" office:value="0.146047220483116" calcext:value-type="float">
            <text:p>0.146047220483116</text:p>
          </table:table-cell>
          <table:table-cell office:value-type="float" office:value="0.14627785479991" calcext:value-type="float">
            <text:p>0.14627785479991</text:p>
          </table:table-cell>
          <table:table-cell office:value-type="float" office:value="0.145712105556839" calcext:value-type="float">
            <text:p>0.145712105556839</text:p>
          </table:table-cell>
          <table:table-cell office:value-type="float" office:value="0.146119901496653" calcext:value-type="float">
            <text:p>0.146119901496653</text:p>
          </table:table-cell>
          <table:table-cell office:value-type="float" office:value="0.14618218914188" calcext:value-type="float">
            <text:p>0.14618218914188</text:p>
          </table:table-cell>
          <table:table-cell office:value-type="float" office:value="0.145791477766597" calcext:value-type="float">
            <text:p>0.145791477766597</text:p>
          </table:table-cell>
          <table:table-cell office:value-type="float" office:value="0.145676494539548" calcext:value-type="float">
            <text:p>0.145676494539548</text:p>
          </table:table-cell>
          <table:table-cell office:value-type="float" office:value="0.146142435138749" calcext:value-type="float">
            <text:p>0.146142435138749</text:p>
          </table:table-cell>
          <table:table-cell office:value-type="float" office:value="0.145644089555899" calcext:value-type="float">
            <text:p>0.145644089555899</text:p>
          </table:table-cell>
          <table:table-cell office:value-type="float" office:value="0.145775625653761" calcext:value-type="float">
            <text:p>0.145775625653761</text:p>
          </table:table-cell>
          <table:table-cell office:value-type="float" office:value="0.145554597443549" calcext:value-type="float">
            <text:p>0.145554597443549</text:p>
          </table:table-cell>
          <table:table-cell office:value-type="float" office:value="0.145905634043987" calcext:value-type="float">
            <text:p>0.145905634043987</text:p>
          </table:table-cell>
          <table:table-cell office:value-type="float" office:value="0.146005782066374" calcext:value-type="float">
            <text:p>0.146005782066374</text:p>
          </table:table-cell>
          <table:table-cell office:value-type="float" office:value="0.145735298804444" calcext:value-type="float">
            <text:p>0.145735298804444</text:p>
          </table:table-cell>
          <table:table-cell office:value-type="float" office:value="0.14585830885924" calcext:value-type="float">
            <text:p>0.14585830885924</text:p>
          </table:table-cell>
          <table:table-cell office:value-type="float" office:value="0.14621539933276" calcext:value-type="float">
            <text:p>0.14621539933276</text:p>
          </table:table-cell>
          <table:table-cell office:value-type="float" office:value="0.145729334460138" calcext:value-type="float">
            <text:p>0.145729334460138</text:p>
          </table:table-cell>
          <table:table-cell office:value-type="float" office:value="0.146209999025724" calcext:value-type="float">
            <text:p>0.146209999025724</text:p>
          </table:table-cell>
          <table:table-cell office:value-type="float" office:value="0.146086873610833" calcext:value-type="float">
            <text:p>0.146086873610833</text:p>
          </table:table-cell>
          <table:table-cell office:value-type="float" office:value="0.146240457844791" calcext:value-type="float">
            <text:p>0.146240457844791</text:p>
          </table:table-cell>
          <table:table-cell office:value-type="float" office:value="0.145903793985269" calcext:value-type="float">
            <text:p>0.145903793985269</text:p>
          </table:table-cell>
          <table:table-cell office:value-type="float" office:value="0.146262919824208" calcext:value-type="float">
            <text:p>0.146262919824208</text:p>
          </table:table-cell>
          <table:table-cell office:value-type="float" office:value="0.145698685505846" calcext:value-type="float">
            <text:p>0.145698685505846</text:p>
          </table:table-cell>
          <table:table-cell office:value-type="float" office:value="0.14574649886626" calcext:value-type="float">
            <text:p>0.14574649886626</text:p>
          </table:table-cell>
          <table:table-cell office:value-type="float" office:value="0.145830181658637" calcext:value-type="float">
            <text:p>0.145830181658637</text:p>
          </table:table-cell>
          <table:table-cell office:value-type="float" office:value="0.14617511615644" calcext:value-type="float">
            <text:p>0.14617511615644</text:p>
          </table:table-cell>
          <table:table-cell office:value-type="float" office:value="0.1456052710053" calcext:value-type="float">
            <text:p>0.1456052710053</text:p>
          </table:table-cell>
          <table:table-cell office:value-type="float" office:value="0.145810101042968" calcext:value-type="float">
            <text:p>0.145810101042968</text:p>
          </table:table-cell>
          <table:table-cell office:value-type="float" office:value="0.145716926515636" calcext:value-type="float">
            <text:p>0.145716926515636</text:p>
          </table:table-cell>
          <table:table-cell office:value-type="float" office:value="0.14564204226962" calcext:value-type="float">
            <text:p>0.14564204226962</text:p>
          </table:table-cell>
          <table:table-cell office:value-type="float" office:value="0.14893955809973" calcext:value-type="float">
            <text:p>0.14893955809973</text:p>
          </table:table-cell>
          <table:table-cell office:value-type="float" office:value="0.151204403977017" calcext:value-type="float">
            <text:p>0.151204403977017</text:p>
          </table:table-cell>
          <table:table-cell office:value-type="float" office:value="0.145188720409864" calcext:value-type="float">
            <text:p>0.145188720409864</text:p>
          </table:table-cell>
          <table:table-cell office:value-type="float" office:value="0.145565426869646" calcext:value-type="float">
            <text:p>0.145565426869646</text:p>
          </table:table-cell>
          <table:table-cell office:value-type="float" office:value="0.143341722696755" calcext:value-type="float">
            <text:p>0.143341722696755</text:p>
          </table:table-cell>
          <table:table-cell office:value-type="float" office:value="0.140624821900935" calcext:value-type="float">
            <text:p>0.140624821900935</text:p>
          </table:table-cell>
          <table:table-cell office:value-type="float" office:value="0.145771115675164" calcext:value-type="float">
            <text:p>0.145771115675164</text:p>
          </table:table-cell>
          <table:table-cell office:value-type="float" office:value="0.146097380088166" calcext:value-type="float">
            <text:p>0.146097380088166</text:p>
          </table:table-cell>
          <table:table-cell office:value-type="float" office:value="0.145716031719294" calcext:value-type="float">
            <text:p>0.145716031719294</text:p>
          </table:table-cell>
          <table:table-cell office:value-type="float" office:value="0.14239923821703" calcext:value-type="float">
            <text:p>0.14239923821703</text:p>
          </table:table-cell>
          <table:table-cell office:value-type="float" office:value="0.144051763807708" calcext:value-type="float">
            <text:p>0.144051763807708</text:p>
          </table:table-cell>
          <table:table-cell office:value-type="float" office:value="0.145885897809356" calcext:value-type="float">
            <text:p>0.145885897809356</text:p>
          </table:table-cell>
          <table:table-cell office:value-type="float" office:value="0.146635425921663" calcext:value-type="float">
            <text:p>0.146635425921663</text:p>
          </table:table-cell>
          <table:table-cell office:value-type="float" office:value="0.14245462601887" calcext:value-type="float">
            <text:p>0.14245462601887</text:p>
          </table:table-cell>
          <table:table-cell office:value-type="float" office:value="0.14004575228741" calcext:value-type="float">
            <text:p>0.14004575228741</text:p>
          </table:table-cell>
          <table:table-cell office:value-type="float" office:value="0.141698827799766" calcext:value-type="float">
            <text:p>0.141698827799766</text:p>
          </table:table-cell>
          <table:table-cell office:value-type="float" office:value="0.141871604730741" calcext:value-type="float">
            <text:p>0.141871604730741</text:p>
          </table:table-cell>
          <table:table-cell office:value-type="float" office:value="0.13542233470172" calcext:value-type="float">
            <text:p>0.13542233470172</text:p>
          </table:table-cell>
          <table:table-cell office:value-type="float" office:value="0.143177234356443" calcext:value-type="float">
            <text:p>0.143177234356443</text:p>
          </table:table-cell>
          <table:table-cell office:value-type="float" office:value="0.149295797395798" calcext:value-type="float">
            <text:p>0.149295797395798</text:p>
          </table:table-cell>
          <table:table-cell office:value-type="float" office:value="0.150988968147992" calcext:value-type="float">
            <text:p>0.150988968147992</text:p>
          </table:table-cell>
          <table:table-cell office:value-type="float" office:value="0.150360648998857" calcext:value-type="float">
            <text:p>0.150360648998857</text:p>
          </table:table-cell>
          <table:table-cell office:value-type="float" office:value="0.149742045846333" calcext:value-type="float">
            <text:p>0.149742045846333</text:p>
          </table:table-cell>
          <table:table-cell office:value-type="float" office:value="0.14992788039807" calcext:value-type="float">
            <text:p>0.14992788039807</text:p>
          </table:table-cell>
          <table:table-cell office:value-type="float" office:value="0.147493069102415" calcext:value-type="float">
            <text:p>0.147493069102415</text:p>
          </table:table-cell>
          <table:table-cell office:value-type="float" office:value="0.142253388674831" calcext:value-type="float">
            <text:p>0.142253388674831</text:p>
          </table:table-cell>
          <table:table-cell office:value-type="float" office:value="0.145553911868169" calcext:value-type="float">
            <text:p>0.145553911868169</text:p>
          </table:table-cell>
          <table:table-cell office:value-type="float" office:value="0.144761489653102" calcext:value-type="float">
            <text:p>0.144761489653102</text:p>
          </table:table-cell>
          <table:table-cell office:value-type="float" office:value="0.142362527450342" calcext:value-type="float">
            <text:p>0.142362527450342</text:p>
          </table:table-cell>
          <table:table-cell office:value-type="float" office:value="0.150629717146704" calcext:value-type="float">
            <text:p>0.150629717146704</text:p>
          </table:table-cell>
          <table:table-cell office:value-type="float" office:value="0.151750021998482" calcext:value-type="float">
            <text:p>0.151750021998482</text:p>
          </table:table-cell>
          <table:table-cell office:value-type="float" office:value="0.156380400047613" calcext:value-type="float">
            <text:p>0.156380400047613</text:p>
          </table:table-cell>
          <table:table-cell office:value-type="float" office:value="0.158435262722998" calcext:value-type="float">
            <text:p>0.158435262722998</text:p>
          </table:table-cell>
          <table:table-cell office:value-type="float" office:value="0.158132574971688" calcext:value-type="float">
            <text:p>0.158132574971688</text:p>
          </table:table-cell>
          <table:table-cell office:value-type="float" office:value="0.157265847826857" calcext:value-type="float">
            <text:p>0.157265847826857</text:p>
          </table:table-cell>
          <table:table-cell office:value-type="float" office:value="0.156581640511677" calcext:value-type="float">
            <text:p>0.156581640511677</text:p>
          </table:table-cell>
          <table:table-cell office:value-type="float" office:value="0.149208427712835" calcext:value-type="float">
            <text:p>0.149208427712835</text:p>
          </table:table-cell>
          <table:table-cell office:value-type="float" office:value="0.149210601896174" calcext:value-type="float">
            <text:p>0.149210601896174</text:p>
          </table:table-cell>
          <table:table-cell office:value-type="float" office:value="0.153035868060769" calcext:value-type="float">
            <text:p>0.153035868060769</text:p>
          </table:table-cell>
          <table:table-cell office:value-type="float" office:value="0.151776149655239" calcext:value-type="float">
            <text:p>0.151776149655239</text:p>
          </table:table-cell>
          <table:table-cell office:value-type="float" office:value="0.150882353715339" calcext:value-type="float">
            <text:p>0.150882353715339</text:p>
          </table:table-cell>
          <table:table-cell office:value-type="float" office:value="0.153407103182181" calcext:value-type="float">
            <text:p>0.153407103182181</text:p>
          </table:table-cell>
          <table:table-cell office:value-type="float" office:value="0.161558216499588" calcext:value-type="float">
            <text:p>0.161558216499588</text:p>
          </table:table-cell>
          <table:table-cell office:value-type="float" office:value="0.162577340520177" calcext:value-type="float">
            <text:p>0.162577340520177</text:p>
          </table:table-cell>
          <table:table-cell office:value-type="float" office:value="0.159055154606171" calcext:value-type="float">
            <text:p>0.159055154606171</text:p>
          </table:table-cell>
          <table:table-cell office:value-type="float" office:value="0.159881975758814" calcext:value-type="float">
            <text:p>0.159881975758814</text:p>
          </table:table-cell>
          <table:table-cell office:value-type="float" office:value="0.153151298049452" calcext:value-type="float">
            <text:p>0.153151298049452</text:p>
          </table:table-cell>
          <table:table-cell office:value-type="float" office:value="0.152327653656057" calcext:value-type="float">
            <text:p>0.152327653656057</text:p>
          </table:table-cell>
          <table:table-cell office:value-type="float" office:value="0.152003694090073" calcext:value-type="float">
            <text:p>0.152003694090073</text:p>
          </table:table-cell>
          <table:table-cell office:value-type="float" office:value="0.144730462506029" calcext:value-type="float">
            <text:p>0.144730462506029</text:p>
          </table:table-cell>
          <table:table-cell office:value-type="float" office:value="0.147994933443947" calcext:value-type="float">
            <text:p>0.147994933443947</text:p>
          </table:table-cell>
          <table:table-cell office:value-type="float" office:value="0.148309077412784" calcext:value-type="float">
            <text:p>0.148309077412784</text:p>
          </table:table-cell>
          <table:table-cell office:value-type="float" office:value="0.149744125076073" calcext:value-type="float">
            <text:p>0.149744125076073</text:p>
          </table:table-cell>
          <table:table-cell office:value-type="float" office:value="0.151476608582434" calcext:value-type="float">
            <text:p>0.151476608582434</text:p>
          </table:table-cell>
          <table:table-cell office:value-type="float" office:value="0.147627684897004" calcext:value-type="float">
            <text:p>0.147627684897004</text:p>
          </table:table-cell>
          <table:table-cell office:value-type="float" office:value="0.15213803422105" calcext:value-type="float">
            <text:p>0.15213803422105</text:p>
          </table:table-cell>
          <table:table-cell office:value-type="float" office:value="0.155105624069479" calcext:value-type="float">
            <text:p>0.155105624069479</text:p>
          </table:table-cell>
          <table:table-cell office:value-type="float" office:value="0.152608551408129" calcext:value-type="float">
            <text:p>0.152608551408129</text:p>
          </table:table-cell>
          <table:table-cell office:value-type="float" office:value="0.152564573308705" calcext:value-type="float">
            <text:p>0.152564573308705</text:p>
          </table:table-cell>
          <table:table-cell office:value-type="float" office:value="0.153004886097666" calcext:value-type="float">
            <text:p>0.153004886097666</text:p>
          </table:table-cell>
          <table:table-cell office:value-type="float" office:value="0.150587562609983" calcext:value-type="float">
            <text:p>0.150587562609983</text:p>
          </table:table-cell>
          <table:table-cell office:value-type="float" office:value="0.150281826879532" calcext:value-type="float">
            <text:p>0.150281826879532</text:p>
          </table:table-cell>
          <table:table-cell office:value-type="float" office:value="0.148395921283657" calcext:value-type="float">
            <text:p>0.148395921283657</text:p>
          </table:table-cell>
          <table:table-cell office:value-type="float" office:value="0.142816764685501" calcext:value-type="float">
            <text:p>0.142816764685501</text:p>
          </table:table-cell>
          <table:table-cell office:value-type="float" office:value="0.14578134485429" calcext:value-type="float">
            <text:p>0.14578134485429</text:p>
          </table:table-cell>
          <table:table-cell office:value-type="float" office:value="0.147420377871504" calcext:value-type="float">
            <text:p>0.147420377871504</text:p>
          </table:table-cell>
          <table:table-cell office:value-type="float" office:value="0.144837287134654" calcext:value-type="float">
            <text:p>0.144837287134654</text:p>
          </table:table-cell>
          <table:table-cell office:value-type="float" office:value="0.154426348408571" calcext:value-type="float">
            <text:p>0.154426348408571</text:p>
          </table:table-cell>
          <table:table-cell office:value-type="float" office:value="0.152334762346757" calcext:value-type="float">
            <text:p>0.152334762346757</text:p>
          </table:table-cell>
          <table:table-cell office:value-type="float" office:value="0.155863068917057" calcext:value-type="float">
            <text:p>0.155863068917057</text:p>
          </table:table-cell>
          <table:table-cell office:value-type="float" office:value="0.153066524717099" calcext:value-type="float">
            <text:p>0.153066524717099</text:p>
          </table:table-cell>
          <table:table-cell office:value-type="float" office:value="0.128865156542229" calcext:value-type="float">
            <text:p>0.128865156542229</text:p>
          </table:table-cell>
          <table:table-cell office:value-type="float" office:value="0.119702018112805" calcext:value-type="float">
            <text:p>0.119702018112805</text:p>
          </table:table-cell>
          <table:table-cell office:value-type="float" office:value="0.118976765967461" calcext:value-type="float">
            <text:p>0.118976765967461</text:p>
          </table:table-cell>
          <table:table-cell office:value-type="float" office:value="0.118546596833983" calcext:value-type="float">
            <text:p>0.118546596833983</text:p>
          </table:table-cell>
          <table:table-cell office:value-type="float" office:value="0.123762973163652" calcext:value-type="float">
            <text:p>0.123762973163652</text:p>
          </table:table-cell>
          <table:table-cell office:value-type="float" office:value="0.133258455342231" calcext:value-type="float">
            <text:p>0.133258455342231</text:p>
          </table:table-cell>
          <table:table-cell office:value-type="float" office:value="0.136872465333774" calcext:value-type="float">
            <text:p>0.136872465333774</text:p>
          </table:table-cell>
          <table:table-cell office:value-type="float" office:value="0.145008752005837" calcext:value-type="float">
            <text:p>0.145008752005837</text:p>
          </table:table-cell>
          <table:table-cell office:value-type="float" office:value="0.14737716558689" calcext:value-type="float">
            <text:p>0.14737716558689</text:p>
          </table:table-cell>
          <table:table-cell office:value-type="float" office:value="0.146434591046716" calcext:value-type="float">
            <text:p>0.146434591046716</text:p>
          </table:table-cell>
          <table:table-cell office:value-type="float" office:value="0.14720197195728" calcext:value-type="float">
            <text:p>0.14720197195728</text:p>
          </table:table-cell>
          <table:table-cell office:value-type="float" office:value="0.140852358169795" calcext:value-type="float">
            <text:p>0.140852358169795</text:p>
          </table:table-cell>
          <table:table-cell office:value-type="float" office:value="0.131209125709893" calcext:value-type="float">
            <text:p>0.131209125709893</text:p>
          </table:table-cell>
          <table:table-cell office:value-type="float" office:value="0.131065280506466" calcext:value-type="float">
            <text:p>0.131065280506466</text:p>
          </table:table-cell>
          <table:table-cell office:value-type="float" office:value="0.131814407625223" calcext:value-type="float">
            <text:p>0.131814407625223</text:p>
          </table:table-cell>
          <table:table-cell office:value-type="float" office:value="0.132034827225997" calcext:value-type="float">
            <text:p>0.132034827225997</text:p>
          </table:table-cell>
          <table:table-cell office:value-type="float" office:value="0.145639464649537" calcext:value-type="float">
            <text:p>0.145639464649537</text:p>
          </table:table-cell>
          <table:table-cell office:value-type="float" office:value="0.150016847794714" calcext:value-type="float">
            <text:p>0.150016847794714</text:p>
          </table:table-cell>
          <table:table-cell office:value-type="float" office:value="0.156464689142831" calcext:value-type="float">
            <text:p>0.156464689142831</text:p>
          </table:table-cell>
          <table:table-cell office:value-type="float" office:value="0.154416468984474" calcext:value-type="float">
            <text:p>0.154416468984474</text:p>
          </table:table-cell>
          <table:table-cell office:value-type="float" office:value="0.13096411902664" calcext:value-type="float">
            <text:p>0.13096411902664</text:p>
          </table:table-cell>
          <table:table-cell office:value-type="float" office:value="0.129280676381695" calcext:value-type="float">
            <text:p>0.129280676381695</text:p>
          </table:table-cell>
          <table:table-cell office:value-type="float" office:value="0.136019011423205" calcext:value-type="float">
            <text:p>0.136019011423205</text:p>
          </table:table-cell>
          <table:table-cell office:value-type="float" office:value="0.140838528334638" calcext:value-type="float">
            <text:p>0.140838528334638</text:p>
          </table:table-cell>
          <table:table-cell office:value-type="float" office:value="0.157647011747793" calcext:value-type="float">
            <text:p>0.157647011747793</text:p>
          </table:table-cell>
          <table:table-cell office:value-type="float" office:value="0.16015959341281" calcext:value-type="float">
            <text:p>0.16015959341281</text:p>
          </table:table-cell>
          <table:table-cell office:value-type="float" office:value="0.160629758848145" calcext:value-type="float">
            <text:p>0.160629758848145</text:p>
          </table:table-cell>
          <table:table-cell office:value-type="float" office:value="0.160176519169375" calcext:value-type="float">
            <text:p>0.160176519169375</text:p>
          </table:table-cell>
          <table:table-cell office:value-type="float" office:value="0.158032823199771" calcext:value-type="float">
            <text:p>0.158032823199771</text:p>
          </table:table-cell>
          <table:table-cell office:value-type="float" office:value="0.149777790002483" calcext:value-type="float">
            <text:p>0.149777790002483</text:p>
          </table:table-cell>
          <table:table-cell office:value-type="float" office:value="0.139815925437614" calcext:value-type="float">
            <text:p>0.139815925437614</text:p>
          </table:table-cell>
          <table:table-cell office:value-type="float" office:value="0.139653963937142" calcext:value-type="float">
            <text:p>0.139653963937142</text:p>
          </table:table-cell>
          <table:table-cell office:value-type="float" office:value="0.140307050917615" calcext:value-type="float">
            <text:p>0.140307050917615</text:p>
          </table:table-cell>
          <table:table-cell office:value-type="float" office:value="0.140595409794224" calcext:value-type="float">
            <text:p>0.140595409794224</text:p>
          </table:table-cell>
          <table:table-cell office:value-type="float" office:value="0.143202014185693" calcext:value-type="float">
            <text:p>0.143202014185693</text:p>
          </table:table-cell>
          <table:table-cell office:value-type="float" office:value="0.164624175222931" calcext:value-type="float">
            <text:p>0.164624175222931</text:p>
          </table:table-cell>
          <table:table-cell office:value-type="float" office:value="0.168501068153787" calcext:value-type="float">
            <text:p>0.168501068153787</text:p>
          </table:table-cell>
          <table:table-cell office:value-type="float" office:value="0.169775530144835" calcext:value-type="float">
            <text:p>0.169775530144835</text:p>
          </table:table-cell>
          <table:table-cell office:value-type="float" office:value="0.169266402049459" calcext:value-type="float">
            <text:p>0.169266402049459</text:p>
          </table:table-cell>
          <table:table-cell office:value-type="float" office:value="0.151986936139493" calcext:value-type="float">
            <text:p>0.151986936139493</text:p>
          </table:table-cell>
          <table:table-cell office:value-type="float" office:value="0.144677166520832" calcext:value-type="float">
            <text:p>0.144677166520832</text:p>
          </table:table-cell>
          <table:table-cell office:value-type="float" office:value="0.142647418050125" calcext:value-type="float">
            <text:p>0.142647418050125</text:p>
          </table:table-cell>
          <table:table-cell office:value-type="float" office:value="0.142010761326971" calcext:value-type="float">
            <text:p>0.142010761326971</text:p>
          </table:table-cell>
          <table:table-cell office:value-type="float" office:value="0.150025642274076" calcext:value-type="float">
            <text:p>0.150025642274076</text:p>
          </table:table-cell>
          <table:table-cell office:value-type="float" office:value="0.163967086220386" calcext:value-type="float">
            <text:p>0.163967086220386</text:p>
          </table:table-cell>
          <table:table-cell office:value-type="float" office:value="0.170507280705118" calcext:value-type="float">
            <text:p>0.170507280705118</text:p>
          </table:table-cell>
          <table:table-cell office:value-type="float" office:value="0.175002651756524" calcext:value-type="float">
            <text:p>0.175002651756524</text:p>
          </table:table-cell>
          <table:table-cell office:value-type="float" office:value="0.175654783586496" calcext:value-type="float">
            <text:p>0.175654783586496</text:p>
          </table:table-cell>
          <table:table-cell office:value-type="float" office:value="0.175788189774585" calcext:value-type="float">
            <text:p>0.175788189774585</text:p>
          </table:table-cell>
          <table:table-cell office:value-type="float" office:value="0.179880828987923" calcext:value-type="float">
            <text:p>0.179880828987923</text:p>
          </table:table-cell>
          <table:table-cell office:value-type="float" office:value="0.159358730561388" calcext:value-type="float">
            <text:p>0.159358730561388</text:p>
          </table:table-cell>
          <table:table-cell office:value-type="float" office:value="0.153323985802048" calcext:value-type="float">
            <text:p>0.153323985802048</text:p>
          </table:table-cell>
          <table:table-cell office:value-type="float" office:value="0.1568110481638" calcext:value-type="float">
            <text:p>0.1568110481638</text:p>
          </table:table-cell>
          <table:table-cell office:value-type="float" office:value="0.163707293463918" calcext:value-type="float">
            <text:p>0.163707293463918</text:p>
          </table:table-cell>
          <table:table-cell office:value-type="float" office:value="0.178964127357842" calcext:value-type="float">
            <text:p>0.178964127357842</text:p>
          </table:table-cell>
          <table:table-cell office:value-type="float" office:value="0.18201018806605" calcext:value-type="float">
            <text:p>0.18201018806605</text:p>
          </table:table-cell>
          <table:table-cell office:value-type="float" office:value="0.185146240609098" calcext:value-type="float">
            <text:p>0.185146240609098</text:p>
          </table:table-cell>
          <table:table-cell office:value-type="float" office:value="0.182828596696977" calcext:value-type="float">
            <text:p>0.182828596696977</text:p>
          </table:table-cell>
          <table:table-cell office:value-type="float" office:value="0.180826677124443" calcext:value-type="float">
            <text:p>0.180826677124443</text:p>
          </table:table-cell>
          <table:table-cell office:value-type="float" office:value="0.180723994812338" calcext:value-type="float">
            <text:p>0.180723994812338</text:p>
          </table:table-cell>
          <table:table-cell office:value-type="float" office:value="0.176982292374419" calcext:value-type="float">
            <text:p>0.176982292374419</text:p>
          </table:table-cell>
          <table:table-cell office:value-type="float" office:value="0.171485478187302" calcext:value-type="float">
            <text:p>0.171485478187302</text:p>
          </table:table-cell>
          <table:table-cell office:value-type="float" office:value="0.168370818373864" calcext:value-type="float">
            <text:p>0.168370818373864</text:p>
          </table:table-cell>
          <table:table-cell office:value-type="float" office:value="0.167366394761503" calcext:value-type="float">
            <text:p>0.167366394761503</text:p>
          </table:table-cell>
          <table:table-cell office:value-type="float" office:value="0.172350485788189" calcext:value-type="float">
            <text:p>0.172350485788189</text:p>
          </table:table-cell>
          <table:table-cell office:value-type="float" office:value="0.176471142965137" calcext:value-type="float">
            <text:p>0.176471142965137</text:p>
          </table:table-cell>
          <table:table-cell office:value-type="float" office:value="0.190618665287062" calcext:value-type="float">
            <text:p>0.190618665287062</text:p>
          </table:table-cell>
          <table:table-cell office:value-type="float" office:value="0.187208409909604" calcext:value-type="float">
            <text:p>0.187208409909604</text:p>
          </table:table-cell>
          <table:table-cell office:value-type="float" office:value="0.190926435935378" calcext:value-type="float">
            <text:p>0.190926435935378</text:p>
          </table:table-cell>
          <table:table-cell office:value-type="float" office:value="0.188181401864259" calcext:value-type="float">
            <text:p>0.188181401864259</text:p>
          </table:table-cell>
          <table:table-cell office:value-type="float" office:value="0.184600053803685" calcext:value-type="float">
            <text:p>0.184600053803685</text:p>
          </table:table-cell>
          <table:table-cell office:value-type="float" office:value="0.18518078898048" calcext:value-type="float">
            <text:p>0.18518078898048</text:p>
          </table:table-cell>
          <table:table-cell office:value-type="float" office:value="0.159750247083014" calcext:value-type="float">
            <text:p>0.159750247083014</text:p>
          </table:table-cell>
          <table:table-cell office:value-type="float" office:value="0.153876045583956" calcext:value-type="float">
            <text:p>0.153876045583956</text:p>
          </table:table-cell>
          <table:table-cell office:value-type="float" office:value="0.1396923697429" calcext:value-type="float">
            <text:p>0.1396923697429</text:p>
          </table:table-cell>
          <table:table-cell office:value-type="float" office:value="0.137633149794513" calcext:value-type="float">
            <text:p>0.137633149794513</text:p>
          </table:table-cell>
          <table:table-cell office:value-type="float" office:value="0.163859996995303" calcext:value-type="float">
            <text:p>0.163859996995303</text:p>
          </table:table-cell>
          <table:table-cell office:value-type="float" office:value="0.175387521996535" calcext:value-type="float">
            <text:p>0.175387521996535</text:p>
          </table:table-cell>
          <table:table-cell office:value-type="float" office:value="0.177435474279425" calcext:value-type="float">
            <text:p>0.177435474279425</text:p>
          </table:table-cell>
          <table:table-cell office:value-type="float" office:value="0.178582333237327" calcext:value-type="float">
            <text:p>0.178582333237327</text:p>
          </table:table-cell>
          <table:table-cell office:value-type="float" office:value="0.17969777431758" calcext:value-type="float">
            <text:p>0.17969777431758</text:p>
          </table:table-cell>
          <table:table-cell office:value-type="float" office:value="0.150774666883739" calcext:value-type="float">
            <text:p>0.150774666883739</text:p>
          </table:table-cell>
          <table:table-cell office:value-type="float" office:value="0.139336792246693" calcext:value-type="float">
            <text:p>0.139336792246693</text:p>
          </table:table-cell>
          <table:table-cell office:value-type="float" office:value="0.13833631495245" calcext:value-type="float">
            <text:p>0.13833631495245</text:p>
          </table:table-cell>
          <table:table-cell office:value-type="float" office:value="0.140223228723396" calcext:value-type="float">
            <text:p>0.140223228723396</text:p>
          </table:table-cell>
          <table:table-cell office:value-type="float" office:value="0.172099072959494" calcext:value-type="float">
            <text:p>0.172099072959494</text:p>
          </table:table-cell>
          <table:table-cell office:value-type="float" office:value="0.177274812283136" calcext:value-type="float">
            <text:p>0.177274812283136</text:p>
          </table:table-cell>
          <table:table-cell office:value-type="float" office:value="0.178421217903572" calcext:value-type="float">
            <text:p>0.178421217903572</text:p>
          </table:table-cell>
          <table:table-cell office:value-type="float" office:value="0.151798449260622" calcext:value-type="float">
            <text:p>0.151798449260622</text:p>
          </table:table-cell>
          <table:table-cell office:value-type="float" office:value="0.147542889135019" calcext:value-type="float">
            <text:p>0.147542889135019</text:p>
          </table:table-cell>
          <table:table-cell office:value-type="float" office:value="0.145207155645367" calcext:value-type="float">
            <text:p>0.145207155645367</text:p>
          </table:table-cell>
          <table:table-cell office:value-type="float" office:value="0.148986518621865" calcext:value-type="float">
            <text:p>0.148986518621865</text:p>
          </table:table-cell>
          <table:table-cell office:value-type="float" office:value="0.153662218119114" calcext:value-type="float">
            <text:p>0.153662218119114</text:p>
          </table:table-cell>
          <table:table-cell office:value-type="float" office:value="0.163722117169997" calcext:value-type="float">
            <text:p>0.163722117169997</text:p>
          </table:table-cell>
          <table:table-cell office:value-type="float" office:value="0.173108868561493" calcext:value-type="float">
            <text:p>0.173108868561493</text:p>
          </table:table-cell>
          <table:table-cell office:value-type="float" office:value="0.179931627857329" calcext:value-type="float">
            <text:p>0.179931627857329</text:p>
          </table:table-cell>
          <table:table-cell office:value-type="float" office:value="0.180216441742527" calcext:value-type="float">
            <text:p>0.180216441742527</text:p>
          </table:table-cell>
          <table:table-cell office:value-type="float" office:value="0.182989589913785" calcext:value-type="float">
            <text:p>0.182989589913785</text:p>
          </table:table-cell>
          <table:table-cell office:value-type="float" office:value="0.165641156393633" calcext:value-type="float">
            <text:p>0.165641156393633</text:p>
          </table:table-cell>
          <table:table-cell office:value-type="float" office:value="0.163730807662859" calcext:value-type="float">
            <text:p>0.163730807662859</text:p>
          </table:table-cell>
          <table:table-cell office:value-type="float" office:value="0.159859104913722" calcext:value-type="float">
            <text:p>0.159859104913722</text:p>
          </table:table-cell>
          <table:table-cell office:value-type="float" office:value="0.162063313826901" calcext:value-type="float">
            <text:p>0.162063313826901</text:p>
          </table:table-cell>
          <table:table-cell office:value-type="float" office:value="0.16224649421255" calcext:value-type="float">
            <text:p>0.16224649421255</text:p>
          </table:table-cell>
          <table:table-cell office:value-type="float" office:value="0.164800385653606" calcext:value-type="float">
            <text:p>0.164800385653606</text:p>
          </table:table-cell>
          <table:table-cell office:value-type="float" office:value="0.167586145285702" calcext:value-type="float">
            <text:p>0.167586145285702</text:p>
          </table:table-cell>
          <table:table-cell office:value-type="float" office:value="0.184024085214315" calcext:value-type="float">
            <text:p>0.184024085214315</text:p>
          </table:table-cell>
          <table:table-cell office:value-type="float" office:value="0.17910803050022" calcext:value-type="float">
            <text:p>0.17910803050022</text:p>
          </table:table-cell>
          <table:table-cell office:value-type="float" office:value="0.181723244237918" calcext:value-type="float">
            <text:p>0.181723244237918</text:p>
          </table:table-cell>
          <table:table-cell office:value-type="float" office:value="0.179661561218824" calcext:value-type="float">
            <text:p>0.179661561218824</text:p>
          </table:table-cell>
          <table:table-cell office:value-type="float" office:value="0.178619535983585" calcext:value-type="float">
            <text:p>0.178619535983585</text:p>
          </table:table-cell>
          <table:table-cell office:value-type="float" office:value="0.165834730096034" calcext:value-type="float">
            <text:p>0.165834730096034</text:p>
          </table:table-cell>
          <table:table-cell office:value-type="float" office:value="0.152647142651448" calcext:value-type="float">
            <text:p>0.152647142651448</text:p>
          </table:table-cell>
          <table:table-cell office:value-type="float" office:value="0.144802683154183" calcext:value-type="float">
            <text:p>0.144802683154183</text:p>
          </table:table-cell>
          <table:table-cell office:value-type="float" office:value="0.146626157562482" calcext:value-type="float">
            <text:p>0.146626157562482</text:p>
          </table:table-cell>
          <table:table-cell office:value-type="float" office:value="0.161673816389905" calcext:value-type="float">
            <text:p>0.161673816389905</text:p>
          </table:table-cell>
          <table:table-cell office:value-type="float" office:value="0.164487965248388" calcext:value-type="float">
            <text:p>0.164487965248388</text:p>
          </table:table-cell>
          <table:table-cell office:value-type="float" office:value="0.170191742828867" calcext:value-type="float">
            <text:p>0.170191742828867</text:p>
          </table:table-cell>
          <table:table-cell office:value-type="float" office:value="0.177511024059129" calcext:value-type="float">
            <text:p>0.177511024059129</text:p>
          </table:table-cell>
          <table:table-cell office:value-type="float" office:value="0.179544800036589" calcext:value-type="float">
            <text:p>0.179544800036589</text:p>
          </table:table-cell>
          <table:table-cell office:value-type="float" office:value="0.177227092060377" calcext:value-type="float">
            <text:p>0.177227092060377</text:p>
          </table:table-cell>
          <table:table-cell office:value-type="float" office:value="0.135754518732545" calcext:value-type="float">
            <text:p>0.135754518732545</text:p>
          </table:table-cell>
          <table:table-cell office:value-type="float" office:value="0.135457192986072" calcext:value-type="float">
            <text:p>0.135457192986072</text:p>
          </table:table-cell>
          <table:table-cell office:value-type="float" office:value="0.169386611179372" calcext:value-type="float">
            <text:p>0.169386611179372</text:p>
          </table:table-cell>
          <table:table-cell office:value-type="float" office:value="0.17353110447277" calcext:value-type="float">
            <text:p>0.17353110447277</text:p>
          </table:table-cell>
          <table:table-cell office:value-type="float" office:value="0.174033554903691" calcext:value-type="float">
            <text:p>0.174033554903691</text:p>
          </table:table-cell>
          <table:table-cell office:value-type="float" office:value="0.177359344477587" calcext:value-type="float">
            <text:p>0.177359344477587</text:p>
          </table:table-cell>
          <table:table-cell office:value-type="float" office:value="0.149955604542225" calcext:value-type="float">
            <text:p>0.149955604542225</text:p>
          </table:table-cell>
          <table:table-cell office:value-type="float" office:value="0.143039336858159" calcext:value-type="float">
            <text:p>0.143039336858159</text:p>
          </table:table-cell>
          <table:table-cell office:value-type="float" office:value="0.142387305404882" calcext:value-type="float">
            <text:p>0.142387305404882</text:p>
          </table:table-cell>
          <table:table-cell office:value-type="float" office:value="0.143416040067837" calcext:value-type="float">
            <text:p>0.143416040067837</text:p>
          </table:table-cell>
          <table:table-cell office:value-type="float" office:value="0.158973497771645" calcext:value-type="float">
            <text:p>0.158973497771645</text:p>
          </table:table-cell>
          <table:table-cell office:value-type="float" office:value="0.170934861809004" calcext:value-type="float">
            <text:p>0.170934861809004</text:p>
          </table:table-cell>
          <table:table-cell office:value-type="float" office:value="0.176799614557213" calcext:value-type="float">
            <text:p>0.176799614557213</text:p>
          </table:table-cell>
          <table:table-cell office:value-type="float" office:value="0.17657333375611" calcext:value-type="float">
            <text:p>0.17657333375611</text:p>
          </table:table-cell>
          <table:table-cell office:value-type="float" office:value="0.183555324827341" calcext:value-type="float">
            <text:p>0.183555324827341</text:p>
          </table:table-cell>
          <table:table-cell office:value-type="float" office:value="0.174614582699599" calcext:value-type="float">
            <text:p>0.174614582699599</text:p>
          </table:table-cell>
          <table:table-cell office:value-type="float" office:value="0.162453887771506" calcext:value-type="float">
            <text:p>0.162453887771506</text:p>
          </table:table-cell>
          <table:table-cell office:value-type="float" office:value="0.15610404756198" calcext:value-type="float">
            <text:p>0.15610404756198</text:p>
          </table:table-cell>
          <table:table-cell office:value-type="float" office:value="0.157704657001574" calcext:value-type="float">
            <text:p>0.157704657001574</text:p>
          </table:table-cell>
          <table:table-cell office:value-type="float" office:value="0.160623246772629" calcext:value-type="float">
            <text:p>0.160623246772629</text:p>
          </table:table-cell>
          <table:table-cell office:value-type="float" office:value="0.182302150430734" calcext:value-type="float">
            <text:p>0.182302150430734</text:p>
          </table:table-cell>
          <table:table-cell office:value-type="float" office:value="0.184704900595001" calcext:value-type="float">
            <text:p>0.184704900595001</text:p>
          </table:table-cell>
          <table:table-cell office:value-type="float" office:value="0.186860067219134" calcext:value-type="float">
            <text:p>0.186860067219134</text:p>
          </table:table-cell>
          <table:table-cell office:value-type="float" office:value="0.188830316383355" calcext:value-type="float">
            <text:p>0.188830316383355</text:p>
          </table:table-cell>
          <table:table-cell office:value-type="float" office:value="0.189351420746706" calcext:value-type="float">
            <text:p>0.189351420746706</text:p>
          </table:table-cell>
          <table:table-cell office:value-type="float" office:value="0.173877503095027" calcext:value-type="float">
            <text:p>0.173877503095027</text:p>
          </table:table-cell>
          <table:table-cell office:value-type="float" office:value="0.159649701550282" calcext:value-type="float">
            <text:p>0.159649701550282</text:p>
          </table:table-cell>
          <table:table-cell office:value-type="float" office:value="0.151165375423477" calcext:value-type="float">
            <text:p>0.151165375423477</text:p>
          </table:table-cell>
          <table:table-cell office:value-type="float" office:value="0.153927213563962" calcext:value-type="float">
            <text:p>0.153927213563962</text:p>
          </table:table-cell>
          <table:table-cell office:value-type="float" office:value="0.164973079392246" calcext:value-type="float">
            <text:p>0.164973079392246</text:p>
          </table:table-cell>
          <table:table-cell office:value-type="float" office:value="0.17068417977936" calcext:value-type="float">
            <text:p>0.17068417977936</text:p>
          </table:table-cell>
          <table:table-cell office:value-type="float" office:value="0.175172661004543" calcext:value-type="float">
            <text:p>0.175172661004543</text:p>
          </table:table-cell>
          <table:table-cell office:value-type="float" office:value="0.173372511335764" calcext:value-type="float">
            <text:p>0.173372511335764</text:p>
          </table:table-cell>
          <table:table-cell office:value-type="float" office:value="0.150359678082177" calcext:value-type="float">
            <text:p>0.150359678082177</text:p>
          </table:table-cell>
          <table:table-cell office:value-type="float" office:value="0.152180615266337" calcext:value-type="float">
            <text:p>0.152180615266337</text:p>
          </table:table-cell>
          <table:table-cell office:value-type="float" office:value="0.152508011238059" calcext:value-type="float">
            <text:p>0.152508011238059</text:p>
          </table:table-cell>
          <table:table-cell office:value-type="float" office:value="0.153307888343158" calcext:value-type="float">
            <text:p>0.153307888343158</text:p>
          </table:table-cell>
          <table:table-cell office:value-type="float" office:value="0.152842128013398" calcext:value-type="float">
            <text:p>0.152842128013398</text:p>
          </table:table-cell>
          <table:table-cell office:value-type="float" office:value="0.152068088890367" calcext:value-type="float">
            <text:p>0.152068088890367</text:p>
          </table:table-cell>
          <table:table-cell office:value-type="float" office:value="0.152853903244534" calcext:value-type="float">
            <text:p>0.152853903244534</text:p>
          </table:table-cell>
          <table:table-cell office:value-type="float" office:value="0.153297680632835" calcext:value-type="float">
            <text:p>0.153297680632835</text:p>
          </table:table-cell>
          <table:table-cell office:value-type="float" office:value="0.153592696398909" calcext:value-type="float">
            <text:p>0.153592696398909</text:p>
          </table:table-cell>
          <table:table-cell office:value-type="float" office:value="0.153597599247282" calcext:value-type="float">
            <text:p>0.153597599247282</text:p>
          </table:table-cell>
          <table:table-cell office:value-type="float" office:value="0.154286397296358" calcext:value-type="float">
            <text:p>0.154286397296358</text:p>
          </table:table-cell>
          <table:table-cell office:value-type="float" office:value="0.154887644831054" calcext:value-type="float">
            <text:p>0.154887644831054</text:p>
          </table:table-cell>
          <table:table-cell office:value-type="float" office:value="0.154338988505129" calcext:value-type="float">
            <text:p>0.154338988505129</text:p>
          </table:table-cell>
          <table:table-cell office:value-type="float" office:value="0.153829088173605" calcext:value-type="float">
            <text:p>0.153829088173605</text:p>
          </table:table-cell>
          <table:table-cell office:value-type="float" office:value="0.15486322496198" calcext:value-type="float">
            <text:p>0.15486322496198</text:p>
          </table:table-cell>
          <table:table-cell office:value-type="float" office:value="0.154297621369271" calcext:value-type="float">
            <text:p>0.154297621369271</text:p>
          </table:table-cell>
          <table:table-cell office:value-type="float" office:value="0.154335424539918" calcext:value-type="float">
            <text:p>0.154335424539918</text:p>
          </table:table-cell>
          <table:table-cell office:value-type="float" office:value="0.154424898780248" calcext:value-type="float">
            <text:p>0.154424898780248</text:p>
          </table:table-cell>
          <table:table-cell office:value-type="float" office:value="0.154175197117963" calcext:value-type="float">
            <text:p>0.154175197117963</text:p>
          </table:table-cell>
          <table:table-cell office:value-type="float" office:value="0.154495054370976" calcext:value-type="float">
            <text:p>0.154495054370976</text:p>
          </table:table-cell>
          <table:table-cell office:value-type="float" office:value="0.154266579395073" calcext:value-type="float">
            <text:p>0.154266579395073</text:p>
          </table:table-cell>
          <table:table-cell office:value-type="float" office:value="0.153977408337714" calcext:value-type="float">
            <text:p>0.153977408337714</text:p>
          </table:table-cell>
          <table:table-cell office:value-type="float" office:value="0.154384442402579" calcext:value-type="float">
            <text:p>0.154384442402579</text:p>
          </table:table-cell>
          <table:table-cell office:value-type="float" office:value="0.154777068962536" calcext:value-type="float">
            <text:p>0.154777068962536</text:p>
          </table:table-cell>
          <table:table-cell office:value-type="float" office:value="0.154214528712271" calcext:value-type="float">
            <text:p>0.154214528712271</text:p>
          </table:table-cell>
          <table:table-cell office:value-type="float" office:value="0.154659304509742" calcext:value-type="float">
            <text:p>0.154659304509742</text:p>
          </table:table-cell>
          <table:table-cell office:value-type="float" office:value="0.154320959191947" calcext:value-type="float">
            <text:p>0.154320959191947</text:p>
          </table:table-cell>
          <table:table-cell office:value-type="float" office:value="0.154382470943193" calcext:value-type="float">
            <text:p>0.154382470943193</text:p>
          </table:table-cell>
          <table:table-cell office:value-type="float" office:value="0.154130671486977" calcext:value-type="float">
            <text:p>0.154130671486977</text:p>
          </table:table-cell>
          <table:table-cell office:value-type="float" office:value="0.154631548067514" calcext:value-type="float">
            <text:p>0.154631548067514</text:p>
          </table:table-cell>
          <table:table-cell office:value-type="float" office:value="0.154257073623715" calcext:value-type="float">
            <text:p>0.154257073623715</text:p>
          </table:table-cell>
          <table:table-cell office:value-type="float" office:value="0.15398258046853" calcext:value-type="float">
            <text:p>0.15398258046853</text:p>
          </table:table-cell>
          <table:table-cell office:value-type="float" office:value="0.15399682493778" calcext:value-type="float">
            <text:p>0.15399682493778</text:p>
          </table:table-cell>
          <table:table-cell office:value-type="float" office:value="0.154371560211932" calcext:value-type="float">
            <text:p>0.154371560211932</text:p>
          </table:table-cell>
          <table:table-cell office:value-type="float" office:value="0.154167644853158" calcext:value-type="float">
            <text:p>0.154167644853158</text:p>
          </table:table-cell>
          <table:table-cell office:value-type="float" office:value="0.154240385272693" calcext:value-type="float">
            <text:p>0.154240385272693</text:p>
          </table:table-cell>
          <table:table-cell office:value-type="float" office:value="0.15474012403504" calcext:value-type="float">
            <text:p>0.15474012403504</text:p>
          </table:table-cell>
          <table:table-cell office:value-type="float" office:value="0.154476553216868" calcext:value-type="float">
            <text:p>0.154476553216868</text:p>
          </table:table-cell>
          <table:table-cell office:value-type="float" office:value="0.154488529220623" calcext:value-type="float">
            <text:p>0.154488529220623</text:p>
          </table:table-cell>
          <table:table-cell office:value-type="float" office:value="0.154442063673881" calcext:value-type="float">
            <text:p>0.154442063673881</text:p>
          </table:table-cell>
          <table:table-cell office:value-type="float" office:value="0.154693533113532" calcext:value-type="float">
            <text:p>0.154693533113532</text:p>
          </table:table-cell>
          <table:table-cell office:value-type="float" office:value="0.154286683587176" calcext:value-type="float">
            <text:p>0.154286683587176</text:p>
          </table:table-cell>
          <table:table-cell office:value-type="float" office:value="0.154542093423485" calcext:value-type="float">
            <text:p>0.154542093423485</text:p>
          </table:table-cell>
          <table:table-cell office:value-type="float" office:value="0.15451046830592" calcext:value-type="float">
            <text:p>0.15451046830592</text:p>
          </table:table-cell>
          <table:table-cell office:value-type="float" office:value="0.154441511060359" calcext:value-type="float">
            <text:p>0.154441511060359</text:p>
          </table:table-cell>
          <table:table-cell office:value-type="float" office:value="0.154107810297849" calcext:value-type="float">
            <text:p>0.154107810297849</text:p>
          </table:table-cell>
          <table:table-cell office:value-type="float" office:value="0.154196883012235" calcext:value-type="float">
            <text:p>0.154196883012235</text:p>
          </table:table-cell>
          <table:table-cell office:value-type="float" office:value="0.154335360928431" calcext:value-type="float">
            <text:p>0.154335360928431</text:p>
          </table:table-cell>
          <table:table-cell office:value-type="float" office:value="0.154062443388565" calcext:value-type="float">
            <text:p>0.154062443388565</text:p>
          </table:table-cell>
          <table:table-cell office:value-type="float" office:value="0.154180353097051" calcext:value-type="float">
            <text:p>0.154180353097051</text:p>
          </table:table-cell>
          <table:table-cell office:value-type="float" office:value="0.154305362525317" calcext:value-type="float">
            <text:p>0.154305362525317</text:p>
          </table:table-cell>
          <table:table-cell office:value-type="float" office:value="0.154622353822441" calcext:value-type="float">
            <text:p>0.154622353822441</text:p>
          </table:table-cell>
          <table:table-cell office:value-type="float" office:value="0.154589126847877" calcext:value-type="float">
            <text:p>0.154589126847877</text:p>
          </table:table-cell>
          <table:table-cell office:value-type="float" office:value="0.154213634947823" calcext:value-type="float">
            <text:p>0.154213634947823</text:p>
          </table:table-cell>
          <table:table-cell office:value-type="float" office:value="0.154179931843871" calcext:value-type="float">
            <text:p>0.154179931843871</text:p>
          </table:table-cell>
          <table:table-cell office:value-type="float" office:value="0.154319331641281" calcext:value-type="float">
            <text:p>0.154319331641281</text:p>
          </table:table-cell>
          <table:table-cell office:value-type="float" office:value="0.154460735720996" calcext:value-type="float">
            <text:p>0.154460735720996</text:p>
          </table:table-cell>
          <table:table-cell office:value-type="float" office:value="0.154485796423442" calcext:value-type="float">
            <text:p>0.154485796423442</text:p>
          </table:table-cell>
          <table:table-cell office:value-type="float" office:value="0.154540265635932" calcext:value-type="float">
            <text:p>0.154540265635932</text:p>
          </table:table-cell>
          <table:table-cell office:value-type="float" office:value="0.154453960591818" calcext:value-type="float">
            <text:p>0.154453960591818</text:p>
          </table:table-cell>
          <table:table-cell office:value-type="float" office:value="0.154390065918302" calcext:value-type="float">
            <text:p>0.154390065918302</text:p>
          </table:table-cell>
          <table:table-cell office:value-type="float" office:value="0.154405575467366" calcext:value-type="float">
            <text:p>0.154405575467366</text:p>
          </table:table-cell>
          <table:table-cell office:value-type="float" office:value="0.154558071575044" calcext:value-type="float">
            <text:p>0.154558071575044</text:p>
          </table:table-cell>
          <table:table-cell office:value-type="float" office:value="0.154430037632244" calcext:value-type="float">
            <text:p>0.154430037632244</text:p>
          </table:table-cell>
          <table:table-cell office:value-type="float" office:value="0.154762740464322" calcext:value-type="float">
            <text:p>0.154762740464322</text:p>
          </table:table-cell>
          <table:table-cell office:value-type="float" office:value="0.154401520860879" calcext:value-type="float">
            <text:p>0.154401520860879</text:p>
          </table:table-cell>
          <table:table-cell office:value-type="float" office:value="0.154625483791949" calcext:value-type="float">
            <text:p>0.154625483791949</text:p>
          </table:table-cell>
          <table:table-cell office:value-type="float" office:value="0.154524063176735" calcext:value-type="float">
            <text:p>0.154524063176735</text:p>
          </table:table-cell>
          <table:table-cell office:value-type="float" office:value="0.154502227774245" calcext:value-type="float">
            <text:p>0.154502227774245</text:p>
          </table:table-cell>
          <table:table-cell office:value-type="float" office:value="0.154721985856808" calcext:value-type="float">
            <text:p>0.154721985856808</text:p>
          </table:table-cell>
          <table:table-cell office:value-type="float" office:value="0.154756451088883" calcext:value-type="float">
            <text:p>0.154756451088883</text:p>
          </table:table-cell>
          <table:table-cell office:value-type="float" office:value="0.154692773205049" calcext:value-type="float">
            <text:p>0.154692773205049</text:p>
          </table:table-cell>
          <table:table-cell office:value-type="float" office:value="0.15452543151303" calcext:value-type="float">
            <text:p>0.15452543151303</text:p>
          </table:table-cell>
          <table:table-cell office:value-type="float" office:value="0.154432471516369" calcext:value-type="float">
            <text:p>0.154432471516369</text:p>
          </table:table-cell>
          <table:table-cell office:value-type="float" office:value="0.154448675162668" calcext:value-type="float">
            <text:p>0.154448675162668</text:p>
          </table:table-cell>
          <table:table-cell office:value-type="float" office:value="0.154565152695644" calcext:value-type="float">
            <text:p>0.154565152695644</text:p>
          </table:table-cell>
          <table:table-cell office:value-type="float" office:value="0.154739161672521" calcext:value-type="float">
            <text:p>0.154739161672521</text:p>
          </table:table-cell>
          <table:table-cell office:value-type="float" office:value="0.154798440272044" calcext:value-type="float">
            <text:p>0.154798440272044</text:p>
          </table:table-cell>
          <table:table-cell office:value-type="float" office:value="0.154633260555417" calcext:value-type="float">
            <text:p>0.154633260555417</text:p>
          </table:table-cell>
          <table:table-cell office:value-type="float" office:value="0.154622221946052" calcext:value-type="float">
            <text:p>0.154622221946052</text:p>
          </table:table-cell>
          <table:table-cell office:value-type="float" office:value="0.154614480552854" calcext:value-type="float">
            <text:p>0.154614480552854</text:p>
          </table:table-cell>
          <table:table-cell office:value-type="float" office:value="0.154750147477925" calcext:value-type="float">
            <text:p>0.154750147477925</text:p>
          </table:table-cell>
          <table:table-cell office:value-type="float" office:value="0.154670522959565" calcext:value-type="float">
            <text:p>0.154670522959565</text:p>
          </table:table-cell>
          <table:table-cell office:value-type="float" office:value="0.15470783643154" calcext:value-type="float">
            <text:p>0.15470783643154</text:p>
          </table:table-cell>
          <table:table-cell office:value-type="float" office:value="0.154679345565996" calcext:value-type="float">
            <text:p>0.154679345565996</text:p>
          </table:table-cell>
          <table:table-cell office:value-type="float" office:value="0.154314124963495" calcext:value-type="float">
            <text:p>0.154314124963495</text:p>
          </table:table-cell>
          <table:table-cell office:value-type="float" office:value="0.154412702606729" calcext:value-type="float">
            <text:p>0.154412702606729</text:p>
          </table:table-cell>
          <table:table-cell office:value-type="float" office:value="0.154278352861714" calcext:value-type="float">
            <text:p>0.154278352861714</text:p>
          </table:table-cell>
          <table:table-cell office:value-type="float" office:value="0.154424232599794" calcext:value-type="float">
            <text:p>0.154424232599794</text:p>
          </table:table-cell>
          <table:table-cell office:value-type="float" office:value="0.154389211100543" calcext:value-type="float">
            <text:p>0.154389211100543</text:p>
          </table:table-cell>
          <table:table-cell office:value-type="float" office:value="0.15443911461899" calcext:value-type="float">
            <text:p>0.15443911461899</text:p>
          </table:table-cell>
          <table:table-cell office:value-type="float" office:value="0.15420163494943" calcext:value-type="float">
            <text:p>0.15420163494943</text:p>
          </table:table-cell>
          <table:table-cell office:value-type="float" office:value="0.154386071225933" calcext:value-type="float">
            <text:p>0.154386071225933</text:p>
          </table:table-cell>
          <table:table-cell office:value-type="float" office:value="0.154585985095065" calcext:value-type="float">
            <text:p>0.154585985095065</text:p>
          </table:table-cell>
          <table:table-cell office:value-type="float" office:value="0.154322258919212" calcext:value-type="float">
            <text:p>0.154322258919212</text:p>
          </table:table-cell>
          <table:table-cell office:value-type="float" office:value="0.154544959486041" calcext:value-type="float">
            <text:p>0.154544959486041</text:p>
          </table:table-cell>
          <table:table-cell office:value-type="float" office:value="0.154284073412612" calcext:value-type="float">
            <text:p>0.154284073412612</text:p>
          </table:table-cell>
          <table:table-cell office:value-type="float" office:value="0.154433950140524" calcext:value-type="float">
            <text:p>0.154433950140524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62298507486494" calcext:value-type="float">
            <text:p>-0.016229850748649</text:p>
          </table:table-cell>
          <table:table-cell office:value-type="float" office:value="-0.0162272379741306" calcext:value-type="float">
            <text:p>-0.016227237974131</text:p>
          </table:table-cell>
          <table:table-cell office:value-type="float" office:value="-0.0161829178987664" calcext:value-type="float">
            <text:p>-0.016182917898766</text:p>
          </table:table-cell>
          <table:table-cell office:value-type="float" office:value="-0.0162665966294908" calcext:value-type="float">
            <text:p>-0.016266596629491</text:p>
          </table:table-cell>
          <table:table-cell office:value-type="float" office:value="-0.0162409507484757" calcext:value-type="float">
            <text:p>-0.016240950748476</text:p>
          </table:table-cell>
          <table:table-cell office:value-type="float" office:value="-0.016283716517642" calcext:value-type="float">
            <text:p>-0.016283716517642</text:p>
          </table:table-cell>
          <table:table-cell office:value-type="float" office:value="-0.0162258340072383" calcext:value-type="float">
            <text:p>-0.016225834007238</text:p>
          </table:table-cell>
          <table:table-cell office:value-type="float" office:value="-0.0162244879417427" calcext:value-type="float">
            <text:p>-0.016224487941743</text:p>
          </table:table-cell>
          <table:table-cell office:value-type="float" office:value="-0.0161976545549511" calcext:value-type="float">
            <text:p>-0.016197654554951</text:p>
          </table:table-cell>
          <table:table-cell office:value-type="float" office:value="-0.016304437186494" calcext:value-type="float">
            <text:p>-0.016304437186494</text:p>
          </table:table-cell>
          <table:table-cell office:value-type="float" office:value="-0.0162457503054061" calcext:value-type="float">
            <text:p>-0.016245750305406</text:p>
          </table:table-cell>
          <table:table-cell office:value-type="float" office:value="-0.0162843490757532" calcext:value-type="float">
            <text:p>-0.016284349075753</text:p>
          </table:table-cell>
          <table:table-cell office:value-type="float" office:value="-0.0162918186706767" calcext:value-type="float">
            <text:p>-0.016291818670677</text:p>
          </table:table-cell>
          <table:table-cell office:value-type="float" office:value="-0.0162265829992017" calcext:value-type="float">
            <text:p>-0.016226582999202</text:p>
          </table:table-cell>
          <table:table-cell office:value-type="float" office:value="-0.0162604916937624" calcext:value-type="float">
            <text:p>-0.016260491693762</text:p>
          </table:table-cell>
          <table:table-cell office:value-type="float" office:value="-0.0162792374164537" calcext:value-type="float">
            <text:p>-0.016279237416454</text:p>
          </table:table-cell>
          <table:table-cell office:value-type="float" office:value="-0.0162544109421162" calcext:value-type="float">
            <text:p>-0.016254410942116</text:p>
          </table:table-cell>
          <table:table-cell office:value-type="float" office:value="-0.0162469308155904" calcext:value-type="float">
            <text:p>-0.01624693081559</text:p>
          </table:table-cell>
          <table:table-cell office:value-type="float" office:value="-0.0162589908751898" calcext:value-type="float">
            <text:p>-0.01625899087519</text:p>
          </table:table-cell>
          <table:table-cell office:value-type="float" office:value="-0.0163142696048678" calcext:value-type="float">
            <text:p>-0.016314269604868</text:p>
          </table:table-cell>
          <table:table-cell office:value-type="float" office:value="-0.0162618162031775" calcext:value-type="float">
            <text:p>-0.016261816203178</text:p>
          </table:table-cell>
          <table:table-cell office:value-type="float" office:value="-0.0163029342808427" calcext:value-type="float">
            <text:p>-0.016302934280843</text:p>
          </table:table-cell>
          <table:table-cell office:value-type="float" office:value="-0.0162421257177883" calcext:value-type="float">
            <text:p>-0.016242125717788</text:p>
          </table:table-cell>
          <table:table-cell office:value-type="float" office:value="-0.0162782732312981" calcext:value-type="float">
            <text:p>-0.016278273231298</text:p>
          </table:table-cell>
          <table:table-cell office:value-type="float" office:value="-0.0162390323750532" calcext:value-type="float">
            <text:p>-0.016239032375053</text:p>
          </table:table-cell>
          <table:table-cell office:value-type="float" office:value="-0.0162750049405788" calcext:value-type="float">
            <text:p>-0.016275004940579</text:p>
          </table:table-cell>
          <table:table-cell office:value-type="float" office:value="-0.0162376728598474" calcext:value-type="float">
            <text:p>-0.016237672859847</text:p>
          </table:table-cell>
          <table:table-cell office:value-type="float" office:value="-0.0162379722224559" calcext:value-type="float">
            <text:p>-0.016237972222456</text:p>
          </table:table-cell>
          <table:table-cell office:value-type="float" office:value="-0.0162872432014726" calcext:value-type="float">
            <text:p>-0.016287243201473</text:p>
          </table:table-cell>
          <table:table-cell office:value-type="float" office:value="-0.0162780428785506" calcext:value-type="float">
            <text:p>-0.016278042878551</text:p>
          </table:table-cell>
          <table:table-cell office:value-type="float" office:value="-0.016299183787281" calcext:value-type="float">
            <text:p>-0.016299183787281</text:p>
          </table:table-cell>
          <table:table-cell office:value-type="float" office:value="-0.0162549013622517" calcext:value-type="float">
            <text:p>-0.016254901362252</text:p>
          </table:table-cell>
          <table:table-cell office:value-type="float" office:value="-0.0162851690514449" calcext:value-type="float">
            <text:p>-0.016285169051445</text:p>
          </table:table-cell>
          <table:table-cell office:value-type="float" office:value="-0.0162845473398191" calcext:value-type="float">
            <text:p>-0.016284547339819</text:p>
          </table:table-cell>
          <table:table-cell office:value-type="float" office:value="-0.0162610492374403" calcext:value-type="float">
            <text:p>-0.01626104923744</text:p>
          </table:table-cell>
          <table:table-cell office:value-type="float" office:value="-0.0162344170882425" calcext:value-type="float">
            <text:p>-0.016234417088243</text:p>
          </table:table-cell>
          <table:table-cell office:value-type="float" office:value="-0.0162830887763543" calcext:value-type="float">
            <text:p>-0.016283088776354</text:p>
          </table:table-cell>
          <table:table-cell office:value-type="float" office:value="-0.0162384439435513" calcext:value-type="float">
            <text:p>-0.016238443943551</text:p>
          </table:table-cell>
          <table:table-cell office:value-type="float" office:value="-0.0162549139875437" calcext:value-type="float">
            <text:p>-0.016254913987544</text:p>
          </table:table-cell>
          <table:table-cell office:value-type="float" office:value="-0.0162271572957421" calcext:value-type="float">
            <text:p>-0.016227157295742</text:p>
          </table:table-cell>
          <table:table-cell office:value-type="float" office:value="-0.0162675176087227" calcext:value-type="float">
            <text:p>-0.016267517608723</text:p>
          </table:table-cell>
          <table:table-cell office:value-type="float" office:value="-0.0162427645095024" calcext:value-type="float">
            <text:p>-0.016242764509502</text:p>
          </table:table-cell>
          <table:table-cell office:value-type="float" office:value="-0.0162433663654612" calcext:value-type="float">
            <text:p>-0.016243366365461</text:p>
          </table:table-cell>
          <table:table-cell office:value-type="float" office:value="-0.0162712660257558" calcext:value-type="float">
            <text:p>-0.016271266025756</text:p>
          </table:table-cell>
          <table:table-cell office:value-type="float" office:value="-0.0162906349306162" calcext:value-type="float">
            <text:p>-0.016290634930616</text:p>
          </table:table-cell>
          <table:table-cell office:value-type="float" office:value="-0.0162438656392336" calcext:value-type="float">
            <text:p>-0.016243865639234</text:p>
          </table:table-cell>
          <table:table-cell office:value-type="float" office:value="-0.0162967068332733" calcext:value-type="float">
            <text:p>-0.016296706833273</text:p>
          </table:table-cell>
          <table:table-cell office:value-type="float" office:value="-0.0162777633078285" calcext:value-type="float">
            <text:p>-0.016277763307829</text:p>
          </table:table-cell>
          <table:table-cell office:value-type="float" office:value="-0.0162923882212383" calcext:value-type="float">
            <text:p>-0.016292388221238</text:p>
          </table:table-cell>
          <table:table-cell office:value-type="float" office:value="-0.0162654825324551" calcext:value-type="float">
            <text:p>-0.016265482532455</text:p>
          </table:table-cell>
          <table:table-cell office:value-type="float" office:value="-0.0162950988902791" calcext:value-type="float">
            <text:p>-0.016295098890279</text:p>
          </table:table-cell>
          <table:table-cell office:value-type="float" office:value="-0.0162464294218825" calcext:value-type="float">
            <text:p>-0.016246429421883</text:p>
          </table:table-cell>
          <table:table-cell office:value-type="float" office:value="-0.0162517866614533" calcext:value-type="float">
            <text:p>-0.016251786661453</text:p>
          </table:table-cell>
          <table:table-cell office:value-type="float" office:value="-0.0162528862572763" calcext:value-type="float">
            <text:p>-0.016252886257276</text:p>
          </table:table-cell>
          <table:table-cell office:value-type="float" office:value="-0.0162581481640815" calcext:value-type="float">
            <text:p>-0.016258148164082</text:p>
          </table:table-cell>
          <table:table-cell office:value-type="float" office:value="-0.0162128627581808" calcext:value-type="float">
            <text:p>-0.016212862758181</text:p>
          </table:table-cell>
          <table:table-cell office:value-type="float" office:value="-0.0161129473804413" calcext:value-type="float">
            <text:p>-0.016112947380441</text:p>
          </table:table-cell>
          <table:table-cell office:value-type="float" office:value="-0.0160085191919569" calcext:value-type="float">
            <text:p>-0.016008519191957</text:p>
          </table:table-cell>
          <table:table-cell office:value-type="float" office:value="-0.0159540622191629" calcext:value-type="float">
            <text:p>-0.015954062219163</text:p>
          </table:table-cell>
          <table:table-cell office:value-type="float" office:value="-0.0161666112471696" calcext:value-type="float">
            <text:p>-0.01616661124717</text:p>
          </table:table-cell>
          <table:table-cell office:value-type="float" office:value="-0.0156667248806291" calcext:value-type="float">
            <text:p>-0.015666724880629</text:p>
          </table:table-cell>
          <table:table-cell office:value-type="float" office:value="-0.018519129863166" calcext:value-type="float">
            <text:p>-0.018519129863166</text:p>
          </table:table-cell>
          <table:table-cell office:value-type="float" office:value="-0.0147375252708719" calcext:value-type="float">
            <text:p>-0.014737525270872</text:p>
          </table:table-cell>
          <table:table-cell office:value-type="float" office:value="-0.0158465427449503" calcext:value-type="float">
            <text:p>-0.01584654274495</text:p>
          </table:table-cell>
          <table:table-cell office:value-type="float" office:value="-0.0151636821003533" calcext:value-type="float">
            <text:p>-0.015163682100353</text:p>
          </table:table-cell>
          <table:table-cell office:value-type="float" office:value="-0.0199310052164596" calcext:value-type="float">
            <text:p>-0.01993100521646</text:p>
          </table:table-cell>
          <table:table-cell office:value-type="float" office:value="-0.0212231660968599" calcext:value-type="float">
            <text:p>-0.02122316609686</text:p>
          </table:table-cell>
          <table:table-cell office:value-type="float" office:value="-0.0228917278861039" calcext:value-type="float">
            <text:p>-0.022891727886104</text:p>
          </table:table-cell>
          <table:table-cell office:value-type="float" office:value="-0.0206601670437233" calcext:value-type="float">
            <text:p>-0.020660167043723</text:p>
          </table:table-cell>
          <table:table-cell office:value-type="float" office:value="-0.016057026906602" calcext:value-type="float">
            <text:p>-0.016057026906602</text:p>
          </table:table-cell>
          <table:table-cell office:value-type="float" office:value="-0.0156566236838919" calcext:value-type="float">
            <text:p>-0.015656623683892</text:p>
          </table:table-cell>
          <table:table-cell office:value-type="float" office:value="-0.0151757462413168" calcext:value-type="float">
            <text:p>-0.015175746241317</text:p>
          </table:table-cell>
          <table:table-cell office:value-type="float" office:value="-0.0169820346267758" calcext:value-type="float">
            <text:p>-0.016982034626776</text:p>
          </table:table-cell>
          <table:table-cell office:value-type="float" office:value="-0.0184834893446652" calcext:value-type="float">
            <text:p>-0.018483489344665</text:p>
          </table:table-cell>
          <table:table-cell office:value-type="float" office:value="-0.0187119060363793" calcext:value-type="float">
            <text:p>-0.018711906036379</text:p>
          </table:table-cell>
          <table:table-cell office:value-type="float" office:value="-0.0155393910138194" calcext:value-type="float">
            <text:p>-0.015539391013819</text:p>
          </table:table-cell>
          <table:table-cell office:value-type="float" office:value="-0.0142716113362214" calcext:value-type="float">
            <text:p>-0.014271611336221</text:p>
          </table:table-cell>
          <table:table-cell office:value-type="float" office:value="-0.0215372988190494" calcext:value-type="float">
            <text:p>-0.021537298819049</text:p>
          </table:table-cell>
          <table:table-cell office:value-type="float" office:value="-0.0225971461410174" calcext:value-type="float">
            <text:p>-0.022597146141017</text:p>
          </table:table-cell>
          <table:table-cell office:value-type="float" office:value="-0.0198132515455667" calcext:value-type="float">
            <text:p>-0.019813251545567</text:p>
          </table:table-cell>
          <table:table-cell office:value-type="float" office:value="-0.0179628169979316" calcext:value-type="float">
            <text:p>-0.017962816997932</text:p>
          </table:table-cell>
          <table:table-cell office:value-type="float" office:value="-0.0168057653472146" calcext:value-type="float">
            <text:p>-0.016805765347215</text:p>
          </table:table-cell>
          <table:table-cell office:value-type="float" office:value="-0.0166460577014138" calcext:value-type="float">
            <text:p>-0.016646057701414</text:p>
          </table:table-cell>
          <table:table-cell office:value-type="float" office:value="-0.0187648843430261" calcext:value-type="float">
            <text:p>-0.018764884343026</text:p>
          </table:table-cell>
          <table:table-cell office:value-type="float" office:value="-0.0207902234931262" calcext:value-type="float">
            <text:p>-0.020790223493126</text:p>
          </table:table-cell>
          <table:table-cell office:value-type="float" office:value="-0.0189837592145235" calcext:value-type="float">
            <text:p>-0.018983759214524</text:p>
          </table:table-cell>
          <table:table-cell office:value-type="float" office:value="-0.0176617782811481" calcext:value-type="float">
            <text:p>-0.017661778281148</text:p>
          </table:table-cell>
          <table:table-cell office:value-type="float" office:value="-0.016781412117956" calcext:value-type="float">
            <text:p>-0.016781412117956</text:p>
          </table:table-cell>
          <table:table-cell office:value-type="float" office:value="-0.0190337736066566" calcext:value-type="float">
            <text:p>-0.019033773606657</text:p>
          </table:table-cell>
          <table:table-cell office:value-type="float" office:value="-0.0216335067637662" calcext:value-type="float">
            <text:p>-0.021633506763766</text:p>
          </table:table-cell>
          <table:table-cell office:value-type="float" office:value="-0.0233622920142043" calcext:value-type="float">
            <text:p>-0.023362292014204</text:p>
          </table:table-cell>
          <table:table-cell office:value-type="float" office:value="-0.0209880182020495" calcext:value-type="float">
            <text:p>-0.02098801820205</text:p>
          </table:table-cell>
          <table:table-cell office:value-type="float" office:value="-0.0180055256497151" calcext:value-type="float">
            <text:p>-0.018005525649715</text:p>
          </table:table-cell>
          <table:table-cell office:value-type="float" office:value="-0.0156511099463156" calcext:value-type="float">
            <text:p>-0.015651109946316</text:p>
          </table:table-cell>
          <table:table-cell office:value-type="float" office:value="-0.0172121437450455" calcext:value-type="float">
            <text:p>-0.017212143745046</text:p>
          </table:table-cell>
          <table:table-cell office:value-type="float" office:value="-0.017882391709037" calcext:value-type="float">
            <text:p>-0.017882391709037</text:p>
          </table:table-cell>
          <table:table-cell office:value-type="float" office:value="-0.0187393101209411" calcext:value-type="float">
            <text:p>-0.018739310120941</text:p>
          </table:table-cell>
          <table:table-cell office:value-type="float" office:value="-0.0173596302058184" calcext:value-type="float">
            <text:p>-0.017359630205818</text:p>
          </table:table-cell>
          <table:table-cell office:value-type="float" office:value="-0.0155123827928421" calcext:value-type="float">
            <text:p>-0.015512382792842</text:p>
          </table:table-cell>
          <table:table-cell office:value-type="float" office:value="-0.0150243561365992" calcext:value-type="float">
            <text:p>-0.015024356136599</text:p>
          </table:table-cell>
          <table:table-cell office:value-type="float" office:value="-0.0137628041613547" calcext:value-type="float">
            <text:p>-0.013762804161355</text:p>
          </table:table-cell>
          <table:table-cell office:value-type="float" office:value="-0.0202201322323073" calcext:value-type="float">
            <text:p>-0.020220132232307</text:p>
          </table:table-cell>
          <table:table-cell office:value-type="float" office:value="-0.0225555931763653" calcext:value-type="float">
            <text:p>-0.022555593176365</text:p>
          </table:table-cell>
          <table:table-cell office:value-type="float" office:value="-0.0235698729937825" calcext:value-type="float">
            <text:p>-0.023569872993783</text:p>
          </table:table-cell>
          <table:table-cell office:value-type="float" office:value="-0.0225370640123497" calcext:value-type="float">
            <text:p>-0.02253706401235</text:p>
          </table:table-cell>
          <table:table-cell office:value-type="float" office:value="-0.0191847072910158" calcext:value-type="float">
            <text:p>-0.019184707291016</text:p>
          </table:table-cell>
          <table:table-cell office:value-type="float" office:value="-0.0184646753104034" calcext:value-type="float">
            <text:p>-0.018464675310403</text:p>
          </table:table-cell>
          <table:table-cell office:value-type="float" office:value="-0.0152704154484829" calcext:value-type="float">
            <text:p>-0.015270415448483</text:p>
          </table:table-cell>
          <table:table-cell office:value-type="float" office:value="-0.0189004979024811" calcext:value-type="float">
            <text:p>-0.018900497902481</text:p>
          </table:table-cell>
          <table:table-cell office:value-type="float" office:value="-0.019465372019509" calcext:value-type="float">
            <text:p>-0.019465372019509</text:p>
          </table:table-cell>
          <table:table-cell office:value-type="float" office:value="-0.0213983393996611" calcext:value-type="float">
            <text:p>-0.021398339399661</text:p>
          </table:table-cell>
          <table:table-cell office:value-type="float" office:value="-0.0185668010623014" calcext:value-type="float">
            <text:p>-0.018566801062301</text:p>
          </table:table-cell>
          <table:table-cell office:value-type="float" office:value="-0.0188163620254801" calcext:value-type="float">
            <text:p>-0.01881636202548</text:p>
          </table:table-cell>
          <table:table-cell office:value-type="float" office:value="-0.0161281081415568" calcext:value-type="float">
            <text:p>-0.016128108141557</text:p>
          </table:table-cell>
          <table:table-cell office:value-type="float" office:value="-0.0159910611366908" calcext:value-type="float">
            <text:p>-0.015991061136691</text:p>
          </table:table-cell>
          <table:table-cell office:value-type="float" office:value="-0.0203435566236797" calcext:value-type="float">
            <text:p>-0.02034355662368</text:p>
          </table:table-cell>
          <table:table-cell office:value-type="float" office:value="-0.0225049718563368" calcext:value-type="float">
            <text:p>-0.022504971856337</text:p>
          </table:table-cell>
          <table:table-cell office:value-type="float" office:value="-0.0237201181775415" calcext:value-type="float">
            <text:p>-0.023720118177542</text:p>
          </table:table-cell>
          <table:table-cell office:value-type="float" office:value="-0.0216243077981308" calcext:value-type="float">
            <text:p>-0.021624307798131</text:p>
          </table:table-cell>
          <table:table-cell office:value-type="float" office:value="-0.0205990261527334" calcext:value-type="float">
            <text:p>-0.020599026152733</text:p>
          </table:table-cell>
          <table:table-cell office:value-type="float" office:value="-0.0188322777446114" calcext:value-type="float">
            <text:p>-0.018832277744611</text:p>
          </table:table-cell>
          <table:table-cell office:value-type="float" office:value="-0.0176339128212064" calcext:value-type="float">
            <text:p>-0.017633912821206</text:p>
          </table:table-cell>
          <table:table-cell office:value-type="float" office:value="-0.0205229309619921" calcext:value-type="float">
            <text:p>-0.020522930961992</text:p>
          </table:table-cell>
          <table:table-cell office:value-type="float" office:value="-0.0215756355464873" calcext:value-type="float">
            <text:p>-0.021575635546487</text:p>
          </table:table-cell>
          <table:table-cell office:value-type="float" office:value="-0.0203967344342915" calcext:value-type="float">
            <text:p>-0.020396734434292</text:p>
          </table:table-cell>
          <table:table-cell office:value-type="float" office:value="-0.0203877590414564" calcext:value-type="float">
            <text:p>-0.020387759041456</text:p>
          </table:table-cell>
          <table:table-cell office:value-type="float" office:value="-0.0205527997684394" calcext:value-type="float">
            <text:p>-0.020552799768439</text:p>
          </table:table-cell>
          <table:table-cell office:value-type="float" office:value="-0.0242068688712322" calcext:value-type="float">
            <text:p>-0.024206868871232</text:p>
          </table:table-cell>
          <table:table-cell office:value-type="float" office:value="-0.0221292031456085" calcext:value-type="float">
            <text:p>-0.022129203145609</text:p>
          </table:table-cell>
          <table:table-cell office:value-type="float" office:value="-0.0197299306354368" calcext:value-type="float">
            <text:p>-0.019729930635437</text:p>
          </table:table-cell>
          <table:table-cell office:value-type="float" office:value="-0.0217446371178258" calcext:value-type="float">
            <text:p>-0.021744637117826</text:p>
          </table:table-cell>
          <table:table-cell office:value-type="float" office:value="-0.0185984409953807" calcext:value-type="float">
            <text:p>-0.018598440995381</text:p>
          </table:table-cell>
          <table:table-cell office:value-type="float" office:value="-0.0189270419843477" calcext:value-type="float">
            <text:p>-0.018927041984348</text:p>
          </table:table-cell>
          <table:table-cell office:value-type="float" office:value="-0.0198731724916283" calcext:value-type="float">
            <text:p>-0.019873172491628</text:p>
          </table:table-cell>
          <table:table-cell office:value-type="float" office:value="-0.0181984232964306" calcext:value-type="float">
            <text:p>-0.018198423296431</text:p>
          </table:table-cell>
          <table:table-cell office:value-type="float" office:value="-0.0219296697958025" calcext:value-type="float">
            <text:p>-0.021929669795803</text:p>
          </table:table-cell>
          <table:table-cell office:value-type="float" office:value="-0.0250543140457147" calcext:value-type="float">
            <text:p>-0.025054314045715</text:p>
          </table:table-cell>
          <table:table-cell office:value-type="float" office:value="-0.0256872763320497" calcext:value-type="float">
            <text:p>-0.02568727633205</text:p>
          </table:table-cell>
          <table:table-cell office:value-type="float" office:value="-0.0222512717985287" calcext:value-type="float">
            <text:p>-0.022251271798529</text:p>
          </table:table-cell>
          <table:table-cell office:value-type="float" office:value="-0.0203728953049828" calcext:value-type="float">
            <text:p>-0.020372895304983</text:p>
          </table:table-cell>
          <table:table-cell office:value-type="float" office:value="-0.0197051266905253" calcext:value-type="float">
            <text:p>-0.019705126690525</text:p>
          </table:table-cell>
          <table:table-cell office:value-type="float" office:value="-0.0212266434972167" calcext:value-type="float">
            <text:p>-0.021226643497217</text:p>
          </table:table-cell>
          <table:table-cell office:value-type="float" office:value="-0.0233783248592773" calcext:value-type="float">
            <text:p>-0.023378324859277</text:p>
          </table:table-cell>
          <table:table-cell office:value-type="float" office:value="-0.0213575399395117" calcext:value-type="float">
            <text:p>-0.021357539939512</text:p>
          </table:table-cell>
          <table:table-cell office:value-type="float" office:value="-0.0205569404390675" calcext:value-type="float">
            <text:p>-0.020556940439068</text:p>
          </table:table-cell>
          <table:table-cell office:value-type="float" office:value="-0.0201546603581899" calcext:value-type="float">
            <text:p>-0.02015466035819</text:p>
          </table:table-cell>
          <table:table-cell office:value-type="float" office:value="-0.019825498272525" calcext:value-type="float">
            <text:p>-0.019825498272525</text:p>
          </table:table-cell>
          <table:table-cell office:value-type="float" office:value="-0.0245461930853009" calcext:value-type="float">
            <text:p>-0.024546193085301</text:p>
          </table:table-cell>
          <table:table-cell office:value-type="float" office:value="-0.0238016866364999" calcext:value-type="float">
            <text:p>-0.0238016866365</text:p>
          </table:table-cell>
          <table:table-cell office:value-type="float" office:value="-0.0215491338391863" calcext:value-type="float">
            <text:p>-0.021549133839186</text:p>
          </table:table-cell>
          <table:table-cell office:value-type="float" office:value="-0.0215367732145297" calcext:value-type="float">
            <text:p>-0.02153677321453</text:p>
          </table:table-cell>
          <table:table-cell office:value-type="float" office:value="-0.0179168957148343" calcext:value-type="float">
            <text:p>-0.017916895714834</text:p>
          </table:table-cell>
          <table:table-cell office:value-type="float" office:value="-0.0181021066092448" calcext:value-type="float">
            <text:p>-0.018102106609245</text:p>
          </table:table-cell>
          <table:table-cell office:value-type="float" office:value="-0.0185212239721674" calcext:value-type="float">
            <text:p>-0.018521223972167</text:p>
          </table:table-cell>
          <table:table-cell office:value-type="float" office:value="-0.0249258382860135" calcext:value-type="float">
            <text:p>-0.024925838286014</text:p>
          </table:table-cell>
          <table:table-cell office:value-type="float" office:value="-0.0242677962191019" calcext:value-type="float">
            <text:p>-0.024267796219102</text:p>
          </table:table-cell>
          <table:table-cell office:value-type="float" office:value="-0.022193773806021" calcext:value-type="float">
            <text:p>-0.022193773806021</text:p>
          </table:table-cell>
          <table:table-cell office:value-type="float" office:value="-0.0221396819338688" calcext:value-type="float">
            <text:p>-0.022139681933869</text:p>
          </table:table-cell>
          <table:table-cell office:value-type="float" office:value="-0.0194468622060979" calcext:value-type="float">
            <text:p>-0.019446862206098</text:p>
          </table:table-cell>
          <table:table-cell office:value-type="float" office:value="-0.021131458322366" calcext:value-type="float">
            <text:p>-0.021131458322366</text:p>
          </table:table-cell>
          <table:table-cell office:value-type="float" office:value="-0.0221191784499246" calcext:value-type="float">
            <text:p>-0.022119178449925</text:p>
          </table:table-cell>
          <table:table-cell office:value-type="float" office:value="-0.0216207583661164" calcext:value-type="float">
            <text:p>-0.021620758366116</text:p>
          </table:table-cell>
          <table:table-cell office:value-type="float" office:value="-0.0200230815102313" calcext:value-type="float">
            <text:p>-0.020023081510231</text:p>
          </table:table-cell>
          <table:table-cell office:value-type="float" office:value="-0.0197002253408524" calcext:value-type="float">
            <text:p>-0.019700225340852</text:p>
          </table:table-cell>
          <table:table-cell office:value-type="float" office:value="-0.0207567660827993" calcext:value-type="float">
            <text:p>-0.020756766082799</text:p>
          </table:table-cell>
          <table:table-cell office:value-type="float" office:value="-0.0259285816977659" calcext:value-type="float">
            <text:p>-0.025928581697766</text:p>
          </table:table-cell>
          <table:table-cell office:value-type="float" office:value="-0.0267201762804414" calcext:value-type="float">
            <text:p>-0.026720176280441</text:p>
          </table:table-cell>
          <table:table-cell office:value-type="float" office:value="-0.0244057381022328" calcext:value-type="float">
            <text:p>-0.024405738102233</text:p>
          </table:table-cell>
          <table:table-cell office:value-type="float" office:value="-0.0247158214542272" calcext:value-type="float">
            <text:p>-0.024715821454227</text:p>
          </table:table-cell>
          <table:table-cell office:value-type="float" office:value="-0.0231901800514708" calcext:value-type="float">
            <text:p>-0.023190180051471</text:p>
          </table:table-cell>
          <table:table-cell office:value-type="float" office:value="-0.0237271778832379" calcext:value-type="float">
            <text:p>-0.023727177883238</text:p>
          </table:table-cell>
          <table:table-cell office:value-type="float" office:value="-0.0215796062538152" calcext:value-type="float">
            <text:p>-0.021579606253815</text:p>
          </table:table-cell>
          <table:table-cell office:value-type="float" office:value="-0.0221210615434838" calcext:value-type="float">
            <text:p>-0.022121061543484</text:p>
          </table:table-cell>
          <table:table-cell office:value-type="float" office:value="-0.0201920826709551" calcext:value-type="float">
            <text:p>-0.020192082670955</text:p>
          </table:table-cell>
          <table:table-cell office:value-type="float" office:value="-0.0263723675168805" calcext:value-type="float">
            <text:p>-0.026372367516881</text:p>
          </table:table-cell>
          <table:table-cell office:value-type="float" office:value="-0.0268926570793646" calcext:value-type="float">
            <text:p>-0.026892657079365</text:p>
          </table:table-cell>
          <table:table-cell office:value-type="float" office:value="-0.0250779158964895" calcext:value-type="float">
            <text:p>-0.02507791589649</text:p>
          </table:table-cell>
          <table:table-cell office:value-type="float" office:value="-0.0240880043036887" calcext:value-type="float">
            <text:p>-0.024088004303689</text:p>
          </table:table-cell>
          <table:table-cell office:value-type="float" office:value="-0.0237224525518851" calcext:value-type="float">
            <text:p>-0.023722452551885</text:p>
          </table:table-cell>
          <table:table-cell office:value-type="float" office:value="-0.0230896190387439" calcext:value-type="float">
            <text:p>-0.023089619038744</text:p>
          </table:table-cell>
          <table:table-cell office:value-type="float" office:value="-0.0237082460454779" calcext:value-type="float">
            <text:p>-0.023708246045478</text:p>
          </table:table-cell>
          <table:table-cell office:value-type="float" office:value="-0.0238298668230546" calcext:value-type="float">
            <text:p>-0.023829866823055</text:p>
          </table:table-cell>
          <table:table-cell office:value-type="float" office:value="-0.0213430235918022" calcext:value-type="float">
            <text:p>-0.021343023591802</text:p>
          </table:table-cell>
          <table:table-cell office:value-type="float" office:value="-0.0215235094604041" calcext:value-type="float">
            <text:p>-0.021523509460404</text:p>
          </table:table-cell>
          <table:table-cell office:value-type="float" office:value="-0.0260309364708298" calcext:value-type="float">
            <text:p>-0.02603093647083</text:p>
          </table:table-cell>
          <table:table-cell office:value-type="float" office:value="-0.0279539309823033" calcext:value-type="float">
            <text:p>-0.027953930982303</text:p>
          </table:table-cell>
          <table:table-cell office:value-type="float" office:value="-0.0266310931638977" calcext:value-type="float">
            <text:p>-0.026631093163898</text:p>
          </table:table-cell>
          <table:table-cell office:value-type="float" office:value="-0.0245535890676448" calcext:value-type="float">
            <text:p>-0.024553589067645</text:p>
          </table:table-cell>
          <table:table-cell office:value-type="float" office:value="-0.0243484734288001" calcext:value-type="float">
            <text:p>-0.0243484734288</text:p>
          </table:table-cell>
          <table:table-cell office:value-type="float" office:value="-0.0217037670233959" calcext:value-type="float">
            <text:p>-0.021703767023396</text:p>
          </table:table-cell>
          <table:table-cell office:value-type="float" office:value="-0.0214504076161005" calcext:value-type="float">
            <text:p>-0.021450407616101</text:p>
          </table:table-cell>
          <table:table-cell office:value-type="float" office:value="-0.0227385339084085" calcext:value-type="float">
            <text:p>-0.022738533908409</text:p>
          </table:table-cell>
          <table:table-cell office:value-type="float" office:value="-0.0241564917786773" calcext:value-type="float">
            <text:p>-0.024156491778677</text:p>
          </table:table-cell>
          <table:table-cell office:value-type="float" office:value="-0.0218715396441919" calcext:value-type="float">
            <text:p>-0.021871539644192</text:p>
          </table:table-cell>
          <table:table-cell office:value-type="float" office:value="-0.021784157507716" calcext:value-type="float">
            <text:p>-0.021784157507716</text:p>
          </table:table-cell>
          <table:table-cell office:value-type="float" office:value="-0.0201375415736013" calcext:value-type="float">
            <text:p>-0.020137541573601</text:p>
          </table:table-cell>
          <table:table-cell office:value-type="float" office:value="-0.0274391657579626" calcext:value-type="float">
            <text:p>-0.027439165757963</text:p>
          </table:table-cell>
          <table:table-cell office:value-type="float" office:value="-0.0278109559353672" calcext:value-type="float">
            <text:p>-0.027810955935367</text:p>
          </table:table-cell>
          <table:table-cell office:value-type="float" office:value="-0.0283181319140801" calcext:value-type="float">
            <text:p>-0.02831813191408</text:p>
          </table:table-cell>
          <table:table-cell office:value-type="float" office:value="-0.0263512498523973" calcext:value-type="float">
            <text:p>-0.026351249852397</text:p>
          </table:table-cell>
          <table:table-cell office:value-type="float" office:value="-0.0266376074146324" calcext:value-type="float">
            <text:p>-0.026637607414632</text:p>
          </table:table-cell>
          <table:table-cell office:value-type="float" office:value="-0.0248906325872647" calcext:value-type="float">
            <text:p>-0.024890632587265</text:p>
          </table:table-cell>
          <table:table-cell office:value-type="float" office:value="-0.0259627671201395" calcext:value-type="float">
            <text:p>-0.02596276712014</text:p>
          </table:table-cell>
          <table:table-cell office:value-type="float" office:value="-0.0247232327814323" calcext:value-type="float">
            <text:p>-0.024723232781432</text:p>
          </table:table-cell>
          <table:table-cell office:value-type="float" office:value="-0.0218836997045382" calcext:value-type="float">
            <text:p>-0.021883699704538</text:p>
          </table:table-cell>
          <table:table-cell office:value-type="float" office:value="-0.021784005943477" calcext:value-type="float">
            <text:p>-0.021784005943477</text:p>
          </table:table-cell>
          <table:table-cell office:value-type="float" office:value="-0.0278674587848701" calcext:value-type="float">
            <text:p>-0.02786745878487</text:p>
          </table:table-cell>
          <table:table-cell office:value-type="float" office:value="-0.0269593209323437" calcext:value-type="float">
            <text:p>-0.026959320932344</text:p>
          </table:table-cell>
          <table:table-cell office:value-type="float" office:value="-0.0255004267710902" calcext:value-type="float">
            <text:p>-0.02550042677109</text:p>
          </table:table-cell>
          <table:table-cell office:value-type="float" office:value="-0.025479182727291" calcext:value-type="float">
            <text:p>-0.025479182727291</text:p>
          </table:table-cell>
          <table:table-cell office:value-type="float" office:value="-0.0242369373639363" calcext:value-type="float">
            <text:p>-0.024236937363936</text:p>
          </table:table-cell>
          <table:table-cell office:value-type="float" office:value="-0.027209694446215" calcext:value-type="float">
            <text:p>-0.027209694446215</text:p>
          </table:table-cell>
          <table:table-cell office:value-type="float" office:value="-0.0228637446538388" calcext:value-type="float">
            <text:p>-0.022863744653839</text:p>
          </table:table-cell>
          <table:table-cell office:value-type="float" office:value="-0.0232823164979634" calcext:value-type="float">
            <text:p>-0.023282316497963</text:p>
          </table:table-cell>
          <table:table-cell office:value-type="float" office:value="-0.0245755723063104" calcext:value-type="float">
            <text:p>-0.02457557230631</text:p>
          </table:table-cell>
          <table:table-cell office:value-type="float" office:value="-0.0294351577556714" calcext:value-type="float">
            <text:p>-0.029435157755671</text:p>
          </table:table-cell>
          <table:table-cell office:value-type="float" office:value="-0.0262867977707552" calcext:value-type="float">
            <text:p>-0.026286797770755</text:p>
          </table:table-cell>
          <table:table-cell office:value-type="float" office:value="-0.0249992614858975" calcext:value-type="float">
            <text:p>-0.024999261485898</text:p>
          </table:table-cell>
          <table:table-cell office:value-type="float" office:value="-0.025135803703257" calcext:value-type="float">
            <text:p>-0.025135803703257</text:p>
          </table:table-cell>
          <table:table-cell office:value-type="float" office:value="-0.0232855645251021" calcext:value-type="float">
            <text:p>-0.023285564525102</text:p>
          </table:table-cell>
          <table:table-cell office:value-type="float" office:value="-0.0224962371997446" calcext:value-type="float">
            <text:p>-0.022496237199745</text:p>
          </table:table-cell>
          <table:table-cell office:value-type="float" office:value="-0.0231208305917392" calcext:value-type="float">
            <text:p>-0.023120830591739</text:p>
          </table:table-cell>
          <table:table-cell office:value-type="float" office:value="-0.0220193748524729" calcext:value-type="float">
            <text:p>-0.022019374852473</text:p>
          </table:table-cell>
          <table:table-cell office:value-type="float" office:value="-0.0242063445313484" calcext:value-type="float">
            <text:p>-0.024206344531348</text:p>
          </table:table-cell>
          <table:table-cell office:value-type="float" office:value="-0.0284094221401793" calcext:value-type="float">
            <text:p>-0.028409422140179</text:p>
          </table:table-cell>
          <table:table-cell office:value-type="float" office:value="-0.0255160974129375" calcext:value-type="float">
            <text:p>-0.025516097412938</text:p>
          </table:table-cell>
          <table:table-cell office:value-type="float" office:value="-0.0255857593417265" calcext:value-type="float">
            <text:p>-0.025585759341727</text:p>
          </table:table-cell>
          <table:table-cell office:value-type="float" office:value="-0.025229085604328" calcext:value-type="float">
            <text:p>-0.025229085604328</text:p>
          </table:table-cell>
          <table:table-cell office:value-type="float" office:value="-0.0239561510581208" calcext:value-type="float">
            <text:p>-0.023956151058121</text:p>
          </table:table-cell>
          <table:table-cell office:value-type="float" office:value="-0.0246774979403974" calcext:value-type="float">
            <text:p>-0.024677497940397</text:p>
          </table:table-cell>
          <table:table-cell office:value-type="float" office:value="-0.0247112978399095" calcext:value-type="float">
            <text:p>-0.02471129783991</text:p>
          </table:table-cell>
          <table:table-cell office:value-type="float" office:value="-0.0235333741786258" calcext:value-type="float">
            <text:p>-0.023533374178626</text:p>
          </table:table-cell>
          <table:table-cell office:value-type="float" office:value="-0.0223891874419493" calcext:value-type="float">
            <text:p>-0.022389187441949</text:p>
          </table:table-cell>
          <table:table-cell office:value-type="float" office:value="-0.0232776342945578" calcext:value-type="float">
            <text:p>-0.023277634294558</text:p>
          </table:table-cell>
          <table:table-cell office:value-type="float" office:value="-0.0232915581719328" calcext:value-type="float">
            <text:p>-0.023291558171933</text:p>
          </table:table-cell>
          <table:table-cell office:value-type="float" office:value="-0.0224678197720262" calcext:value-type="float">
            <text:p>-0.022467819772026</text:p>
          </table:table-cell>
          <table:table-cell office:value-type="float" office:value="-0.0271408630723204" calcext:value-type="float">
            <text:p>-0.02714086307232</text:p>
          </table:table-cell>
          <table:table-cell office:value-type="float" office:value="-0.0273976777464158" calcext:value-type="float">
            <text:p>-0.027397677746416</text:p>
          </table:table-cell>
          <table:table-cell office:value-type="float" office:value="-0.0252665667233945" calcext:value-type="float">
            <text:p>-0.025266566723395</text:p>
          </table:table-cell>
          <table:table-cell office:value-type="float" office:value="-0.0228682751444369" calcext:value-type="float">
            <text:p>-0.022868275144437</text:p>
          </table:table-cell>
          <table:table-cell office:value-type="float" office:value="-0.0229012096165844" calcext:value-type="float">
            <text:p>-0.022901209616584</text:p>
          </table:table-cell>
          <table:table-cell office:value-type="float" office:value="-0.0230635489291414" calcext:value-type="float">
            <text:p>-0.023063548929141</text:p>
          </table:table-cell>
          <table:table-cell office:value-type="float" office:value="-0.020308389257638" calcext:value-type="float">
            <text:p>-0.020308389257638</text:p>
          </table:table-cell>
          <table:table-cell office:value-type="float" office:value="-0.0207138207647816" calcext:value-type="float">
            <text:p>-0.020713820764782</text:p>
          </table:table-cell>
          <table:table-cell office:value-type="float" office:value="-0.0219884340934128" calcext:value-type="float">
            <text:p>-0.021988434093413</text:p>
          </table:table-cell>
          <table:table-cell office:value-type="float" office:value="-0.0248701918965257" calcext:value-type="float">
            <text:p>-0.024870191896526</text:p>
          </table:table-cell>
          <table:table-cell office:value-type="float" office:value="-0.0268119097388068" calcext:value-type="float">
            <text:p>-0.026811909738807</text:p>
          </table:table-cell>
          <table:table-cell office:value-type="float" office:value="-0.0242510444501968" calcext:value-type="float">
            <text:p>-0.024251044450197</text:p>
          </table:table-cell>
          <table:table-cell office:value-type="float" office:value="-0.0248583620636805" calcext:value-type="float">
            <text:p>-0.024858362063681</text:p>
          </table:table-cell>
          <table:table-cell office:value-type="float" office:value="-0.0229287702021856" calcext:value-type="float">
            <text:p>-0.022928770202186</text:p>
          </table:table-cell>
          <table:table-cell office:value-type="float" office:value="-0.0215139749251522" calcext:value-type="float">
            <text:p>-0.021513974925152</text:p>
          </table:table-cell>
          <table:table-cell office:value-type="float" office:value="-0.0221198055622805" calcext:value-type="float">
            <text:p>-0.022119805562281</text:p>
          </table:table-cell>
          <table:table-cell office:value-type="float" office:value="-0.0264556261443257" calcext:value-type="float">
            <text:p>-0.026455626144326</text:p>
          </table:table-cell>
          <table:table-cell office:value-type="float" office:value="-0.024526194333614" calcext:value-type="float">
            <text:p>-0.024526194333614</text:p>
          </table:table-cell>
          <table:table-cell office:value-type="float" office:value="-0.0242648797592526" calcext:value-type="float">
            <text:p>-0.024264879759253</text:p>
          </table:table-cell>
          <table:table-cell office:value-type="float" office:value="-0.0238970119188892" calcext:value-type="float">
            <text:p>-0.023897011918889</text:p>
          </table:table-cell>
          <table:table-cell office:value-type="float" office:value="-0.0256893850376652" calcext:value-type="float">
            <text:p>-0.025689385037665</text:p>
          </table:table-cell>
          <table:table-cell office:value-type="float" office:value="-0.0222554428483748" calcext:value-type="float">
            <text:p>-0.022255442848375</text:p>
          </table:table-cell>
          <table:table-cell office:value-type="float" office:value="-0.022339512590896" calcext:value-type="float">
            <text:p>-0.022339512590896</text:p>
          </table:table-cell>
          <table:table-cell office:value-type="float" office:value="-0.0233899601268901" calcext:value-type="float">
            <text:p>-0.02338996012689</text:p>
          </table:table-cell>
          <table:table-cell office:value-type="float" office:value="-0.0241312846445064" calcext:value-type="float">
            <text:p>-0.024131284644506</text:p>
          </table:table-cell>
          <table:table-cell office:value-type="float" office:value="-0.0282295466221116" calcext:value-type="float">
            <text:p>-0.028229546622112</text:p>
          </table:table-cell>
          <table:table-cell office:value-type="float" office:value="-0.0260134124349979" calcext:value-type="float">
            <text:p>-0.026013412434998</text:p>
          </table:table-cell>
          <table:table-cell office:value-type="float" office:value="-0.0251675772467342" calcext:value-type="float">
            <text:p>-0.025167577246734</text:p>
          </table:table-cell>
          <table:table-cell office:value-type="float" office:value="-0.0250017251059032" calcext:value-type="float">
            <text:p>-0.025001725105903</text:p>
          </table:table-cell>
          <table:table-cell office:value-type="float" office:value="-0.0225774413702372" calcext:value-type="float">
            <text:p>-0.022577441370237</text:p>
          </table:table-cell>
          <table:table-cell office:value-type="float" office:value="-0.0246705160079954" calcext:value-type="float">
            <text:p>-0.024670516007995</text:p>
          </table:table-cell>
          <table:table-cell office:value-type="float" office:value="-0.0249154535638195" calcext:value-type="float">
            <text:p>-0.02491545356382</text:p>
          </table:table-cell>
          <table:table-cell office:value-type="float" office:value="-0.0227230636419359" calcext:value-type="float">
            <text:p>-0.022723063641936</text:p>
          </table:table-cell>
          <table:table-cell office:value-type="float" office:value="-0.0237664851923933" calcext:value-type="float">
            <text:p>-0.023766485192393</text:p>
          </table:table-cell>
          <table:table-cell office:value-type="float" office:value="-0.0287525836647934" calcext:value-type="float">
            <text:p>-0.028752583664793</text:p>
          </table:table-cell>
          <table:table-cell office:value-type="float" office:value="-0.0283318310076828" calcext:value-type="float">
            <text:p>-0.028331831007683</text:p>
          </table:table-cell>
          <table:table-cell office:value-type="float" office:value="-0.0277803438136422" calcext:value-type="float">
            <text:p>-0.027780343813642</text:p>
          </table:table-cell>
          <table:table-cell office:value-type="float" office:value="-0.0289509435694796" calcext:value-type="float">
            <text:p>-0.02895094356948</text:p>
          </table:table-cell>
          <table:table-cell office:value-type="float" office:value="-0.0272255470607991" calcext:value-type="float">
            <text:p>-0.027225547060799</text:p>
          </table:table-cell>
          <table:table-cell office:value-type="float" office:value="-0.0265424978339749" calcext:value-type="float">
            <text:p>-0.026542497833975</text:p>
          </table:table-cell>
          <table:table-cell office:value-type="float" office:value="-0.0266623955289307" calcext:value-type="float">
            <text:p>-0.026662395528931</text:p>
          </table:table-cell>
          <table:table-cell office:value-type="float" office:value="-0.0253180403263967" calcext:value-type="float">
            <text:p>-0.025318040326397</text:p>
          </table:table-cell>
          <table:table-cell office:value-type="float" office:value="-0.0281317860689835" calcext:value-type="float">
            <text:p>-0.028131786068984</text:p>
          </table:table-cell>
          <table:table-cell office:value-type="float" office:value="-0.0286536650869044" calcext:value-type="float">
            <text:p>-0.028653665086904</text:p>
          </table:table-cell>
          <table:table-cell office:value-type="float" office:value="-0.030606445400269" calcext:value-type="float">
            <text:p>-0.030606445400269</text:p>
          </table:table-cell>
          <table:table-cell office:value-type="float" office:value="-0.02929947305597" calcext:value-type="float">
            <text:p>-0.02929947305597</text:p>
          </table:table-cell>
          <table:table-cell office:value-type="float" office:value="-0.0313346140550851" calcext:value-type="float">
            <text:p>-0.031334614055085</text:p>
          </table:table-cell>
          <table:table-cell office:value-type="float" office:value="-0.0303003129642633" calcext:value-type="float">
            <text:p>-0.030300312964263</text:p>
          </table:table-cell>
          <table:table-cell office:value-type="float" office:value="-0.0304658839191563" calcext:value-type="float">
            <text:p>-0.030465883919156</text:p>
          </table:table-cell>
          <table:table-cell office:value-type="float" office:value="-0.0303713532005355" calcext:value-type="float">
            <text:p>-0.030371353200536</text:p>
          </table:table-cell>
          <table:table-cell office:value-type="float" office:value="-0.0303629541605881" calcext:value-type="float">
            <text:p>-0.030362954160588</text:p>
          </table:table-cell>
          <table:table-cell office:value-type="float" office:value="-0.0303603409757408" calcext:value-type="float">
            <text:p>-0.030360340975741</text:p>
          </table:table-cell>
          <table:table-cell office:value-type="float" office:value="-0.0300973693985955" calcext:value-type="float">
            <text:p>-0.030097369398596</text:p>
          </table:table-cell>
          <table:table-cell office:value-type="float" office:value="-0.0300447628786802" calcext:value-type="float">
            <text:p>-0.03004476287868</text:p>
          </table:table-cell>
          <table:table-cell office:value-type="float" office:value="-0.0298612406716643" calcext:value-type="float">
            <text:p>-0.029861240671664</text:p>
          </table:table-cell>
          <table:table-cell office:value-type="float" office:value="-0.0295690967556319" calcext:value-type="float">
            <text:p>-0.029569096755632</text:p>
          </table:table-cell>
          <table:table-cell office:value-type="float" office:value="-0.0291370030967134" calcext:value-type="float">
            <text:p>-0.029137003096713</text:p>
          </table:table-cell>
          <table:table-cell office:value-type="float" office:value="-0.0287638215040244" calcext:value-type="float">
            <text:p>-0.028763821504024</text:p>
          </table:table-cell>
          <table:table-cell office:value-type="float" office:value="-0.0286119348756234" calcext:value-type="float">
            <text:p>-0.028611934875623</text:p>
          </table:table-cell>
          <table:table-cell office:value-type="float" office:value="-0.0282801962237443" calcext:value-type="float">
            <text:p>-0.028280196223744</text:p>
          </table:table-cell>
          <table:table-cell office:value-type="float" office:value="-0.0281098587455829" calcext:value-type="float">
            <text:p>-0.028109858745583</text:p>
          </table:table-cell>
          <table:table-cell office:value-type="float" office:value="-0.0281609079094002" calcext:value-type="float">
            <text:p>-0.0281609079094</text:p>
          </table:table-cell>
          <table:table-cell office:value-type="float" office:value="-0.0279635297111092" calcext:value-type="float">
            <text:p>-0.027963529711109</text:p>
          </table:table-cell>
          <table:table-cell office:value-type="float" office:value="-0.0278503980092592" calcext:value-type="float">
            <text:p>-0.027850398009259</text:p>
          </table:table-cell>
          <table:table-cell office:value-type="float" office:value="-0.0277064408350711" calcext:value-type="float">
            <text:p>-0.027706440835071</text:p>
          </table:table-cell>
          <table:table-cell office:value-type="float" office:value="-0.0275388589187003" calcext:value-type="float">
            <text:p>-0.0275388589187</text:p>
          </table:table-cell>
          <table:table-cell office:value-type="float" office:value="-0.0274267792276429" calcext:value-type="float">
            <text:p>-0.027426779227643</text:p>
          </table:table-cell>
          <table:table-cell office:value-type="float" office:value="-0.0273288110395973" calcext:value-type="float">
            <text:p>-0.027328811039597</text:p>
          </table:table-cell>
          <table:table-cell office:value-type="float" office:value="-0.0271800555426536" calcext:value-type="float">
            <text:p>-0.027180055542654</text:p>
          </table:table-cell>
          <table:table-cell office:value-type="float" office:value="-0.0272053383778123" calcext:value-type="float">
            <text:p>-0.027205338377812</text:p>
          </table:table-cell>
          <table:table-cell office:value-type="float" office:value="-0.0272803612653625" calcext:value-type="float">
            <text:p>-0.027280361265363</text:p>
          </table:table-cell>
          <table:table-cell office:value-type="float" office:value="-0.0273157707022632" calcext:value-type="float">
            <text:p>-0.027315770702263</text:p>
          </table:table-cell>
          <table:table-cell office:value-type="float" office:value="-0.0274222930133263" calcext:value-type="float">
            <text:p>-0.027422293013326</text:p>
          </table:table-cell>
          <table:table-cell office:value-type="float" office:value="-0.0273677249634909" calcext:value-type="float">
            <text:p>-0.027367724963491</text:p>
          </table:table-cell>
          <table:table-cell office:value-type="float" office:value="-0.027320173984823" calcext:value-type="float">
            <text:p>-0.027320173984823</text:p>
          </table:table-cell>
          <table:table-cell office:value-type="float" office:value="-0.0272419546338537" calcext:value-type="float">
            <text:p>-0.027241954633854</text:p>
          </table:table-cell>
          <table:table-cell office:value-type="float" office:value="-0.0273092231483844" calcext:value-type="float">
            <text:p>-0.027309223148384</text:p>
          </table:table-cell>
          <table:table-cell office:value-type="float" office:value="-0.0272370423220406" calcext:value-type="float">
            <text:p>-0.027237042322041</text:p>
          </table:table-cell>
          <table:table-cell office:value-type="float" office:value="-0.0272033793830983" calcext:value-type="float">
            <text:p>-0.027203379383098</text:p>
          </table:table-cell>
          <table:table-cell office:value-type="float" office:value="-0.0272268788799425" calcext:value-type="float">
            <text:p>-0.027226878879943</text:p>
          </table:table-cell>
          <table:table-cell office:value-type="float" office:value="-0.0273088956803059" calcext:value-type="float">
            <text:p>-0.027308895680306</text:p>
          </table:table-cell>
          <table:table-cell office:value-type="float" office:value="-0.0272673113538208" calcext:value-type="float">
            <text:p>-0.027267311353821</text:p>
          </table:table-cell>
          <table:table-cell office:value-type="float" office:value="-0.0272539154633315" calcext:value-type="float">
            <text:p>-0.027253915463332</text:p>
          </table:table-cell>
          <table:table-cell office:value-type="float" office:value="-0.0273214352703683" calcext:value-type="float">
            <text:p>-0.027321435270368</text:p>
          </table:table-cell>
          <table:table-cell office:value-type="float" office:value="-0.0272711693099707" calcext:value-type="float">
            <text:p>-0.027271169309971</text:p>
          </table:table-cell>
          <table:table-cell office:value-type="float" office:value="-0.0272953868137613" calcext:value-type="float">
            <text:p>-0.027295386813761</text:p>
          </table:table-cell>
          <table:table-cell office:value-type="float" office:value="-0.0272940234136906" calcext:value-type="float">
            <text:p>-0.027294023413691</text:p>
          </table:table-cell>
          <table:table-cell office:value-type="float" office:value="-0.0273474694302191" calcext:value-type="float">
            <text:p>-0.027347469430219</text:p>
          </table:table-cell>
          <table:table-cell office:value-type="float" office:value="-0.0272635374361431" calcext:value-type="float">
            <text:p>-0.027263537436143</text:p>
          </table:table-cell>
          <table:table-cell office:value-type="float" office:value="-0.027310942588588" calcext:value-type="float">
            <text:p>-0.027310942588588</text:p>
          </table:table-cell>
          <table:table-cell office:value-type="float" office:value="-0.0272960787555468" calcext:value-type="float">
            <text:p>-0.027296078755547</text:p>
          </table:table-cell>
          <table:table-cell office:value-type="float" office:value="-0.0272685079947269" calcext:value-type="float">
            <text:p>-0.027268507994727</text:p>
          </table:table-cell>
          <table:table-cell office:value-type="float" office:value="-0.0272206138490152" calcext:value-type="float">
            <text:p>-0.027220613849015</text:p>
          </table:table-cell>
          <table:table-cell office:value-type="float" office:value="-0.0272392540075779" calcext:value-type="float">
            <text:p>-0.027239254007578</text:p>
          </table:table-cell>
          <table:table-cell office:value-type="float" office:value="-0.0272737658133226" calcext:value-type="float">
            <text:p>-0.027273765813323</text:p>
          </table:table-cell>
          <table:table-cell office:value-type="float" office:value="-0.0272225971351561" calcext:value-type="float">
            <text:p>-0.027222597135156</text:p>
          </table:table-cell>
          <table:table-cell office:value-type="float" office:value="-0.0272354867808643" calcext:value-type="float">
            <text:p>-0.027235486780864</text:p>
          </table:table-cell>
          <table:table-cell office:value-type="float" office:value="-0.0272414440359318" calcext:value-type="float">
            <text:p>-0.027241444035932</text:p>
          </table:table-cell>
          <table:table-cell office:value-type="float" office:value="-0.0272929743637462" calcext:value-type="float">
            <text:p>-0.027292974363746</text:p>
          </table:table-cell>
          <table:table-cell office:value-type="float" office:value="-0.0272970744976455" calcext:value-type="float">
            <text:p>-0.027297074497646</text:p>
          </table:table-cell>
          <table:table-cell office:value-type="float" office:value="-0.0272448238596599" calcext:value-type="float">
            <text:p>-0.02724482385966</text:p>
          </table:table-cell>
          <table:table-cell office:value-type="float" office:value="-0.0272304088073563" calcext:value-type="float">
            <text:p>-0.027230408807356</text:p>
          </table:table-cell>
          <table:table-cell office:value-type="float" office:value="-0.0272392155815497" calcext:value-type="float">
            <text:p>-0.02723921558155</text:p>
          </table:table-cell>
          <table:table-cell office:value-type="float" office:value="-0.0272559139832336" calcext:value-type="float">
            <text:p>-0.027255913983234</text:p>
          </table:table-cell>
          <table:table-cell office:value-type="float" office:value="-0.0272595112214934" calcext:value-type="float">
            <text:p>-0.027259511221493</text:p>
          </table:table-cell>
          <table:table-cell office:value-type="float" office:value="-0.0272688557907185" calcext:value-type="float">
            <text:p>-0.027268855790719</text:p>
          </table:table-cell>
          <table:table-cell office:value-type="float" office:value="-0.0272637451190498" calcext:value-type="float">
            <text:p>-0.02726374511905</text:p>
          </table:table-cell>
          <table:table-cell office:value-type="float" office:value="-0.0272521826057181" calcext:value-type="float">
            <text:p>-0.027252182605718</text:p>
          </table:table-cell>
          <table:table-cell office:value-type="float" office:value="-0.0272512568234077" calcext:value-type="float">
            <text:p>-0.027251256823408</text:p>
          </table:table-cell>
          <table:table-cell office:value-type="float" office:value="-0.0272718424792124" calcext:value-type="float">
            <text:p>-0.027271842479212</text:p>
          </table:table-cell>
          <table:table-cell office:value-type="float" office:value="-0.0272481033824852" calcext:value-type="float">
            <text:p>-0.027248103382485</text:p>
          </table:table-cell>
          <table:table-cell office:value-type="float" office:value="-0.0272950088147853" calcext:value-type="float">
            <text:p>-0.027295008814785</text:p>
          </table:table-cell>
          <table:table-cell office:value-type="float" office:value="-0.0272369615665755" calcext:value-type="float">
            <text:p>-0.027236961566576</text:p>
          </table:table-cell>
          <table:table-cell office:value-type="float" office:value="-0.0272754642276611" calcext:value-type="float">
            <text:p>-0.027275464227661</text:p>
          </table:table-cell>
          <table:table-cell office:value-type="float" office:value="-0.0272541402617177" calcext:value-type="float">
            <text:p>-0.027254140261718</text:p>
          </table:table-cell>
          <table:table-cell office:value-type="float" office:value="-0.0272443139883045" calcext:value-type="float">
            <text:p>-0.027244313988305</text:p>
          </table:table-cell>
          <table:table-cell office:value-type="float" office:value="-0.027290164090145" calcext:value-type="float">
            <text:p>-0.027290164090145</text:p>
          </table:table-cell>
          <table:table-cell office:value-type="float" office:value="-0.0272948540553822" calcext:value-type="float">
            <text:p>-0.027294854055382</text:p>
          </table:table-cell>
          <table:table-cell office:value-type="float" office:value="-0.0272815867005052" calcext:value-type="float">
            <text:p>-0.027281586700505</text:p>
          </table:table-cell>
          <table:table-cell office:value-type="float" office:value="-0.0272436644892773" calcext:value-type="float">
            <text:p>-0.027243664489277</text:p>
          </table:table-cell>
          <table:table-cell office:value-type="float" office:value="-0.0272337903412067" calcext:value-type="float">
            <text:p>-0.027233790341207</text:p>
          </table:table-cell>
          <table:table-cell office:value-type="float" office:value="-0.0272344861602124" calcext:value-type="float">
            <text:p>-0.027234486160212</text:p>
          </table:table-cell>
          <table:table-cell office:value-type="float" office:value="-0.0272458639036788" calcext:value-type="float">
            <text:p>-0.027245863903679</text:p>
          </table:table-cell>
          <table:table-cell office:value-type="float" office:value="-0.0272939311358213" calcext:value-type="float">
            <text:p>-0.027293931135821</text:p>
          </table:table-cell>
          <table:table-cell office:value-type="float" office:value="-0.02730015242334" calcext:value-type="float">
            <text:p>-0.02730015242334</text:p>
          </table:table-cell>
          <table:table-cell office:value-type="float" office:value="-0.0272668852063545" calcext:value-type="float">
            <text:p>-0.027266885206355</text:p>
          </table:table-cell>
          <table:table-cell office:value-type="float" office:value="-0.0272670222736251" calcext:value-type="float">
            <text:p>-0.027267022273625</text:p>
          </table:table-cell>
          <table:table-cell office:value-type="float" office:value="-0.0272552433774317" calcext:value-type="float">
            <text:p>-0.027255243377432</text:p>
          </table:table-cell>
          <table:table-cell office:value-type="float" office:value="-0.027275183950278" calcext:value-type="float">
            <text:p>-0.027275183950278</text:p>
          </table:table-cell>
          <table:table-cell office:value-type="float" office:value="-0.0272650720024854" calcext:value-type="float">
            <text:p>-0.027265072002485</text:p>
          </table:table-cell>
          <table:table-cell office:value-type="float" office:value="-0.0272741380470343" calcext:value-type="float">
            <text:p>-0.027274138047034</text:p>
          </table:table-cell>
          <table:table-cell office:value-type="float" office:value="-0.0272650940940841" calcext:value-type="float">
            <text:p>-0.027265094094084</text:p>
          </table:table-cell>
          <table:table-cell office:value-type="float" office:value="-0.0272212166291193" calcext:value-type="float">
            <text:p>-0.027221216629119</text:p>
          </table:table-cell>
          <table:table-cell office:value-type="float" office:value="-0.0272331823135338" calcext:value-type="float">
            <text:p>-0.027233182313534</text:p>
          </table:table-cell>
          <table:table-cell office:value-type="float" office:value="-0.0272020232353969" calcext:value-type="float">
            <text:p>-0.027202023235397</text:p>
          </table:table-cell>
          <table:table-cell office:value-type="float" office:value="-0.0272280683350831" calcext:value-type="float">
            <text:p>-0.027228068335083</text:p>
          </table:table-cell>
          <table:table-cell office:value-type="float" office:value="-0.0272190783132833" calcext:value-type="float">
            <text:p>-0.027219078313283</text:p>
          </table:table-cell>
          <table:table-cell office:value-type="float" office:value="-0.027229179373659" calcext:value-type="float">
            <text:p>-0.027229179373659</text:p>
          </table:table-cell>
          <table:table-cell office:value-type="float" office:value="-0.0271758554496269" calcext:value-type="float">
            <text:p>-0.027175855449627</text:p>
          </table:table-cell>
          <table:table-cell office:value-type="float" office:value="-0.02720248927482" calcext:value-type="float">
            <text:p>-0.02720248927482</text:p>
          </table:table-cell>
          <table:table-cell office:value-type="float" office:value="-0.0272479371193439" calcext:value-type="float">
            <text:p>-0.027247937119344</text:p>
          </table:table-cell>
          <table:table-cell office:value-type="float" office:value="-0.0271948722486928" calcext:value-type="float">
            <text:p>-0.027194872248693</text:p>
          </table:table-cell>
          <table:table-cell office:value-type="float" office:value="-0.0272420759107202" calcext:value-type="float">
            <text:p>-0.02724207591072</text:p>
          </table:table-cell>
          <table:table-cell office:value-type="float" office:value="-0.027186308951064" calcext:value-type="float">
            <text:p>-0.027186308951064</text:p>
          </table:table-cell>
          <table:table-cell office:value-type="float" office:value="-0.027218732082668" calcext:value-type="float">
            <text:p>-0.027218732082668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31176917885276" calcext:value-type="float">
            <text:p>0.631176917885276</text:p>
          </table:table-cell>
          <table:table-cell office:value-type="float" office:value="0.631137837477776" calcext:value-type="float">
            <text:p>0.631137837477776</text:p>
          </table:table-cell>
          <table:table-cell office:value-type="float" office:value="0.630260265616365" calcext:value-type="float">
            <text:p>0.630260265616365</text:p>
          </table:table-cell>
          <table:table-cell office:value-type="float" office:value="0.63302534723783" calcext:value-type="float">
            <text:p>0.63302534723783</text:p>
          </table:table-cell>
          <table:table-cell office:value-type="float" office:value="0.631871490272963" calcext:value-type="float">
            <text:p>0.631871490272963</text:p>
          </table:table-cell>
          <table:table-cell office:value-type="float" office:value="0.633934615543771" calcext:value-type="float">
            <text:p>0.633934615543771</text:p>
          </table:table-cell>
          <table:table-cell office:value-type="float" office:value="0.632796069449278" calcext:value-type="float">
            <text:p>0.632796069449278</text:p>
          </table:table-cell>
          <table:table-cell office:value-type="float" office:value="0.631243089086602" calcext:value-type="float">
            <text:p>0.631243089086602</text:p>
          </table:table-cell>
          <table:table-cell office:value-type="float" office:value="0.630987960200571" calcext:value-type="float">
            <text:p>0.630987960200571</text:p>
          </table:table-cell>
          <table:table-cell office:value-type="float" office:value="0.6358421070883" calcext:value-type="float">
            <text:p>0.6358421070883</text:p>
          </table:table-cell>
          <table:table-cell office:value-type="float" office:value="0.632075205678593" calcext:value-type="float">
            <text:p>0.632075205678593</text:p>
          </table:table-cell>
          <table:table-cell office:value-type="float" office:value="0.633921452530407" calcext:value-type="float">
            <text:p>0.633921452530407</text:p>
          </table:table-cell>
          <table:table-cell office:value-type="float" office:value="0.634335255458439" calcext:value-type="float">
            <text:p>0.634335255458439</text:p>
          </table:table-cell>
          <table:table-cell office:value-type="float" office:value="0.632647003683115" calcext:value-type="float">
            <text:p>0.632647003683115</text:p>
          </table:table-cell>
          <table:table-cell office:value-type="float" office:value="0.632577312586929" calcext:value-type="float">
            <text:p>0.632577312586929</text:p>
          </table:table-cell>
          <table:table-cell office:value-type="float" office:value="0.634026033062514" calcext:value-type="float">
            <text:p>0.634026033062514</text:p>
          </table:table-cell>
          <table:table-cell office:value-type="float" office:value="0.632710522190117" calcext:value-type="float">
            <text:p>0.632710522190117</text:p>
          </table:table-cell>
          <table:table-cell office:value-type="float" office:value="0.632131282856185" calcext:value-type="float">
            <text:p>0.632131282856185</text:p>
          </table:table-cell>
          <table:table-cell office:value-type="float" office:value="0.632505217793896" calcext:value-type="float">
            <text:p>0.632505217793896</text:p>
          </table:table-cell>
          <table:table-cell office:value-type="float" office:value="0.636406739774571" calcext:value-type="float">
            <text:p>0.636406739774571</text:p>
          </table:table-cell>
          <table:table-cell office:value-type="float" office:value="0.632697493602243" calcext:value-type="float">
            <text:p>0.632697493602243</text:p>
          </table:table-cell>
          <table:table-cell office:value-type="float" office:value="0.63666918731302" calcext:value-type="float">
            <text:p>0.63666918731302</text:p>
          </table:table-cell>
          <table:table-cell office:value-type="float" office:value="0.632342787409897" calcext:value-type="float">
            <text:p>0.632342787409897</text:p>
          </table:table-cell>
          <table:table-cell office:value-type="float" office:value="0.633464300904841" calcext:value-type="float">
            <text:p>0.633464300904841</text:p>
          </table:table-cell>
          <table:table-cell office:value-type="float" office:value="0.632257715290337" calcext:value-type="float">
            <text:p>0.632257715290337</text:p>
          </table:table-cell>
          <table:table-cell office:value-type="float" office:value="0.633529182277646" calcext:value-type="float">
            <text:p>0.633529182277646</text:p>
          </table:table-cell>
          <table:table-cell office:value-type="float" office:value="0.632068825967301" calcext:value-type="float">
            <text:p>0.632068825967301</text:p>
          </table:table-cell>
          <table:table-cell office:value-type="float" office:value="0.632321475305886" calcext:value-type="float">
            <text:p>0.632321475305886</text:p>
          </table:table-cell>
          <table:table-cell office:value-type="float" office:value="0.633889218331298" calcext:value-type="float">
            <text:p>0.633889218331298</text:p>
          </table:table-cell>
          <table:table-cell office:value-type="float" office:value="0.63361669718537" calcext:value-type="float">
            <text:p>0.63361669718537</text:p>
          </table:table-cell>
          <table:table-cell office:value-type="float" office:value="0.634698461060366" calcext:value-type="float">
            <text:p>0.634698461060366</text:p>
          </table:table-cell>
          <table:table-cell office:value-type="float" office:value="0.632185486215072" calcext:value-type="float">
            <text:p>0.632185486215072</text:p>
          </table:table-cell>
          <table:table-cell office:value-type="float" office:value="0.633986229717356" calcext:value-type="float">
            <text:p>0.633986229717356</text:p>
          </table:table-cell>
          <table:table-cell office:value-type="float" office:value="0.634190250274595" calcext:value-type="float">
            <text:p>0.634190250274595</text:p>
          </table:table-cell>
          <table:table-cell office:value-type="float" office:value="0.632546922587419" calcext:value-type="float">
            <text:p>0.632546922587419</text:p>
          </table:table-cell>
          <table:table-cell office:value-type="float" office:value="0.632011548041714" calcext:value-type="float">
            <text:p>0.632011548041714</text:p>
          </table:table-cell>
          <table:table-cell office:value-type="float" office:value="0.633997982366658" calcext:value-type="float">
            <text:p>0.633997982366658</text:p>
          </table:table-cell>
          <table:table-cell office:value-type="float" office:value="0.631872690168275" calcext:value-type="float">
            <text:p>0.631872690168275</text:p>
          </table:table-cell>
          <table:table-cell office:value-type="float" office:value="0.632407888191594" calcext:value-type="float">
            <text:p>0.632407888191594</text:p>
          </table:table-cell>
          <table:table-cell office:value-type="float" office:value="0.631473430569457" calcext:value-type="float">
            <text:p>0.631473430569457</text:p>
          </table:table-cell>
          <table:table-cell office:value-type="float" office:value="0.633013387812655" calcext:value-type="float">
            <text:p>0.633013387812655</text:p>
          </table:table-cell>
          <table:table-cell office:value-type="float" office:value="0.633393501925757" calcext:value-type="float">
            <text:p>0.633393501925757</text:p>
          </table:table-cell>
          <table:table-cell office:value-type="float" office:value="0.632244669819105" calcext:value-type="float">
            <text:p>0.632244669819105</text:p>
          </table:table-cell>
          <table:table-cell office:value-type="float" office:value="0.632775113906821" calcext:value-type="float">
            <text:p>0.632775113906821</text:p>
          </table:table-cell>
          <table:table-cell office:value-type="float" office:value="0.634326160877625" calcext:value-type="float">
            <text:p>0.634326160877625</text:p>
          </table:table-cell>
          <table:table-cell office:value-type="float" office:value="0.632265085780842" calcext:value-type="float">
            <text:p>0.632265085780842</text:p>
          </table:table-cell>
          <table:table-cell office:value-type="float" office:value="0.634324387153289" calcext:value-type="float">
            <text:p>0.634324387153289</text:p>
          </table:table-cell>
          <table:table-cell office:value-type="float" office:value="0.633801250428908" calcext:value-type="float">
            <text:p>0.633801250428908</text:p>
          </table:table-cell>
          <table:table-cell office:value-type="float" office:value="0.634448425681505" calcext:value-type="float">
            <text:p>0.634448425681505</text:p>
          </table:table-cell>
          <table:table-cell office:value-type="float" office:value="0.633046087998663" calcext:value-type="float">
            <text:p>0.633046087998663</text:p>
          </table:table-cell>
          <table:table-cell office:value-type="float" office:value="0.634565217063763" calcext:value-type="float">
            <text:p>0.634565217063763</text:p>
          </table:table-cell>
          <table:table-cell office:value-type="float" office:value="0.632184249457135" calcext:value-type="float">
            <text:p>0.632184249457135</text:p>
          </table:table-cell>
          <table:table-cell office:value-type="float" office:value="0.632384109873379" calcext:value-type="float">
            <text:p>0.632384109873379</text:p>
          </table:table-cell>
          <table:table-cell office:value-type="float" office:value="0.632825830792621" calcext:value-type="float">
            <text:p>0.632825830792621</text:p>
          </table:table-cell>
          <table:table-cell office:value-type="float" office:value="0.634119916661317" calcext:value-type="float">
            <text:p>0.634119916661317</text:p>
          </table:table-cell>
          <table:table-cell office:value-type="float" office:value="0.631680158309608" calcext:value-type="float">
            <text:p>0.631680158309608</text:p>
          </table:table-cell>
          <table:table-cell office:value-type="float" office:value="0.63279518788239" calcext:value-type="float">
            <text:p>0.63279518788239</text:p>
          </table:table-cell>
          <table:table-cell office:value-type="float" office:value="0.632500552628299" calcext:value-type="float">
            <text:p>0.632500552628299</text:p>
          </table:table-cell>
          <table:table-cell office:value-type="float" office:value="0.632144266446107" calcext:value-type="float">
            <text:p>0.632144266446107</text:p>
          </table:table-cell>
          <table:table-cell office:value-type="float" office:value="0.637294382386231" calcext:value-type="float">
            <text:p>0.637294382386231</text:p>
          </table:table-cell>
          <table:table-cell office:value-type="float" office:value="0.653092981540759" calcext:value-type="float">
            <text:p>0.653092981540759</text:p>
          </table:table-cell>
          <table:table-cell office:value-type="float" office:value="0.646105075663317" calcext:value-type="float">
            <text:p>0.646105075663317</text:p>
          </table:table-cell>
          <table:table-cell office:value-type="float" office:value="0.650967643628255" calcext:value-type="float">
            <text:p>0.650967643628255</text:p>
          </table:table-cell>
          <table:table-cell office:value-type="float" office:value="0.657158924731071" calcext:value-type="float">
            <text:p>0.657158924731071</text:p>
          </table:table-cell>
          <table:table-cell office:value-type="float" office:value="0.651607281102629" calcext:value-type="float">
            <text:p>0.651607281102629</text:p>
          </table:table-cell>
          <table:table-cell office:value-type="float" office:value="0.664369338862722" calcext:value-type="float">
            <text:p>0.664369338862722</text:p>
          </table:table-cell>
          <table:table-cell office:value-type="float" office:value="0.666003980166722" calcext:value-type="float">
            <text:p>0.666003980166722</text:p>
          </table:table-cell>
          <table:table-cell office:value-type="float" office:value="0.675283505032069" calcext:value-type="float">
            <text:p>0.675283505032069</text:p>
          </table:table-cell>
          <table:table-cell office:value-type="float" office:value="0.665744021732839" calcext:value-type="float">
            <text:p>0.665744021732839</text:p>
          </table:table-cell>
          <table:table-cell office:value-type="float" office:value="0.659296861077666" calcext:value-type="float">
            <text:p>0.659296861077666</text:p>
          </table:table-cell>
          <table:table-cell office:value-type="float" office:value="0.650705439283745" calcext:value-type="float">
            <text:p>0.650705439283745</text:p>
          </table:table-cell>
          <table:table-cell office:value-type="float" office:value="0.657464755425294" calcext:value-type="float">
            <text:p>0.657464755425294</text:p>
          </table:table-cell>
          <table:table-cell office:value-type="float" office:value="0.654669626016219" calcext:value-type="float">
            <text:p>0.654669626016219</text:p>
          </table:table-cell>
          <table:table-cell office:value-type="float" office:value="0.653505070753136" calcext:value-type="float">
            <text:p>0.653505070753136</text:p>
          </table:table-cell>
          <table:table-cell office:value-type="float" office:value="0.649703595418893" calcext:value-type="float">
            <text:p>0.649703595418893</text:p>
          </table:table-cell>
          <table:table-cell office:value-type="float" office:value="0.649586403489638" calcext:value-type="float">
            <text:p>0.649586403489638</text:p>
          </table:table-cell>
          <table:table-cell office:value-type="float" office:value="0.637550684456315" calcext:value-type="float">
            <text:p>0.637550684456315</text:p>
          </table:table-cell>
          <table:table-cell office:value-type="float" office:value="0.641885152808039" calcext:value-type="float">
            <text:p>0.641885152808039</text:p>
          </table:table-cell>
          <table:table-cell office:value-type="float" office:value="0.641638211654114" calcext:value-type="float">
            <text:p>0.641638211654114</text:p>
          </table:table-cell>
          <table:table-cell office:value-type="float" office:value="0.637119593857005" calcext:value-type="float">
            <text:p>0.637119593857005</text:p>
          </table:table-cell>
          <table:table-cell office:value-type="float" office:value="0.623848755914417" calcext:value-type="float">
            <text:p>0.623848755914417</text:p>
          </table:table-cell>
          <table:table-cell office:value-type="float" office:value="0.620249056505841" calcext:value-type="float">
            <text:p>0.620249056505841</text:p>
          </table:table-cell>
          <table:table-cell office:value-type="float" office:value="0.628521979841982" calcext:value-type="float">
            <text:p>0.628521979841982</text:p>
          </table:table-cell>
          <table:table-cell office:value-type="float" office:value="0.635651509732956" calcext:value-type="float">
            <text:p>0.635651509732956</text:p>
          </table:table-cell>
          <table:table-cell office:value-type="float" office:value="0.622965706882696" calcext:value-type="float">
            <text:p>0.622965706882696</text:p>
          </table:table-cell>
          <table:table-cell office:value-type="float" office:value="0.623176732413871" calcext:value-type="float">
            <text:p>0.623176732413871</text:p>
          </table:table-cell>
          <table:table-cell office:value-type="float" office:value="0.618014010182529" calcext:value-type="float">
            <text:p>0.618014010182529</text:p>
          </table:table-cell>
          <table:table-cell office:value-type="float" office:value="0.6169330291292" calcext:value-type="float">
            <text:p>0.6169330291292</text:p>
          </table:table-cell>
          <table:table-cell office:value-type="float" office:value="0.633558708275591" calcext:value-type="float">
            <text:p>0.633558708275591</text:p>
          </table:table-cell>
          <table:table-cell office:value-type="float" office:value="0.622032916466265" calcext:value-type="float">
            <text:p>0.622032916466265</text:p>
          </table:table-cell>
          <table:table-cell office:value-type="float" office:value="0.621962466493415" calcext:value-type="float">
            <text:p>0.621962466493415</text:p>
          </table:table-cell>
          <table:table-cell office:value-type="float" office:value="0.625199338470221" calcext:value-type="float">
            <text:p>0.625199338470221</text:p>
          </table:table-cell>
          <table:table-cell office:value-type="float" office:value="0.616296489220967" calcext:value-type="float">
            <text:p>0.616296489220967</text:p>
          </table:table-cell>
          <table:table-cell office:value-type="float" office:value="0.613499322520857" calcext:value-type="float">
            <text:p>0.613499322520857</text:p>
          </table:table-cell>
          <table:table-cell office:value-type="float" office:value="0.624783160502269" calcext:value-type="float">
            <text:p>0.624783160502269</text:p>
          </table:table-cell>
          <table:table-cell office:value-type="float" office:value="0.611362018844003" calcext:value-type="float">
            <text:p>0.611362018844003</text:p>
          </table:table-cell>
          <table:table-cell office:value-type="float" office:value="0.611077891737606" calcext:value-type="float">
            <text:p>0.611077891737606</text:p>
          </table:table-cell>
          <table:table-cell office:value-type="float" office:value="0.615364448504131" calcext:value-type="float">
            <text:p>0.615364448504131</text:p>
          </table:table-cell>
          <table:table-cell office:value-type="float" office:value="0.60545540051901" calcext:value-type="float">
            <text:p>0.60545540051901</text:p>
          </table:table-cell>
          <table:table-cell office:value-type="float" office:value="0.59957192677134" calcext:value-type="float">
            <text:p>0.59957192677134</text:p>
          </table:table-cell>
          <table:table-cell office:value-type="float" office:value="0.605608562228706" calcext:value-type="float">
            <text:p>0.605608562228706</text:p>
          </table:table-cell>
          <table:table-cell office:value-type="float" office:value="0.61590759498068" calcext:value-type="float">
            <text:p>0.61590759498068</text:p>
          </table:table-cell>
          <table:table-cell office:value-type="float" office:value="0.622517956766324" calcext:value-type="float">
            <text:p>0.622517956766324</text:p>
          </table:table-cell>
          <table:table-cell office:value-type="float" office:value="0.61714427563242" calcext:value-type="float">
            <text:p>0.61714427563242</text:p>
          </table:table-cell>
          <table:table-cell office:value-type="float" office:value="0.626183542785202" calcext:value-type="float">
            <text:p>0.626183542785202</text:p>
          </table:table-cell>
          <table:table-cell office:value-type="float" office:value="0.610890869236568" calcext:value-type="float">
            <text:p>0.610890869236568</text:p>
          </table:table-cell>
          <table:table-cell office:value-type="float" office:value="0.606483313347553" calcext:value-type="float">
            <text:p>0.606483313347553</text:p>
          </table:table-cell>
          <table:table-cell office:value-type="float" office:value="0.600554527240462" calcext:value-type="float">
            <text:p>0.600554527240462</text:p>
          </table:table-cell>
          <table:table-cell office:value-type="float" office:value="0.586502397926991" calcext:value-type="float">
            <text:p>0.586502397926991</text:p>
          </table:table-cell>
          <table:table-cell office:value-type="float" office:value="0.588763580812662" calcext:value-type="float">
            <text:p>0.588763580812662</text:p>
          </table:table-cell>
          <table:table-cell office:value-type="float" office:value="0.580770862048764" calcext:value-type="float">
            <text:p>0.580770862048764</text:p>
          </table:table-cell>
          <table:table-cell office:value-type="float" office:value="0.565999877387619" calcext:value-type="float">
            <text:p>0.565999877387619</text:p>
          </table:table-cell>
          <table:table-cell office:value-type="float" office:value="0.577071997421108" calcext:value-type="float">
            <text:p>0.577071997421108</text:p>
          </table:table-cell>
          <table:table-cell office:value-type="float" office:value="0.569726472732969" calcext:value-type="float">
            <text:p>0.569726472732969</text:p>
          </table:table-cell>
          <table:table-cell office:value-type="float" office:value="0.577150779736321" calcext:value-type="float">
            <text:p>0.577150779736321</text:p>
          </table:table-cell>
          <table:table-cell office:value-type="float" office:value="0.578457177042834" calcext:value-type="float">
            <text:p>0.578457177042834</text:p>
          </table:table-cell>
          <table:table-cell office:value-type="float" office:value="0.564527999440106" calcext:value-type="float">
            <text:p>0.564527999440106</text:p>
          </table:table-cell>
          <table:table-cell office:value-type="float" office:value="0.563513405906398" calcext:value-type="float">
            <text:p>0.563513405906398</text:p>
          </table:table-cell>
          <table:table-cell office:value-type="float" office:value="0.56185482863335" calcext:value-type="float">
            <text:p>0.56185482863335</text:p>
          </table:table-cell>
          <table:table-cell office:value-type="float" office:value="0.554236716309565" calcext:value-type="float">
            <text:p>0.554236716309565</text:p>
          </table:table-cell>
          <table:table-cell office:value-type="float" office:value="0.555351964324619" calcext:value-type="float">
            <text:p>0.555351964324619</text:p>
          </table:table-cell>
          <table:table-cell office:value-type="float" office:value="0.555315066178934" calcext:value-type="float">
            <text:p>0.555315066178934</text:p>
          </table:table-cell>
          <table:table-cell office:value-type="float" office:value="0.544753902993998" calcext:value-type="float">
            <text:p>0.544753902993998</text:p>
          </table:table-cell>
          <table:table-cell office:value-type="float" office:value="0.543294588505101" calcext:value-type="float">
            <text:p>0.543294588505101</text:p>
          </table:table-cell>
          <table:table-cell office:value-type="float" office:value="0.546543741838162" calcext:value-type="float">
            <text:p>0.546543741838162</text:p>
          </table:table-cell>
          <table:table-cell office:value-type="float" office:value="0.546280395164883" calcext:value-type="float">
            <text:p>0.546280395164883</text:p>
          </table:table-cell>
          <table:table-cell office:value-type="float" office:value="0.564690684094676" calcext:value-type="float">
            <text:p>0.564690684094676</text:p>
          </table:table-cell>
          <table:table-cell office:value-type="float" office:value="0.546736429804842" calcext:value-type="float">
            <text:p>0.546736429804842</text:p>
          </table:table-cell>
          <table:table-cell office:value-type="float" office:value="0.548970005310499" calcext:value-type="float">
            <text:p>0.548970005310499</text:p>
          </table:table-cell>
          <table:table-cell office:value-type="float" office:value="0.554615448318072" calcext:value-type="float">
            <text:p>0.554615448318072</text:p>
          </table:table-cell>
          <table:table-cell office:value-type="float" office:value="0.571599626695999" calcext:value-type="float">
            <text:p>0.571599626695999</text:p>
          </table:table-cell>
          <table:table-cell office:value-type="float" office:value="0.560033833317216" calcext:value-type="float">
            <text:p>0.560033833317216</text:p>
          </table:table-cell>
          <table:table-cell office:value-type="float" office:value="0.55724524763911" calcext:value-type="float">
            <text:p>0.55724524763911</text:p>
          </table:table-cell>
          <table:table-cell office:value-type="float" office:value="0.556303645001063" calcext:value-type="float">
            <text:p>0.556303645001063</text:p>
          </table:table-cell>
          <table:table-cell office:value-type="float" office:value="0.563981270904218" calcext:value-type="float">
            <text:p>0.563981270904218</text:p>
          </table:table-cell>
          <table:table-cell office:value-type="float" office:value="0.581088325789683" calcext:value-type="float">
            <text:p>0.581088325789683</text:p>
          </table:table-cell>
          <table:table-cell office:value-type="float" office:value="0.575415865679846" calcext:value-type="float">
            <text:p>0.575415865679846</text:p>
          </table:table-cell>
          <table:table-cell office:value-type="float" office:value="0.569045531692744" calcext:value-type="float">
            <text:p>0.569045531692744</text:p>
          </table:table-cell>
          <table:table-cell office:value-type="float" office:value="0.556602350367423" calcext:value-type="float">
            <text:p>0.556602350367423</text:p>
          </table:table-cell>
          <table:table-cell office:value-type="float" office:value="0.554884026346316" calcext:value-type="float">
            <text:p>0.554884026346316</text:p>
          </table:table-cell>
          <table:table-cell office:value-type="float" office:value="0.569281725102357" calcext:value-type="float">
            <text:p>0.569281725102357</text:p>
          </table:table-cell>
          <table:table-cell office:value-type="float" office:value="0.565132996841483" calcext:value-type="float">
            <text:p>0.565132996841483</text:p>
          </table:table-cell>
          <table:table-cell office:value-type="float" office:value="0.551404876614332" calcext:value-type="float">
            <text:p>0.551404876614332</text:p>
          </table:table-cell>
          <table:table-cell office:value-type="float" office:value="0.553776324448474" calcext:value-type="float">
            <text:p>0.553776324448474</text:p>
          </table:table-cell>
          <table:table-cell office:value-type="float" office:value="0.547970165761282" calcext:value-type="float">
            <text:p>0.547970165761282</text:p>
          </table:table-cell>
          <table:table-cell office:value-type="float" office:value="0.546328525222143" calcext:value-type="float">
            <text:p>0.546328525222143</text:p>
          </table:table-cell>
          <table:table-cell office:value-type="float" office:value="0.568260885812373" calcext:value-type="float">
            <text:p>0.568260885812373</text:p>
          </table:table-cell>
          <table:table-cell office:value-type="float" office:value="0.552451414868125" calcext:value-type="float">
            <text:p>0.552451414868125</text:p>
          </table:table-cell>
          <table:table-cell office:value-type="float" office:value="0.552363258670835" calcext:value-type="float">
            <text:p>0.552363258670835</text:p>
          </table:table-cell>
          <table:table-cell office:value-type="float" office:value="0.538859672986508" calcext:value-type="float">
            <text:p>0.538859672986508</text:p>
          </table:table-cell>
          <table:table-cell office:value-type="float" office:value="0.542989708800465" calcext:value-type="float">
            <text:p>0.542989708800465</text:p>
          </table:table-cell>
          <table:table-cell office:value-type="float" office:value="0.536652563638492" calcext:value-type="float">
            <text:p>0.536652563638492</text:p>
          </table:table-cell>
          <table:table-cell office:value-type="float" office:value="0.538167241349501" calcext:value-type="float">
            <text:p>0.538167241349501</text:p>
          </table:table-cell>
          <table:table-cell office:value-type="float" office:value="0.542766256643962" calcext:value-type="float">
            <text:p>0.542766256643962</text:p>
          </table:table-cell>
          <table:table-cell office:value-type="float" office:value="0.550513034197885" calcext:value-type="float">
            <text:p>0.550513034197885</text:p>
          </table:table-cell>
          <table:table-cell office:value-type="float" office:value="0.548527488882134" calcext:value-type="float">
            <text:p>0.548527488882134</text:p>
          </table:table-cell>
          <table:table-cell office:value-type="float" office:value="0.547905297474876" calcext:value-type="float">
            <text:p>0.547905297474876</text:p>
          </table:table-cell>
          <table:table-cell office:value-type="float" office:value="0.552315459855978" calcext:value-type="float">
            <text:p>0.552315459855978</text:p>
          </table:table-cell>
          <table:table-cell office:value-type="float" office:value="0.555605270635758" calcext:value-type="float">
            <text:p>0.555605270635758</text:p>
          </table:table-cell>
          <table:table-cell office:value-type="float" office:value="0.557597700679793" calcext:value-type="float">
            <text:p>0.557597700679793</text:p>
          </table:table-cell>
          <table:table-cell office:value-type="float" office:value="0.535761984385359" calcext:value-type="float">
            <text:p>0.535761984385359</text:p>
          </table:table-cell>
          <table:table-cell office:value-type="float" office:value="0.538924357697706" calcext:value-type="float">
            <text:p>0.538924357697706</text:p>
          </table:table-cell>
          <table:table-cell office:value-type="float" office:value="0.536279724235897" calcext:value-type="float">
            <text:p>0.536279724235897</text:p>
          </table:table-cell>
          <table:table-cell office:value-type="float" office:value="0.529442248598647" calcext:value-type="float">
            <text:p>0.529442248598647</text:p>
          </table:table-cell>
          <table:table-cell office:value-type="float" office:value="0.52884573040638" calcext:value-type="float">
            <text:p>0.52884573040638</text:p>
          </table:table-cell>
          <table:table-cell office:value-type="float" office:value="0.538637898288664" calcext:value-type="float">
            <text:p>0.538637898288664</text:p>
          </table:table-cell>
          <table:table-cell office:value-type="float" office:value="0.531701360499902" calcext:value-type="float">
            <text:p>0.531701360499902</text:p>
          </table:table-cell>
          <table:table-cell office:value-type="float" office:value="0.52860053656871" calcext:value-type="float">
            <text:p>0.52860053656871</text:p>
          </table:table-cell>
          <table:table-cell office:value-type="float" office:value="0.531312932625508" calcext:value-type="float">
            <text:p>0.531312932625508</text:p>
          </table:table-cell>
          <table:table-cell office:value-type="float" office:value="0.533479546852503" calcext:value-type="float">
            <text:p>0.533479546852503</text:p>
          </table:table-cell>
          <table:table-cell office:value-type="float" office:value="0.529098252721799" calcext:value-type="float">
            <text:p>0.529098252721799</text:p>
          </table:table-cell>
          <table:table-cell office:value-type="float" office:value="0.524613699753272" calcext:value-type="float">
            <text:p>0.524613699753272</text:p>
          </table:table-cell>
          <table:table-cell office:value-type="float" office:value="0.518992531530131" calcext:value-type="float">
            <text:p>0.518992531530131</text:p>
          </table:table-cell>
          <table:table-cell office:value-type="float" office:value="0.528315407180997" calcext:value-type="float">
            <text:p>0.528315407180997</text:p>
          </table:table-cell>
          <table:table-cell office:value-type="float" office:value="0.536656634563335" calcext:value-type="float">
            <text:p>0.536656634563335</text:p>
          </table:table-cell>
          <table:table-cell office:value-type="float" office:value="0.529155813743608" calcext:value-type="float">
            <text:p>0.529155813743608</text:p>
          </table:table-cell>
          <table:table-cell office:value-type="float" office:value="0.532298069703714" calcext:value-type="float">
            <text:p>0.532298069703714</text:p>
          </table:table-cell>
          <table:table-cell office:value-type="float" office:value="0.527524608981889" calcext:value-type="float">
            <text:p>0.527524608981889</text:p>
          </table:table-cell>
          <table:table-cell office:value-type="float" office:value="0.526640022060142" calcext:value-type="float">
            <text:p>0.526640022060142</text:p>
          </table:table-cell>
          <table:table-cell office:value-type="float" office:value="0.542976686467982" calcext:value-type="float">
            <text:p>0.542976686467982</text:p>
          </table:table-cell>
          <table:table-cell office:value-type="float" office:value="0.532555562475346" calcext:value-type="float">
            <text:p>0.532555562475346</text:p>
          </table:table-cell>
          <table:table-cell office:value-type="float" office:value="0.531178766036706" calcext:value-type="float">
            <text:p>0.531178766036706</text:p>
          </table:table-cell>
          <table:table-cell office:value-type="float" office:value="0.533127742138982" calcext:value-type="float">
            <text:p>0.533127742138982</text:p>
          </table:table-cell>
          <table:table-cell office:value-type="float" office:value="0.530606758858272" calcext:value-type="float">
            <text:p>0.530606758858272</text:p>
          </table:table-cell>
          <table:table-cell office:value-type="float" office:value="0.530373556103876" calcext:value-type="float">
            <text:p>0.530373556103876</text:p>
          </table:table-cell>
          <table:table-cell office:value-type="float" office:value="0.5336911958273" calcext:value-type="float">
            <text:p>0.5336911958273</text:p>
          </table:table-cell>
          <table:table-cell office:value-type="float" office:value="0.537875619619202" calcext:value-type="float">
            <text:p>0.537875619619202</text:p>
          </table:table-cell>
          <table:table-cell office:value-type="float" office:value="0.532961179934789" calcext:value-type="float">
            <text:p>0.532961179934789</text:p>
          </table:table-cell>
          <table:table-cell office:value-type="float" office:value="0.531475153516945" calcext:value-type="float">
            <text:p>0.531475153516945</text:p>
          </table:table-cell>
          <table:table-cell office:value-type="float" office:value="0.530556684903556" calcext:value-type="float">
            <text:p>0.530556684903556</text:p>
          </table:table-cell>
          <table:table-cell office:value-type="float" office:value="0.53137900325868" calcext:value-type="float">
            <text:p>0.53137900325868</text:p>
          </table:table-cell>
          <table:table-cell office:value-type="float" office:value="0.522134097834551" calcext:value-type="float">
            <text:p>0.522134097834551</text:p>
          </table:table-cell>
          <table:table-cell office:value-type="float" office:value="0.51674274116275" calcext:value-type="float">
            <text:p>0.51674274116275</text:p>
          </table:table-cell>
          <table:table-cell office:value-type="float" office:value="0.510016640234854" calcext:value-type="float">
            <text:p>0.510016640234854</text:p>
          </table:table-cell>
          <table:table-cell office:value-type="float" office:value="0.507535150368367" calcext:value-type="float">
            <text:p>0.507535150368367</text:p>
          </table:table-cell>
          <table:table-cell office:value-type="float" office:value="0.510588227228615" calcext:value-type="float">
            <text:p>0.510588227228615</text:p>
          </table:table-cell>
          <table:table-cell office:value-type="float" office:value="0.53025690921749" calcext:value-type="float">
            <text:p>0.53025690921749</text:p>
          </table:table-cell>
          <table:table-cell office:value-type="float" office:value="0.517323158079831" calcext:value-type="float">
            <text:p>0.517323158079831</text:p>
          </table:table-cell>
          <table:table-cell office:value-type="float" office:value="0.532339030659747" calcext:value-type="float">
            <text:p>0.532339030659747</text:p>
          </table:table-cell>
          <table:table-cell office:value-type="float" office:value="0.527793588559423" calcext:value-type="float">
            <text:p>0.527793588559423</text:p>
          </table:table-cell>
          <table:table-cell office:value-type="float" office:value="0.526816867786031" calcext:value-type="float">
            <text:p>0.526816867786031</text:p>
          </table:table-cell>
          <table:table-cell office:value-type="float" office:value="0.534054010793402" calcext:value-type="float">
            <text:p>0.534054010793402</text:p>
          </table:table-cell>
          <table:table-cell office:value-type="float" office:value="0.52674650905556" calcext:value-type="float">
            <text:p>0.52674650905556</text:p>
          </table:table-cell>
          <table:table-cell office:value-type="float" office:value="0.528201425182474" calcext:value-type="float">
            <text:p>0.528201425182474</text:p>
          </table:table-cell>
          <table:table-cell office:value-type="float" office:value="0.505512163789869" calcext:value-type="float">
            <text:p>0.505512163789869</text:p>
          </table:table-cell>
          <table:table-cell office:value-type="float" office:value="0.499500902287589" calcext:value-type="float">
            <text:p>0.499500902287589</text:p>
          </table:table-cell>
          <table:table-cell office:value-type="float" office:value="0.506830782755858" calcext:value-type="float">
            <text:p>0.506830782755858</text:p>
          </table:table-cell>
          <table:table-cell office:value-type="float" office:value="0.505539257012382" calcext:value-type="float">
            <text:p>0.505539257012382</text:p>
          </table:table-cell>
          <table:table-cell office:value-type="float" office:value="0.501339951982538" calcext:value-type="float">
            <text:p>0.501339951982538</text:p>
          </table:table-cell>
          <table:table-cell office:value-type="float" office:value="0.499671582939046" calcext:value-type="float">
            <text:p>0.499671582939046</text:p>
          </table:table-cell>
          <table:table-cell office:value-type="float" office:value="0.511060553227698" calcext:value-type="float">
            <text:p>0.511060553227698</text:p>
          </table:table-cell>
          <table:table-cell office:value-type="float" office:value="0.515545250054294" calcext:value-type="float">
            <text:p>0.515545250054294</text:p>
          </table:table-cell>
          <table:table-cell office:value-type="float" office:value="0.501284048504953" calcext:value-type="float">
            <text:p>0.501284048504953</text:p>
          </table:table-cell>
          <table:table-cell office:value-type="float" office:value="0.499971855531497" calcext:value-type="float">
            <text:p>0.499971855531497</text:p>
          </table:table-cell>
          <table:table-cell office:value-type="float" office:value="0.501268801662076" calcext:value-type="float">
            <text:p>0.501268801662076</text:p>
          </table:table-cell>
          <table:table-cell office:value-type="float" office:value="0.496301379550311" calcext:value-type="float">
            <text:p>0.496301379550311</text:p>
          </table:table-cell>
          <table:table-cell office:value-type="float" office:value="0.490091291075077" calcext:value-type="float">
            <text:p>0.490091291075077</text:p>
          </table:table-cell>
          <table:table-cell office:value-type="float" office:value="0.492962311033796" calcext:value-type="float">
            <text:p>0.492962311033796</text:p>
          </table:table-cell>
          <table:table-cell office:value-type="float" office:value="0.491051002029846" calcext:value-type="float">
            <text:p>0.491051002029846</text:p>
          </table:table-cell>
          <table:table-cell office:value-type="float" office:value="0.48819521846132" calcext:value-type="float">
            <text:p>0.48819521846132</text:p>
          </table:table-cell>
          <table:table-cell office:value-type="float" office:value="0.48162193649485" calcext:value-type="float">
            <text:p>0.48162193649485</text:p>
          </table:table-cell>
          <table:table-cell office:value-type="float" office:value="0.485027604959754" calcext:value-type="float">
            <text:p>0.485027604959754</text:p>
          </table:table-cell>
          <table:table-cell office:value-type="float" office:value="0.483826833956447" calcext:value-type="float">
            <text:p>0.483826833956447</text:p>
          </table:table-cell>
          <table:table-cell office:value-type="float" office:value="0.498017490763896" calcext:value-type="float">
            <text:p>0.498017490763896</text:p>
          </table:table-cell>
          <table:table-cell office:value-type="float" office:value="0.49324216893577" calcext:value-type="float">
            <text:p>0.49324216893577</text:p>
          </table:table-cell>
          <table:table-cell office:value-type="float" office:value="0.485564718468728" calcext:value-type="float">
            <text:p>0.485564718468728</text:p>
          </table:table-cell>
          <table:table-cell office:value-type="float" office:value="0.486080695712508" calcext:value-type="float">
            <text:p>0.486080695712508</text:p>
          </table:table-cell>
          <table:table-cell office:value-type="float" office:value="0.496182172898888" calcext:value-type="float">
            <text:p>0.496182172898888</text:p>
          </table:table-cell>
          <table:table-cell office:value-type="float" office:value="0.487721561380666" calcext:value-type="float">
            <text:p>0.487721561380666</text:p>
          </table:table-cell>
          <table:table-cell office:value-type="float" office:value="0.490341343193269" calcext:value-type="float">
            <text:p>0.490341343193269</text:p>
          </table:table-cell>
          <table:table-cell office:value-type="float" office:value="0.483706233252688" calcext:value-type="float">
            <text:p>0.483706233252688</text:p>
          </table:table-cell>
          <table:table-cell office:value-type="float" office:value="0.488478170361862" calcext:value-type="float">
            <text:p>0.488478170361862</text:p>
          </table:table-cell>
          <table:table-cell office:value-type="float" office:value="0.483705035879958" calcext:value-type="float">
            <text:p>0.483705035879958</text:p>
          </table:table-cell>
          <table:table-cell office:value-type="float" office:value="0.482165341381501" calcext:value-type="float">
            <text:p>0.482165341381501</text:p>
          </table:table-cell>
          <table:table-cell office:value-type="float" office:value="0.48300379111467" calcext:value-type="float">
            <text:p>0.48300379111467</text:p>
          </table:table-cell>
          <table:table-cell office:value-type="float" office:value="0.502966874393952" calcext:value-type="float">
            <text:p>0.502966874393952</text:p>
          </table:table-cell>
          <table:table-cell office:value-type="float" office:value="0.482629917851568" calcext:value-type="float">
            <text:p>0.482629917851568</text:p>
          </table:table-cell>
          <table:table-cell office:value-type="float" office:value="0.491518971773388" calcext:value-type="float">
            <text:p>0.491518971773388</text:p>
          </table:table-cell>
          <table:table-cell office:value-type="float" office:value="0.490901642451499" calcext:value-type="float">
            <text:p>0.490901642451499</text:p>
          </table:table-cell>
          <table:table-cell office:value-type="float" office:value="0.499301524878552" calcext:value-type="float">
            <text:p>0.499301524878552</text:p>
          </table:table-cell>
          <table:table-cell office:value-type="float" office:value="0.497824412630817" calcext:value-type="float">
            <text:p>0.497824412630817</text:p>
          </table:table-cell>
          <table:table-cell office:value-type="float" office:value="0.4870384388468" calcext:value-type="float">
            <text:p>0.4870384388468</text:p>
          </table:table-cell>
          <table:table-cell office:value-type="float" office:value="0.474340803222254" calcext:value-type="float">
            <text:p>0.474340803222254</text:p>
          </table:table-cell>
          <table:table-cell office:value-type="float" office:value="0.471096558530598" calcext:value-type="float">
            <text:p>0.471096558530598</text:p>
          </table:table-cell>
          <table:table-cell office:value-type="float" office:value="0.491793869918927" calcext:value-type="float">
            <text:p>0.491793869918927</text:p>
          </table:table-cell>
          <table:table-cell office:value-type="float" office:value="0.485364097935574" calcext:value-type="float">
            <text:p>0.485364097935574</text:p>
          </table:table-cell>
          <table:table-cell office:value-type="float" office:value="0.480193725492161" calcext:value-type="float">
            <text:p>0.480193725492161</text:p>
          </table:table-cell>
          <table:table-cell office:value-type="float" office:value="0.485597130357413" calcext:value-type="float">
            <text:p>0.485597130357413</text:p>
          </table:table-cell>
          <table:table-cell office:value-type="float" office:value="0.496420010599172" calcext:value-type="float">
            <text:p>0.496420010599172</text:p>
          </table:table-cell>
          <table:table-cell office:value-type="float" office:value="0.502982367794297" calcext:value-type="float">
            <text:p>0.502982367794297</text:p>
          </table:table-cell>
          <table:table-cell office:value-type="float" office:value="0.490539363971847" calcext:value-type="float">
            <text:p>0.490539363971847</text:p>
          </table:table-cell>
          <table:table-cell office:value-type="float" office:value="0.488660468539563" calcext:value-type="float">
            <text:p>0.488660468539563</text:p>
          </table:table-cell>
          <table:table-cell office:value-type="float" office:value="0.481175741873831" calcext:value-type="float">
            <text:p>0.481175741873831</text:p>
          </table:table-cell>
          <table:table-cell office:value-type="float" office:value="0.478585895015954" calcext:value-type="float">
            <text:p>0.478585895015954</text:p>
          </table:table-cell>
          <table:table-cell office:value-type="float" office:value="0.474486480939895" calcext:value-type="float">
            <text:p>0.474486480939895</text:p>
          </table:table-cell>
          <table:table-cell office:value-type="float" office:value="0.486447057341309" calcext:value-type="float">
            <text:p>0.486447057341309</text:p>
          </table:table-cell>
          <table:table-cell office:value-type="float" office:value="0.488940739563271" calcext:value-type="float">
            <text:p>0.488940739563271</text:p>
          </table:table-cell>
          <table:table-cell office:value-type="float" office:value="0.48205478181265" calcext:value-type="float">
            <text:p>0.48205478181265</text:p>
          </table:table-cell>
          <table:table-cell office:value-type="float" office:value="0.482527354559482" calcext:value-type="float">
            <text:p>0.482527354559482</text:p>
          </table:table-cell>
          <table:table-cell office:value-type="float" office:value="0.47933041345106" calcext:value-type="float">
            <text:p>0.47933041345106</text:p>
          </table:table-cell>
          <table:table-cell office:value-type="float" office:value="0.492367331817792" calcext:value-type="float">
            <text:p>0.492367331817792</text:p>
          </table:table-cell>
          <table:table-cell office:value-type="float" office:value="0.481645607654276" calcext:value-type="float">
            <text:p>0.481645607654276</text:p>
          </table:table-cell>
          <table:table-cell office:value-type="float" office:value="0.484930673149315" calcext:value-type="float">
            <text:p>0.484930673149315</text:p>
          </table:table-cell>
          <table:table-cell office:value-type="float" office:value="0.47648524608684" calcext:value-type="float">
            <text:p>0.47648524608684</text:p>
          </table:table-cell>
          <table:table-cell office:value-type="float" office:value="0.490885887050064" calcext:value-type="float">
            <text:p>0.490885887050064</text:p>
          </table:table-cell>
          <table:table-cell office:value-type="float" office:value="0.478712614350377" calcext:value-type="float">
            <text:p>0.478712614350377</text:p>
          </table:table-cell>
          <table:table-cell office:value-type="float" office:value="0.48012010633987" calcext:value-type="float">
            <text:p>0.48012010633987</text:p>
          </table:table-cell>
          <table:table-cell office:value-type="float" office:value="0.47381524473176" calcext:value-type="float">
            <text:p>0.47381524473176</text:p>
          </table:table-cell>
          <table:table-cell office:value-type="float" office:value="0.47104805894731" calcext:value-type="float">
            <text:p>0.47104805894731</text:p>
          </table:table-cell>
          <table:table-cell office:value-type="float" office:value="0.469078322845278" calcext:value-type="float">
            <text:p>0.469078322845278</text:p>
          </table:table-cell>
          <table:table-cell office:value-type="float" office:value="0.472693439264" calcext:value-type="float">
            <text:p>0.472693439264</text:p>
          </table:table-cell>
          <table:table-cell office:value-type="float" office:value="0.474724944639177" calcext:value-type="float">
            <text:p>0.474724944639177</text:p>
          </table:table-cell>
          <table:table-cell office:value-type="float" office:value="0.476769875294021" calcext:value-type="float">
            <text:p>0.476769875294021</text:p>
          </table:table-cell>
          <table:table-cell office:value-type="float" office:value="0.480939179170901" calcext:value-type="float">
            <text:p>0.480939179170901</text:p>
          </table:table-cell>
          <table:table-cell office:value-type="float" office:value="0.487174533301383" calcext:value-type="float">
            <text:p>0.487174533301383</text:p>
          </table:table-cell>
          <table:table-cell office:value-type="float" office:value="0.482520467578637" calcext:value-type="float">
            <text:p>0.482520467578637</text:p>
          </table:table-cell>
          <table:table-cell office:value-type="float" office:value="0.475173085156385" calcext:value-type="float">
            <text:p>0.475173085156385</text:p>
          </table:table-cell>
          <table:table-cell office:value-type="float" office:value="0.46584847955359" calcext:value-type="float">
            <text:p>0.46584847955359</text:p>
          </table:table-cell>
          <table:table-cell office:value-type="float" office:value="0.463626223375988" calcext:value-type="float">
            <text:p>0.463626223375988</text:p>
          </table:table-cell>
          <table:table-cell office:value-type="float" office:value="0.468217090111958" calcext:value-type="float">
            <text:p>0.468217090111958</text:p>
          </table:table-cell>
          <table:table-cell office:value-type="float" office:value="0.45864482809011" calcext:value-type="float">
            <text:p>0.45864482809011</text:p>
          </table:table-cell>
          <table:table-cell office:value-type="float" office:value="0.466397006740037" calcext:value-type="float">
            <text:p>0.466397006740037</text:p>
          </table:table-cell>
          <table:table-cell office:value-type="float" office:value="0.482383996317789" calcext:value-type="float">
            <text:p>0.482383996317789</text:p>
          </table:table-cell>
          <table:table-cell office:value-type="float" office:value="0.476290284656711" calcext:value-type="float">
            <text:p>0.476290284656711</text:p>
          </table:table-cell>
          <table:table-cell office:value-type="float" office:value="0.475634378639523" calcext:value-type="float">
            <text:p>0.475634378639523</text:p>
          </table:table-cell>
          <table:table-cell office:value-type="float" office:value="0.473537684431891" calcext:value-type="float">
            <text:p>0.473537684431891</text:p>
          </table:table-cell>
          <table:table-cell office:value-type="float" office:value="0.473894176848629" calcext:value-type="float">
            <text:p>0.473894176848629</text:p>
          </table:table-cell>
          <table:table-cell office:value-type="float" office:value="0.475129222885191" calcext:value-type="float">
            <text:p>0.475129222885191</text:p>
          </table:table-cell>
          <table:table-cell office:value-type="float" office:value="0.472896263055401" calcext:value-type="float">
            <text:p>0.472896263055401</text:p>
          </table:table-cell>
          <table:table-cell office:value-type="float" office:value="0.472236233697665" calcext:value-type="float">
            <text:p>0.472236233697665</text:p>
          </table:table-cell>
          <table:table-cell office:value-type="float" office:value="0.467706349541373" calcext:value-type="float">
            <text:p>0.467706349541373</text:p>
          </table:table-cell>
          <table:table-cell office:value-type="float" office:value="0.465066311434475" calcext:value-type="float">
            <text:p>0.465066311434475</text:p>
          </table:table-cell>
          <table:table-cell office:value-type="float" office:value="0.460334746933998" calcext:value-type="float">
            <text:p>0.460334746933998</text:p>
          </table:table-cell>
          <table:table-cell office:value-type="float" office:value="0.45745327306017" calcext:value-type="float">
            <text:p>0.45745327306017</text:p>
          </table:table-cell>
          <table:table-cell office:value-type="float" office:value="0.457051254244503" calcext:value-type="float">
            <text:p>0.457051254244503</text:p>
          </table:table-cell>
          <table:table-cell office:value-type="float" office:value="0.455077288052234" calcext:value-type="float">
            <text:p>0.455077288052234</text:p>
          </table:table-cell>
          <table:table-cell office:value-type="float" office:value="0.453350287213048" calcext:value-type="float">
            <text:p>0.453350287213048</text:p>
          </table:table-cell>
          <table:table-cell office:value-type="float" office:value="0.455855033171888" calcext:value-type="float">
            <text:p>0.455855033171888</text:p>
          </table:table-cell>
          <table:table-cell office:value-type="float" office:value="0.454399720863002" calcext:value-type="float">
            <text:p>0.454399720863002</text:p>
          </table:table-cell>
          <table:table-cell office:value-type="float" office:value="0.454467580603979" calcext:value-type="float">
            <text:p>0.454467580603979</text:p>
          </table:table-cell>
          <table:table-cell office:value-type="float" office:value="0.454051091901062" calcext:value-type="float">
            <text:p>0.454051091901062</text:p>
          </table:table-cell>
          <table:table-cell office:value-type="float" office:value="0.452902830003139" calcext:value-type="float">
            <text:p>0.452902830003139</text:p>
          </table:table-cell>
          <table:table-cell office:value-type="float" office:value="0.452348631358421" calcext:value-type="float">
            <text:p>0.452348631358421</text:p>
          </table:table-cell>
          <table:table-cell office:value-type="float" office:value="0.45128936884171" calcext:value-type="float">
            <text:p>0.45128936884171</text:p>
          </table:table-cell>
          <table:table-cell office:value-type="float" office:value="0.450421522502429" calcext:value-type="float">
            <text:p>0.450421522502429</text:p>
          </table:table-cell>
          <table:table-cell office:value-type="float" office:value="0.45078197269908" calcext:value-type="float">
            <text:p>0.45078197269908</text:p>
          </table:table-cell>
          <table:table-cell office:value-type="float" office:value="0.451960680440011" calcext:value-type="float">
            <text:p>0.451960680440011</text:p>
          </table:table-cell>
          <table:table-cell office:value-type="float" office:value="0.451361268996717" calcext:value-type="float">
            <text:p>0.451361268996717</text:p>
          </table:table-cell>
          <table:table-cell office:value-type="float" office:value="0.4527758446493" calcext:value-type="float">
            <text:p>0.4527758446493</text:p>
          </table:table-cell>
          <table:table-cell office:value-type="float" office:value="0.451801794270488" calcext:value-type="float">
            <text:p>0.451801794270488</text:p>
          </table:table-cell>
          <table:table-cell office:value-type="float" office:value="0.451594004899614" calcext:value-type="float">
            <text:p>0.451594004899614</text:p>
          </table:table-cell>
          <table:table-cell office:value-type="float" office:value="0.450583446588696" calcext:value-type="float">
            <text:p>0.450583446588696</text:p>
          </table:table-cell>
          <table:table-cell office:value-type="float" office:value="0.451934656735255" calcext:value-type="float">
            <text:p>0.451934656735255</text:p>
          </table:table-cell>
          <table:table-cell office:value-type="float" office:value="0.450804832832054" calcext:value-type="float">
            <text:p>0.450804832832054</text:p>
          </table:table-cell>
          <table:table-cell office:value-type="float" office:value="0.450085319638828" calcext:value-type="float">
            <text:p>0.450085319638828</text:p>
          </table:table-cell>
          <table:table-cell office:value-type="float" office:value="0.45025765211566" calcext:value-type="float">
            <text:p>0.45025765211566</text:p>
          </table:table-cell>
          <table:table-cell office:value-type="float" office:value="0.451581821848377" calcext:value-type="float">
            <text:p>0.451581821848377</text:p>
          </table:table-cell>
          <table:table-cell office:value-type="float" office:value="0.450848669713177" calcext:value-type="float">
            <text:p>0.450848669713177</text:p>
          </table:table-cell>
          <table:table-cell office:value-type="float" office:value="0.450867245540914" calcext:value-type="float">
            <text:p>0.450867245540914</text:p>
          </table:table-cell>
          <table:table-cell office:value-type="float" office:value="0.4522074050173" calcext:value-type="float">
            <text:p>0.4522074050173</text:p>
          </table:table-cell>
          <table:table-cell office:value-type="float" office:value="0.451435559057854" calcext:value-type="float">
            <text:p>0.451435559057854</text:p>
          </table:table-cell>
          <table:table-cell office:value-type="float" office:value="0.45156712464059" calcext:value-type="float">
            <text:p>0.45156712464059</text:p>
          </table:table-cell>
          <table:table-cell office:value-type="float" office:value="0.451486959128019" calcext:value-type="float">
            <text:p>0.451486959128019</text:p>
          </table:table-cell>
          <table:table-cell office:value-type="float" office:value="0.452259555822905" calcext:value-type="float">
            <text:p>0.452259555822905</text:p>
          </table:table-cell>
          <table:table-cell office:value-type="float" office:value="0.451017340315405" calcext:value-type="float">
            <text:p>0.451017340315405</text:p>
          </table:table-cell>
          <table:table-cell office:value-type="float" office:value="0.451809190902526" calcext:value-type="float">
            <text:p>0.451809190902526</text:p>
          </table:table-cell>
          <table:table-cell office:value-type="float" office:value="0.45158092517899" calcext:value-type="float">
            <text:p>0.45158092517899</text:p>
          </table:table-cell>
          <table:table-cell office:value-type="float" office:value="0.451313693597011" calcext:value-type="float">
            <text:p>0.451313693597011</text:p>
          </table:table-cell>
          <table:table-cell office:value-type="float" office:value="0.450400153675515" calcext:value-type="float">
            <text:p>0.450400153675515</text:p>
          </table:table-cell>
          <table:table-cell office:value-type="float" office:value="0.450692800460538" calcext:value-type="float">
            <text:p>0.450692800460538</text:p>
          </table:table-cell>
          <table:table-cell office:value-type="float" office:value="0.451098171929899" calcext:value-type="float">
            <text:p>0.451098171929899</text:p>
          </table:table-cell>
          <table:table-cell office:value-type="float" office:value="0.450283822287781" calcext:value-type="float">
            <text:p>0.450283822287781</text:p>
          </table:table-cell>
          <table:table-cell office:value-type="float" office:value="0.450563486159711" calcext:value-type="float">
            <text:p>0.450563486159711</text:p>
          </table:table-cell>
          <table:table-cell office:value-type="float" office:value="0.450901293519672" calcext:value-type="float">
            <text:p>0.450901293519672</text:p>
          </table:table-cell>
          <table:table-cell office:value-type="float" office:value="0.451830085769987" calcext:value-type="float">
            <text:p>0.451830085769987</text:p>
          </table:table-cell>
          <table:table-cell office:value-type="float" office:value="0.451761603967346" calcext:value-type="float">
            <text:p>0.451761603967346</text:p>
          </table:table-cell>
          <table:table-cell office:value-type="float" office:value="0.450696678230597" calcext:value-type="float">
            <text:p>0.450696678230597</text:p>
          </table:table-cell>
          <table:table-cell office:value-type="float" office:value="0.450552882294667" calcext:value-type="float">
            <text:p>0.450552882294667</text:p>
          </table:table-cell>
          <table:table-cell office:value-type="float" office:value="0.450859723540275" calcext:value-type="float">
            <text:p>0.450859723540275</text:p>
          </table:table-cell>
          <table:table-cell office:value-type="float" office:value="0.451282833221418" calcext:value-type="float">
            <text:p>0.451282833221418</text:p>
          </table:table-cell>
          <table:table-cell office:value-type="float" office:value="0.451307367397827" calcext:value-type="float">
            <text:p>0.451307367397827</text:p>
          </table:table-cell>
          <table:table-cell office:value-type="float" office:value="0.451455026708509" calcext:value-type="float">
            <text:p>0.451455026708509</text:p>
          </table:table-cell>
          <table:table-cell office:value-type="float" office:value="0.451310953695677" calcext:value-type="float">
            <text:p>0.451310953695677</text:p>
          </table:table-cell>
          <table:table-cell office:value-type="float" office:value="0.45109604016274" calcext:value-type="float">
            <text:p>0.45109604016274</text:p>
          </table:table-cell>
          <table:table-cell office:value-type="float" office:value="0.451088690681608" calcext:value-type="float">
            <text:p>0.451088690681608</text:p>
          </table:table-cell>
          <table:table-cell office:value-type="float" office:value="0.451524503562219" calcext:value-type="float">
            <text:p>0.451524503562219</text:p>
          </table:table-cell>
          <table:table-cell office:value-type="float" office:value="0.45112577434969" calcext:value-type="float">
            <text:p>0.45112577434969</text:p>
          </table:table-cell>
          <table:table-cell office:value-type="float" office:value="0.452054382929104" calcext:value-type="float">
            <text:p>0.452054382929104</text:p>
          </table:table-cell>
          <table:table-cell office:value-type="float" office:value="0.451034826598361" calcext:value-type="float">
            <text:p>0.451034826598361</text:p>
          </table:table-cell>
          <table:table-cell office:value-type="float" office:value="0.451661004833575" calcext:value-type="float">
            <text:p>0.451661004833575</text:p>
          </table:table-cell>
          <table:table-cell office:value-type="float" office:value="0.451376160526749" calcext:value-type="float">
            <text:p>0.451376160526749</text:p>
          </table:table-cell>
          <table:table-cell office:value-type="float" office:value="0.451306362596447" calcext:value-type="float">
            <text:p>0.451306362596447</text:p>
          </table:table-cell>
          <table:table-cell office:value-type="float" office:value="0.451900413146746" calcext:value-type="float">
            <text:p>0.451900413146746</text:p>
          </table:table-cell>
          <table:table-cell office:value-type="float" office:value="0.451969859312173" calcext:value-type="float">
            <text:p>0.451969859312173</text:p>
          </table:table-cell>
          <table:table-cell office:value-type="float" office:value="0.451774727932989" calcext:value-type="float">
            <text:p>0.451774727932989</text:p>
          </table:table-cell>
          <table:table-cell office:value-type="float" office:value="0.451317238183631" calcext:value-type="float">
            <text:p>0.451317238183631</text:p>
          </table:table-cell>
          <table:table-cell office:value-type="float" office:value="0.450997941617169" calcext:value-type="float">
            <text:p>0.450997941617169</text:p>
          </table:table-cell>
          <table:table-cell office:value-type="float" office:value="0.45109004341686" calcext:value-type="float">
            <text:p>0.45109004341686</text:p>
          </table:table-cell>
          <table:table-cell office:value-type="float" office:value="0.451377394995703" calcext:value-type="float">
            <text:p>0.451377394995703</text:p>
          </table:table-cell>
          <table:table-cell office:value-type="float" office:value="0.451919242477194" calcext:value-type="float">
            <text:p>0.451919242477194</text:p>
          </table:table-cell>
          <table:table-cell office:value-type="float" office:value="0.4520624621358" calcext:value-type="float">
            <text:p>0.4520624621358</text:p>
          </table:table-cell>
          <table:table-cell office:value-type="float" office:value="0.451573066080382" calcext:value-type="float">
            <text:p>0.451573066080382</text:p>
          </table:table-cell>
          <table:table-cell office:value-type="float" office:value="0.451529469823581" calcext:value-type="float">
            <text:p>0.451529469823581</text:p>
          </table:table-cell>
          <table:table-cell office:value-type="float" office:value="0.451477134748853" calcext:value-type="float">
            <text:p>0.451477134748853</text:p>
          </table:table-cell>
          <table:table-cell office:value-type="float" office:value="0.45186795366598" calcext:value-type="float">
            <text:p>0.45186795366598</text:p>
          </table:table-cell>
          <table:table-cell office:value-type="float" office:value="0.45165322592423" calcext:value-type="float">
            <text:p>0.45165322592423</text:p>
          </table:table-cell>
          <table:table-cell office:value-type="float" office:value="0.451750262768185" calcext:value-type="float">
            <text:p>0.451750262768185</text:p>
          </table:table-cell>
          <table:table-cell office:value-type="float" office:value="0.451692108136666" calcext:value-type="float">
            <text:p>0.451692108136666</text:p>
          </table:table-cell>
          <table:table-cell office:value-type="float" office:value="0.450745009718525" calcext:value-type="float">
            <text:p>0.450745009718525</text:p>
          </table:table-cell>
          <table:table-cell office:value-type="float" office:value="0.451002446958646" calcext:value-type="float">
            <text:p>0.451002446958646</text:p>
          </table:table-cell>
          <table:table-cell office:value-type="float" office:value="0.450587669911358" calcext:value-type="float">
            <text:p>0.450587669911358</text:p>
          </table:table-cell>
          <table:table-cell office:value-type="float" office:value="0.450941248947818" calcext:value-type="float">
            <text:p>0.450941248947818</text:p>
          </table:table-cell>
          <table:table-cell office:value-type="float" office:value="0.450850949084927" calcext:value-type="float">
            <text:p>0.450850949084927</text:p>
          </table:table-cell>
          <table:table-cell office:value-type="float" office:value="0.451030711572155" calcext:value-type="float">
            <text:p>0.451030711572155</text:p>
          </table:table-cell>
          <table:table-cell office:value-type="float" office:value="0.450327541661396" calcext:value-type="float">
            <text:p>0.450327541661396</text:p>
          </table:table-cell>
          <table:table-cell office:value-type="float" office:value="0.450812558699741" calcext:value-type="float">
            <text:p>0.450812558699741</text:p>
          </table:table-cell>
          <table:table-cell office:value-type="float" office:value="0.45142495500244" calcext:value-type="float">
            <text:p>0.45142495500244</text:p>
          </table:table-cell>
          <table:table-cell office:value-type="float" office:value="0.450623199278564" calcext:value-type="float">
            <text:p>0.450623199278564</text:p>
          </table:table-cell>
          <table:table-cell office:value-type="float" office:value="0.451255834743613" calcext:value-type="float">
            <text:p>0.451255834743613</text:p>
          </table:table-cell>
          <table:table-cell office:value-type="float" office:value="0.450480136227846" calcext:value-type="float">
            <text:p>0.450480136227846</text:p>
          </table:table-cell>
          <table:table-cell office:value-type="float" office:value="0.450932604773852" calcext:value-type="float">
            <text:p>0.450932604773852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8550290344504" calcext:value-type="float">
            <text:p>-0.208550290344504</text:p>
          </table:table-cell>
          <table:table-cell office:value-type="float" office:value="-0.208548379502841" calcext:value-type="float">
            <text:p>-0.208548379502841</text:p>
          </table:table-cell>
          <table:table-cell office:value-type="float" office:value="-0.208360640082261" calcext:value-type="float">
            <text:p>-0.208360640082261</text:p>
          </table:table-cell>
          <table:table-cell office:value-type="float" office:value="-0.208970744262248" calcext:value-type="float">
            <text:p>-0.208970744262248</text:p>
          </table:table-cell>
          <table:table-cell office:value-type="float" office:value="-0.208707732327182" calcext:value-type="float">
            <text:p>-0.208707732327182</text:p>
          </table:table-cell>
          <table:table-cell office:value-type="float" office:value="-0.209189717842568" calcext:value-type="float">
            <text:p>-0.209189717842568</text:p>
          </table:table-cell>
          <table:table-cell office:value-type="float" office:value="-0.208901672760109" calcext:value-type="float">
            <text:p>-0.208901672760109</text:p>
          </table:table-cell>
          <table:table-cell office:value-type="float" office:value="-0.208578069684014" calcext:value-type="float">
            <text:p>-0.208578069684014</text:p>
          </table:table-cell>
          <table:table-cell office:value-type="float" office:value="-0.208487727829296" calcext:value-type="float">
            <text:p>-0.208487727829296</text:p>
          </table:table-cell>
          <table:table-cell office:value-type="float" office:value="-0.209640724022744" calcext:value-type="float">
            <text:p>-0.209640724022744</text:p>
          </table:table-cell>
          <table:table-cell office:value-type="float" office:value="-0.208752785779923" calcext:value-type="float">
            <text:p>-0.208752785779923</text:p>
          </table:table-cell>
          <table:table-cell office:value-type="float" office:value="-0.209167538454705" calcext:value-type="float">
            <text:p>-0.209167538454705</text:p>
          </table:table-cell>
          <table:table-cell office:value-type="float" office:value="-0.209256000738349" calcext:value-type="float">
            <text:p>-0.209256000738349</text:p>
          </table:table-cell>
          <table:table-cell office:value-type="float" office:value="-0.208872281664524" calcext:value-type="float">
            <text:p>-0.208872281664524</text:p>
          </table:table-cell>
          <table:table-cell office:value-type="float" office:value="-0.208867543061934" calcext:value-type="float">
            <text:p>-0.208867543061934</text:p>
          </table:table-cell>
          <table:table-cell office:value-type="float" office:value="-0.209204702839916" calcext:value-type="float">
            <text:p>-0.209204702839916</text:p>
          </table:table-cell>
          <table:table-cell office:value-type="float" office:value="-0.208896793290416" calcext:value-type="float">
            <text:p>-0.208896793290416</text:p>
          </table:table-cell>
          <table:table-cell office:value-type="float" office:value="-0.20876487591317" calcext:value-type="float">
            <text:p>-0.20876487591317</text:p>
          </table:table-cell>
          <table:table-cell office:value-type="float" office:value="-0.208839239925863" calcext:value-type="float">
            <text:p>-0.208839239925863</text:p>
          </table:table-cell>
          <table:table-cell office:value-type="float" office:value="-0.209768425034281" calcext:value-type="float">
            <text:p>-0.209768425034281</text:p>
          </table:table-cell>
          <table:table-cell office:value-type="float" office:value="-0.208897198567052" calcext:value-type="float">
            <text:p>-0.208897198567052</text:p>
          </table:table-cell>
          <table:table-cell office:value-type="float" office:value="-0.209813473121254" calcext:value-type="float">
            <text:p>-0.209813473121254</text:p>
          </table:table-cell>
          <table:table-cell office:value-type="float" office:value="-0.20880782274218" calcext:value-type="float">
            <text:p>-0.20880782274218</text:p>
          </table:table-cell>
          <table:table-cell office:value-type="float" office:value="-0.209069139564847" calcext:value-type="float">
            <text:p>-0.209069139564847</text:p>
          </table:table-cell>
          <table:table-cell office:value-type="float" office:value="-0.208795587786115" calcext:value-type="float">
            <text:p>-0.208795587786115</text:p>
          </table:table-cell>
          <table:table-cell office:value-type="float" office:value="-0.209087664929086" calcext:value-type="float">
            <text:p>-0.209087664929086</text:p>
          </table:table-cell>
          <table:table-cell office:value-type="float" office:value="-0.208742604630242" calcext:value-type="float">
            <text:p>-0.208742604630242</text:p>
          </table:table-cell>
          <table:table-cell office:value-type="float" office:value="-0.208791385430711" calcext:value-type="float">
            <text:p>-0.208791385430711</text:p>
          </table:table-cell>
          <table:table-cell office:value-type="float" office:value="-0.209174023808286" calcext:value-type="float">
            <text:p>-0.209174023808286</text:p>
          </table:table-cell>
          <table:table-cell office:value-type="float" office:value="-0.209107692515457" calcext:value-type="float">
            <text:p>-0.209107692515457</text:p>
          </table:table-cell>
          <table:table-cell office:value-type="float" office:value="-0.209349549620765" calcext:value-type="float">
            <text:p>-0.209349549620765</text:p>
          </table:table-cell>
          <table:table-cell office:value-type="float" office:value="-0.208771907680759" calcext:value-type="float">
            <text:p>-0.208771907680759</text:p>
          </table:table-cell>
          <table:table-cell office:value-type="float" office:value="-0.209172251494693" calcext:value-type="float">
            <text:p>-0.209172251494693</text:p>
          </table:table-cell>
          <table:table-cell office:value-type="float" office:value="-0.209253194993916" calcext:value-type="float">
            <text:p>-0.209253194993916</text:p>
          </table:table-cell>
          <table:table-cell office:value-type="float" office:value="-0.208855286644306" calcext:value-type="float">
            <text:p>-0.208855286644306</text:p>
          </table:table-cell>
          <table:table-cell office:value-type="float" office:value="-0.20873446276907" calcext:value-type="float">
            <text:p>-0.20873446276907</text:p>
          </table:table-cell>
          <table:table-cell office:value-type="float" office:value="-0.209207984923842" calcext:value-type="float">
            <text:p>-0.209207984923842</text:p>
          </table:table-cell>
          <table:table-cell office:value-type="float" office:value="-0.208694758245009" calcext:value-type="float">
            <text:p>-0.208694758245009</text:p>
          </table:table-cell>
          <table:table-cell office:value-type="float" office:value="-0.20883591812969" calcext:value-type="float">
            <text:p>-0.20883591812969</text:p>
          </table:table-cell>
          <table:table-cell office:value-type="float" office:value="-0.208613598047023" calcext:value-type="float">
            <text:p>-0.208613598047023</text:p>
          </table:table-cell>
          <table:table-cell office:value-type="float" office:value="-0.208958285823054" calcext:value-type="float">
            <text:p>-0.208958285823054</text:p>
          </table:table-cell>
          <table:table-cell office:value-type="float" office:value="-0.209070743958772" calcext:value-type="float">
            <text:p>-0.209070743958772</text:p>
          </table:table-cell>
          <table:table-cell office:value-type="float" office:value="-0.208796333020267" calcext:value-type="float">
            <text:p>-0.208796333020267</text:p>
          </table:table-cell>
          <table:table-cell office:value-type="float" office:value="-0.208923872878559" calcext:value-type="float">
            <text:p>-0.208923872878559</text:p>
          </table:table-cell>
          <table:table-cell office:value-type="float" office:value="-0.209279536554406" calcext:value-type="float">
            <text:p>-0.209279536554406</text:p>
          </table:table-cell>
          <table:table-cell office:value-type="float" office:value="-0.208783466711958" calcext:value-type="float">
            <text:p>-0.208783466711958</text:p>
          </table:table-cell>
          <table:table-cell office:value-type="float" office:value="-0.209265438264244" calcext:value-type="float">
            <text:p>-0.209265438264244</text:p>
          </table:table-cell>
          <table:table-cell office:value-type="float" office:value="-0.209156589813432" calcext:value-type="float">
            <text:p>-0.209156589813432</text:p>
          </table:table-cell>
          <table:table-cell office:value-type="float" office:value="-0.209304847268175" calcext:value-type="float">
            <text:p>-0.209304847268175</text:p>
          </table:table-cell>
          <table:table-cell office:value-type="float" office:value="-0.208969776891546" calcext:value-type="float">
            <text:p>-0.208969776891546</text:p>
          </table:table-cell>
          <table:table-cell office:value-type="float" office:value="-0.209316832157422" calcext:value-type="float">
            <text:p>-0.209316832157422</text:p>
          </table:table-cell>
          <table:table-cell office:value-type="float" office:value="-0.208777556259455" calcext:value-type="float">
            <text:p>-0.208777556259455</text:p>
          </table:table-cell>
          <table:table-cell office:value-type="float" office:value="-0.2088152816493" calcext:value-type="float">
            <text:p>-0.2088152816493</text:p>
          </table:table-cell>
          <table:table-cell office:value-type="float" office:value="-0.208890882042045" calcext:value-type="float">
            <text:p>-0.208890882042045</text:p>
          </table:table-cell>
          <table:table-cell office:value-type="float" office:value="-0.209236493368479" calcext:value-type="float">
            <text:p>-0.209236493368479</text:p>
          </table:table-cell>
          <table:table-cell office:value-type="float" office:value="-0.208659529182498" calcext:value-type="float">
            <text:p>-0.208659529182498</text:p>
          </table:table-cell>
          <table:table-cell office:value-type="float" office:value="-0.208867973287551" calcext:value-type="float">
            <text:p>-0.208867973287551</text:p>
          </table:table-cell>
          <table:table-cell office:value-type="float" office:value="-0.208795852203863" calcext:value-type="float">
            <text:p>-0.208795852203863</text:p>
          </table:table-cell>
          <table:table-cell office:value-type="float" office:value="-0.208709887991019" calcext:value-type="float">
            <text:p>-0.208709887991019</text:p>
          </table:table-cell>
          <table:table-cell office:value-type="float" office:value="-0.21198344929417" calcext:value-type="float">
            <text:p>-0.21198344929417</text:p>
          </table:table-cell>
          <table:table-cell office:value-type="float" office:value="-0.21426049377714" calcext:value-type="float">
            <text:p>-0.21426049377714</text:p>
          </table:table-cell>
          <table:table-cell office:value-type="float" office:value="-0.208256631067253" calcext:value-type="float">
            <text:p>-0.208256631067253</text:p>
          </table:table-cell>
          <table:table-cell office:value-type="float" office:value="-0.208614664535638" calcext:value-type="float">
            <text:p>-0.208614664535638</text:p>
          </table:table-cell>
          <table:table-cell office:value-type="float" office:value="-0.206400084840081" calcext:value-type="float">
            <text:p>-0.206400084840081</text:p>
          </table:table-cell>
          <table:table-cell office:value-type="float" office:value="-0.203692328145711" calcext:value-type="float">
            <text:p>-0.203692328145711</text:p>
          </table:table-cell>
          <table:table-cell office:value-type="float" office:value="-0.208829311142224" calcext:value-type="float">
            <text:p>-0.208829311142224</text:p>
          </table:table-cell>
          <table:table-cell office:value-type="float" office:value="-0.209177878458752" calcext:value-type="float">
            <text:p>-0.209177878458752</text:p>
          </table:table-cell>
          <table:table-cell office:value-type="float" office:value="-0.208783425661066" calcext:value-type="float">
            <text:p>-0.208783425661066</text:p>
          </table:table-cell>
          <table:table-cell office:value-type="float" office:value="-0.205455953279304" calcext:value-type="float">
            <text:p>-0.205455953279304</text:p>
          </table:table-cell>
          <table:table-cell office:value-type="float" office:value="-0.207125656946569" calcext:value-type="float">
            <text:p>-0.207125656946569</text:p>
          </table:table-cell>
          <table:table-cell office:value-type="float" office:value="-0.208955831193609" calcext:value-type="float">
            <text:p>-0.208955831193609</text:p>
          </table:table-cell>
          <table:table-cell office:value-type="float" office:value="-0.209689322094819" calcext:value-type="float">
            <text:p>-0.209689322094819</text:p>
          </table:table-cell>
          <table:table-cell office:value-type="float" office:value="-0.205515358026677" calcext:value-type="float">
            <text:p>-0.205515358026677</text:p>
          </table:table-cell>
          <table:table-cell office:value-type="float" office:value="-0.203110684455607" calcext:value-type="float">
            <text:p>-0.203110684455607</text:p>
          </table:table-cell>
          <table:table-cell office:value-type="float" office:value="-0.204752710621232" calcext:value-type="float">
            <text:p>-0.204752710621232</text:p>
          </table:table-cell>
          <table:table-cell office:value-type="float" office:value="-0.20493977686354" calcext:value-type="float">
            <text:p>-0.20493977686354</text:p>
          </table:table-cell>
          <table:table-cell office:value-type="float" office:value="-0.198494505516919" calcext:value-type="float">
            <text:p>-0.198494505516919</text:p>
          </table:table-cell>
          <table:table-cell office:value-type="float" office:value="-0.206225052523022" calcext:value-type="float">
            <text:p>-0.206225052523022</text:p>
          </table:table-cell>
          <table:table-cell office:value-type="float" office:value="-0.212349009444223" calcext:value-type="float">
            <text:p>-0.212349009444223</text:p>
          </table:table-cell>
          <table:table-cell office:value-type="float" office:value="-0.214040040799392" calcext:value-type="float">
            <text:p>-0.214040040799392</text:p>
          </table:table-cell>
          <table:table-cell office:value-type="float" office:value="-0.213416523491332" calcext:value-type="float">
            <text:p>-0.213416523491332</text:p>
          </table:table-cell>
          <table:table-cell office:value-type="float" office:value="-0.212801360736629" calcext:value-type="float">
            <text:p>-0.212801360736629</text:p>
          </table:table-cell>
          <table:table-cell office:value-type="float" office:value="-0.212999803217794" calcext:value-type="float">
            <text:p>-0.212999803217794</text:p>
          </table:table-cell>
          <table:table-cell office:value-type="float" office:value="-0.210535784141079" calcext:value-type="float">
            <text:p>-0.210535784141079</text:p>
          </table:table-cell>
          <table:table-cell office:value-type="float" office:value="-0.20530077619179" calcext:value-type="float">
            <text:p>-0.20530077619179</text:p>
          </table:table-cell>
          <table:table-cell office:value-type="float" office:value="-0.208626853685367" calcext:value-type="float">
            <text:p>-0.208626853685367</text:p>
          </table:table-cell>
          <table:table-cell office:value-type="float" office:value="-0.207814520365919" calcext:value-type="float">
            <text:p>-0.207814520365919</text:p>
          </table:table-cell>
          <table:table-cell office:value-type="float" office:value="-0.205415685068025" calcext:value-type="float">
            <text:p>-0.205415685068025</text:p>
          </table:table-cell>
          <table:table-cell office:value-type="float" office:value="-0.213681849187827" calcext:value-type="float">
            <text:p>-0.213681849187827</text:p>
          </table:table-cell>
          <table:table-cell office:value-type="float" office:value="-0.21479222346894" calcext:value-type="float">
            <text:p>-0.21479222346894</text:p>
          </table:table-cell>
          <table:table-cell office:value-type="float" office:value="-0.219428144700301" calcext:value-type="float">
            <text:p>-0.219428144700301</text:p>
          </table:table-cell>
          <table:table-cell office:value-type="float" office:value="-0.221512116934933" calcext:value-type="float">
            <text:p>-0.221512116934933</text:p>
          </table:table-cell>
          <table:table-cell office:value-type="float" office:value="-0.221195407267818" calcext:value-type="float">
            <text:p>-0.221195407267818</text:p>
          </table:table-cell>
          <table:table-cell office:value-type="float" office:value="-0.220309584892091" calcext:value-type="float">
            <text:p>-0.220309584892091</text:p>
          </table:table-cell>
          <table:table-cell office:value-type="float" office:value="-0.21964518722107" calcext:value-type="float">
            <text:p>-0.21964518722107</text:p>
          </table:table-cell>
          <table:table-cell office:value-type="float" office:value="-0.212252978040804" calcext:value-type="float">
            <text:p>-0.212252978040804</text:p>
          </table:table-cell>
          <table:table-cell office:value-type="float" office:value="-0.212273254371305" calcext:value-type="float">
            <text:p>-0.212273254371305</text:p>
          </table:table-cell>
          <table:table-cell office:value-type="float" office:value="-0.216073370802383" calcext:value-type="float">
            <text:p>-0.216073370802383</text:p>
          </table:table-cell>
          <table:table-cell office:value-type="float" office:value="-0.214831009049366" calcext:value-type="float">
            <text:p>-0.214831009049366</text:p>
          </table:table-cell>
          <table:table-cell office:value-type="float" office:value="-0.213946971349582" calcext:value-type="float">
            <text:p>-0.213946971349582</text:p>
          </table:table-cell>
          <table:table-cell office:value-type="float" office:value="-0.216463132151882" calcext:value-type="float">
            <text:p>-0.216463132151882</text:p>
          </table:table-cell>
          <table:table-cell office:value-type="float" office:value="-0.224605683031529" calcext:value-type="float">
            <text:p>-0.224605683031529</text:p>
          </table:table-cell>
          <table:table-cell office:value-type="float" office:value="-0.225645715007004" calcext:value-type="float">
            <text:p>-0.225645715007004</text:p>
          </table:table-cell>
          <table:table-cell office:value-type="float" office:value="-0.222105436029288" calcext:value-type="float">
            <text:p>-0.222105436029288</text:p>
          </table:table-cell>
          <table:table-cell office:value-type="float" office:value="-0.222934327524713" calcext:value-type="float">
            <text:p>-0.222934327524713</text:p>
          </table:table-cell>
          <table:table-cell office:value-type="float" office:value="-0.216208536074304" calcext:value-type="float">
            <text:p>-0.216208536074304</text:p>
          </table:table-cell>
          <table:table-cell office:value-type="float" office:value="-0.215360503647412" calcext:value-type="float">
            <text:p>-0.215360503647412</text:p>
          </table:table-cell>
          <table:table-cell office:value-type="float" office:value="-0.215075832569939" calcext:value-type="float">
            <text:p>-0.215075832569939</text:p>
          </table:table-cell>
          <table:table-cell office:value-type="float" office:value="-0.207790634789703" calcext:value-type="float">
            <text:p>-0.207790634789703</text:p>
          </table:table-cell>
          <table:table-cell office:value-type="float" office:value="-0.211054443234254" calcext:value-type="float">
            <text:p>-0.211054443234254</text:p>
          </table:table-cell>
          <table:table-cell office:value-type="float" office:value="-0.211344940435518" calcext:value-type="float">
            <text:p>-0.211344940435518</text:p>
          </table:table-cell>
          <table:table-cell office:value-type="float" office:value="-0.212804384252908" calcext:value-type="float">
            <text:p>-0.212804384252908</text:p>
          </table:table-cell>
          <table:table-cell office:value-type="float" office:value="-0.214528712173244" calcext:value-type="float">
            <text:p>-0.214528712173244</text:p>
          </table:table-cell>
          <table:table-cell office:value-type="float" office:value="-0.210680008325485" calcext:value-type="float">
            <text:p>-0.210680008325485</text:p>
          </table:table-cell>
          <table:table-cell office:value-type="float" office:value="-0.215180383385093" calcext:value-type="float">
            <text:p>-0.215180383385093</text:p>
          </table:table-cell>
          <table:table-cell office:value-type="float" office:value="-0.218154132958524" calcext:value-type="float">
            <text:p>-0.218154132958524</text:p>
          </table:table-cell>
          <table:table-cell office:value-type="float" office:value="-0.215652158871788" calcext:value-type="float">
            <text:p>-0.215652158871788</text:p>
          </table:table-cell>
          <table:table-cell office:value-type="float" office:value="-0.215618542938146" calcext:value-type="float">
            <text:p>-0.215618542938146</text:p>
          </table:table-cell>
          <table:table-cell office:value-type="float" office:value="-0.216063750912799" calcext:value-type="float">
            <text:p>-0.216063750912799</text:p>
          </table:table-cell>
          <table:table-cell office:value-type="float" office:value="-0.213649753498908" calcext:value-type="float">
            <text:p>-0.213649753498908</text:p>
          </table:table-cell>
          <table:table-cell office:value-type="float" office:value="-0.213325586505153" calcext:value-type="float">
            <text:p>-0.213325586505153</text:p>
          </table:table-cell>
          <table:table-cell office:value-type="float" office:value="-0.211438695000215" calcext:value-type="float">
            <text:p>-0.211438695000215</text:p>
          </table:table-cell>
          <table:table-cell office:value-type="float" office:value="-0.20586256991966" calcext:value-type="float">
            <text:p>-0.20586256991966</text:p>
          </table:table-cell>
          <table:table-cell office:value-type="float" office:value="-0.208818087939383" calcext:value-type="float">
            <text:p>-0.208818087939383</text:p>
          </table:table-cell>
          <table:table-cell office:value-type="float" office:value="-0.210465885684774" calcext:value-type="float">
            <text:p>-0.210465885684774</text:p>
          </table:table-cell>
          <table:table-cell office:value-type="float" office:value="-0.207881926738691" calcext:value-type="float">
            <text:p>-0.207881926738691</text:p>
          </table:table-cell>
          <table:table-cell office:value-type="float" office:value="-0.217484967875475" calcext:value-type="float">
            <text:p>-0.217484967875475</text:p>
          </table:table-cell>
          <table:table-cell office:value-type="float" office:value="-0.215396165514234" calcext:value-type="float">
            <text:p>-0.215396165514234</text:p>
          </table:table-cell>
          <table:table-cell office:value-type="float" office:value="-0.218916999320457" calcext:value-type="float">
            <text:p>-0.218916999320457</text:p>
          </table:table-cell>
          <table:table-cell office:value-type="float" office:value="-0.216117660127611" calcext:value-type="float">
            <text:p>-0.216117660127611</text:p>
          </table:table-cell>
          <table:table-cell office:value-type="float" office:value="-0.191915118731124" calcext:value-type="float">
            <text:p>-0.191915118731124</text:p>
          </table:table-cell>
          <table:table-cell office:value-type="float" office:value="-0.182763868624263" calcext:value-type="float">
            <text:p>-0.182763868624263</text:p>
          </table:table-cell>
          <table:table-cell office:value-type="float" office:value="-0.182025860721271" calcext:value-type="float">
            <text:p>-0.182025860721271</text:p>
          </table:table-cell>
          <table:table-cell office:value-type="float" office:value="-0.18160844750633" calcext:value-type="float">
            <text:p>-0.18160844750633</text:p>
          </table:table-cell>
          <table:table-cell office:value-type="float" office:value="-0.186816967502767" calcext:value-type="float">
            <text:p>-0.186816967502767</text:p>
          </table:table-cell>
          <table:table-cell office:value-type="float" office:value="-0.196301528968282" calcext:value-type="float">
            <text:p>-0.196301528968282</text:p>
          </table:table-cell>
          <table:table-cell office:value-type="float" office:value="-0.199917056277846" calcext:value-type="float">
            <text:p>-0.199917056277846</text:p>
          </table:table-cell>
          <table:table-cell office:value-type="float" office:value="-0.208056482379676" calcext:value-type="float">
            <text:p>-0.208056482379676</text:p>
          </table:table-cell>
          <table:table-cell office:value-type="float" office:value="-0.210434608093872" calcext:value-type="float">
            <text:p>-0.210434608093872</text:p>
          </table:table-cell>
          <table:table-cell office:value-type="float" office:value="-0.209469580019855" calcext:value-type="float">
            <text:p>-0.209469580019855</text:p>
          </table:table-cell>
          <table:table-cell office:value-type="float" office:value="-0.210261568118904" calcext:value-type="float">
            <text:p>-0.210261568118904</text:p>
          </table:table-cell>
          <table:table-cell office:value-type="float" office:value="-0.203899987341018" calcext:value-type="float">
            <text:p>-0.203899987341018</text:p>
          </table:table-cell>
          <table:table-cell office:value-type="float" office:value="-0.194259439924329" calcext:value-type="float">
            <text:p>-0.194259439924329</text:p>
          </table:table-cell>
          <table:table-cell office:value-type="float" office:value="-0.194106192532775" calcext:value-type="float">
            <text:p>-0.194106192532775</text:p>
          </table:table-cell>
          <table:table-cell office:value-type="float" office:value="-0.194848789383298" calcext:value-type="float">
            <text:p>-0.194848789383298</text:p>
          </table:table-cell>
          <table:table-cell office:value-type="float" office:value="-0.195069820923928" calcext:value-type="float">
            <text:p>-0.195069820923928</text:p>
          </table:table-cell>
          <table:table-cell office:value-type="float" office:value="-0.20869455624687" calcext:value-type="float">
            <text:p>-0.20869455624687</text:p>
          </table:table-cell>
          <table:table-cell office:value-type="float" office:value="-0.213072146529039" calcext:value-type="float">
            <text:p>-0.213072146529039</text:p>
          </table:table-cell>
          <table:table-cell office:value-type="float" office:value="-0.219522363148558" calcext:value-type="float">
            <text:p>-0.219522363148558</text:p>
          </table:table-cell>
          <table:table-cell office:value-type="float" office:value="-0.217474920868795" calcext:value-type="float">
            <text:p>-0.217474920868795</text:p>
          </table:table-cell>
          <table:table-cell office:value-type="float" office:value="-0.194001346616316" calcext:value-type="float">
            <text:p>-0.194001346616316</text:p>
          </table:table-cell>
          <table:table-cell office:value-type="float" office:value="-0.192335265201595" calcext:value-type="float">
            <text:p>-0.192335265201595</text:p>
          </table:table-cell>
          <table:table-cell office:value-type="float" office:value="-0.199071881603649" calcext:value-type="float">
            <text:p>-0.199071881603649</text:p>
          </table:table-cell>
          <table:table-cell office:value-type="float" office:value="-0.203883730970549" calcext:value-type="float">
            <text:p>-0.203883730970549</text:p>
          </table:table-cell>
          <table:table-cell office:value-type="float" office:value="-0.220694180327947" calcext:value-type="float">
            <text:p>-0.220694180327947</text:p>
          </table:table-cell>
          <table:table-cell office:value-type="float" office:value="-0.223204551460117" calcext:value-type="float">
            <text:p>-0.223204551460117</text:p>
          </table:table-cell>
          <table:table-cell office:value-type="float" office:value="-0.223675869978664" calcext:value-type="float">
            <text:p>-0.223675869978664</text:p>
          </table:table-cell>
          <table:table-cell office:value-type="float" office:value="-0.223226404206059" calcext:value-type="float">
            <text:p>-0.223226404206059</text:p>
          </table:table-cell>
          <table:table-cell office:value-type="float" office:value="-0.221088987468244" calcext:value-type="float">
            <text:p>-0.221088987468244</text:p>
          </table:table-cell>
          <table:table-cell office:value-type="float" office:value="-0.212836724525891" calcext:value-type="float">
            <text:p>-0.212836724525891</text:p>
          </table:table-cell>
          <table:table-cell office:value-type="float" office:value="-0.202871487628093" calcext:value-type="float">
            <text:p>-0.202871487628093</text:p>
          </table:table-cell>
          <table:table-cell office:value-type="float" office:value="-0.202686061386679" calcext:value-type="float">
            <text:p>-0.202686061386679</text:p>
          </table:table-cell>
          <table:table-cell office:value-type="float" office:value="-0.203351794138863" calcext:value-type="float">
            <text:p>-0.203351794138863</text:p>
          </table:table-cell>
          <table:table-cell office:value-type="float" office:value="-0.203622108677003" calcext:value-type="float">
            <text:p>-0.203622108677003</text:p>
          </table:table-cell>
          <table:table-cell office:value-type="float" office:value="-0.206248594550292" calcext:value-type="float">
            <text:p>-0.206248594550292</text:p>
          </table:table-cell>
          <table:table-cell office:value-type="float" office:value="-0.227668933097476" calcext:value-type="float">
            <text:p>-0.227668933097476</text:p>
          </table:table-cell>
          <table:table-cell office:value-type="float" office:value="-0.231547852945325" calcext:value-type="float">
            <text:p>-0.231547852945325</text:p>
          </table:table-cell>
          <table:table-cell office:value-type="float" office:value="-0.232831326318116" calcext:value-type="float">
            <text:p>-0.232831326318116</text:p>
          </table:table-cell>
          <table:table-cell office:value-type="float" office:value="-0.232299902843198" calcext:value-type="float">
            <text:p>-0.232299902843198</text:p>
          </table:table-cell>
          <table:table-cell office:value-type="float" office:value="-0.215048083480246" calcext:value-type="float">
            <text:p>-0.215048083480246</text:p>
          </table:table-cell>
          <table:table-cell office:value-type="float" office:value="-0.207720424318997" calcext:value-type="float">
            <text:p>-0.207720424318997</text:p>
          </table:table-cell>
          <table:table-cell office:value-type="float" office:value="-0.20570389195675" calcext:value-type="float">
            <text:p>-0.20570389195675</text:p>
          </table:table-cell>
          <table:table-cell office:value-type="float" office:value="-0.2050759234539" calcext:value-type="float">
            <text:p>-0.2050759234539</text:p>
          </table:table-cell>
          <table:table-cell office:value-type="float" office:value="-0.2130731885097" calcext:value-type="float">
            <text:p>-0.2130731885097</text:p>
          </table:table-cell>
          <table:table-cell office:value-type="float" office:value="-0.227016356927045" calcext:value-type="float">
            <text:p>-0.227016356927045</text:p>
          </table:table-cell>
          <table:table-cell office:value-type="float" office:value="-0.233553299589743" calcext:value-type="float">
            <text:p>-0.233553299589743</text:p>
          </table:table-cell>
          <table:table-cell office:value-type="float" office:value="-0.238061543018717" calcext:value-type="float">
            <text:p>-0.238061543018717</text:p>
          </table:table-cell>
          <table:table-cell office:value-type="float" office:value="-0.238701469474861" calcext:value-type="float">
            <text:p>-0.238701469474861</text:p>
          </table:table-cell>
          <table:table-cell office:value-type="float" office:value="-0.238826452219478" calcext:value-type="float">
            <text:p>-0.238826452219478</text:p>
          </table:table-cell>
          <table:table-cell office:value-type="float" office:value="-0.242924381809031" calcext:value-type="float">
            <text:p>-0.242924381809031</text:p>
          </table:table-cell>
          <table:table-cell office:value-type="float" office:value="-0.222406138837665" calcext:value-type="float">
            <text:p>-0.222406138837665</text:p>
          </table:table-cell>
          <table:table-cell office:value-type="float" office:value="-0.216385198364472" calcext:value-type="float">
            <text:p>-0.216385198364472</text:p>
          </table:table-cell>
          <table:table-cell office:value-type="float" office:value="-0.219844093420503" calcext:value-type="float">
            <text:p>-0.219844093420503</text:p>
          </table:table-cell>
          <table:table-cell office:value-type="float" office:value="-0.226756382977601" calcext:value-type="float">
            <text:p>-0.226756382977601</text:p>
          </table:table-cell>
          <table:table-cell office:value-type="float" office:value="-0.24201025511177" calcext:value-type="float">
            <text:p>-0.24201025511177</text:p>
          </table:table-cell>
          <table:table-cell office:value-type="float" office:value="-0.245072793955222" calcext:value-type="float">
            <text:p>-0.245072793955222</text:p>
          </table:table-cell>
          <table:table-cell office:value-type="float" office:value="-0.248186797474549" calcext:value-type="float">
            <text:p>-0.248186797474549</text:p>
          </table:table-cell>
          <table:table-cell office:value-type="float" office:value="-0.245887701018917" calcext:value-type="float">
            <text:p>-0.245887701018917</text:p>
          </table:table-cell>
          <table:table-cell office:value-type="float" office:value="-0.24387725725414" calcext:value-type="float">
            <text:p>-0.24387725725414</text:p>
          </table:table-cell>
          <table:table-cell office:value-type="float" office:value="-0.243786561436939" calcext:value-type="float">
            <text:p>-0.243786561436939</text:p>
          </table:table-cell>
          <table:table-cell office:value-type="float" office:value="-0.240030399644823" calcext:value-type="float">
            <text:p>-0.240030399644823</text:p>
          </table:table-cell>
          <table:table-cell office:value-type="float" office:value="-0.234540595264758" calcext:value-type="float">
            <text:p>-0.234540595264758</text:p>
          </table:table-cell>
          <table:table-cell office:value-type="float" office:value="-0.231419589999836" calcext:value-type="float">
            <text:p>-0.231419589999836</text:p>
          </table:table-cell>
          <table:table-cell office:value-type="float" office:value="-0.230402666016583" calcext:value-type="float">
            <text:p>-0.230402666016583</text:p>
          </table:table-cell>
          <table:table-cell office:value-type="float" office:value="-0.235396759420868" calcext:value-type="float">
            <text:p>-0.235396759420868</text:p>
          </table:table-cell>
          <table:table-cell office:value-type="float" office:value="-0.239524364506553" calcext:value-type="float">
            <text:p>-0.239524364506553</text:p>
          </table:table-cell>
          <table:table-cell office:value-type="float" office:value="-0.253671495909866" calcext:value-type="float">
            <text:p>-0.253671495909866</text:p>
          </table:table-cell>
          <table:table-cell office:value-type="float" office:value="-0.250263471292701" calcext:value-type="float">
            <text:p>-0.250263471292701</text:p>
          </table:table-cell>
          <table:table-cell office:value-type="float" office:value="-0.253982408244792" calcext:value-type="float">
            <text:p>-0.253982408244792</text:p>
          </table:table-cell>
          <table:table-cell office:value-type="float" office:value="-0.251227033689901" calcext:value-type="float">
            <text:p>-0.251227033689901</text:p>
          </table:table-cell>
          <table:table-cell office:value-type="float" office:value="-0.247652691292711" calcext:value-type="float">
            <text:p>-0.247652691292711</text:p>
          </table:table-cell>
          <table:table-cell office:value-type="float" office:value="-0.248228859050354" calcext:value-type="float">
            <text:p>-0.248228859050354</text:p>
          </table:table-cell>
          <table:table-cell office:value-type="float" office:value="-0.222796128217121" calcext:value-type="float">
            <text:p>-0.222796128217121</text:p>
          </table:table-cell>
          <table:table-cell office:value-type="float" office:value="-0.216925436261044" calcext:value-type="float">
            <text:p>-0.216925436261044</text:p>
          </table:table-cell>
          <table:table-cell office:value-type="float" office:value="-0.202737871809789" calcext:value-type="float">
            <text:p>-0.202737871809789</text:p>
          </table:table-cell>
          <table:table-cell office:value-type="float" office:value="-0.200672859391235" calcext:value-type="float">
            <text:p>-0.200672859391235</text:p>
          </table:table-cell>
          <table:table-cell office:value-type="float" office:value="-0.226908433375655" calcext:value-type="float">
            <text:p>-0.226908433375655</text:p>
          </table:table-cell>
          <table:table-cell office:value-type="float" office:value="-0.238442549830347" calcext:value-type="float">
            <text:p>-0.238442549830347</text:p>
          </table:table-cell>
          <table:table-cell office:value-type="float" office:value="-0.240465968156204" calcext:value-type="float">
            <text:p>-0.240465968156204</text:p>
          </table:table-cell>
          <table:table-cell office:value-type="float" office:value="-0.24163444282012" calcext:value-type="float">
            <text:p>-0.24163444282012</text:p>
          </table:table-cell>
          <table:table-cell office:value-type="float" office:value="-0.242739933407401" calcext:value-type="float">
            <text:p>-0.242739933407401</text:p>
          </table:table-cell>
          <table:table-cell office:value-type="float" office:value="-0.213819376929756" calcext:value-type="float">
            <text:p>-0.213819376929756</text:p>
          </table:table-cell>
          <table:table-cell office:value-type="float" office:value="-0.202389525437642" calcext:value-type="float">
            <text:p>-0.202389525437642</text:p>
          </table:table-cell>
          <table:table-cell office:value-type="float" office:value="-0.201378268402615" calcext:value-type="float">
            <text:p>-0.201378268402615</text:p>
          </table:table-cell>
          <table:table-cell office:value-type="float" office:value="-0.203260188036705" calcext:value-type="float">
            <text:p>-0.203260188036705</text:p>
          </table:table-cell>
          <table:table-cell office:value-type="float" office:value="-0.235153905846421" calcext:value-type="float">
            <text:p>-0.235153905846421</text:p>
          </table:table-cell>
          <table:table-cell office:value-type="float" office:value="-0.240307490370372" calcext:value-type="float">
            <text:p>-0.240307490370372</text:p>
          </table:table-cell>
          <table:table-cell office:value-type="float" office:value="-0.241453455375756" calcext:value-type="float">
            <text:p>-0.241453455375756</text:p>
          </table:table-cell>
          <table:table-cell office:value-type="float" office:value="-0.214842923050676" calcext:value-type="float">
            <text:p>-0.214842923050676</text:p>
          </table:table-cell>
          <table:table-cell office:value-type="float" office:value="-0.21058166575704" calcext:value-type="float">
            <text:p>-0.21058166575704</text:p>
          </table:table-cell>
          <table:table-cell office:value-type="float" office:value="-0.208263364847578" calcext:value-type="float">
            <text:p>-0.208263364847578</text:p>
          </table:table-cell>
          <table:table-cell office:value-type="float" office:value="-0.212010341489489" calcext:value-type="float">
            <text:p>-0.212010341489489</text:p>
          </table:table-cell>
          <table:table-cell office:value-type="float" office:value="-0.216706193874131" calcext:value-type="float">
            <text:p>-0.216706193874131</text:p>
          </table:table-cell>
          <table:table-cell office:value-type="float" office:value="-0.226779798640444" calcext:value-type="float">
            <text:p>-0.226779798640444</text:p>
          </table:table-cell>
          <table:table-cell office:value-type="float" office:value="-0.236169894969929" calcext:value-type="float">
            <text:p>-0.236169894969929</text:p>
          </table:table-cell>
          <table:table-cell office:value-type="float" office:value="-0.243001623170775" calcext:value-type="float">
            <text:p>-0.243001623170775</text:p>
          </table:table-cell>
          <table:table-cell office:value-type="float" office:value="-0.243277467754128" calcext:value-type="float">
            <text:p>-0.243277467754128</text:p>
          </table:table-cell>
          <table:table-cell office:value-type="float" office:value="-0.246040161237922" calcext:value-type="float">
            <text:p>-0.246040161237922</text:p>
          </table:table-cell>
          <table:table-cell office:value-type="float" office:value="-0.228695979736175" calcext:value-type="float">
            <text:p>-0.228695979736175</text:p>
          </table:table-cell>
          <table:table-cell office:value-type="float" office:value="-0.226767610384671" calcext:value-type="float">
            <text:p>-0.226767610384671</text:p>
          </table:table-cell>
          <table:table-cell office:value-type="float" office:value="-0.222907913065083" calcext:value-type="float">
            <text:p>-0.222907913065083</text:p>
          </table:table-cell>
          <table:table-cell office:value-type="float" office:value="-0.225100626446885" calcext:value-type="float">
            <text:p>-0.225100626446885</text:p>
          </table:table-cell>
          <table:table-cell office:value-type="float" office:value="-0.225287680615069" calcext:value-type="float">
            <text:p>-0.225287680615069</text:p>
          </table:table-cell>
          <table:table-cell office:value-type="float" office:value="-0.227841531627642" calcext:value-type="float">
            <text:p>-0.227841531627642</text:p>
          </table:table-cell>
          <table:table-cell office:value-type="float" office:value="-0.23062726957715" calcext:value-type="float">
            <text:p>-0.23062726957715</text:p>
          </table:table-cell>
          <table:table-cell office:value-type="float" office:value="-0.247069151287878" calcext:value-type="float">
            <text:p>-0.247069151287878</text:p>
          </table:table-cell>
          <table:table-cell office:value-type="float" office:value="-0.242155891126901" calcext:value-type="float">
            <text:p>-0.242155891126901</text:p>
          </table:table-cell>
          <table:table-cell office:value-type="float" office:value="-0.244760786210882" calcext:value-type="float">
            <text:p>-0.244760786210882</text:p>
          </table:table-cell>
          <table:table-cell office:value-type="float" office:value="-0.242719350056432" calcext:value-type="float">
            <text:p>-0.242719350056432</text:p>
          </table:table-cell>
          <table:table-cell office:value-type="float" office:value="-0.241671887682751" calcext:value-type="float">
            <text:p>-0.241671887682751</text:p>
          </table:table-cell>
          <table:table-cell office:value-type="float" office:value="-0.228887828970242" calcext:value-type="float">
            <text:p>-0.228887828970242</text:p>
          </table:table-cell>
          <table:table-cell office:value-type="float" office:value="-0.215698647280397" calcext:value-type="float">
            <text:p>-0.215698647280397</text:p>
          </table:table-cell>
          <table:table-cell office:value-type="float" office:value="-0.207855421089825" calcext:value-type="float">
            <text:p>-0.207855421089825</text:p>
          </table:table-cell>
          <table:table-cell office:value-type="float" office:value="-0.209661742467804" calcext:value-type="float">
            <text:p>-0.209661742467804</text:p>
          </table:table-cell>
          <table:table-cell office:value-type="float" office:value="-0.224707399206104" calcext:value-type="float">
            <text:p>-0.224707399206104</text:p>
          </table:table-cell>
          <table:table-cell office:value-type="float" office:value="-0.227535547975082" calcext:value-type="float">
            <text:p>-0.227535547975082</text:p>
          </table:table-cell>
          <table:table-cell office:value-type="float" office:value="-0.233245580257991" calcext:value-type="float">
            <text:p>-0.233245580257991</text:p>
          </table:table-cell>
          <table:table-cell office:value-type="float" office:value="-0.240539150238549" calcext:value-type="float">
            <text:p>-0.240539150238549</text:p>
          </table:table-cell>
          <table:table-cell office:value-type="float" office:value="-0.242579941759751" calcext:value-type="float">
            <text:p>-0.242579941759751</text:p>
          </table:table-cell>
          <table:table-cell office:value-type="float" office:value="-0.240274195282896" calcext:value-type="float">
            <text:p>-0.240274195282896</text:p>
          </table:table-cell>
          <table:table-cell office:value-type="float" office:value="-0.198779169018038" calcext:value-type="float">
            <text:p>-0.198779169018038</text:p>
          </table:table-cell>
          <table:table-cell office:value-type="float" office:value="-0.198471787036062" calcext:value-type="float">
            <text:p>-0.198471787036062</text:p>
          </table:table-cell>
          <table:table-cell office:value-type="float" office:value="-0.23243991491342" calcext:value-type="float">
            <text:p>-0.23243991491342</text:p>
          </table:table-cell>
          <table:table-cell office:value-type="float" office:value="-0.236569586121807" calcext:value-type="float">
            <text:p>-0.236569586121807</text:p>
          </table:table-cell>
          <table:table-cell office:value-type="float" office:value="-0.23706747819613" calcext:value-type="float">
            <text:p>-0.23706747819613</text:p>
          </table:table-cell>
          <table:table-cell office:value-type="float" office:value="-0.24037937921611" calcext:value-type="float">
            <text:p>-0.24037937921611</text:p>
          </table:table-cell>
          <table:table-cell office:value-type="float" office:value="-0.212981110693901" calcext:value-type="float">
            <text:p>-0.212981110693901</text:p>
          </table:table-cell>
          <table:table-cell office:value-type="float" office:value="-0.206058161067257" calcext:value-type="float">
            <text:p>-0.206058161067257</text:p>
          </table:table-cell>
          <table:table-cell office:value-type="float" office:value="-0.205410129393683" calcext:value-type="float">
            <text:p>-0.205410129393683</text:p>
          </table:table-cell>
          <table:table-cell office:value-type="float" office:value="-0.206439858547838" calcext:value-type="float">
            <text:p>-0.206439858547838</text:p>
          </table:table-cell>
          <table:table-cell office:value-type="float" office:value="-0.222015794384801" calcext:value-type="float">
            <text:p>-0.222015794384801</text:p>
          </table:table-cell>
          <table:table-cell office:value-type="float" office:value="-0.233960217555086" calcext:value-type="float">
            <text:p>-0.233960217555086</text:p>
          </table:table-cell>
          <table:table-cell office:value-type="float" office:value="-0.239829747568426" calcext:value-type="float">
            <text:p>-0.239829747568426</text:p>
          </table:table-cell>
          <table:table-cell office:value-type="float" office:value="-0.23960525518336" calcext:value-type="float">
            <text:p>-0.23960525518336</text:p>
          </table:table-cell>
          <table:table-cell office:value-type="float" office:value="-0.246587924070371" calcext:value-type="float">
            <text:p>-0.246587924070371</text:p>
          </table:table-cell>
          <table:table-cell office:value-type="float" office:value="-0.237640595160682" calcext:value-type="float">
            <text:p>-0.237640595160682</text:p>
          </table:table-cell>
          <table:table-cell office:value-type="float" office:value="-0.225465217148072" calcext:value-type="float">
            <text:p>-0.225465217148072</text:p>
          </table:table-cell>
          <table:table-cell office:value-type="float" office:value="-0.219117107841666" calcext:value-type="float">
            <text:p>-0.219117107841666</text:p>
          </table:table-cell>
          <table:table-cell office:value-type="float" office:value="-0.220718953640223" calcext:value-type="float">
            <text:p>-0.220718953640223</text:p>
          </table:table-cell>
          <table:table-cell office:value-type="float" office:value="-0.22365008550889" calcext:value-type="float">
            <text:p>-0.22365008550889</text:p>
          </table:table-cell>
          <table:table-cell office:value-type="float" office:value="-0.245334138733362" calcext:value-type="float">
            <text:p>-0.245334138733362</text:p>
          </table:table-cell>
          <table:table-cell office:value-type="float" office:value="-0.247728163361066" calcext:value-type="float">
            <text:p>-0.247728163361066</text:p>
          </table:table-cell>
          <table:table-cell office:value-type="float" office:value="-0.249895218345086" calcext:value-type="float">
            <text:p>-0.249895218345086</text:p>
          </table:table-cell>
          <table:table-cell office:value-type="float" office:value="-0.251840457767357" calcext:value-type="float">
            <text:p>-0.251840457767357</text:p>
          </table:table-cell>
          <table:table-cell office:value-type="float" office:value="-0.252387317599957" calcext:value-type="float">
            <text:p>-0.252387317599957</text:p>
          </table:table-cell>
          <table:table-cell office:value-type="float" office:value="-0.236914129212936" calcext:value-type="float">
            <text:p>-0.236914129212936</text:p>
          </table:table-cell>
          <table:table-cell office:value-type="float" office:value="-0.222685440788376" calcext:value-type="float">
            <text:p>-0.222685440788376</text:p>
          </table:table-cell>
          <table:table-cell office:value-type="float" office:value="-0.214214674977664" calcext:value-type="float">
            <text:p>-0.214214674977664</text:p>
          </table:table-cell>
          <table:table-cell office:value-type="float" office:value="-0.216959094952399" calcext:value-type="float">
            <text:p>-0.216959094952399</text:p>
          </table:table-cell>
          <table:table-cell office:value-type="float" office:value="-0.228000124389373" calcext:value-type="float">
            <text:p>-0.228000124389373</text:p>
          </table:table-cell>
          <table:table-cell office:value-type="float" office:value="-0.233719792168175" calcext:value-type="float">
            <text:p>-0.233719792168175</text:p>
          </table:table-cell>
          <table:table-cell office:value-type="float" office:value="-0.238214189943848" calcext:value-type="float">
            <text:p>-0.238214189943848</text:p>
          </table:table-cell>
          <table:table-cell office:value-type="float" office:value="-0.236392150220085" calcext:value-type="float">
            <text:p>-0.236392150220085</text:p>
          </table:table-cell>
          <table:table-cell office:value-type="float" office:value="-0.213396437984444" calcext:value-type="float">
            <text:p>-0.213396437984444</text:p>
          </table:table-cell>
          <table:table-cell office:value-type="float" office:value="-0.215220393080681" calcext:value-type="float">
            <text:p>-0.215220393080681</text:p>
          </table:table-cell>
          <table:table-cell office:value-type="float" office:value="-0.215542564966225" calcext:value-type="float">
            <text:p>-0.215542564966225</text:p>
          </table:table-cell>
          <table:table-cell office:value-type="float" office:value="-0.216331023677501" calcext:value-type="float">
            <text:p>-0.216331023677501</text:p>
          </table:table-cell>
          <table:table-cell office:value-type="float" office:value="-0.215858988941829" calcext:value-type="float">
            <text:p>-0.215858988941829</text:p>
          </table:table-cell>
          <table:table-cell office:value-type="float" office:value="-0.215097919118802" calcext:value-type="float">
            <text:p>-0.215097919118802</text:p>
          </table:table-cell>
          <table:table-cell office:value-type="float" office:value="-0.215869951472173" calcext:value-type="float">
            <text:p>-0.215869951472173</text:p>
          </table:table-cell>
          <table:table-cell office:value-type="float" office:value="-0.216337417170152" calcext:value-type="float">
            <text:p>-0.216337417170152</text:p>
          </table:table-cell>
          <table:table-cell office:value-type="float" office:value="-0.216604044485785" calcext:value-type="float">
            <text:p>-0.216604044485785</text:p>
          </table:table-cell>
          <table:table-cell office:value-type="float" office:value="-0.216628755068597" calcext:value-type="float">
            <text:p>-0.216628755068597</text:p>
          </table:table-cell>
          <table:table-cell office:value-type="float" office:value="-0.217298999125778" calcext:value-type="float">
            <text:p>-0.217298999125778</text:p>
          </table:table-cell>
          <table:table-cell office:value-type="float" office:value="-0.217919886226338" calcext:value-type="float">
            <text:p>-0.217919886226338</text:p>
          </table:table-cell>
          <table:table-cell office:value-type="float" office:value="-0.217358278072933" calcext:value-type="float">
            <text:p>-0.217358278072933</text:p>
          </table:table-cell>
          <table:table-cell office:value-type="float" office:value="-0.216869293495034" calcext:value-type="float">
            <text:p>-0.216869293495034</text:p>
          </table:table-cell>
          <table:table-cell office:value-type="float" office:value="-0.217904259484467" calcext:value-type="float">
            <text:p>-0.217904259484467</text:p>
          </table:table-cell>
          <table:table-cell office:value-type="float" office:value="-0.217323964429214" calcext:value-type="float">
            <text:p>-0.217323964429214</text:p>
          </table:table-cell>
          <table:table-cell office:value-type="float" office:value="-0.21735499311637" calcext:value-type="float">
            <text:p>-0.21735499311637</text:p>
          </table:table-cell>
          <table:table-cell office:value-type="float" office:value="-0.217442780835598" calcext:value-type="float">
            <text:p>-0.217442780835598</text:p>
          </table:table-cell>
          <table:table-cell office:value-type="float" office:value="-0.217199393191532" calcext:value-type="float">
            <text:p>-0.217199393191532</text:p>
          </table:table-cell>
          <table:table-cell office:value-type="float" office:value="-0.217520064310701" calcext:value-type="float">
            <text:p>-0.217520064310701</text:p>
          </table:table-cell>
          <table:table-cell office:value-type="float" office:value="-0.217292097802616" calcext:value-type="float">
            <text:p>-0.217292097802616</text:p>
          </table:table-cell>
          <table:table-cell office:value-type="float" office:value="-0.216993220181688" calcext:value-type="float">
            <text:p>-0.216993220181688</text:p>
          </table:table-cell>
          <table:table-cell office:value-type="float" office:value="-0.217414414375965" calcext:value-type="float">
            <text:p>-0.217414414375965</text:p>
          </table:table-cell>
          <table:table-cell office:value-type="float" office:value="-0.21780271279062" calcext:value-type="float">
            <text:p>-0.21780271279062</text:p>
          </table:table-cell>
          <table:table-cell office:value-type="float" office:value="-0.217224024980418" calcext:value-type="float">
            <text:p>-0.217224024980418</text:p>
          </table:table-cell>
          <table:table-cell office:value-type="float" office:value="-0.217677352261935" calcext:value-type="float">
            <text:p>-0.217677352261935</text:p>
          </table:table-cell>
          <table:table-cell office:value-type="float" office:value="-0.217339784730017" calcext:value-type="float">
            <text:p>-0.217339784730017</text:p>
          </table:table-cell>
          <table:table-cell office:value-type="float" office:value="-0.217395245276072" calcext:value-type="float">
            <text:p>-0.217395245276072</text:p>
          </table:table-cell>
          <table:table-cell office:value-type="float" office:value="-0.217136449326856" calcext:value-type="float">
            <text:p>-0.217136449326856</text:p>
          </table:table-cell>
          <table:table-cell office:value-type="float" office:value="-0.217642953977602" calcext:value-type="float">
            <text:p>-0.217642953977602</text:p>
          </table:table-cell>
          <table:table-cell office:value-type="float" office:value="-0.217282610349328" calcext:value-type="float">
            <text:p>-0.217282610349328</text:p>
          </table:table-cell>
          <table:table-cell office:value-type="float" office:value="-0.217004364487594" calcext:value-type="float">
            <text:p>-0.217004364487594</text:p>
          </table:table-cell>
          <table:table-cell office:value-type="float" office:value="-0.217020416148406" calcext:value-type="float">
            <text:p>-0.217020416148406</text:p>
          </table:table-cell>
          <table:table-cell office:value-type="float" office:value="-0.217409888129192" calcext:value-type="float">
            <text:p>-0.217409888129192</text:p>
          </table:table-cell>
          <table:table-cell office:value-type="float" office:value="-0.217183707247158" calcext:value-type="float">
            <text:p>-0.217183707247158</text:p>
          </table:table-cell>
          <table:table-cell office:value-type="float" office:value="-0.21725814584755" calcext:value-type="float">
            <text:p>-0.21725814584755</text:p>
          </table:table-cell>
          <table:table-cell office:value-type="float" office:value="-0.217767512865648" calcext:value-type="float">
            <text:p>-0.217767512865648</text:p>
          </table:table-cell>
          <table:table-cell office:value-type="float" office:value="-0.217501334856643" calcext:value-type="float">
            <text:p>-0.217501334856643</text:p>
          </table:table-cell>
          <table:table-cell office:value-type="float" office:value="-0.217503171407899" calcext:value-type="float">
            <text:p>-0.217503171407899</text:p>
          </table:table-cell>
          <table:table-cell office:value-type="float" office:value="-0.21746966260607" calcext:value-type="float">
            <text:p>-0.21746966260607</text:p>
          </table:table-cell>
          <table:table-cell office:value-type="float" office:value="-0.21770827159233" calcext:value-type="float">
            <text:p>-0.21770827159233</text:p>
          </table:table-cell>
          <table:table-cell office:value-type="float" office:value="-0.217302780291082" calcext:value-type="float">
            <text:p>-0.217302780291082</text:p>
          </table:table-cell>
          <table:table-cell office:value-type="float" office:value="-0.217558148387368" calcext:value-type="float">
            <text:p>-0.217558148387368</text:p>
          </table:table-cell>
          <table:table-cell office:value-type="float" office:value="-0.217544191240042" calcext:value-type="float">
            <text:p>-0.217544191240042</text:p>
          </table:table-cell>
          <table:table-cell office:value-type="float" office:value="-0.217475040576217" calcext:value-type="float">
            <text:p>-0.217475040576217</text:p>
          </table:table-cell>
          <table:table-cell office:value-type="float" office:value="-0.217127765098037" calcext:value-type="float">
            <text:p>-0.217127765098037</text:p>
          </table:table-cell>
          <table:table-cell office:value-type="float" office:value="-0.21721858469756" calcext:value-type="float">
            <text:p>-0.21721858469756</text:p>
          </table:table-cell>
          <table:table-cell office:value-type="float" office:value="-0.217339765337561" calcext:value-type="float">
            <text:p>-0.217339765337561</text:p>
          </table:table-cell>
          <table:table-cell office:value-type="float" office:value="-0.217081870903587" calcext:value-type="float">
            <text:p>-0.217081870903587</text:p>
          </table:table-cell>
          <table:table-cell office:value-type="float" office:value="-0.217198231599829" calcext:value-type="float">
            <text:p>-0.217198231599829</text:p>
          </table:table-cell>
          <table:table-cell office:value-type="float" office:value="-0.217325041733638" calcext:value-type="float">
            <text:p>-0.217325041733638</text:p>
          </table:table-cell>
          <table:table-cell office:value-type="float" office:value="-0.217654095980764" calcext:value-type="float">
            <text:p>-0.217654095980764</text:p>
          </table:table-cell>
          <table:table-cell office:value-type="float" office:value="-0.217613188124036" calcext:value-type="float">
            <text:p>-0.217613188124036</text:p>
          </table:table-cell>
          <table:table-cell office:value-type="float" office:value="-0.217242860928844" calcext:value-type="float">
            <text:p>-0.217242860928844</text:p>
          </table:table-cell>
          <table:table-cell office:value-type="float" office:value="-0.217189476671186" calcext:value-type="float">
            <text:p>-0.217189476671186</text:p>
          </table:table-cell>
          <table:table-cell office:value-type="float" office:value="-0.217336720953205" calcext:value-type="float">
            <text:p>-0.217336720953205</text:p>
          </table:table-cell>
          <table:table-cell office:value-type="float" office:value="-0.217481880473244" calcext:value-type="float">
            <text:p>-0.217481880473244</text:p>
          </table:table-cell>
          <table:table-cell office:value-type="float" office:value="-0.217506530950451" calcext:value-type="float">
            <text:p>-0.217506530950451</text:p>
          </table:table-cell>
          <table:table-cell office:value-type="float" office:value="-0.217569678178781" calcext:value-type="float">
            <text:p>-0.217569678178781</text:p>
          </table:table-cell>
          <table:table-cell office:value-type="float" office:value="-0.217488639418659" calcext:value-type="float">
            <text:p>-0.217488639418659</text:p>
          </table:table-cell>
          <table:table-cell office:value-type="float" office:value="-0.217414846881134" calcext:value-type="float">
            <text:p>-0.217414846881134</text:p>
          </table:table-cell>
          <table:table-cell office:value-type="float" office:value="-0.217424454138221" calcext:value-type="float">
            <text:p>-0.217424454138221</text:p>
          </table:table-cell>
          <table:table-cell office:value-type="float" office:value="-0.217577962429889" calcext:value-type="float">
            <text:p>-0.217577962429889</text:p>
          </table:table-cell>
          <table:table-cell office:value-type="float" office:value="-0.217458438220603" calcext:value-type="float">
            <text:p>-0.217458438220603</text:p>
          </table:table-cell>
          <table:table-cell office:value-type="float" office:value="-0.217781138842819" calcext:value-type="float">
            <text:p>-0.217781138842819</text:p>
          </table:table-cell>
          <table:table-cell office:value-type="float" office:value="-0.217430435175712" calcext:value-type="float">
            <text:p>-0.217430435175712</text:p>
          </table:table-cell>
          <table:table-cell office:value-type="float" office:value="-0.217640291413998" calcext:value-type="float">
            <text:p>-0.217640291413998</text:p>
          </table:table-cell>
          <table:table-cell office:value-type="float" office:value="-0.217531726790813" calcext:value-type="float">
            <text:p>-0.217531726790813</text:p>
          </table:table-cell>
          <table:table-cell office:value-type="float" office:value="-0.217509401053626" calcext:value-type="float">
            <text:p>-0.217509401053626</text:p>
          </table:table-cell>
          <table:table-cell office:value-type="float" office:value="-0.217746377014509" calcext:value-type="float">
            <text:p>-0.217746377014509</text:p>
          </table:table-cell>
          <table:table-cell office:value-type="float" office:value="-0.217784628306373" calcext:value-type="float">
            <text:p>-0.217784628306373</text:p>
          </table:table-cell>
          <table:table-cell office:value-type="float" office:value="-0.217714753324059" calcext:value-type="float">
            <text:p>-0.217714753324059</text:p>
          </table:table-cell>
          <table:table-cell office:value-type="float" office:value="-0.217546474768149" calcext:value-type="float">
            <text:p>-0.217546474768149</text:p>
          </table:table-cell>
          <table:table-cell office:value-type="float" office:value="-0.217475841368059" calcext:value-type="float">
            <text:p>-0.217475841368059</text:p>
          </table:table-cell>
          <table:table-cell office:value-type="float" office:value="-0.21746467012142" calcext:value-type="float">
            <text:p>-0.21746467012142</text:p>
          </table:table-cell>
          <table:table-cell office:value-type="float" office:value="-0.217588126263309" calcext:value-type="float">
            <text:p>-0.217588126263309</text:p>
          </table:table-cell>
          <table:table-cell office:value-type="float" office:value="-0.217769817397351" calcext:value-type="float">
            <text:p>-0.217769817397351</text:p>
          </table:table-cell>
          <table:table-cell office:value-type="float" office:value="-0.217818045884049" calcext:value-type="float">
            <text:p>-0.217818045884049</text:p>
          </table:table-cell>
          <table:table-cell office:value-type="float" office:value="-0.217655314242774" calcext:value-type="float">
            <text:p>-0.217655314242774</text:p>
          </table:table-cell>
          <table:table-cell office:value-type="float" office:value="-0.217622891435871" calcext:value-type="float">
            <text:p>-0.217622891435871</text:p>
          </table:table-cell>
          <table:table-cell office:value-type="float" office:value="-0.217644616284301" calcext:value-type="float">
            <text:p>-0.217644616284301</text:p>
          </table:table-cell>
          <table:table-cell office:value-type="float" office:value="-0.217784601103414" calcext:value-type="float">
            <text:p>-0.217784601103414</text:p>
          </table:table-cell>
          <table:table-cell office:value-type="float" office:value="-0.217677476223109" calcext:value-type="float">
            <text:p>-0.217677476223109</text:p>
          </table:table-cell>
          <table:table-cell office:value-type="float" office:value="-0.217732135543654" calcext:value-type="float">
            <text:p>-0.217732135543654</text:p>
          </table:table-cell>
          <table:table-cell office:value-type="float" office:value="-0.217692677374309" calcext:value-type="float">
            <text:p>-0.217692677374309</text:p>
          </table:table-cell>
          <table:table-cell office:value-type="float" office:value="-0.217333195531887" calcext:value-type="float">
            <text:p>-0.217333195531887</text:p>
          </table:table-cell>
          <table:table-cell office:value-type="float" office:value="-0.217433501047506" calcext:value-type="float">
            <text:p>-0.217433501047506</text:p>
          </table:table-cell>
          <table:table-cell office:value-type="float" office:value="-0.217291943113956" calcext:value-type="float">
            <text:p>-0.217291943113956</text:p>
          </table:table-cell>
          <table:table-cell office:value-type="float" office:value="-0.217454611410161" calcext:value-type="float">
            <text:p>-0.217454611410161</text:p>
          </table:table-cell>
          <table:table-cell office:value-type="float" office:value="-0.217417514234749" calcext:value-type="float">
            <text:p>-0.217417514234749</text:p>
          </table:table-cell>
          <table:table-cell office:value-type="float" office:value="-0.217451790765305" calcext:value-type="float">
            <text:p>-0.217451790765305</text:p>
          </table:table-cell>
          <table:table-cell office:value-type="float" office:value="-0.217230729514325" calcext:value-type="float">
            <text:p>-0.217230729514325</text:p>
          </table:table-cell>
          <table:table-cell office:value-type="float" office:value="-0.217393359711211" calcext:value-type="float">
            <text:p>-0.217393359711211</text:p>
          </table:table-cell>
          <table:table-cell office:value-type="float" office:value="-0.217595563835128" calcext:value-type="float">
            <text:p>-0.217595563835128</text:p>
          </table:table-cell>
          <table:table-cell office:value-type="float" office:value="-0.217332026724691" calcext:value-type="float">
            <text:p>-0.217332026724691</text:p>
          </table:table-cell>
          <table:table-cell office:value-type="float" office:value="-0.217562004079289" calcext:value-type="float">
            <text:p>-0.217562004079289</text:p>
          </table:table-cell>
          <table:table-cell office:value-type="float" office:value="-0.217297113125137" calcext:value-type="float">
            <text:p>-0.217297113125137</text:p>
          </table:table-cell>
          <table:table-cell office:value-type="float" office:value="-0.217456318506836" calcext:value-type="float">
            <text:p>-0.217456318506836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2399621021976" calcext:value-type="float">
            <text:p>0.302399621021976</text:p>
          </table:table-cell>
          <table:table-cell office:value-type="float" office:value="0.302407872706887" calcext:value-type="float">
            <text:p>0.302407872706887</text:p>
          </table:table-cell>
          <table:table-cell office:value-type="float" office:value="0.302362099115598" calcext:value-type="float">
            <text:p>0.302362099115598</text:p>
          </table:table-cell>
          <table:table-cell office:value-type="float" office:value="0.302439289383645" calcext:value-type="float">
            <text:p>0.302439289383645</text:p>
          </table:table-cell>
          <table:table-cell office:value-type="float" office:value="0.302421591880444" calcext:value-type="float">
            <text:p>0.302421591880444</text:p>
          </table:table-cell>
          <table:table-cell office:value-type="float" office:value="0.302468068128094" calcext:value-type="float">
            <text:p>0.302468068128094</text:p>
          </table:table-cell>
          <table:table-cell office:value-type="float" office:value="0.302391938446077" calcext:value-type="float">
            <text:p>0.302391938446077</text:p>
          </table:table-cell>
          <table:table-cell office:value-type="float" office:value="0.302403676384684" calcext:value-type="float">
            <text:p>0.302403676384684</text:p>
          </table:table-cell>
          <table:table-cell office:value-type="float" office:value="0.302370645026644" calcext:value-type="float">
            <text:p>0.302370645026644</text:p>
          </table:table-cell>
          <table:table-cell office:value-type="float" office:value="0.302489013459444" calcext:value-type="float">
            <text:p>0.302489013459444</text:p>
          </table:table-cell>
          <table:table-cell office:value-type="float" office:value="0.30241362930369" calcext:value-type="float">
            <text:p>0.30241362930369</text:p>
          </table:table-cell>
          <table:table-cell office:value-type="float" office:value="0.302451060130839" calcext:value-type="float">
            <text:p>0.302451060130839</text:p>
          </table:table-cell>
          <table:table-cell office:value-type="float" office:value="0.302465706407619" calcext:value-type="float">
            <text:p>0.302465706407619</text:p>
          </table:table-cell>
          <table:table-cell office:value-type="float" office:value="0.302388686938513" calcext:value-type="float">
            <text:p>0.302388686938513</text:p>
          </table:table-cell>
          <table:table-cell office:value-type="float" office:value="0.302441668672329" calcext:value-type="float">
            <text:p>0.302441668672329</text:p>
          </table:table-cell>
          <table:table-cell office:value-type="float" office:value="0.302452073375943" calcext:value-type="float">
            <text:p>0.302452073375943</text:p>
          </table:table-cell>
          <table:table-cell office:value-type="float" office:value="0.302432930282022" calcext:value-type="float">
            <text:p>0.302432930282022</text:p>
          </table:table-cell>
          <table:table-cell office:value-type="float" office:value="0.302424526553412" calcext:value-type="float">
            <text:p>0.302424526553412</text:p>
          </table:table-cell>
          <table:table-cell office:value-type="float" office:value="0.302426675021527" calcext:value-type="float">
            <text:p>0.302426675021527</text:p>
          </table:table-cell>
          <table:table-cell office:value-type="float" office:value="0.302488113128821" calcext:value-type="float">
            <text:p>0.302488113128821</text:p>
          </table:table-cell>
          <table:table-cell office:value-type="float" office:value="0.302435423034913" calcext:value-type="float">
            <text:p>0.302435423034913</text:p>
          </table:table-cell>
          <table:table-cell office:value-type="float" office:value="0.302483420276352" calcext:value-type="float">
            <text:p>0.302483420276352</text:p>
          </table:table-cell>
          <table:table-cell office:value-type="float" office:value="0.302420314095567" calcext:value-type="float">
            <text:p>0.302420314095567</text:p>
          </table:table-cell>
          <table:table-cell office:value-type="float" office:value="0.302446548983742" calcext:value-type="float">
            <text:p>0.302446548983742</text:p>
          </table:table-cell>
          <table:table-cell office:value-type="float" office:value="0.302414366274717" calcext:value-type="float">
            <text:p>0.302414366274717</text:p>
          </table:table-cell>
          <table:table-cell office:value-type="float" office:value="0.30245827726791" calcext:value-type="float">
            <text:p>0.30245827726791</text:p>
          </table:table-cell>
          <table:table-cell office:value-type="float" office:value="0.302410847907387" calcext:value-type="float">
            <text:p>0.302410847907387</text:p>
          </table:table-cell>
          <table:table-cell office:value-type="float" office:value="0.302415765159043" calcext:value-type="float">
            <text:p>0.302415765159043</text:p>
          </table:table-cell>
          <table:table-cell office:value-type="float" office:value="0.302463294179886" calcext:value-type="float">
            <text:p>0.302463294179886</text:p>
          </table:table-cell>
          <table:table-cell office:value-type="float" office:value="0.302458275773454" calcext:value-type="float">
            <text:p>0.302458275773454</text:p>
          </table:table-cell>
          <table:table-cell office:value-type="float" office:value="0.302485897390809" calcext:value-type="float">
            <text:p>0.302485897390809</text:p>
          </table:table-cell>
          <table:table-cell office:value-type="float" office:value="0.302436914299742" calcext:value-type="float">
            <text:p>0.302436914299742</text:p>
          </table:table-cell>
          <table:table-cell office:value-type="float" office:value="0.302461596337058" calcext:value-type="float">
            <text:p>0.302461596337058</text:p>
          </table:table-cell>
          <table:table-cell office:value-type="float" office:value="0.302469153811089" calcext:value-type="float">
            <text:p>0.302469153811089</text:p>
          </table:table-cell>
          <table:table-cell office:value-type="float" office:value="0.302431258864109" calcext:value-type="float">
            <text:p>0.302431258864109</text:p>
          </table:table-cell>
          <table:table-cell office:value-type="float" office:value="0.302407770938922" calcext:value-type="float">
            <text:p>0.302407770938922</text:p>
          </table:table-cell>
          <table:table-cell office:value-type="float" office:value="0.302456694448583" calcext:value-type="float">
            <text:p>0.302456694448583</text:p>
          </table:table-cell>
          <table:table-cell office:value-type="float" office:value="0.302413342703045" calcext:value-type="float">
            <text:p>0.302413342703045</text:p>
          </table:table-cell>
          <table:table-cell office:value-type="float" office:value="0.302430333746663" calcext:value-type="float">
            <text:p>0.302430333746663</text:p>
          </table:table-cell>
          <table:table-cell office:value-type="float" office:value="0.302401982994717" calcext:value-type="float">
            <text:p>0.302401982994717</text:p>
          </table:table-cell>
          <table:table-cell office:value-type="float" office:value="0.30244361302437" calcext:value-type="float">
            <text:p>0.30244361302437</text:p>
          </table:table-cell>
          <table:table-cell office:value-type="float" office:value="0.302425552431821" calcext:value-type="float">
            <text:p>0.302425552431821</text:p>
          </table:table-cell>
          <table:table-cell office:value-type="float" office:value="0.302416182854776" calcext:value-type="float">
            <text:p>0.302416182854776</text:p>
          </table:table-cell>
          <table:table-cell office:value-type="float" office:value="0.302442951679728" calcext:value-type="float">
            <text:p>0.302442951679728</text:p>
          </table:table-cell>
          <table:table-cell office:value-type="float" office:value="0.302470561755258" calcext:value-type="float">
            <text:p>0.302470561755258</text:p>
          </table:table-cell>
          <table:table-cell office:value-type="float" office:value="0.302419377875895" calcext:value-type="float">
            <text:p>0.302419377875895</text:p>
          </table:table-cell>
          <table:table-cell office:value-type="float" office:value="0.302475536614342" calcext:value-type="float">
            <text:p>0.302475536614342</text:p>
          </table:table-cell>
          <table:table-cell office:value-type="float" office:value="0.302452909514977" calcext:value-type="float">
            <text:p>0.302452909514977</text:p>
          </table:table-cell>
          <table:table-cell office:value-type="float" office:value="0.302465715757192" calcext:value-type="float">
            <text:p>0.302465715757192</text:p>
          </table:table-cell>
          <table:table-cell office:value-type="float" office:value="0.302446587772466" calcext:value-type="float">
            <text:p>0.302446587772466</text:p>
          </table:table-cell>
          <table:table-cell office:value-type="float" office:value="0.302466341250462" calcext:value-type="float">
            <text:p>0.302466341250462</text:p>
          </table:table-cell>
          <table:table-cell office:value-type="float" office:value="0.302422547167216" calcext:value-type="float">
            <text:p>0.302422547167216</text:p>
          </table:table-cell>
          <table:table-cell office:value-type="float" office:value="0.302425278160423" calcext:value-type="float">
            <text:p>0.302425278160423</text:p>
          </table:table-cell>
          <table:table-cell office:value-type="float" office:value="0.302433421431854" calcext:value-type="float">
            <text:p>0.302433421431854</text:p>
          </table:table-cell>
          <table:table-cell office:value-type="float" office:value="0.302431868057797" calcext:value-type="float">
            <text:p>0.302431868057797</text:p>
          </table:table-cell>
          <table:table-cell office:value-type="float" office:value="0.30238029700026" calcext:value-type="float">
            <text:p>0.30238029700026</text:p>
          </table:table-cell>
          <table:table-cell office:value-type="float" office:value="0.302282013069728" calcext:value-type="float">
            <text:p>0.302282013069728</text:p>
          </table:table-cell>
          <table:table-cell office:value-type="float" office:value="0.302187667917226" calcext:value-type="float">
            <text:p>0.302187667917226</text:p>
          </table:table-cell>
          <table:table-cell office:value-type="float" office:value="0.302132826219406" calcext:value-type="float">
            <text:p>0.302132826219406</text:p>
          </table:table-cell>
          <table:table-cell office:value-type="float" office:value="0.302332742405404" calcext:value-type="float">
            <text:p>0.302332742405404</text:p>
          </table:table-cell>
          <table:table-cell office:value-type="float" office:value="0.301828541696924" calcext:value-type="float">
            <text:p>0.301828541696924</text:p>
          </table:table-cell>
          <table:table-cell office:value-type="float" office:value="0.304689603582746" calcext:value-type="float">
            <text:p>0.304689603582746</text:p>
          </table:table-cell>
          <table:table-cell office:value-type="float" office:value="0.300917074348231" calcext:value-type="float">
            <text:p>0.300917074348231</text:p>
          </table:table-cell>
          <table:table-cell office:value-type="float" office:value="0.302027039847281" calcext:value-type="float">
            <text:p>0.302027039847281</text:p>
          </table:table-cell>
          <table:table-cell office:value-type="float" office:value="0.301349530176356" calcext:value-type="float">
            <text:p>0.301349530176356</text:p>
          </table:table-cell>
          <table:table-cell office:value-type="float" office:value="0.306118706996026" calcext:value-type="float">
            <text:p>0.306118706996026</text:p>
          </table:table-cell>
          <table:table-cell office:value-type="float" office:value="0.307412619325249" calcext:value-type="float">
            <text:p>0.307412619325249</text:p>
          </table:table-cell>
          <table:table-cell office:value-type="float" office:value="0.309083440093017" calcext:value-type="float">
            <text:p>0.309083440093017</text:p>
          </table:table-cell>
          <table:table-cell office:value-type="float" office:value="0.306839656284902" calcext:value-type="float">
            <text:p>0.306839656284902</text:p>
          </table:table-cell>
          <table:table-cell office:value-type="float" office:value="0.302246010040899" calcext:value-type="float">
            <text:p>0.302246010040899</text:p>
          </table:table-cell>
          <table:table-cell office:value-type="float" office:value="0.3018394571381" calcext:value-type="float">
            <text:p>0.3018394571381</text:p>
          </table:table-cell>
          <table:table-cell office:value-type="float" office:value="0.301351810993185" calcext:value-type="float">
            <text:p>0.301351810993185</text:p>
          </table:table-cell>
          <table:table-cell office:value-type="float" office:value="0.303163866768214" calcext:value-type="float">
            <text:p>0.303163866768214</text:p>
          </table:table-cell>
          <table:table-cell office:value-type="float" office:value="0.304664067881115" calcext:value-type="float">
            <text:p>0.304664067881115</text:p>
          </table:table-cell>
          <table:table-cell office:value-type="float" office:value="0.304896215635448" calcext:value-type="float">
            <text:p>0.304896215635448</text:p>
          </table:table-cell>
          <table:table-cell office:value-type="float" office:value="0.301716980422158" calcext:value-type="float">
            <text:p>0.301716980422158</text:p>
          </table:table-cell>
          <table:table-cell office:value-type="float" office:value="0.300457518951997" calcext:value-type="float">
            <text:p>0.300457518951997</text:p>
          </table:table-cell>
          <table:table-cell office:value-type="float" office:value="0.307712769359101" calcext:value-type="float">
            <text:p>0.307712769359101</text:p>
          </table:table-cell>
          <table:table-cell office:value-type="float" office:value="0.308774565626551" calcext:value-type="float">
            <text:p>0.308774565626551</text:p>
          </table:table-cell>
          <table:table-cell office:value-type="float" office:value="0.30599757110894" calcext:value-type="float">
            <text:p>0.30599757110894</text:p>
          </table:table-cell>
          <table:table-cell office:value-type="float" office:value="0.304138096887581" calcext:value-type="float">
            <text:p>0.304138096887581</text:p>
          </table:table-cell>
          <table:table-cell office:value-type="float" office:value="0.302977163956635" calcext:value-type="float">
            <text:p>0.302977163956635</text:p>
          </table:table-cell>
          <table:table-cell office:value-type="float" office:value="0.302827193523296" calcext:value-type="float">
            <text:p>0.302827193523296</text:p>
          </table:table-cell>
          <table:table-cell office:value-type="float" office:value="0.304947393695644" calcext:value-type="float">
            <text:p>0.304947393695644</text:p>
          </table:table-cell>
          <table:table-cell office:value-type="float" office:value="0.30696743506457" calcext:value-type="float">
            <text:p>0.30696743506457</text:p>
          </table:table-cell>
          <table:table-cell office:value-type="float" office:value="0.305172800061861" calcext:value-type="float">
            <text:p>0.305172800061861</text:p>
          </table:table-cell>
          <table:table-cell office:value-type="float" office:value="0.303833776744659" calcext:value-type="float">
            <text:p>0.303833776744659</text:p>
          </table:table-cell>
          <table:table-cell office:value-type="float" office:value="0.30295386868491" calcext:value-type="float">
            <text:p>0.30295386868491</text:p>
          </table:table-cell>
          <table:table-cell office:value-type="float" office:value="0.305208397426776" calcext:value-type="float">
            <text:p>0.305208397426776</text:p>
          </table:table-cell>
          <table:table-cell office:value-type="float" office:value="0.307795360253258" calcext:value-type="float">
            <text:p>0.307795360253258</text:p>
          </table:table-cell>
          <table:table-cell office:value-type="float" office:value="0.309538023027307" calcext:value-type="float">
            <text:p>0.309538023027307</text:p>
          </table:table-cell>
          <table:table-cell office:value-type="float" office:value="0.307183289669341" calcext:value-type="float">
            <text:p>0.307183289669341</text:p>
          </table:table-cell>
          <table:table-cell office:value-type="float" office:value="0.304178487263796" calcext:value-type="float">
            <text:p>0.304178487263796</text:p>
          </table:table-cell>
          <table:table-cell office:value-type="float" office:value="0.301823604766645" calcext:value-type="float">
            <text:p>0.301823604766645</text:p>
          </table:table-cell>
          <table:table-cell office:value-type="float" office:value="0.30338489501241" calcext:value-type="float">
            <text:p>0.30338489501241</text:p>
          </table:table-cell>
          <table:table-cell office:value-type="float" office:value="0.304052343683194" calcext:value-type="float">
            <text:p>0.304052343683194</text:p>
          </table:table-cell>
          <table:table-cell office:value-type="float" office:value="0.304912301677311" calcext:value-type="float">
            <text:p>0.304912301677311</text:p>
          </table:table-cell>
          <table:table-cell office:value-type="float" office:value="0.303515508951331" calcext:value-type="float">
            <text:p>0.303515508951331</text:p>
          </table:table-cell>
          <table:table-cell office:value-type="float" office:value="0.30168315061525" calcext:value-type="float">
            <text:p>0.30168315061525</text:p>
          </table:table-cell>
          <table:table-cell office:value-type="float" office:value="0.301197849426986" calcext:value-type="float">
            <text:p>0.301197849426986</text:p>
          </table:table-cell>
          <table:table-cell office:value-type="float" office:value="0.299932915156872" calcext:value-type="float">
            <text:p>0.299932915156872</text:p>
          </table:table-cell>
          <table:table-cell office:value-type="float" office:value="0.306384680314123" calcext:value-type="float">
            <text:p>0.306384680314123</text:p>
          </table:table-cell>
          <table:table-cell office:value-type="float" office:value="0.30873185056077" calcext:value-type="float">
            <text:p>0.30873185056077</text:p>
          </table:table-cell>
          <table:table-cell office:value-type="float" office:value="0.309736224844351" calcext:value-type="float">
            <text:p>0.309736224844351</text:p>
          </table:table-cell>
          <table:table-cell office:value-type="float" office:value="0.308702838326171" calcext:value-type="float">
            <text:p>0.308702838326171</text:p>
          </table:table-cell>
          <table:table-cell office:value-type="float" office:value="0.305351059376297" calcext:value-type="float">
            <text:p>0.305351059376297</text:p>
          </table:table-cell>
          <table:table-cell office:value-type="float" office:value="0.304622878692262" calcext:value-type="float">
            <text:p>0.304622878692262</text:p>
          </table:table-cell>
          <table:table-cell office:value-type="float" office:value="0.30144977181686" calcext:value-type="float">
            <text:p>0.30144977181686</text:p>
          </table:table-cell>
          <table:table-cell office:value-type="float" office:value="0.30508035682388" calcext:value-type="float">
            <text:p>0.30508035682388</text:p>
          </table:table-cell>
          <table:table-cell office:value-type="float" office:value="0.305621032793327" calcext:value-type="float">
            <text:p>0.305621032793327</text:p>
          </table:table-cell>
          <table:table-cell office:value-type="float" office:value="0.307568223138367" calcext:value-type="float">
            <text:p>0.307568223138367</text:p>
          </table:table-cell>
          <table:table-cell office:value-type="float" office:value="0.304731451410144" calcext:value-type="float">
            <text:p>0.304731451410144</text:p>
          </table:table-cell>
          <table:table-cell office:value-type="float" office:value="0.304973219279922" calcext:value-type="float">
            <text:p>0.304973219279922</text:p>
          </table:table-cell>
          <table:table-cell office:value-type="float" office:value="0.30229323324119" calcext:value-type="float">
            <text:p>0.30229323324119</text:p>
          </table:table-cell>
          <table:table-cell office:value-type="float" office:value="0.302153601977792" calcext:value-type="float">
            <text:p>0.302153601977792</text:p>
          </table:table-cell>
          <table:table-cell office:value-type="float" office:value="0.306503159813672" calcext:value-type="float">
            <text:p>0.306503159813672</text:p>
          </table:table-cell>
          <table:table-cell office:value-type="float" office:value="0.30866706655577" calcext:value-type="float">
            <text:p>0.30866706655577</text:p>
          </table:table-cell>
          <table:table-cell office:value-type="float" office:value="0.309885926461511" calcext:value-type="float">
            <text:p>0.309885926461511</text:p>
          </table:table-cell>
          <table:table-cell office:value-type="float" office:value="0.307787106718426" calcext:value-type="float">
            <text:p>0.307787106718426</text:p>
          </table:table-cell>
          <table:table-cell office:value-type="float" office:value="0.30676083164197" calcext:value-type="float">
            <text:p>0.30676083164197</text:p>
          </table:table-cell>
          <table:table-cell office:value-type="float" office:value="0.304987508560928" calcext:value-type="float">
            <text:p>0.304987508560928</text:p>
          </table:table-cell>
          <table:table-cell office:value-type="float" office:value="0.303793035297083" calcext:value-type="float">
            <text:p>0.303793035297083</text:p>
          </table:table-cell>
          <table:table-cell office:value-type="float" office:value="0.306690489381104" calcext:value-type="float">
            <text:p>0.306690489381104</text:p>
          </table:table-cell>
          <table:table-cell office:value-type="float" office:value="0.307729079836529" calcext:value-type="float">
            <text:p>0.307729079836529</text:p>
          </table:table-cell>
          <table:table-cell office:value-type="float" office:value="0.306560733983731" calcext:value-type="float">
            <text:p>0.306560733983731</text:p>
          </table:table-cell>
          <table:table-cell office:value-type="float" office:value="0.306549990361434" calcext:value-type="float">
            <text:p>0.306549990361434</text:p>
          </table:table-cell>
          <table:table-cell office:value-type="float" office:value="0.306718878683442" calcext:value-type="float">
            <text:p>0.306718878683442</text:p>
          </table:table-cell>
          <table:table-cell office:value-type="float" office:value="0.31036988739284" calcext:value-type="float">
            <text:p>0.31036988739284</text:p>
          </table:table-cell>
          <table:table-cell office:value-type="float" office:value="0.308288375909799" calcext:value-type="float">
            <text:p>0.308288375909799</text:p>
          </table:table-cell>
          <table:table-cell office:value-type="float" office:value="0.305893569421327" calcext:value-type="float">
            <text:p>0.305893569421327</text:p>
          </table:table-cell>
          <table:table-cell office:value-type="float" office:value="0.307907651492891" calcext:value-type="float">
            <text:p>0.307907651492891</text:p>
          </table:table-cell>
          <table:table-cell office:value-type="float" office:value="0.304764148065556" calcext:value-type="float">
            <text:p>0.304764148065556</text:p>
          </table:table-cell>
          <table:table-cell office:value-type="float" office:value="0.305076246313858" calcext:value-type="float">
            <text:p>0.305076246313858</text:p>
          </table:table-cell>
          <table:table-cell office:value-type="float" office:value="0.306032721166594" calcext:value-type="float">
            <text:p>0.306032721166594</text:p>
          </table:table-cell>
          <table:table-cell office:value-type="float" office:value="0.304360429759675" calcext:value-type="float">
            <text:p>0.304360429759675</text:p>
          </table:table-cell>
          <table:table-cell office:value-type="float" office:value="0.308065810776967" calcext:value-type="float">
            <text:p>0.308065810776967</text:p>
          </table:table-cell>
          <table:table-cell office:value-type="float" office:value="0.311211983426468" calcext:value-type="float">
            <text:p>0.311211983426468</text:p>
          </table:table-cell>
          <table:table-cell office:value-type="float" office:value="0.311844334612604" calcext:value-type="float">
            <text:p>0.311844334612604</text:p>
          </table:table-cell>
          <table:table-cell office:value-type="float" office:value="0.308412605603386" calcext:value-type="float">
            <text:p>0.308412605603386</text:p>
          </table:table-cell>
          <table:table-cell office:value-type="float" office:value="0.306511073018355" calcext:value-type="float">
            <text:p>0.306511073018355</text:p>
          </table:table-cell>
          <table:table-cell office:value-type="float" office:value="0.30586707617603" calcext:value-type="float">
            <text:p>0.30586707617603</text:p>
          </table:table-cell>
          <table:table-cell office:value-type="float" office:value="0.307364284934519" calcext:value-type="float">
            <text:p>0.307364284934519</text:p>
          </table:table-cell>
          <table:table-cell office:value-type="float" office:value="0.309521626468011" calcext:value-type="float">
            <text:p>0.309521626468011</text:p>
          </table:table-cell>
          <table:table-cell office:value-type="float" office:value="0.30750948437803" calcext:value-type="float">
            <text:p>0.30750948437803</text:p>
          </table:table-cell>
          <table:table-cell office:value-type="float" office:value="0.306704877214599" calcext:value-type="float">
            <text:p>0.306704877214599</text:p>
          </table:table-cell>
          <table:table-cell office:value-type="float" office:value="0.306301753772644" calcext:value-type="float">
            <text:p>0.306301753772644</text:p>
          </table:table-cell>
          <table:table-cell office:value-type="float" office:value="0.305984169305043" calcext:value-type="float">
            <text:p>0.305984169305043</text:p>
          </table:table-cell>
          <table:table-cell office:value-type="float" office:value="0.310706303423328" calcext:value-type="float">
            <text:p>0.310706303423328</text:p>
          </table:table-cell>
          <table:table-cell office:value-type="float" office:value="0.309954993203235" calcext:value-type="float">
            <text:p>0.309954993203235</text:p>
          </table:table-cell>
          <table:table-cell office:value-type="float" office:value="0.307707306284208" calcext:value-type="float">
            <text:p>0.307707306284208</text:p>
          </table:table-cell>
          <table:table-cell office:value-type="float" office:value="0.30768771460242" calcext:value-type="float">
            <text:p>0.30768771460242</text:p>
          </table:table-cell>
          <table:table-cell office:value-type="float" office:value="0.304078023431414" calcext:value-type="float">
            <text:p>0.304078023431414</text:p>
          </table:table-cell>
          <table:table-cell office:value-type="float" office:value="0.304260652586651" calcext:value-type="float">
            <text:p>0.304260652586651</text:p>
          </table:table-cell>
          <table:table-cell office:value-type="float" office:value="0.304667410107948" calcext:value-type="float">
            <text:p>0.304667410107948</text:p>
          </table:table-cell>
          <table:table-cell office:value-type="float" office:value="0.311070833727656" calcext:value-type="float">
            <text:p>0.311070833727656</text:p>
          </table:table-cell>
          <table:table-cell office:value-type="float" office:value="0.310414906997076" calcext:value-type="float">
            <text:p>0.310414906997076</text:p>
          </table:table-cell>
          <table:table-cell office:value-type="float" office:value="0.30833927150658" calcext:value-type="float">
            <text:p>0.30833927150658</text:p>
          </table:table-cell>
          <table:table-cell office:value-type="float" office:value="0.30830601812287" calcext:value-type="float">
            <text:p>0.30830601812287</text:p>
          </table:table-cell>
          <table:table-cell office:value-type="float" office:value="0.305606643843411" calcext:value-type="float">
            <text:p>0.305606643843411</text:p>
          </table:table-cell>
          <table:table-cell office:value-type="float" office:value="0.307285420174485" calcext:value-type="float">
            <text:p>0.307285420174485</text:p>
          </table:table-cell>
          <table:table-cell office:value-type="float" office:value="0.308261558112295" calcext:value-type="float">
            <text:p>0.308261558112295</text:p>
          </table:table-cell>
          <table:table-cell office:value-type="float" office:value="0.307772608899167" calcext:value-type="float">
            <text:p>0.307772608899167</text:p>
          </table:table-cell>
          <table:table-cell office:value-type="float" office:value="0.306172075165346" calcext:value-type="float">
            <text:p>0.306172075165346</text:p>
          </table:table-cell>
          <table:table-cell office:value-type="float" office:value="0.30584718864292" calcext:value-type="float">
            <text:p>0.30584718864292</text:p>
          </table:table-cell>
          <table:table-cell office:value-type="float" office:value="0.30690703149417" calcext:value-type="float">
            <text:p>0.30690703149417</text:p>
          </table:table-cell>
          <table:table-cell office:value-type="float" office:value="0.312072349761682" calcext:value-type="float">
            <text:p>0.312072349761682</text:p>
          </table:table-cell>
          <table:table-cell office:value-type="float" office:value="0.312868008055773" calcext:value-type="float">
            <text:p>0.312868008055773</text:p>
          </table:table-cell>
          <table:table-cell office:value-type="float" office:value="0.310548178688387" calcext:value-type="float">
            <text:p>0.310548178688387</text:p>
          </table:table-cell>
          <table:table-cell office:value-type="float" office:value="0.310861709603482" calcext:value-type="float">
            <text:p>0.310861709603482</text:p>
          </table:table-cell>
          <table:table-cell office:value-type="float" office:value="0.309351489470871" calcext:value-type="float">
            <text:p>0.309351489470871</text:p>
          </table:table-cell>
          <table:table-cell office:value-type="float" office:value="0.309875492778044" calcext:value-type="float">
            <text:p>0.309875492778044</text:p>
          </table:table-cell>
          <table:table-cell office:value-type="float" office:value="0.307732293128822" calcext:value-type="float">
            <text:p>0.307732293128822</text:p>
          </table:table-cell>
          <table:table-cell office:value-type="float" office:value="0.308276842778891" calcext:value-type="float">
            <text:p>0.308276842778891</text:p>
          </table:table-cell>
          <table:table-cell office:value-type="float" office:value="0.306352686407521" calcext:value-type="float">
            <text:p>0.306352686407521</text:p>
          </table:table-cell>
          <table:table-cell office:value-type="float" office:value="0.312521516785707" calcext:value-type="float">
            <text:p>0.312521516785707</text:p>
          </table:table-cell>
          <table:table-cell office:value-type="float" office:value="0.313044623279889" calcext:value-type="float">
            <text:p>0.313044623279889</text:p>
          </table:table-cell>
          <table:table-cell office:value-type="float" office:value="0.311223396638625" calcext:value-type="float">
            <text:p>0.311223396638625</text:p>
          </table:table-cell>
          <table:table-cell office:value-type="float" office:value="0.310244485872443" calcext:value-type="float">
            <text:p>0.310244485872443</text:p>
          </table:table-cell>
          <table:table-cell office:value-type="float" office:value="0.309859969779966" calcext:value-type="float">
            <text:p>0.309859969779966</text:p>
          </table:table-cell>
          <table:table-cell office:value-type="float" office:value="0.309239320376765" calcext:value-type="float">
            <text:p>0.309239320376765</text:p>
          </table:table-cell>
          <table:table-cell office:value-type="float" office:value="0.30984936474183" calcext:value-type="float">
            <text:p>0.30984936474183</text:p>
          </table:table-cell>
          <table:table-cell office:value-type="float" office:value="0.309978463413228" calcext:value-type="float">
            <text:p>0.309978463413228</text:p>
          </table:table-cell>
          <table:table-cell office:value-type="float" office:value="0.307485574366104" calcext:value-type="float">
            <text:p>0.307485574366104</text:p>
          </table:table-cell>
          <table:table-cell office:value-type="float" office:value="0.307666649774611" calcext:value-type="float">
            <text:p>0.307666649774611</text:p>
          </table:table-cell>
          <table:table-cell office:value-type="float" office:value="0.312182133506473" calcext:value-type="float">
            <text:p>0.312182133506473</text:p>
          </table:table-cell>
          <table:table-cell office:value-type="float" office:value="0.314118836828049" calcext:value-type="float">
            <text:p>0.314118836828049</text:p>
          </table:table-cell>
          <table:table-cell office:value-type="float" office:value="0.312773727398621" calcext:value-type="float">
            <text:p>0.312773727398621</text:p>
          </table:table-cell>
          <table:table-cell office:value-type="float" office:value="0.310714451681104" calcext:value-type="float">
            <text:p>0.310714451681104</text:p>
          </table:table-cell>
          <table:table-cell office:value-type="float" office:value="0.310513290445744" calcext:value-type="float">
            <text:p>0.310513290445744</text:p>
          </table:table-cell>
          <table:table-cell office:value-type="float" office:value="0.307851692968022" calcext:value-type="float">
            <text:p>0.307851692968022</text:p>
          </table:table-cell>
          <table:table-cell office:value-type="float" office:value="0.307603167357116" calcext:value-type="float">
            <text:p>0.307603167357116</text:p>
          </table:table-cell>
          <table:table-cell office:value-type="float" office:value="0.308899171593842" calcext:value-type="float">
            <text:p>0.308899171593842</text:p>
          </table:table-cell>
          <table:table-cell office:value-type="float" office:value="0.310313322938881" calcext:value-type="float">
            <text:p>0.310313322938881</text:p>
          </table:table-cell>
          <table:table-cell office:value-type="float" office:value="0.308013158969629" calcext:value-type="float">
            <text:p>0.308013158969629</text:p>
          </table:table-cell>
          <table:table-cell office:value-type="float" office:value="0.307937521173678" calcext:value-type="float">
            <text:p>0.307937521173678</text:p>
          </table:table-cell>
          <table:table-cell office:value-type="float" office:value="0.30629061568752" calcext:value-type="float">
            <text:p>0.30629061568752</text:p>
          </table:table-cell>
          <table:table-cell office:value-type="float" office:value="0.313592346085895" calcext:value-type="float">
            <text:p>0.313592346085895</text:p>
          </table:table-cell>
          <table:table-cell office:value-type="float" office:value="0.313957053552629" calcext:value-type="float">
            <text:p>0.313957053552629</text:p>
          </table:table-cell>
          <table:table-cell office:value-type="float" office:value="0.314473317009011" calcext:value-type="float">
            <text:p>0.314473317009011</text:p>
          </table:table-cell>
          <table:table-cell office:value-type="float" office:value="0.312494211111811" calcext:value-type="float">
            <text:p>0.312494211111811</text:p>
          </table:table-cell>
          <table:table-cell office:value-type="float" office:value="0.312781715123058" calcext:value-type="float">
            <text:p>0.312781715123058</text:p>
          </table:table-cell>
          <table:table-cell office:value-type="float" office:value="0.311041327826875" calcext:value-type="float">
            <text:p>0.311041327826875</text:p>
          </table:table-cell>
          <table:table-cell office:value-type="float" office:value="0.312103594517005" calcext:value-type="float">
            <text:p>0.312103594517005</text:p>
          </table:table-cell>
          <table:table-cell office:value-type="float" office:value="0.310865116413622" calcext:value-type="float">
            <text:p>0.310865116413622</text:p>
          </table:table-cell>
          <table:table-cell office:value-type="float" office:value="0.308024569224326" calcext:value-type="float">
            <text:p>0.308024569224326</text:p>
          </table:table-cell>
          <table:table-cell office:value-type="float" office:value="0.307925209319189" calcext:value-type="float">
            <text:p>0.307925209319189</text:p>
          </table:table-cell>
          <table:table-cell office:value-type="float" office:value="0.314011889382085" calcext:value-type="float">
            <text:p>0.314011889382085</text:p>
          </table:table-cell>
          <table:table-cell office:value-type="float" office:value="0.313100692965355" calcext:value-type="float">
            <text:p>0.313100692965355</text:p>
          </table:table-cell>
          <table:table-cell office:value-type="float" office:value="0.311647827486698" calcext:value-type="float">
            <text:p>0.311647827486698</text:p>
          </table:table-cell>
          <table:table-cell office:value-type="float" office:value="0.311629145646518" calcext:value-type="float">
            <text:p>0.311629145646518</text:p>
          </table:table-cell>
          <table:table-cell office:value-type="float" office:value="0.310381916744469" calcext:value-type="float">
            <text:p>0.310381916744469</text:p>
          </table:table-cell>
          <table:table-cell office:value-type="float" office:value="0.313353309663169" calcext:value-type="float">
            <text:p>0.313353309663169</text:p>
          </table:table-cell>
          <table:table-cell office:value-type="float" office:value="0.309009393856589" calcext:value-type="float">
            <text:p>0.309009393856589</text:p>
          </table:table-cell>
          <table:table-cell office:value-type="float" office:value="0.309426900810589" calcext:value-type="float">
            <text:p>0.309426900810589</text:p>
          </table:table-cell>
          <table:table-cell office:value-type="float" office:value="0.310720500914766" calcext:value-type="float">
            <text:p>0.310720500914766</text:p>
          </table:table-cell>
          <table:table-cell office:value-type="float" office:value="0.31557498405271" calcext:value-type="float">
            <text:p>0.31557498405271</text:p>
          </table:table-cell>
          <table:table-cell office:value-type="float" office:value="0.312407078245529" calcext:value-type="float">
            <text:p>0.312407078245529</text:p>
          </table:table-cell>
          <table:table-cell office:value-type="float" office:value="0.311118842128056" calcext:value-type="float">
            <text:p>0.311118842128056</text:p>
          </table:table-cell>
          <table:table-cell office:value-type="float" office:value="0.311267542256195" calcext:value-type="float">
            <text:p>0.311267542256195</text:p>
          </table:table-cell>
          <table:table-cell office:value-type="float" office:value="0.309421222071488" calcext:value-type="float">
            <text:p>0.309421222071488</text:p>
          </table:table-cell>
          <table:table-cell office:value-type="float" office:value="0.308633334956037" calcext:value-type="float">
            <text:p>0.308633334956037</text:p>
          </table:table-cell>
          <table:table-cell office:value-type="float" office:value="0.309250510852113" calcext:value-type="float">
            <text:p>0.309250510852113</text:p>
          </table:table-cell>
          <table:table-cell office:value-type="float" office:value="0.308152171394136" calcext:value-type="float">
            <text:p>0.308152171394136</text:p>
          </table:table-cell>
          <table:table-cell office:value-type="float" office:value="0.310354997647461" calcext:value-type="float">
            <text:p>0.310354997647461</text:p>
          </table:table-cell>
          <table:table-cell office:value-type="float" office:value="0.314554387156493" calcext:value-type="float">
            <text:p>0.314554387156493</text:p>
          </table:table-cell>
          <table:table-cell office:value-type="float" office:value="0.31166420741477" calcext:value-type="float">
            <text:p>0.31166420741477</text:p>
          </table:table-cell>
          <table:table-cell office:value-type="float" office:value="0.311731043501583" calcext:value-type="float">
            <text:p>0.311731043501583</text:p>
          </table:table-cell>
          <table:table-cell office:value-type="float" office:value="0.311371529403616" calcext:value-type="float">
            <text:p>0.311371529403616</text:p>
          </table:table-cell>
          <table:table-cell office:value-type="float" office:value="0.31010057451363" calcext:value-type="float">
            <text:p>0.31010057451363</text:p>
          </table:table-cell>
          <table:table-cell office:value-type="float" office:value="0.310809397303065" calcext:value-type="float">
            <text:p>0.310809397303065</text:p>
          </table:table-cell>
          <table:table-cell office:value-type="float" office:value="0.310849986653527" calcext:value-type="float">
            <text:p>0.310849986653527</text:p>
          </table:table-cell>
          <table:table-cell office:value-type="float" office:value="0.309661308235491" calcext:value-type="float">
            <text:p>0.309661308235491</text:p>
          </table:table-cell>
          <table:table-cell office:value-type="float" office:value="0.308528785171296" calcext:value-type="float">
            <text:p>0.308528785171296</text:p>
          </table:table-cell>
          <table:table-cell office:value-type="float" office:value="0.309416086470872" calcext:value-type="float">
            <text:p>0.309416086470872</text:p>
          </table:table-cell>
          <table:table-cell office:value-type="float" office:value="0.309418646534289" calcext:value-type="float">
            <text:p>0.309418646534289</text:p>
          </table:table-cell>
          <table:table-cell office:value-type="float" office:value="0.30859682450613" calcext:value-type="float">
            <text:p>0.30859682450613</text:p>
          </table:table-cell>
          <table:table-cell office:value-type="float" office:value="0.313276804165811" calcext:value-type="float">
            <text:p>0.313276804165811</text:p>
          </table:table-cell>
          <table:table-cell office:value-type="float" office:value="0.313529518104274" calcext:value-type="float">
            <text:p>0.313529518104274</text:p>
          </table:table-cell>
          <table:table-cell office:value-type="float" office:value="0.311409592630107" calcext:value-type="float">
            <text:p>0.311409592630107</text:p>
          </table:table-cell>
          <table:table-cell office:value-type="float" office:value="0.309019657151047" calcext:value-type="float">
            <text:p>0.309019657151047</text:p>
          </table:table-cell>
          <table:table-cell office:value-type="float" office:value="0.309030491046621" calcext:value-type="float">
            <text:p>0.309030491046621</text:p>
          </table:table-cell>
          <table:table-cell office:value-type="float" office:value="0.309209310787595" calcext:value-type="float">
            <text:p>0.309209310787595</text:p>
          </table:table-cell>
          <table:table-cell office:value-type="float" office:value="0.306446176706834" calcext:value-type="float">
            <text:p>0.306446176706834</text:p>
          </table:table-cell>
          <table:table-cell office:value-type="float" office:value="0.306845764772618" calcext:value-type="float">
            <text:p>0.306845764772618</text:p>
          </table:table-cell>
          <table:table-cell office:value-type="float" office:value="0.308121338416231" calcext:value-type="float">
            <text:p>0.308121338416231</text:p>
          </table:table-cell>
          <table:table-cell office:value-type="float" office:value="0.311011103250846" calcext:value-type="float">
            <text:p>0.311011103250846</text:p>
          </table:table-cell>
          <table:table-cell office:value-type="float" office:value="0.312956963001111" calcext:value-type="float">
            <text:p>0.312956963001111</text:p>
          </table:table-cell>
          <table:table-cell office:value-type="float" office:value="0.310376939955625" calcext:value-type="float">
            <text:p>0.310376939955625</text:p>
          </table:table-cell>
          <table:table-cell office:value-type="float" office:value="0.310991330178039" calcext:value-type="float">
            <text:p>0.310991330178039</text:p>
          </table:table-cell>
          <table:table-cell office:value-type="float" office:value="0.3090609429074" calcext:value-type="float">
            <text:p>0.3090609429074</text:p>
          </table:table-cell>
          <table:table-cell office:value-type="float" office:value="0.307643403381777" calcext:value-type="float">
            <text:p>0.307643403381777</text:p>
          </table:table-cell>
          <table:table-cell office:value-type="float" office:value="0.308248981630243" calcext:value-type="float">
            <text:p>0.308248981630243</text:p>
          </table:table-cell>
          <table:table-cell office:value-type="float" office:value="0.312596219962358" calcext:value-type="float">
            <text:p>0.312596219962358</text:p>
          </table:table-cell>
          <table:table-cell office:value-type="float" office:value="0.310654517418372" calcext:value-type="float">
            <text:p>0.310654517418372</text:p>
          </table:table-cell>
          <table:table-cell office:value-type="float" office:value="0.310395156185459" calcext:value-type="float">
            <text:p>0.310395156185459</text:p>
          </table:table-cell>
          <table:table-cell office:value-type="float" office:value="0.310017397588481" calcext:value-type="float">
            <text:p>0.310017397588481</text:p>
          </table:table-cell>
          <table:table-cell office:value-type="float" office:value="0.311808972519318" calcext:value-type="float">
            <text:p>0.311808972519318</text:p>
          </table:table-cell>
          <table:table-cell office:value-type="float" office:value="0.308385866856205" calcext:value-type="float">
            <text:p>0.308385866856205</text:p>
          </table:table-cell>
          <table:table-cell office:value-type="float" office:value="0.308477007324327" calcext:value-type="float">
            <text:p>0.308477007324327</text:p>
          </table:table-cell>
          <table:table-cell office:value-type="float" office:value="0.309513479208075" calcext:value-type="float">
            <text:p>0.309513479208075</text:p>
          </table:table-cell>
          <table:table-cell office:value-type="float" office:value="0.310279509615346" calcext:value-type="float">
            <text:p>0.310279509615346</text:p>
          </table:table-cell>
          <table:table-cell office:value-type="float" office:value="0.314355464981336" calcext:value-type="float">
            <text:p>0.314355464981336</text:p>
          </table:table-cell>
          <table:table-cell office:value-type="float" office:value="0.312137168467543" calcext:value-type="float">
            <text:p>0.312137168467543</text:p>
          </table:table-cell>
          <table:table-cell office:value-type="float" office:value="0.311302817566118" calcext:value-type="float">
            <text:p>0.311302817566118</text:p>
          </table:table-cell>
          <table:table-cell office:value-type="float" office:value="0.311137983318417" calcext:value-type="float">
            <text:p>0.311137983318417</text:p>
          </table:table-cell>
          <table:table-cell office:value-type="float" office:value="0.308712546032688" calcext:value-type="float">
            <text:p>0.308712546032688</text:p>
          </table:table-cell>
          <table:table-cell office:value-type="float" office:value="0.310782886893864" calcext:value-type="float">
            <text:p>0.310782886893864</text:p>
          </table:table-cell>
          <table:table-cell office:value-type="float" office:value="0.311039959859265" calcext:value-type="float">
            <text:p>0.311039959859265</text:p>
          </table:table-cell>
          <table:table-cell office:value-type="float" office:value="0.308855284416174" calcext:value-type="float">
            <text:p>0.308855284416174</text:p>
          </table:table-cell>
          <table:table-cell office:value-type="float" office:value="0.309896987591836" calcext:value-type="float">
            <text:p>0.309896987591836</text:p>
          </table:table-cell>
          <table:table-cell office:value-type="float" office:value="0.314883940043335" calcext:value-type="float">
            <text:p>0.314883940043335</text:p>
          </table:table-cell>
          <table:table-cell office:value-type="float" office:value="0.314466833663968" calcext:value-type="float">
            <text:p>0.314466833663968</text:p>
          </table:table-cell>
          <table:table-cell office:value-type="float" office:value="0.313914331597955" calcext:value-type="float">
            <text:p>0.313914331597955</text:p>
          </table:table-cell>
          <table:table-cell office:value-type="float" office:value="0.315072521118971" calcext:value-type="float">
            <text:p>0.315072521118971</text:p>
          </table:table-cell>
          <table:table-cell office:value-type="float" office:value="0.313365493876931" calcext:value-type="float">
            <text:p>0.313365493876931</text:p>
          </table:table-cell>
          <table:table-cell office:value-type="float" office:value="0.312670854871279" calcext:value-type="float">
            <text:p>0.312670854871279</text:p>
          </table:table-cell>
          <table:table-cell office:value-type="float" office:value="0.312790624695656" calcext:value-type="float">
            <text:p>0.312790624695656</text:p>
          </table:table-cell>
          <table:table-cell office:value-type="float" office:value="0.311462151281838" calcext:value-type="float">
            <text:p>0.311462151281838</text:p>
          </table:table-cell>
          <table:table-cell office:value-type="float" office:value="0.314265894682439" calcext:value-type="float">
            <text:p>0.314265894682439</text:p>
          </table:table-cell>
          <table:table-cell office:value-type="float" office:value="0.31478823661522" calcext:value-type="float">
            <text:p>0.31478823661522</text:p>
          </table:table-cell>
          <table:table-cell office:value-type="float" office:value="0.316748768511062" calcext:value-type="float">
            <text:p>0.316748768511062</text:p>
          </table:table-cell>
          <table:table-cell office:value-type="float" office:value="0.315447385769065" calcext:value-type="float">
            <text:p>0.315447385769065</text:p>
          </table:table-cell>
          <table:table-cell office:value-type="float" office:value="0.317466172689903" calcext:value-type="float">
            <text:p>0.317466172689903</text:p>
          </table:table-cell>
          <table:table-cell office:value-type="float" office:value="0.316441770355829" calcext:value-type="float">
            <text:p>0.316441770355829</text:p>
          </table:table-cell>
          <table:table-cell office:value-type="float" office:value="0.316608039401202" calcext:value-type="float">
            <text:p>0.316608039401202</text:p>
          </table:table-cell>
          <table:table-cell office:value-type="float" office:value="0.31650964264686" calcext:value-type="float">
            <text:p>0.31650964264686</text:p>
          </table:table-cell>
          <table:table-cell office:value-type="float" office:value="0.316500842607614" calcext:value-type="float">
            <text:p>0.316500842607614</text:p>
          </table:table-cell>
          <table:table-cell office:value-type="float" office:value="0.316498619809526" calcext:value-type="float">
            <text:p>0.316498619809526</text:p>
          </table:table-cell>
          <table:table-cell office:value-type="float" office:value="0.316226846840031" calcext:value-type="float">
            <text:p>0.316226846840031</text:p>
          </table:table-cell>
          <table:table-cell office:value-type="float" office:value="0.316177336890168" calcext:value-type="float">
            <text:p>0.316177336890168</text:p>
          </table:table-cell>
          <table:table-cell office:value-type="float" office:value="0.315995196510891" calcext:value-type="float">
            <text:p>0.315995196510891</text:p>
          </table:table-cell>
          <table:table-cell office:value-type="float" office:value="0.31568847516616" calcext:value-type="float">
            <text:p>0.31568847516616</text:p>
          </table:table-cell>
          <table:table-cell office:value-type="float" office:value="0.315269473391129" calcext:value-type="float">
            <text:p>0.315269473391129</text:p>
          </table:table-cell>
          <table:table-cell office:value-type="float" office:value="0.314883840559579" calcext:value-type="float">
            <text:p>0.314883840559579</text:p>
          </table:table-cell>
          <table:table-cell office:value-type="float" office:value="0.314737094881295" calcext:value-type="float">
            <text:p>0.314737094881295</text:p>
          </table:table-cell>
          <table:table-cell office:value-type="float" office:value="0.314406889556976" calcext:value-type="float">
            <text:p>0.314406889556976</text:p>
          </table:table-cell>
          <table:table-cell office:value-type="float" office:value="0.314247258435482" calcext:value-type="float">
            <text:p>0.314247258435482</text:p>
          </table:table-cell>
          <table:table-cell office:value-type="float" office:value="0.314296005642922" calcext:value-type="float">
            <text:p>0.314296005642922</text:p>
          </table:table-cell>
          <table:table-cell office:value-type="float" office:value="0.314095803078276" calcext:value-type="float">
            <text:p>0.314095803078276</text:p>
          </table:table-cell>
          <table:table-cell office:value-type="float" office:value="0.313977097384121" calcext:value-type="float">
            <text:p>0.313977097384121</text:p>
          </table:table-cell>
          <table:table-cell office:value-type="float" office:value="0.313840961219134" calcext:value-type="float">
            <text:p>0.313840961219134</text:p>
          </table:table-cell>
          <table:table-cell office:value-type="float" office:value="0.313667587971302" calcext:value-type="float">
            <text:p>0.313667587971302</text:p>
          </table:table-cell>
          <table:table-cell office:value-type="float" office:value="0.31355774454443" calcext:value-type="float">
            <text:p>0.31355774454443</text:p>
          </table:table-cell>
          <table:table-cell office:value-type="float" office:value="0.313459571198559" calcext:value-type="float">
            <text:p>0.313459571198559</text:p>
          </table:table-cell>
          <table:table-cell office:value-type="float" office:value="0.313313364499349" calcext:value-type="float">
            <text:p>0.313313364499349</text:p>
          </table:table-cell>
          <table:table-cell office:value-type="float" office:value="0.313336449331703" calcext:value-type="float">
            <text:p>0.313336449331703</text:p>
          </table:table-cell>
          <table:table-cell office:value-type="float" office:value="0.313412643046373" calcext:value-type="float">
            <text:p>0.313412643046373</text:p>
          </table:table-cell>
          <table:table-cell office:value-type="float" office:value="0.31344281388568" calcext:value-type="float">
            <text:p>0.31344281388568</text:p>
          </table:table-cell>
          <table:table-cell office:value-type="float" office:value="0.313546458354418" calcext:value-type="float">
            <text:p>0.313546458354418</text:p>
          </table:table-cell>
          <table:table-cell office:value-type="float" office:value="0.313498889358519" calcext:value-type="float">
            <text:p>0.313498889358519</text:p>
          </table:table-cell>
          <table:table-cell office:value-type="float" office:value="0.313446299257645" calcext:value-type="float">
            <text:p>0.313446299257645</text:p>
          </table:table-cell>
          <table:table-cell office:value-type="float" office:value="0.313361183800929" calcext:value-type="float">
            <text:p>0.313361183800929</text:p>
          </table:table-cell>
          <table:table-cell office:value-type="float" office:value="0.313433617720283" calcext:value-type="float">
            <text:p>0.313433617720283</text:p>
          </table:table-cell>
          <table:table-cell office:value-type="float" office:value="0.313362136011791" calcext:value-type="float">
            <text:p>0.313362136011791</text:p>
          </table:table-cell>
          <table:table-cell office:value-type="float" office:value="0.313335105091049" calcext:value-type="float">
            <text:p>0.313335105091049</text:p>
          </table:table-cell>
          <table:table-cell office:value-type="float" office:value="0.313352442971088" calcext:value-type="float">
            <text:p>0.313352442971088</text:p>
          </table:table-cell>
          <table:table-cell office:value-type="float" office:value="0.313445456357226" calcext:value-type="float">
            <text:p>0.313445456357226</text:p>
          </table:table-cell>
          <table:table-cell office:value-type="float" office:value="0.313394716980186" calcext:value-type="float">
            <text:p>0.313394716980186</text:p>
          </table:table-cell>
          <table:table-cell office:value-type="float" office:value="0.313379031673272" calcext:value-type="float">
            <text:p>0.313379031673272</text:p>
          </table:table-cell>
          <table:table-cell office:value-type="float" office:value="0.313453355894338" calcext:value-type="float">
            <text:p>0.313453355894338</text:p>
          </table:table-cell>
          <table:table-cell office:value-type="float" office:value="0.313407393952854" calcext:value-type="float">
            <text:p>0.313407393952854</text:p>
          </table:table-cell>
          <table:table-cell office:value-type="float" office:value="0.313422392205037" calcext:value-type="float">
            <text:p>0.313422392205037</text:p>
          </table:table-cell>
          <table:table-cell office:value-type="float" office:value="0.313426059876168" calcext:value-type="float">
            <text:p>0.313426059876168</text:p>
          </table:table-cell>
          <table:table-cell office:value-type="float" office:value="0.313466777612923" calcext:value-type="float">
            <text:p>0.313466777612923</text:p>
          </table:table-cell>
          <table:table-cell office:value-type="float" office:value="0.313395114863569" calcext:value-type="float">
            <text:p>0.313395114863569</text:p>
          </table:table-cell>
          <table:table-cell office:value-type="float" office:value="0.313436301580867" calcext:value-type="float">
            <text:p>0.313436301580867</text:p>
          </table:table-cell>
          <table:table-cell office:value-type="float" office:value="0.313429972663411" calcext:value-type="float">
            <text:p>0.313429972663411</text:p>
          </table:table-cell>
          <table:table-cell office:value-type="float" office:value="0.313392575131055" calcext:value-type="float">
            <text:p>0.313392575131055</text:p>
          </table:table-cell>
          <table:table-cell office:value-type="float" office:value="0.313346489014199" calcext:value-type="float">
            <text:p>0.313346489014199</text:p>
          </table:table-cell>
          <table:table-cell office:value-type="float" office:value="0.313366457231361" calcext:value-type="float">
            <text:p>0.313366457231361</text:p>
          </table:table-cell>
          <table:table-cell office:value-type="float" office:value="0.313399873224342" calcext:value-type="float">
            <text:p>0.313399873224342</text:p>
          </table:table-cell>
          <table:table-cell office:value-type="float" office:value="0.313344658472524" calcext:value-type="float">
            <text:p>0.313344658472524</text:p>
          </table:table-cell>
          <table:table-cell office:value-type="float" office:value="0.313363390869424" calcext:value-type="float">
            <text:p>0.313363390869424</text:p>
          </table:table-cell>
          <table:table-cell office:value-type="float" office:value="0.31336476676415" calcext:value-type="float">
            <text:p>0.31336476676415</text:p>
          </table:table-cell>
          <table:table-cell office:value-type="float" office:value="0.313428070897424" calcext:value-type="float">
            <text:p>0.313428070897424</text:p>
          </table:table-cell>
          <table:table-cell office:value-type="float" office:value="0.313421712035969" calcext:value-type="float">
            <text:p>0.313421712035969</text:p>
          </table:table-cell>
          <table:table-cell office:value-type="float" office:value="0.313372527955419" calcext:value-type="float">
            <text:p>0.313372527955419</text:p>
          </table:table-cell>
          <table:table-cell office:value-type="float" office:value="0.31335139629221" calcext:value-type="float">
            <text:p>0.31335139629221</text:p>
          </table:table-cell>
          <table:table-cell office:value-type="float" office:value="0.313365990055293" calcext:value-type="float">
            <text:p>0.313365990055293</text:p>
          </table:table-cell>
          <table:table-cell office:value-type="float" office:value="0.313383383593044" calcext:value-type="float">
            <text:p>0.313383383593044</text:p>
          </table:table-cell>
          <table:table-cell office:value-type="float" office:value="0.313391210733949" calcext:value-type="float">
            <text:p>0.313391210733949</text:p>
          </table:table-cell>
          <table:table-cell office:value-type="float" office:value="0.313398839069704" calcext:value-type="float">
            <text:p>0.313398839069704</text:p>
          </table:table-cell>
          <table:table-cell office:value-type="float" office:value="0.313394141292471" calcext:value-type="float">
            <text:p>0.313394141292471</text:p>
          </table:table-cell>
          <table:table-cell office:value-type="float" office:value="0.313381919864837" calcext:value-type="float">
            <text:p>0.313381919864837</text:p>
          </table:table-cell>
          <table:table-cell office:value-type="float" office:value="0.313381642114654" calcext:value-type="float">
            <text:p>0.313381642114654</text:p>
          </table:table-cell>
          <table:table-cell office:value-type="float" office:value="0.313396686826511" calcext:value-type="float">
            <text:p>0.313396686826511</text:p>
          </table:table-cell>
          <table:table-cell office:value-type="float" office:value="0.313380703704253" calcext:value-type="float">
            <text:p>0.313380703704253</text:p>
          </table:table-cell>
          <table:table-cell office:value-type="float" office:value="0.313426424764177" calcext:value-type="float">
            <text:p>0.313426424764177</text:p>
          </table:table-cell>
          <table:table-cell office:value-type="float" office:value="0.31336366454342" calcext:value-type="float">
            <text:p>0.31336366454342</text:p>
          </table:table-cell>
          <table:table-cell office:value-type="float" office:value="0.313398372337118" calcext:value-type="float">
            <text:p>0.313398372337118</text:p>
          </table:table-cell>
          <table:table-cell office:value-type="float" office:value="0.31337294159432" calcext:value-type="float">
            <text:p>0.31337294159432</text:p>
          </table:table-cell>
          <table:table-cell office:value-type="float" office:value="0.31336492134777" calcext:value-type="float">
            <text:p>0.31336492134777</text:p>
          </table:table-cell>
          <table:table-cell office:value-type="float" office:value="0.313422142705562" calcext:value-type="float">
            <text:p>0.313422142705562</text:p>
          </table:table-cell>
          <table:table-cell office:value-type="float" office:value="0.31342995953422" calcext:value-type="float">
            <text:p>0.31342995953422</text:p>
          </table:table-cell>
          <table:table-cell office:value-type="float" office:value="0.313403757921108" calcext:value-type="float">
            <text:p>0.313403757921108</text:p>
          </table:table-cell>
          <table:table-cell office:value-type="float" office:value="0.313373946484537" calcext:value-type="float">
            <text:p>0.313373946484537</text:p>
          </table:table-cell>
          <table:table-cell office:value-type="float" office:value="0.313373694461469" calcext:value-type="float">
            <text:p>0.313373694461469</text:p>
          </table:table-cell>
          <table:table-cell office:value-type="float" office:value="0.313350077279197" calcext:value-type="float">
            <text:p>0.313350077279197</text:p>
          </table:table-cell>
          <table:table-cell office:value-type="float" office:value="0.313381270957191" calcext:value-type="float">
            <text:p>0.313381270957191</text:p>
          </table:table-cell>
          <table:table-cell office:value-type="float" office:value="0.313430378912914" calcext:value-type="float">
            <text:p>0.313430378912914</text:p>
          </table:table-cell>
          <table:table-cell office:value-type="float" office:value="0.313425678026986" calcext:value-type="float">
            <text:p>0.313425678026986</text:p>
          </table:table-cell>
          <table:table-cell office:value-type="float" office:value="0.313395245529646" calcext:value-type="float">
            <text:p>0.313395245529646</text:p>
          </table:table-cell>
          <table:table-cell office:value-type="float" office:value="0.313379701291231" calcext:value-type="float">
            <text:p>0.313379701291231</text:p>
          </table:table-cell>
          <table:table-cell office:value-type="float" office:value="0.313377672566107" calcext:value-type="float">
            <text:p>0.313377672566107</text:p>
          </table:table-cell>
          <table:table-cell office:value-type="float" office:value="0.313399466076572" calcext:value-type="float">
            <text:p>0.313399466076572</text:p>
          </table:table-cell>
          <table:table-cell office:value-type="float" office:value="0.313379779637134" calcext:value-type="float">
            <text:p>0.313379779637134</text:p>
          </table:table-cell>
          <table:table-cell office:value-type="float" office:value="0.313405071063886" calcext:value-type="float">
            <text:p>0.313405071063886</text:p>
          </table:table-cell>
          <table:table-cell office:value-type="float" office:value="0.313381212604947" calcext:value-type="float">
            <text:p>0.313381212604947</text:p>
          </table:table-cell>
          <table:table-cell office:value-type="float" office:value="0.313352749499754" calcext:value-type="float">
            <text:p>0.313352749499754</text:p>
          </table:table-cell>
          <table:table-cell office:value-type="float" office:value="0.313358730890647" calcext:value-type="float">
            <text:p>0.313358730890647</text:p>
          </table:table-cell>
          <table:table-cell office:value-type="float" office:value="0.313328338594051" calcext:value-type="float">
            <text:p>0.313328338594051</text:p>
          </table:table-cell>
          <table:table-cell office:value-type="float" office:value="0.313357047187436" calcext:value-type="float">
            <text:p>0.313357047187436</text:p>
          </table:table-cell>
          <table:table-cell office:value-type="float" office:value="0.313357166177215" calcext:value-type="float">
            <text:p>0.313357166177215</text:p>
          </table:table-cell>
          <table:table-cell office:value-type="float" office:value="0.313349160606078" calcext:value-type="float">
            <text:p>0.313349160606078</text:p>
          </table:table-cell>
          <table:table-cell office:value-type="float" office:value="0.313315971244871" calcext:value-type="float">
            <text:p>0.313315971244871</text:p>
          </table:table-cell>
          <table:table-cell office:value-type="float" office:value="0.313320626735298" calcext:value-type="float">
            <text:p>0.313320626735298</text:p>
          </table:table-cell>
          <table:table-cell office:value-type="float" office:value="0.313368046467791" calcext:value-type="float">
            <text:p>0.313368046467791</text:p>
          </table:table-cell>
          <table:table-cell office:value-type="float" office:value="0.313321637070384" calcext:value-type="float">
            <text:p>0.313321637070384</text:p>
          </table:table-cell>
          <table:table-cell office:value-type="float" office:value="0.31337415440286" calcext:value-type="float">
            <text:p>0.31337415440286</text:p>
          </table:table-cell>
          <table:table-cell office:value-type="float" office:value="0.313307128664028" calcext:value-type="float">
            <text:p>0.313307128664028</text:p>
          </table:table-cell>
          <table:table-cell office:value-type="float" office:value="0.313338291931204" calcext:value-type="float">
            <text:p>0.313338291931204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30305074894865" calcext:value-type="float">
            <text:p>-0.430305074894865</text:p>
          </table:table-cell>
          <table:table-cell office:value-type="float" office:value="-0.430219041161986" calcext:value-type="float">
            <text:p>-0.430219041161986</text:p>
          </table:table-cell>
          <table:table-cell office:value-type="float" office:value="-0.429336277759378" calcext:value-type="float">
            <text:p>-0.429336277759378</text:p>
          </table:table-cell>
          <table:table-cell office:value-type="float" office:value="-0.432149168552108" calcext:value-type="float">
            <text:p>-0.432149168552108</text:p>
          </table:table-cell>
          <table:table-cell office:value-type="float" office:value="-0.430968597452431" calcext:value-type="float">
            <text:p>-0.430968597452431</text:p>
          </table:table-cell>
          <table:table-cell office:value-type="float" office:value="-0.4330263897852" calcext:value-type="float">
            <text:p>-0.4330263897852</text:p>
          </table:table-cell>
          <table:table-cell office:value-type="float" office:value="-0.431940983573214" calcext:value-type="float">
            <text:p>-0.431940983573214</text:p>
          </table:table-cell>
          <table:table-cell office:value-type="float" office:value="-0.430328634019048" calcext:value-type="float">
            <text:p>-0.430328634019048</text:p>
          </table:table-cell>
          <table:table-cell office:value-type="float" office:value="-0.430100511712677" calcext:value-type="float">
            <text:p>-0.430100511712677</text:p>
          </table:table-cell>
          <table:table-cell office:value-type="float" office:value="-0.434926146320442" calcext:value-type="float">
            <text:p>-0.434926146320442</text:p>
          </table:table-cell>
          <table:table-cell office:value-type="float" office:value="-0.431204062970347" calcext:value-type="float">
            <text:p>-0.431204062970347</text:p>
          </table:table-cell>
          <table:table-cell office:value-type="float" office:value="-0.433045934473857" calcext:value-type="float">
            <text:p>-0.433045934473857</text:p>
          </table:table-cell>
          <table:table-cell office:value-type="float" office:value="-0.433461088311907" calcext:value-type="float">
            <text:p>-0.433461088311907</text:p>
          </table:table-cell>
          <table:table-cell office:value-type="float" office:value="-0.431827627275508" calcext:value-type="float">
            <text:p>-0.431827627275508</text:p>
          </table:table-cell>
          <table:table-cell office:value-type="float" office:value="-0.431696886651453" calcext:value-type="float">
            <text:p>-0.431696886651453</text:p>
          </table:table-cell>
          <table:table-cell office:value-type="float" office:value="-0.433134475930977" calcext:value-type="float">
            <text:p>-0.433134475930977</text:p>
          </table:table-cell>
          <table:table-cell office:value-type="float" office:value="-0.43181022232889" calcext:value-type="float">
            <text:p>-0.43181022232889</text:p>
          </table:table-cell>
          <table:table-cell office:value-type="float" office:value="-0.431215261398908" calcext:value-type="float">
            <text:p>-0.431215261398908</text:p>
          </table:table-cell>
          <table:table-cell office:value-type="float" office:value="-0.431668014993597" calcext:value-type="float">
            <text:p>-0.431668014993597</text:p>
          </table:table-cell>
          <table:table-cell office:value-type="float" office:value="-0.435514492382291" calcext:value-type="float">
            <text:p>-0.435514492382291</text:p>
          </table:table-cell>
          <table:table-cell office:value-type="float" office:value="-0.431804855557136" calcext:value-type="float">
            <text:p>-0.431804855557136</text:p>
          </table:table-cell>
          <table:table-cell office:value-type="float" office:value="-0.435755586409532" calcext:value-type="float">
            <text:p>-0.435755586409532</text:p>
          </table:table-cell>
          <table:table-cell office:value-type="float" office:value="-0.431463239445867" calcext:value-type="float">
            <text:p>-0.431463239445867</text:p>
          </table:table-cell>
          <table:table-cell office:value-type="float" office:value="-0.432583951676956" calcext:value-type="float">
            <text:p>-0.432583951676956</text:p>
          </table:table-cell>
          <table:table-cell office:value-type="float" office:value="-0.431348666902373" calcext:value-type="float">
            <text:p>-0.431348666902373</text:p>
          </table:table-cell>
          <table:table-cell office:value-type="float" office:value="-0.432607578179925" calcext:value-type="float">
            <text:p>-0.432607578179925</text:p>
          </table:table-cell>
          <table:table-cell office:value-type="float" office:value="-0.431223761864408" calcext:value-type="float">
            <text:p>-0.431223761864408</text:p>
          </table:table-cell>
          <table:table-cell office:value-type="float" office:value="-0.431437677461216" calcext:value-type="float">
            <text:p>-0.431437677461216</text:p>
          </table:table-cell>
          <table:table-cell office:value-type="float" office:value="-0.432984498355869" calcext:value-type="float">
            <text:p>-0.432984498355869</text:p>
          </table:table-cell>
          <table:table-cell office:value-type="float" office:value="-0.43272582794733" calcext:value-type="float">
            <text:p>-0.43272582794733</text:p>
          </table:table-cell>
          <table:table-cell office:value-type="float" office:value="-0.433766340416084" calcext:value-type="float">
            <text:p>-0.433766340416084</text:p>
          </table:table-cell>
          <table:table-cell office:value-type="float" office:value="-0.431307743717965" calcext:value-type="float">
            <text:p>-0.431307743717965</text:p>
          </table:table-cell>
          <table:table-cell office:value-type="float" office:value="-0.43311173059159" calcext:value-type="float">
            <text:p>-0.43311173059159</text:p>
          </table:table-cell>
          <table:table-cell office:value-type="float" office:value="-0.433267177751924" calcext:value-type="float">
            <text:p>-0.433267177751924</text:p>
          </table:table-cell>
          <table:table-cell office:value-type="float" office:value="-0.431642650872889" calcext:value-type="float">
            <text:p>-0.431642650872889</text:p>
          </table:table-cell>
          <table:table-cell office:value-type="float" office:value="-0.431117518917395" calcext:value-type="float">
            <text:p>-0.431117518917395</text:p>
          </table:table-cell>
          <table:table-cell office:value-type="float" office:value="-0.433079987187935" calcext:value-type="float">
            <text:p>-0.433079987187935</text:p>
          </table:table-cell>
          <table:table-cell office:value-type="float" office:value="-0.431011741266878" calcext:value-type="float">
            <text:p>-0.431011741266878</text:p>
          </table:table-cell>
          <table:table-cell office:value-type="float" office:value="-0.431502291526344" calcext:value-type="float">
            <text:p>-0.431502291526344</text:p>
          </table:table-cell>
          <table:table-cell office:value-type="float" office:value="-0.430574112451254" calcext:value-type="float">
            <text:p>-0.430574112451254</text:p>
          </table:table-cell>
          <table:table-cell office:value-type="float" office:value="-0.432154023001259" calcext:value-type="float">
            <text:p>-0.432154023001259</text:p>
          </table:table-cell>
          <table:table-cell office:value-type="float" office:value="-0.432477045213019" calcext:value-type="float">
            <text:p>-0.432477045213019</text:p>
          </table:table-cell>
          <table:table-cell office:value-type="float" office:value="-0.431347571711753" calcext:value-type="float">
            <text:p>-0.431347571711753</text:p>
          </table:table-cell>
          <table:table-cell office:value-type="float" office:value="-0.431880136121682" calcext:value-type="float">
            <text:p>-0.431880136121682</text:p>
          </table:table-cell>
          <table:table-cell office:value-type="float" office:value="-0.433435854984724" calcext:value-type="float">
            <text:p>-0.433435854984724</text:p>
          </table:table-cell>
          <table:table-cell office:value-type="float" office:value="-0.431392744303781" calcext:value-type="float">
            <text:p>-0.431392744303781</text:p>
          </table:table-cell>
          <table:table-cell office:value-type="float" office:value="-0.433444247504201" calcext:value-type="float">
            <text:p>-0.433444247504201</text:p>
          </table:table-cell>
          <table:table-cell office:value-type="float" office:value="-0.432908715637331" calcext:value-type="float">
            <text:p>-0.432908715637331</text:p>
          </table:table-cell>
          <table:table-cell office:value-type="float" office:value="-0.433562225268074" calcext:value-type="float">
            <text:p>-0.433562225268074</text:p>
          </table:table-cell>
          <table:table-cell office:value-type="float" office:value="-0.432121746394402" calcext:value-type="float">
            <text:p>-0.432121746394402</text:p>
          </table:table-cell>
          <table:table-cell office:value-type="float" office:value="-0.433702503325199" calcext:value-type="float">
            <text:p>-0.433702503325199</text:p>
          </table:table-cell>
          <table:table-cell office:value-type="float" office:value="-0.43124965382203" calcext:value-type="float">
            <text:p>-0.43124965382203</text:p>
          </table:table-cell>
          <table:table-cell office:value-type="float" office:value="-0.431479879549188" calcext:value-type="float">
            <text:p>-0.431479879549188</text:p>
          </table:table-cell>
          <table:table-cell office:value-type="float" office:value="-0.43192892926298" calcext:value-type="float">
            <text:p>-0.43192892926298</text:p>
          </table:table-cell>
          <table:table-cell office:value-type="float" office:value="-0.433232888821731" calcext:value-type="float">
            <text:p>-0.433232888821731</text:p>
          </table:table-cell>
          <table:table-cell office:value-type="float" office:value="-0.430814565757388" calcext:value-type="float">
            <text:p>-0.430814565757388</text:p>
          </table:table-cell>
          <table:table-cell office:value-type="float" office:value="-0.431924595154773" calcext:value-type="float">
            <text:p>-0.431924595154773</text:p>
          </table:table-cell>
          <table:table-cell office:value-type="float" office:value="-0.431576545985683" calcext:value-type="float">
            <text:p>-0.431576545985683</text:p>
          </table:table-cell>
          <table:table-cell office:value-type="float" office:value="-0.431238804173949" calcext:value-type="float">
            <text:p>-0.431238804173949</text:p>
          </table:table-cell>
          <table:table-cell office:value-type="float" office:value="-0.436448814561769" calcext:value-type="float">
            <text:p>-0.436448814561769</text:p>
          </table:table-cell>
          <table:table-cell office:value-type="float" office:value="-0.452203252919756" calcext:value-type="float">
            <text:p>-0.452203252919756</text:p>
          </table:table-cell>
          <table:table-cell office:value-type="float" office:value="-0.445193747841811" calcext:value-type="float">
            <text:p>-0.445193747841811</text:p>
          </table:table-cell>
          <table:table-cell office:value-type="float" office:value="-0.450095224820389" calcext:value-type="float">
            <text:p>-0.450095224820389</text:p>
          </table:table-cell>
          <table:table-cell office:value-type="float" office:value="-0.456245300451661" calcext:value-type="float">
            <text:p>-0.456245300451661</text:p>
          </table:table-cell>
          <table:table-cell office:value-type="float" office:value="-0.450682950664958" calcext:value-type="float">
            <text:p>-0.450682950664958</text:p>
          </table:table-cell>
          <table:table-cell office:value-type="float" office:value="-0.463497698344987" calcext:value-type="float">
            <text:p>-0.463497698344987</text:p>
          </table:table-cell>
          <table:table-cell office:value-type="float" office:value="-0.46508286137858" calcext:value-type="float">
            <text:p>-0.46508286137858</text:p>
          </table:table-cell>
          <table:table-cell office:value-type="float" office:value="-0.474391650018196" calcext:value-type="float">
            <text:p>-0.474391650018196</text:p>
          </table:table-cell>
          <table:table-cell office:value-type="float" office:value="-0.464903169559516" calcext:value-type="float">
            <text:p>-0.464903169559516</text:p>
          </table:table-cell>
          <table:table-cell office:value-type="float" office:value="-0.4583867502567" calcext:value-type="float">
            <text:p>-0.4583867502567</text:p>
          </table:table-cell>
          <table:table-cell office:value-type="float" office:value="-0.44980334190702" calcext:value-type="float">
            <text:p>-0.44980334190702</text:p>
          </table:table-cell>
          <table:table-cell office:value-type="float" office:value="-0.456613886868374" calcext:value-type="float">
            <text:p>-0.456613886868374</text:p>
          </table:table-cell>
          <table:table-cell office:value-type="float" office:value="-0.453775884481134" calcext:value-type="float">
            <text:p>-0.453775884481134</text:p>
          </table:table-cell>
          <table:table-cell office:value-type="float" office:value="-0.45262672670196" calcext:value-type="float">
            <text:p>-0.45262672670196</text:p>
          </table:table-cell>
          <table:table-cell office:value-type="float" office:value="-0.448845751395783" calcext:value-type="float">
            <text:p>-0.448845751395783</text:p>
          </table:table-cell>
          <table:table-cell office:value-type="float" office:value="-0.448684689741217" calcext:value-type="float">
            <text:p>-0.448684689741217</text:p>
          </table:table-cell>
          <table:table-cell office:value-type="float" office:value="-0.436646824541118" calcext:value-type="float">
            <text:p>-0.436646824541118</text:p>
          </table:table-cell>
          <table:table-cell office:value-type="float" office:value="-0.441041765395214" calcext:value-type="float">
            <text:p>-0.441041765395214</text:p>
          </table:table-cell>
          <table:table-cell office:value-type="float" office:value="-0.440749443030392" calcext:value-type="float">
            <text:p>-0.440749443030392</text:p>
          </table:table-cell>
          <table:table-cell office:value-type="float" office:value="-0.436245317044044" calcext:value-type="float">
            <text:p>-0.436245317044044</text:p>
          </table:table-cell>
          <table:table-cell office:value-type="float" office:value="-0.422977455036609" calcext:value-type="float">
            <text:p>-0.422977455036609</text:p>
          </table:table-cell>
          <table:table-cell office:value-type="float" office:value="-0.419377927794577" calcext:value-type="float">
            <text:p>-0.419377927794577</text:p>
          </table:table-cell>
          <table:table-cell office:value-type="float" office:value="-0.427573268483098" calcext:value-type="float">
            <text:p>-0.427573268483098</text:p>
          </table:table-cell>
          <table:table-cell office:value-type="float" office:value="-0.434786933211063" calcext:value-type="float">
            <text:p>-0.434786933211063</text:p>
          </table:table-cell>
          <table:table-cell office:value-type="float" office:value="-0.422093499962043" calcext:value-type="float">
            <text:p>-0.422093499962043</text:p>
          </table:table-cell>
          <table:table-cell office:value-type="float" office:value="-0.42221859328325" calcext:value-type="float">
            <text:p>-0.42221859328325</text:p>
          </table:table-cell>
          <table:table-cell office:value-type="float" office:value="-0.417157764710111" calcext:value-type="float">
            <text:p>-0.417157764710111</text:p>
          </table:table-cell>
          <table:table-cell office:value-type="float" office:value="-0.416048064499172" calcext:value-type="float">
            <text:p>-0.416048064499172</text:p>
          </table:table-cell>
          <table:table-cell office:value-type="float" office:value="-0.432683013150252" calcext:value-type="float">
            <text:p>-0.432683013150252</text:p>
          </table:table-cell>
          <table:table-cell office:value-type="float" office:value="-0.421189462595519" calcext:value-type="float">
            <text:p>-0.421189462595519</text:p>
          </table:table-cell>
          <table:table-cell office:value-type="float" office:value="-0.421100939278762" calcext:value-type="float">
            <text:p>-0.421100939278762</text:p>
          </table:table-cell>
          <table:table-cell office:value-type="float" office:value="-0.424243609078565" calcext:value-type="float">
            <text:p>-0.424243609078565</text:p>
          </table:table-cell>
          <table:table-cell office:value-type="float" office:value="-0.415417172383684" calcext:value-type="float">
            <text:p>-0.415417172383684</text:p>
          </table:table-cell>
          <table:table-cell office:value-type="float" office:value="-0.412661934364648" calcext:value-type="float">
            <text:p>-0.412661934364648</text:p>
          </table:table-cell>
          <table:table-cell office:value-type="float" office:value="-0.423898180991182" calcext:value-type="float">
            <text:p>-0.423898180991182</text:p>
          </table:table-cell>
          <table:table-cell office:value-type="float" office:value="-0.410535134484906" calcext:value-type="float">
            <text:p>-0.410535134484906</text:p>
          </table:table-cell>
          <table:table-cell office:value-type="float" office:value="-0.410197918757876" calcext:value-type="float">
            <text:p>-0.410197918757876</text:p>
          </table:table-cell>
          <table:table-cell office:value-type="float" office:value="-0.414573329649016" calcext:value-type="float">
            <text:p>-0.414573329649016</text:p>
          </table:table-cell>
          <table:table-cell office:value-type="float" office:value="-0.404568943079586" calcext:value-type="float">
            <text:p>-0.404568943079586</text:p>
          </table:table-cell>
          <table:table-cell office:value-type="float" office:value="-0.398668204324003" calcext:value-type="float">
            <text:p>-0.398668204324003</text:p>
          </table:table-cell>
          <table:table-cell office:value-type="float" office:value="-0.404778554006231" calcext:value-type="float">
            <text:p>-0.404778554006231</text:p>
          </table:table-cell>
          <table:table-cell office:value-type="float" office:value="-0.415082604390953" calcext:value-type="float">
            <text:p>-0.415082604390953</text:p>
          </table:table-cell>
          <table:table-cell office:value-type="float" office:value="-0.421657949200733" calcext:value-type="float">
            <text:p>-0.421657949200733</text:p>
          </table:table-cell>
          <table:table-cell office:value-type="float" office:value="-0.416360620349369" calcext:value-type="float">
            <text:p>-0.416360620349369</text:p>
          </table:table-cell>
          <table:table-cell office:value-type="float" office:value="-0.425384771340906" calcext:value-type="float">
            <text:p>-0.425384771340906</text:p>
          </table:table-cell>
          <table:table-cell office:value-type="float" office:value="-0.410056437663674" calcext:value-type="float">
            <text:p>-0.410056437663674</text:p>
          </table:table-cell>
          <table:table-cell office:value-type="float" office:value="-0.405723335084468" calcext:value-type="float">
            <text:p>-0.405723335084468</text:p>
          </table:table-cell>
          <table:table-cell office:value-type="float" office:value="-0.39968767274117" calcext:value-type="float">
            <text:p>-0.39968767274117</text:p>
          </table:table-cell>
          <table:table-cell office:value-type="float" office:value="-0.385673966141649" calcext:value-type="float">
            <text:p>-0.385673966141649</text:p>
          </table:table-cell>
          <table:table-cell office:value-type="float" office:value="-0.387899534282541" calcext:value-type="float">
            <text:p>-0.387899534282541</text:p>
          </table:table-cell>
          <table:table-cell office:value-type="float" office:value="-0.379962726377812" calcext:value-type="float">
            <text:p>-0.379962726377812</text:p>
          </table:table-cell>
          <table:table-cell office:value-type="float" office:value="-0.365132603578561" calcext:value-type="float">
            <text:p>-0.365132603578561</text:p>
          </table:table-cell>
          <table:table-cell office:value-type="float" office:value="-0.376218425351085" calcext:value-type="float">
            <text:p>-0.376218425351085</text:p>
          </table:table-cell>
          <table:table-cell office:value-type="float" office:value="-0.368878127245648" calcext:value-type="float">
            <text:p>-0.368878127245648</text:p>
          </table:table-cell>
          <table:table-cell office:value-type="float" office:value="-0.376298135509712" calcext:value-type="float">
            <text:p>-0.376298135509712</text:p>
          </table:table-cell>
          <table:table-cell office:value-type="float" office:value="-0.377617779910362" calcext:value-type="float">
            <text:p>-0.377617779910362</text:p>
          </table:table-cell>
          <table:table-cell office:value-type="float" office:value="-0.363676691910793" calcext:value-type="float">
            <text:p>-0.363676691910793</text:p>
          </table:table-cell>
          <table:table-cell office:value-type="float" office:value="-0.36266719700617" calcext:value-type="float">
            <text:p>-0.36266719700617</text:p>
          </table:table-cell>
          <table:table-cell office:value-type="float" office:value="-0.361005296958181" calcext:value-type="float">
            <text:p>-0.361005296958181</text:p>
          </table:table-cell>
          <table:table-cell office:value-type="float" office:value="-0.35335193425862" calcext:value-type="float">
            <text:p>-0.35335193425862</text:p>
          </table:table-cell>
          <table:table-cell office:value-type="float" office:value="-0.354520255297367" calcext:value-type="float">
            <text:p>-0.354520255297367</text:p>
          </table:table-cell>
          <table:table-cell office:value-type="float" office:value="-0.354494546867384" calcext:value-type="float">
            <text:p>-0.354494546867384</text:p>
          </table:table-cell>
          <table:table-cell office:value-type="float" office:value="-0.343909589961383" calcext:value-type="float">
            <text:p>-0.343909589961383</text:p>
          </table:table-cell>
          <table:table-cell office:value-type="float" office:value="-0.34245160450316" calcext:value-type="float">
            <text:p>-0.34245160450316</text:p>
          </table:table-cell>
          <table:table-cell office:value-type="float" office:value="-0.345704233297777" calcext:value-type="float">
            <text:p>-0.345704233297777</text:p>
          </table:table-cell>
          <table:table-cell office:value-type="float" office:value="-0.345476281021762" calcext:value-type="float">
            <text:p>-0.345476281021762</text:p>
          </table:table-cell>
          <table:table-cell office:value-type="float" office:value="-0.363828387718327" calcext:value-type="float">
            <text:p>-0.363828387718327</text:p>
          </table:table-cell>
          <table:table-cell office:value-type="float" office:value="-0.345867232963649" calcext:value-type="float">
            <text:p>-0.345867232963649</text:p>
          </table:table-cell>
          <table:table-cell office:value-type="float" office:value="-0.348108078813426" calcext:value-type="float">
            <text:p>-0.348108078813426</text:p>
          </table:table-cell>
          <table:table-cell office:value-type="float" office:value="-0.353780304061366" calcext:value-type="float">
            <text:p>-0.353780304061366</text:p>
          </table:table-cell>
          <table:table-cell office:value-type="float" office:value="-0.370764242719978" calcext:value-type="float">
            <text:p>-0.370764242719978</text:p>
          </table:table-cell>
          <table:table-cell office:value-type="float" office:value="-0.359156197628328" calcext:value-type="float">
            <text:p>-0.359156197628328</text:p>
          </table:table-cell>
          <table:table-cell office:value-type="float" office:value="-0.356415292553487" calcext:value-type="float">
            <text:p>-0.356415292553487</text:p>
          </table:table-cell>
          <table:table-cell office:value-type="float" office:value="-0.355418955793942" calcext:value-type="float">
            <text:p>-0.355418955793942</text:p>
          </table:table-cell>
          <table:table-cell office:value-type="float" office:value="-0.363140714313735" calcext:value-type="float">
            <text:p>-0.363140714313735</text:p>
          </table:table-cell>
          <table:table-cell office:value-type="float" office:value="-0.380270134717635" calcext:value-type="float">
            <text:p>-0.380270134717635</text:p>
          </table:table-cell>
          <table:table-cell office:value-type="float" office:value="-0.374594382040429" calcext:value-type="float">
            <text:p>-0.374594382040429</text:p>
          </table:table-cell>
          <table:table-cell office:value-type="float" office:value="-0.368200259611264" calcext:value-type="float">
            <text:p>-0.368200259611264</text:p>
          </table:table-cell>
          <table:table-cell office:value-type="float" office:value="-0.355728465251001" calcext:value-type="float">
            <text:p>-0.355728465251001</text:p>
          </table:table-cell>
          <table:table-cell office:value-type="float" office:value="-0.354063660621674" calcext:value-type="float">
            <text:p>-0.354063660621674</text:p>
          </table:table-cell>
          <table:table-cell office:value-type="float" office:value="-0.368387853228965" calcext:value-type="float">
            <text:p>-0.368387853228965</text:p>
          </table:table-cell>
          <table:table-cell office:value-type="float" office:value="-0.364287112986075" calcext:value-type="float">
            <text:p>-0.364287112986075</text:p>
          </table:table-cell>
          <table:table-cell office:value-type="float" office:value="-0.350575337334563" calcext:value-type="float">
            <text:p>-0.350575337334563</text:p>
          </table:table-cell>
          <table:table-cell office:value-type="float" office:value="-0.352928334939241" calcext:value-type="float">
            <text:p>-0.352928334939241</text:p>
          </table:table-cell>
          <table:table-cell office:value-type="float" office:value="-0.347160933246856" calcext:value-type="float">
            <text:p>-0.347160933246856</text:p>
          </table:table-cell>
          <table:table-cell office:value-type="float" office:value="-0.3455204493983" calcext:value-type="float">
            <text:p>-0.3455204493983</text:p>
          </table:table-cell>
          <table:table-cell office:value-type="float" office:value="-0.367403902915818" calcext:value-type="float">
            <text:p>-0.367403902915818</text:p>
          </table:table-cell>
          <table:table-cell office:value-type="float" office:value="-0.35158770026364" calcext:value-type="float">
            <text:p>-0.35158770026364</text:p>
          </table:table-cell>
          <table:table-cell office:value-type="float" office:value="-0.351506209569733" calcext:value-type="float">
            <text:p>-0.351506209569733</text:p>
          </table:table-cell>
          <table:table-cell office:value-type="float" office:value="-0.337997595886912" calcext:value-type="float">
            <text:p>-0.337997595886912</text:p>
          </table:table-cell>
          <table:table-cell office:value-type="float" office:value="-0.342161248453538" calcext:value-type="float">
            <text:p>-0.342161248453538</text:p>
          </table:table-cell>
          <table:table-cell office:value-type="float" office:value="-0.335772532263215" calcext:value-type="float">
            <text:p>-0.335772532263215</text:p>
          </table:table-cell>
          <table:table-cell office:value-type="float" office:value="-0.337294554211291" calcext:value-type="float">
            <text:p>-0.337294554211291</text:p>
          </table:table-cell>
          <table:table-cell office:value-type="float" office:value="-0.341948445269134" calcext:value-type="float">
            <text:p>-0.341948445269134</text:p>
          </table:table-cell>
          <table:table-cell office:value-type="float" office:value="-0.34970228369317" calcext:value-type="float">
            <text:p>-0.34970228369317</text:p>
          </table:table-cell>
          <table:table-cell office:value-type="float" office:value="-0.3477256511926" calcext:value-type="float">
            <text:p>-0.3477256511926</text:p>
          </table:table-cell>
          <table:table-cell office:value-type="float" office:value="-0.34709968299751" calcext:value-type="float">
            <text:p>-0.34709968299751</text:p>
          </table:table-cell>
          <table:table-cell office:value-type="float" office:value="-0.351475419547586" calcext:value-type="float">
            <text:p>-0.351475419547586</text:p>
          </table:table-cell>
          <table:table-cell office:value-type="float" office:value="-0.35474668429639" calcext:value-type="float">
            <text:p>-0.35474668429639</text:p>
          </table:table-cell>
          <table:table-cell office:value-type="float" office:value="-0.356714723273237" calcext:value-type="float">
            <text:p>-0.356714723273237</text:p>
          </table:table-cell>
          <table:table-cell office:value-type="float" office:value="-0.334927456383273" calcext:value-type="float">
            <text:p>-0.334927456383273</text:p>
          </table:table-cell>
          <table:table-cell office:value-type="float" office:value="-0.3381128193719" calcext:value-type="float">
            <text:p>-0.3381128193719</text:p>
          </table:table-cell>
          <table:table-cell office:value-type="float" office:value="-0.335448663190553" calcext:value-type="float">
            <text:p>-0.335448663190553</text:p>
          </table:table-cell>
          <table:table-cell office:value-type="float" office:value="-0.328650196100808" calcext:value-type="float">
            <text:p>-0.328650196100808</text:p>
          </table:table-cell>
          <table:table-cell office:value-type="float" office:value="-0.327994149564712" calcext:value-type="float">
            <text:p>-0.327994149564712</text:p>
          </table:table-cell>
          <table:table-cell office:value-type="float" office:value="-0.337822463962048" calcext:value-type="float">
            <text:p>-0.337822463962048</text:p>
          </table:table-cell>
          <table:table-cell office:value-type="float" office:value="-0.33085733575357" calcext:value-type="float">
            <text:p>-0.33085733575357</text:p>
          </table:table-cell>
          <table:table-cell office:value-type="float" office:value="-0.32775873154844" calcext:value-type="float">
            <text:p>-0.32775873154844</text:p>
          </table:table-cell>
          <table:table-cell office:value-type="float" office:value="-0.330486690132105" calcext:value-type="float">
            <text:p>-0.330486690132105</text:p>
          </table:table-cell>
          <table:table-cell office:value-type="float" office:value="-0.332590148491325" calcext:value-type="float">
            <text:p>-0.332590148491325</text:p>
          </table:table-cell>
          <table:table-cell office:value-type="float" office:value="-0.328253409919975" calcext:value-type="float">
            <text:p>-0.328253409919975</text:p>
          </table:table-cell>
          <table:table-cell office:value-type="float" office:value="-0.32373144708409" calcext:value-type="float">
            <text:p>-0.32373144708409</text:p>
          </table:table-cell>
          <table:table-cell office:value-type="float" office:value="-0.318125953049255" calcext:value-type="float">
            <text:p>-0.318125953049255</text:p>
          </table:table-cell>
          <table:table-cell office:value-type="float" office:value="-0.327493228628427" calcext:value-type="float">
            <text:p>-0.327493228628427</text:p>
          </table:table-cell>
          <table:table-cell office:value-type="float" office:value="-0.335826642008198" calcext:value-type="float">
            <text:p>-0.335826642008198</text:p>
          </table:table-cell>
          <table:table-cell office:value-type="float" office:value="-0.328305162273959" calcext:value-type="float">
            <text:p>-0.328305162273959</text:p>
          </table:table-cell>
          <table:table-cell office:value-type="float" office:value="-0.331426716051648" calcext:value-type="float">
            <text:p>-0.331426716051648</text:p>
          </table:table-cell>
          <table:table-cell office:value-type="float" office:value="-0.326680341721823" calcext:value-type="float">
            <text:p>-0.326680341721823</text:p>
          </table:table-cell>
          <table:table-cell office:value-type="float" office:value="-0.32583063108275" calcext:value-type="float">
            <text:p>-0.32583063108275</text:p>
          </table:table-cell>
          <table:table-cell office:value-type="float" office:value="-0.342173929307024" calcext:value-type="float">
            <text:p>-0.342173929307024</text:p>
          </table:table-cell>
          <table:table-cell office:value-type="float" office:value="-0.331726635429987" calcext:value-type="float">
            <text:p>-0.331726635429987</text:p>
          </table:table-cell>
          <table:table-cell office:value-type="float" office:value="-0.330305997066054" calcext:value-type="float">
            <text:p>-0.330305997066054</text:p>
          </table:table-cell>
          <table:table-cell office:value-type="float" office:value="-0.332331772216214" calcext:value-type="float">
            <text:p>-0.332331772216214</text:p>
          </table:table-cell>
          <table:table-cell office:value-type="float" office:value="-0.329792113873002" calcext:value-type="float">
            <text:p>-0.329792113873002</text:p>
          </table:table-cell>
          <table:table-cell office:value-type="float" office:value="-0.329529599911222" calcext:value-type="float">
            <text:p>-0.329529599911222</text:p>
          </table:table-cell>
          <table:table-cell office:value-type="float" office:value="-0.33281090298252" calcext:value-type="float">
            <text:p>-0.33281090298252</text:p>
          </table:table-cell>
          <table:table-cell office:value-type="float" office:value="-0.337051541594918" calcext:value-type="float">
            <text:p>-0.337051541594918</text:p>
          </table:table-cell>
          <table:table-cell office:value-type="float" office:value="-0.332090846089222" calcext:value-type="float">
            <text:p>-0.332090846089222</text:p>
          </table:table-cell>
          <table:table-cell office:value-type="float" office:value="-0.330618530409272" calcext:value-type="float">
            <text:p>-0.330618530409272</text:p>
          </table:table-cell>
          <table:table-cell office:value-type="float" office:value="-0.329695213403847" calcext:value-type="float">
            <text:p>-0.329695213403847</text:p>
          </table:table-cell>
          <table:table-cell office:value-type="float" office:value="-0.330544310673304" calcext:value-type="float">
            <text:p>-0.330544310673304</text:p>
          </table:table-cell>
          <table:table-cell office:value-type="float" office:value="-0.321266332695959" calcext:value-type="float">
            <text:p>-0.321266332695959</text:p>
          </table:table-cell>
          <table:table-cell office:value-type="float" office:value="-0.315891280558859" calcext:value-type="float">
            <text:p>-0.315891280558859</text:p>
          </table:table-cell>
          <table:table-cell office:value-type="float" office:value="-0.309214514775873" calcext:value-type="float">
            <text:p>-0.309214514775873</text:p>
          </table:table-cell>
          <table:table-cell office:value-type="float" office:value="-0.306673953781503" calcext:value-type="float">
            <text:p>-0.306673953781503</text:p>
          </table:table-cell>
          <table:table-cell office:value-type="float" office:value="-0.30973989083581" calcext:value-type="float">
            <text:p>-0.30973989083581</text:p>
          </table:table-cell>
          <table:table-cell office:value-type="float" office:value="-0.329390229551979" calcext:value-type="float">
            <text:p>-0.329390229551979</text:p>
          </table:table-cell>
          <table:table-cell office:value-type="float" office:value="-0.316445874580646" calcext:value-type="float">
            <text:p>-0.316445874580646</text:p>
          </table:table-cell>
          <table:table-cell office:value-type="float" office:value="-0.331456178946772" calcext:value-type="float">
            <text:p>-0.331456178946772</text:p>
          </table:table-cell>
          <table:table-cell office:value-type="float" office:value="-0.326986205784316" calcext:value-type="float">
            <text:p>-0.326986205784316</text:p>
          </table:table-cell>
          <table:table-cell office:value-type="float" office:value="-0.325988915918658" calcext:value-type="float">
            <text:p>-0.325988915918658</text:p>
          </table:table-cell>
          <table:table-cell office:value-type="float" office:value="-0.333209898967769" calcext:value-type="float">
            <text:p>-0.333209898967769</text:p>
          </table:table-cell>
          <table:table-cell office:value-type="float" office:value="-0.32590578538528" calcext:value-type="float">
            <text:p>-0.32590578538528</text:p>
          </table:table-cell>
          <table:table-cell office:value-type="float" office:value="-0.327369036610309" calcext:value-type="float">
            <text:p>-0.327369036610309</text:p>
          </table:table-cell>
          <table:table-cell office:value-type="float" office:value="-0.304675957813314" calcext:value-type="float">
            <text:p>-0.304675957813314</text:p>
          </table:table-cell>
          <table:table-cell office:value-type="float" office:value="-0.298684465964086" calcext:value-type="float">
            <text:p>-0.298684465964086</text:p>
          </table:table-cell>
          <table:table-cell office:value-type="float" office:value="-0.305977445629897" calcext:value-type="float">
            <text:p>-0.305977445629897</text:p>
          </table:table-cell>
          <table:table-cell office:value-type="float" office:value="-0.304698823615903" calcext:value-type="float">
            <text:p>-0.304698823615903</text:p>
          </table:table-cell>
          <table:table-cell office:value-type="float" office:value="-0.300538915822464" calcext:value-type="float">
            <text:p>-0.300538915822464</text:p>
          </table:table-cell>
          <table:table-cell office:value-type="float" office:value="-0.298811061898576" calcext:value-type="float">
            <text:p>-0.298811061898576</text:p>
          </table:table-cell>
          <table:table-cell office:value-type="float" office:value="-0.310256142659754" calcext:value-type="float">
            <text:p>-0.310256142659754</text:p>
          </table:table-cell>
          <table:table-cell office:value-type="float" office:value="-0.314688424361319" calcext:value-type="float">
            <text:p>-0.314688424361319</text:p>
          </table:table-cell>
          <table:table-cell office:value-type="float" office:value="-0.300414692827763" calcext:value-type="float">
            <text:p>-0.300414692827763</text:p>
          </table:table-cell>
          <table:table-cell office:value-type="float" office:value="-0.299144320042898" calcext:value-type="float">
            <text:p>-0.299144320042898</text:p>
          </table:table-cell>
          <table:table-cell office:value-type="float" office:value="-0.300462689951391" calcext:value-type="float">
            <text:p>-0.300462689951391</text:p>
          </table:table-cell>
          <table:table-cell office:value-type="float" office:value="-0.295447886428828" calcext:value-type="float">
            <text:p>-0.295447886428828</text:p>
          </table:table-cell>
          <table:table-cell office:value-type="float" office:value="-0.289335417200774" calcext:value-type="float">
            <text:p>-0.289335417200774</text:p>
          </table:table-cell>
          <table:table-cell office:value-type="float" office:value="-0.2921849130628" calcext:value-type="float">
            <text:p>-0.2921849130628</text:p>
          </table:table-cell>
          <table:table-cell office:value-type="float" office:value="-0.290198642775051" calcext:value-type="float">
            <text:p>-0.290198642775051</text:p>
          </table:table-cell>
          <table:table-cell office:value-type="float" office:value="-0.287401644943688" calcext:value-type="float">
            <text:p>-0.287401644943688</text:p>
          </table:table-cell>
          <table:table-cell office:value-type="float" office:value="-0.28077010374358" calcext:value-type="float">
            <text:p>-0.28077010374358</text:p>
          </table:table-cell>
          <table:table-cell office:value-type="float" office:value="-0.284259164332063" calcext:value-type="float">
            <text:p>-0.284259164332063</text:p>
          </table:table-cell>
          <table:table-cell office:value-type="float" office:value="-0.283006808823235" calcext:value-type="float">
            <text:p>-0.283006808823235</text:p>
          </table:table-cell>
          <table:table-cell office:value-type="float" office:value="-0.29716870220942" calcext:value-type="float">
            <text:p>-0.29716870220942</text:p>
          </table:table-cell>
          <table:table-cell office:value-type="float" office:value="-0.29240790850414" calcext:value-type="float">
            <text:p>-0.29240790850414</text:p>
          </table:table-cell>
          <table:table-cell office:value-type="float" office:value="-0.284694846416536" calcext:value-type="float">
            <text:p>-0.284694846416536</text:p>
          </table:table-cell>
          <table:table-cell office:value-type="float" office:value="-0.28521994856712" calcext:value-type="float">
            <text:p>-0.28521994856712</text:p>
          </table:table-cell>
          <table:table-cell office:value-type="float" office:value="-0.295346215919162" calcext:value-type="float">
            <text:p>-0.295346215919162</text:p>
          </table:table-cell>
          <table:table-cell office:value-type="float" office:value="-0.286865143190453" calcext:value-type="float">
            <text:p>-0.286865143190453</text:p>
          </table:table-cell>
          <table:table-cell office:value-type="float" office:value="-0.289574228648171" calcext:value-type="float">
            <text:p>-0.289574228648171</text:p>
          </table:table-cell>
          <table:table-cell office:value-type="float" office:value="-0.282869989096937" calcext:value-type="float">
            <text:p>-0.282869989096937</text:p>
          </table:table-cell>
          <table:table-cell office:value-type="float" office:value="-0.287668444788193" calcext:value-type="float">
            <text:p>-0.287668444788193</text:p>
          </table:table-cell>
          <table:table-cell office:value-type="float" office:value="-0.282891103442612" calcext:value-type="float">
            <text:p>-0.282891103442612</text:p>
          </table:table-cell>
          <table:table-cell office:value-type="float" office:value="-0.281365372455572" calcext:value-type="float">
            <text:p>-0.281365372455572</text:p>
          </table:table-cell>
          <table:table-cell office:value-type="float" office:value="-0.282209789225873" calcext:value-type="float">
            <text:p>-0.282209789225873</text:p>
          </table:table-cell>
          <table:table-cell office:value-type="float" office:value="-0.302148247390728" calcext:value-type="float">
            <text:p>-0.302148247390728</text:p>
          </table:table-cell>
          <table:table-cell office:value-type="float" office:value="-0.281820136197286" calcext:value-type="float">
            <text:p>-0.281820136197286</text:p>
          </table:table-cell>
          <table:table-cell office:value-type="float" office:value="-0.290756574257598" calcext:value-type="float">
            <text:p>-0.290756574257598</text:p>
          </table:table-cell>
          <table:table-cell office:value-type="float" office:value="-0.290058891588852" calcext:value-type="float">
            <text:p>-0.290058891588852</text:p>
          </table:table-cell>
          <table:table-cell office:value-type="float" office:value="-0.298476226101777" calcext:value-type="float">
            <text:p>-0.298476226101777</text:p>
          </table:table-cell>
          <table:table-cell office:value-type="float" office:value="-0.297045174567414" calcext:value-type="float">
            <text:p>-0.297045174567414</text:p>
          </table:table-cell>
          <table:table-cell office:value-type="float" office:value="-0.286182696453799" calcext:value-type="float">
            <text:p>-0.286182696453799</text:p>
          </table:table-cell>
          <table:table-cell office:value-type="float" office:value="-0.273503314345652" calcext:value-type="float">
            <text:p>-0.273503314345652</text:p>
          </table:table-cell>
          <table:table-cell office:value-type="float" office:value="-0.27032668068879" calcext:value-type="float">
            <text:p>-0.27032668068879</text:p>
          </table:table-cell>
          <table:table-cell office:value-type="float" office:value="-0.291011517170478" calcext:value-type="float">
            <text:p>-0.291011517170478</text:p>
          </table:table-cell>
          <table:table-cell office:value-type="float" office:value="-0.284535089037349" calcext:value-type="float">
            <text:p>-0.284535089037349</text:p>
          </table:table-cell>
          <table:table-cell office:value-type="float" office:value="-0.279362936454573" calcext:value-type="float">
            <text:p>-0.279362936454573</text:p>
          </table:table-cell>
          <table:table-cell office:value-type="float" office:value="-0.284840987378419" calcext:value-type="float">
            <text:p>-0.284840987378419</text:p>
          </table:table-cell>
          <table:table-cell office:value-type="float" office:value="-0.295627495884886" calcext:value-type="float">
            <text:p>-0.295627495884886</text:p>
          </table:table-cell>
          <table:table-cell office:value-type="float" office:value="-0.302204571741124" calcext:value-type="float">
            <text:p>-0.302204571741124</text:p>
          </table:table-cell>
          <table:table-cell office:value-type="float" office:value="-0.289793446727906" calcext:value-type="float">
            <text:p>-0.289793446727906</text:p>
          </table:table-cell>
          <table:table-cell office:value-type="float" office:value="-0.287954324189357" calcext:value-type="float">
            <text:p>-0.287954324189357</text:p>
          </table:table-cell>
          <table:table-cell office:value-type="float" office:value="-0.280347577457493" calcext:value-type="float">
            <text:p>-0.280347577457493</text:p>
          </table:table-cell>
          <table:table-cell office:value-type="float" office:value="-0.277792978552905" calcext:value-type="float">
            <text:p>-0.277792978552905</text:p>
          </table:table-cell>
          <table:table-cell office:value-type="float" office:value="-0.273735847700223" calcext:value-type="float">
            <text:p>-0.273735847700223</text:p>
          </table:table-cell>
          <table:table-cell office:value-type="float" office:value="-0.28572818004469" calcext:value-type="float">
            <text:p>-0.28572818004469</text:p>
          </table:table-cell>
          <table:table-cell office:value-type="float" office:value="-0.288198195140286" calcext:value-type="float">
            <text:p>-0.288198195140286</text:p>
          </table:table-cell>
          <table:table-cell office:value-type="float" office:value="-0.281325882466174" calcext:value-type="float">
            <text:p>-0.281325882466174</text:p>
          </table:table-cell>
          <table:table-cell office:value-type="float" office:value="-0.281774042559866" calcext:value-type="float">
            <text:p>-0.281774042559866</text:p>
          </table:table-cell>
          <table:table-cell office:value-type="float" office:value="-0.278586413099817" calcext:value-type="float">
            <text:p>-0.278586413099817</text:p>
          </table:table-cell>
          <table:table-cell office:value-type="float" office:value="-0.29154706925294" calcext:value-type="float">
            <text:p>-0.29154706925294</text:p>
          </table:table-cell>
          <table:table-cell office:value-type="float" office:value="-0.280895218715104" calcext:value-type="float">
            <text:p>-0.280895218715104</text:p>
          </table:table-cell>
          <table:table-cell office:value-type="float" office:value="-0.284141233451094" calcext:value-type="float">
            <text:p>-0.284141233451094</text:p>
          </table:table-cell>
          <table:table-cell office:value-type="float" office:value="-0.27570456014873" calcext:value-type="float">
            <text:p>-0.27570456014873</text:p>
          </table:table-cell>
          <table:table-cell office:value-type="float" office:value="-0.290088134774925" calcext:value-type="float">
            <text:p>-0.290088134774925</text:p>
          </table:table-cell>
          <table:table-cell office:value-type="float" office:value="-0.277985214123078" calcext:value-type="float">
            <text:p>-0.277985214123078</text:p>
          </table:table-cell>
          <table:table-cell office:value-type="float" office:value="-0.279437138952033" calcext:value-type="float">
            <text:p>-0.279437138952033</text:p>
          </table:table-cell>
          <table:table-cell office:value-type="float" office:value="-0.273063189257448" calcext:value-type="float">
            <text:p>-0.273063189257448</text:p>
          </table:table-cell>
          <table:table-cell office:value-type="float" office:value="-0.270304283241225" calcext:value-type="float">
            <text:p>-0.270304283241225</text:p>
          </table:table-cell>
          <table:table-cell office:value-type="float" office:value="-0.26831317731457" calcext:value-type="float">
            <text:p>-0.26831317731457</text:p>
          </table:table-cell>
          <table:table-cell office:value-type="float" office:value="-0.271896219435974" calcext:value-type="float">
            <text:p>-0.271896219435974</text:p>
          </table:table-cell>
          <table:table-cell office:value-type="float" office:value="-0.273957810408434" calcext:value-type="float">
            <text:p>-0.273957810408434</text:p>
          </table:table-cell>
          <table:table-cell office:value-type="float" office:value="-0.276039157593771" calcext:value-type="float">
            <text:p>-0.276039157593771</text:p>
          </table:table-cell>
          <table:table-cell office:value-type="float" office:value="-0.280246490903731" calcext:value-type="float">
            <text:p>-0.280246490903731</text:p>
          </table:table-cell>
          <table:table-cell office:value-type="float" office:value="-0.286400625243218" calcext:value-type="float">
            <text:p>-0.286400625243218</text:p>
          </table:table-cell>
          <table:table-cell office:value-type="float" office:value="-0.281772430936937" calcext:value-type="float">
            <text:p>-0.281772430936937</text:p>
          </table:table-cell>
          <table:table-cell office:value-type="float" office:value="-0.274383468128018" calcext:value-type="float">
            <text:p>-0.274383468128018</text:p>
          </table:table-cell>
          <table:table-cell office:value-type="float" office:value="-0.265025585520368" calcext:value-type="float">
            <text:p>-0.265025585520368</text:p>
          </table:table-cell>
          <table:table-cell office:value-type="float" office:value="-0.262875794067176" calcext:value-type="float">
            <text:p>-0.262875794067176</text:p>
          </table:table-cell>
          <table:table-cell office:value-type="float" office:value="-0.267442209257942" calcext:value-type="float">
            <text:p>-0.267442209257942</text:p>
          </table:table-cell>
          <table:table-cell office:value-type="float" office:value="-0.257885522158053" calcext:value-type="float">
            <text:p>-0.257885522158053</text:p>
          </table:table-cell>
          <table:table-cell office:value-type="float" office:value="-0.265601307370195" calcext:value-type="float">
            <text:p>-0.265601307370195</text:p>
          </table:table-cell>
          <table:table-cell office:value-type="float" office:value="-0.281674030368716" calcext:value-type="float">
            <text:p>-0.281674030368716</text:p>
          </table:table-cell>
          <table:table-cell office:value-type="float" office:value="-0.275528324160994" calcext:value-type="float">
            <text:p>-0.275528324160994</text:p>
          </table:table-cell>
          <table:table-cell office:value-type="float" office:value="-0.274840300546461" calcext:value-type="float">
            <text:p>-0.274840300546461</text:p>
          </table:table-cell>
          <table:table-cell office:value-type="float" office:value="-0.272734415433617" calcext:value-type="float">
            <text:p>-0.272734415433617</text:p>
          </table:table-cell>
          <table:table-cell office:value-type="float" office:value="-0.273137692334493" calcext:value-type="float">
            <text:p>-0.273137692334493</text:p>
          </table:table-cell>
          <table:table-cell office:value-type="float" office:value="-0.274400150907813" calcext:value-type="float">
            <text:p>-0.274400150907813</text:p>
          </table:table-cell>
          <table:table-cell office:value-type="float" office:value="-0.272124718934438" calcext:value-type="float">
            <text:p>-0.272124718934438</text:p>
          </table:table-cell>
          <table:table-cell office:value-type="float" office:value="-0.271512563566059" calcext:value-type="float">
            <text:p>-0.271512563566059</text:p>
          </table:table-cell>
          <table:table-cell office:value-type="float" office:value="-0.266915187608363" calcext:value-type="float">
            <text:p>-0.266915187608363</text:p>
          </table:table-cell>
          <table:table-cell office:value-type="float" office:value="-0.264360595282597" calcext:value-type="float">
            <text:p>-0.264360595282597</text:p>
          </table:table-cell>
          <table:table-cell office:value-type="float" office:value="-0.259542463876374" calcext:value-type="float">
            <text:p>-0.259542463876374</text:p>
          </table:table-cell>
          <table:table-cell office:value-type="float" office:value="-0.256738509053583" calcext:value-type="float">
            <text:p>-0.256738509053583</text:p>
          </table:table-cell>
          <table:table-cell office:value-type="float" office:value="-0.25627163188054" calcext:value-type="float">
            <text:p>-0.25627163188054</text:p>
          </table:table-cell>
          <table:table-cell office:value-type="float" office:value="-0.254325395659783" calcext:value-type="float">
            <text:p>-0.254325395659783</text:p>
          </table:table-cell>
          <table:table-cell office:value-type="float" office:value="-0.252563928013792" calcext:value-type="float">
            <text:p>-0.252563928013792</text:p>
          </table:table-cell>
          <table:table-cell office:value-type="float" office:value="-0.255056949516887" calcext:value-type="float">
            <text:p>-0.255056949516887</text:p>
          </table:table-cell>
          <table:table-cell office:value-type="float" office:value="-0.2536642621569" calcext:value-type="float">
            <text:p>-0.2536642621569</text:p>
          </table:table-cell>
          <table:table-cell office:value-type="float" office:value="-0.253713820356511" calcext:value-type="float">
            <text:p>-0.253713820356511</text:p>
          </table:table-cell>
          <table:table-cell office:value-type="float" office:value="-0.253284435962006" calcext:value-type="float">
            <text:p>-0.253284435962006</text:p>
          </table:table-cell>
          <table:table-cell office:value-type="float" office:value="-0.252144275039237" calcext:value-type="float">
            <text:p>-0.252144275039237</text:p>
          </table:table-cell>
          <table:table-cell office:value-type="float" office:value="-0.251570937506905" calcext:value-type="float">
            <text:p>-0.251570937506905</text:p>
          </table:table-cell>
          <table:table-cell office:value-type="float" office:value="-0.250532574485189" calcext:value-type="float">
            <text:p>-0.250532574485189</text:p>
          </table:table-cell>
          <table:table-cell office:value-type="float" office:value="-0.249679429592245" calcext:value-type="float">
            <text:p>-0.249679429592245</text:p>
          </table:table-cell>
          <table:table-cell office:value-type="float" office:value="-0.250031100943741" calcext:value-type="float">
            <text:p>-0.250031100943741</text:p>
          </table:table-cell>
          <table:table-cell office:value-type="float" office:value="-0.25118845078008" calcext:value-type="float">
            <text:p>-0.25118845078008</text:p>
          </table:table-cell>
          <table:table-cell office:value-type="float" office:value="-0.250619899445961" calcext:value-type="float">
            <text:p>-0.250619899445961</text:p>
          </table:table-cell>
          <table:table-cell office:value-type="float" office:value="-0.252039490589606" calcext:value-type="float">
            <text:p>-0.252039490589606</text:p>
          </table:table-cell>
          <table:table-cell office:value-type="float" office:value="-0.251053819565702" calcext:value-type="float">
            <text:p>-0.251053819565702</text:p>
          </table:table-cell>
          <table:table-cell office:value-type="float" office:value="-0.250875886641391" calcext:value-type="float">
            <text:p>-0.250875886641391</text:p>
          </table:table-cell>
          <table:table-cell office:value-type="float" office:value="-0.249875423861493" calcext:value-type="float">
            <text:p>-0.249875423861493</text:p>
          </table:table-cell>
          <table:table-cell office:value-type="float" office:value="-0.251219104866791" calcext:value-type="float">
            <text:p>-0.251219104866791</text:p>
          </table:table-cell>
          <table:table-cell office:value-type="float" office:value="-0.250069888222641" calcext:value-type="float">
            <text:p>-0.250069888222641</text:p>
          </table:table-cell>
          <table:table-cell office:value-type="float" office:value="-0.24932696545831" calcext:value-type="float">
            <text:p>-0.24932696545831</text:p>
          </table:table-cell>
          <table:table-cell office:value-type="float" office:value="-0.24952015997985" calcext:value-type="float">
            <text:p>-0.24952015997985</text:p>
          </table:table-cell>
          <table:table-cell office:value-type="float" office:value="-0.250778296536604" calcext:value-type="float">
            <text:p>-0.250778296536604</text:p>
          </table:table-cell>
          <table:table-cell office:value-type="float" office:value="-0.250102231927436" calcext:value-type="float">
            <text:p>-0.250102231927436</text:p>
          </table:table-cell>
          <table:table-cell office:value-type="float" office:value="-0.250117045744187" calcext:value-type="float">
            <text:p>-0.250117045744187</text:p>
          </table:table-cell>
          <table:table-cell office:value-type="float" office:value="-0.2514433427601" calcext:value-type="float">
            <text:p>-0.2514433427601</text:p>
          </table:table-cell>
          <table:table-cell office:value-type="float" office:value="-0.250660628590359" calcext:value-type="float">
            <text:p>-0.250660628590359</text:p>
          </table:table-cell>
          <table:table-cell office:value-type="float" office:value="-0.25082593889869" calcext:value-type="float">
            <text:p>-0.25082593889869</text:p>
          </table:table-cell>
          <table:table-cell office:value-type="float" office:value="-0.250708806093989" calcext:value-type="float">
            <text:p>-0.250708806093989</text:p>
          </table:table-cell>
          <table:table-cell office:value-type="float" office:value="-0.251553761875329" calcext:value-type="float">
            <text:p>-0.251553761875329</text:p>
          </table:table-cell>
          <table:table-cell office:value-type="float" office:value="-0.250285412371266" calcext:value-type="float">
            <text:p>-0.250285412371266</text:p>
          </table:table-cell>
          <table:table-cell office:value-type="float" office:value="-0.251083521364713" calcext:value-type="float">
            <text:p>-0.251083521364713</text:p>
          </table:table-cell>
          <table:table-cell office:value-type="float" office:value="-0.250812925905649" calcext:value-type="float">
            <text:p>-0.250812925905649</text:p>
          </table:table-cell>
          <table:table-cell office:value-type="float" office:value="-0.250537176229251" calcext:value-type="float">
            <text:p>-0.250537176229251</text:p>
          </table:table-cell>
          <table:table-cell office:value-type="float" office:value="-0.249649310287665" calcext:value-type="float">
            <text:p>-0.249649310287665</text:p>
          </table:table-cell>
          <table:table-cell office:value-type="float" office:value="-0.249929115993686" calcext:value-type="float">
            <text:p>-0.249929115993686</text:p>
          </table:table-cell>
          <table:table-cell office:value-type="float" office:value="-0.250382595671131" calcext:value-type="float">
            <text:p>-0.250382595671131</text:p>
          </table:table-cell>
          <table:table-cell office:value-type="float" office:value="-0.249559263082108" calcext:value-type="float">
            <text:p>-0.249559263082108</text:p>
          </table:table-cell>
          <table:table-cell office:value-type="float" office:value="-0.249812238481068" calcext:value-type="float">
            <text:p>-0.249812238481068</text:p>
          </table:table-cell>
          <table:table-cell office:value-type="float" office:value="-0.250164038166658" calcext:value-type="float">
            <text:p>-0.250164038166658</text:p>
          </table:table-cell>
          <table:table-cell office:value-type="float" office:value="-0.251041752657723" calcext:value-type="float">
            <text:p>-0.251041752657723</text:p>
          </table:table-cell>
          <table:table-cell office:value-type="float" office:value="-0.251016236853525" calcext:value-type="float">
            <text:p>-0.251016236853525</text:p>
          </table:table-cell>
          <table:table-cell office:value-type="float" office:value="-0.249920362704547" calcext:value-type="float">
            <text:p>-0.249920362704547</text:p>
          </table:table-cell>
          <table:table-cell office:value-type="float" office:value="-0.249847660456912" calcext:value-type="float">
            <text:p>-0.249847660456912</text:p>
          </table:table-cell>
          <table:table-cell office:value-type="float" office:value="-0.250115792844823" calcext:value-type="float">
            <text:p>-0.250115792844823</text:p>
          </table:table-cell>
          <table:table-cell office:value-type="float" office:value="-0.250535016469988" calcext:value-type="float">
            <text:p>-0.250535016469988</text:p>
          </table:table-cell>
          <table:table-cell office:value-type="float" office:value="-0.250559347104429" calcext:value-type="float">
            <text:p>-0.250559347104429</text:p>
          </table:table-cell>
          <table:table-cell office:value-type="float" office:value="-0.250688346047371" calcext:value-type="float">
            <text:p>-0.250688346047371</text:p>
          </table:table-cell>
          <table:table-cell office:value-type="float" office:value="-0.250508221256692" calcext:value-type="float">
            <text:p>-0.250508221256692</text:p>
          </table:table-cell>
          <table:table-cell office:value-type="float" office:value="-0.250358133900341" calcext:value-type="float">
            <text:p>-0.250358133900341</text:p>
          </table:table-cell>
          <table:table-cell office:value-type="float" office:value="-0.250356246225124" calcext:value-type="float">
            <text:p>-0.250356246225124</text:p>
          </table:table-cell>
          <table:table-cell office:value-type="float" office:value="-0.250808680560018" calcext:value-type="float">
            <text:p>-0.250808680560018</text:p>
          </table:table-cell>
          <table:table-cell office:value-type="float" office:value="-0.250357084848486" calcext:value-type="float">
            <text:p>-0.250357084848486</text:p>
          </table:table-cell>
          <table:table-cell office:value-type="float" office:value="-0.251314752206975" calcext:value-type="float">
            <text:p>-0.251314752206975</text:p>
          </table:table-cell>
          <table:table-cell office:value-type="float" office:value="-0.250287784060141" calcext:value-type="float">
            <text:p>-0.250287784060141</text:p>
          </table:table-cell>
          <table:table-cell office:value-type="float" office:value="-0.250920488564592" calcext:value-type="float">
            <text:p>-0.250920488564592</text:p>
          </table:table-cell>
          <table:table-cell office:value-type="float" office:value="-0.250659926558534" calcext:value-type="float">
            <text:p>-0.250659926558534</text:p>
          </table:table-cell>
          <table:table-cell office:value-type="float" office:value="-0.250603273096978" calcext:value-type="float">
            <text:p>-0.250603273096978</text:p>
          </table:table-cell>
          <table:table-cell office:value-type="float" office:value="-0.251124709618027" calcext:value-type="float">
            <text:p>-0.251124709618027</text:p>
          </table:table-cell>
          <table:table-cell office:value-type="float" office:value="-0.25121488194054" calcext:value-type="float">
            <text:p>-0.25121488194054</text:p>
          </table:table-cell>
          <table:table-cell office:value-type="float" office:value="-0.251042832385129" calcext:value-type="float">
            <text:p>-0.251042832385129</text:p>
          </table:table-cell>
          <table:table-cell office:value-type="float" office:value="-0.250580026265697" calcext:value-type="float">
            <text:p>-0.250580026265697</text:p>
          </table:table-cell>
          <table:table-cell office:value-type="float" office:value="-0.250196125403847" calcext:value-type="float">
            <text:p>-0.250196125403847</text:p>
          </table:table-cell>
          <table:table-cell office:value-type="float" office:value="-0.25037959554144" calcext:value-type="float">
            <text:p>-0.25037959554144</text:p>
          </table:table-cell>
          <table:table-cell office:value-type="float" office:value="-0.250595776407776" calcext:value-type="float">
            <text:p>-0.250595776407776</text:p>
          </table:table-cell>
          <table:table-cell office:value-type="float" office:value="-0.251129904318653" calcext:value-type="float">
            <text:p>-0.251129904318653</text:p>
          </table:table-cell>
          <table:table-cell office:value-type="float" office:value="-0.251316472482288" calcext:value-type="float">
            <text:p>-0.251316472482288</text:p>
          </table:table-cell>
          <table:table-cell office:value-type="float" office:value="-0.250828707640465" calcext:value-type="float">
            <text:p>-0.250828707640465</text:p>
          </table:table-cell>
          <table:table-cell office:value-type="float" office:value="-0.250860900014218" calcext:value-type="float">
            <text:p>-0.250860900014218</text:p>
          </table:table-cell>
          <table:table-cell office:value-type="float" office:value="-0.250711969467301" calcext:value-type="float">
            <text:p>-0.250711969467301</text:p>
          </table:table-cell>
          <table:table-cell office:value-type="float" office:value="-0.251104521301438" calcext:value-type="float">
            <text:p>-0.251104521301438</text:p>
          </table:table-cell>
          <table:table-cell office:value-type="float" office:value="-0.250941529035946" calcext:value-type="float">
            <text:p>-0.250941529035946</text:p>
          </table:table-cell>
          <table:table-cell office:value-type="float" office:value="-0.250972013478789" calcext:value-type="float">
            <text:p>-0.250972013478789</text:p>
          </table:table-cell>
          <table:table-cell office:value-type="float" office:value="-0.250978157308831" calcext:value-type="float">
            <text:p>-0.250978157308831</text:p>
          </table:table-cell>
          <table:table-cell office:value-type="float" office:value="-0.250009670008429" calcext:value-type="float">
            <text:p>-0.250009670008429</text:p>
          </table:table-cell>
          <table:table-cell office:value-type="float" office:value="-0.250249893788512" calcext:value-type="float">
            <text:p>-0.250249893788512</text:p>
          </table:table-cell>
          <table:table-cell office:value-type="float" office:value="-0.249841886222906" calcext:value-type="float">
            <text:p>-0.249841886222906</text:p>
          </table:table-cell>
          <table:table-cell office:value-type="float" office:value="-0.250157251815605" calcext:value-type="float">
            <text:p>-0.250157251815605</text:p>
          </table:table-cell>
          <table:table-cell office:value-type="float" office:value="-0.250075221560912" calcext:value-type="float">
            <text:p>-0.250075221560912</text:p>
          </table:table-cell>
          <table:table-cell office:value-type="float" office:value="-0.250325466122397" calcext:value-type="float">
            <text:p>-0.250325466122397</text:p>
          </table:table-cell>
          <table:table-cell office:value-type="float" office:value="-0.249519061793919" calcext:value-type="float">
            <text:p>-0.249519061793919</text:p>
          </table:table-cell>
          <table:table-cell office:value-type="float" office:value="-0.250104243422836" calcext:value-type="float">
            <text:p>-0.250104243422836</text:p>
          </table:table-cell>
          <table:table-cell office:value-type="float" office:value="-0.250724582055015" calcext:value-type="float">
            <text:p>-0.250724582055015</text:p>
          </table:table-cell>
          <table:table-cell office:value-type="float" office:value="-0.249894855341208" calcext:value-type="float">
            <text:p>-0.249894855341208</text:p>
          </table:table-cell>
          <table:table-cell office:value-type="float" office:value="-0.250497931579324" calcext:value-type="float">
            <text:p>-0.250497931579324</text:p>
          </table:table-cell>
          <table:table-cell office:value-type="float" office:value="-0.249754818244174" calcext:value-type="float">
            <text:p>-0.249754818244174</text:p>
          </table:table-cell>
          <table:table-cell office:value-type="float" office:value="-0.250215097034472" calcext:value-type="float">
            <text:p>-0.250215097034472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437761271961379" calcext:value-type="float">
            <text:p>-4.37761271961379E-05</text:p>
          </table:table-cell>
          <table:table-cell office:value-type="float" office:value="0.00000825168491103145" calcext:value-type="float">
            <text:p>8.25168491103145E-06</text:p>
          </table:table-cell>
          <table:table-cell office:value-type="float" office:value="-0.0000457735912883783" calcext:value-type="float">
            <text:p>-4.57735912883783E-05</text:p>
          </table:table-cell>
          <table:table-cell office:value-type="float" office:value="0.0000771902680467562" calcext:value-type="float">
            <text:p>7.71902680467562E-05</text:p>
          </table:table-cell>
          <table:table-cell office:value-type="float" office:value="-0.0000176975032016302" calcext:value-type="float">
            <text:p>-1.76975032016302E-05</text:p>
          </table:table-cell>
          <table:table-cell office:value-type="float" office:value="0.0000464762476508063" calcext:value-type="float">
            <text:p>4.64762476508063E-05</text:p>
          </table:table-cell>
          <table:table-cell office:value-type="float" office:value="-0.0000761296820175894" calcext:value-type="float">
            <text:p>-7.61296820175894E-05</text:p>
          </table:table-cell>
          <table:table-cell office:value-type="float" office:value="0.0000117379386074257" calcext:value-type="float">
            <text:p>1.17379386074257E-05</text:p>
          </table:table-cell>
          <table:table-cell office:value-type="float" office:value="-0.0000330313580398367" calcext:value-type="float">
            <text:p>-3.30313580398367E-05</text:p>
          </table:table-cell>
          <table:table-cell office:value-type="float" office:value="0.00011836843279972" calcext:value-type="float">
            <text:p>0.0001183684328</text:p>
          </table:table-cell>
          <table:table-cell office:value-type="float" office:value="-0.0000753841557545321" calcext:value-type="float">
            <text:p>-7.53841557545321E-05</text:p>
          </table:table-cell>
          <table:table-cell office:value-type="float" office:value="0.000037430827149465" calcext:value-type="float">
            <text:p>3.7430827149465E-05</text:p>
          </table:table-cell>
          <table:table-cell office:value-type="float" office:value="0.0000146462767801614" calcext:value-type="float">
            <text:p>1.46462767801614E-05</text:p>
          </table:table-cell>
          <table:table-cell office:value-type="float" office:value="-0.0000770194691063208" calcext:value-type="float">
            <text:p>-7.70194691063208E-05</text:p>
          </table:table-cell>
          <table:table-cell office:value-type="float" office:value="0.0000529817338158489" calcext:value-type="float">
            <text:p>5.29817338158489E-05</text:p>
          </table:table-cell>
          <table:table-cell office:value-type="float" office:value="0.0000104047036141863" calcext:value-type="float">
            <text:p>1.04047036141863E-05</text:p>
          </table:table-cell>
          <table:table-cell office:value-type="float" office:value="-0.0000191430939208703" calcext:value-type="float">
            <text:p>-1.91430939208703E-05</text:p>
          </table:table-cell>
          <table:table-cell office:value-type="float" office:value="-0.00000840372860999583" calcext:value-type="float">
            <text:p>-8.40372860999583E-06</text:p>
          </table:table-cell>
          <table:table-cell office:value-type="float" office:value="0.00000214846811480429" calcext:value-type="float">
            <text:p>2.14846811480429E-06</text:p>
          </table:table-cell>
          <table:table-cell office:value-type="float" office:value="0.0000614381072940318" calcext:value-type="float">
            <text:p>6.14381072940318E-05</text:p>
          </table:table-cell>
          <table:table-cell office:value-type="float" office:value="-0.0000526900939074038" calcext:value-type="float">
            <text:p>-5.26900939074038E-05</text:p>
          </table:table-cell>
          <table:table-cell office:value-type="float" office:value="0.0000479972414385022" calcext:value-type="float">
            <text:p>4.79972414385022E-05</text:p>
          </table:table-cell>
          <table:table-cell office:value-type="float" office:value="-0.0000631061807853106" calcext:value-type="float">
            <text:p>-6.31061807853106E-05</text:p>
          </table:table-cell>
          <table:table-cell office:value-type="float" office:value="0.0000262348881758245" calcext:value-type="float">
            <text:p>2.62348881758245E-05</text:p>
          </table:table-cell>
          <table:table-cell office:value-type="float" office:value="-0.0000321827090252747" calcext:value-type="float">
            <text:p>-3.21827090252747E-05</text:p>
          </table:table-cell>
          <table:table-cell office:value-type="float" office:value="0.0000439109931925641" calcext:value-type="float">
            <text:p>4.39109931925641E-05</text:p>
          </table:table-cell>
          <table:table-cell office:value-type="float" office:value="-0.0000474293605230991" calcext:value-type="float">
            <text:p>-4.74293605230991E-05</text:p>
          </table:table-cell>
          <table:table-cell office:value-type="float" office:value="0.00000491725165646661" calcext:value-type="float">
            <text:p>4.91725165646661E-06</text:p>
          </table:table-cell>
          <table:table-cell office:value-type="float" office:value="0.0000475290208428736" calcext:value-type="float">
            <text:p>4.75290208428736E-05</text:p>
          </table:table-cell>
          <table:table-cell office:value-type="float" office:value="-0.00000501840643185592" calcext:value-type="float">
            <text:p>-5.01840643185592E-06</text:p>
          </table:table-cell>
          <table:table-cell office:value-type="float" office:value="0.0000276216173552557" calcext:value-type="float">
            <text:p>2.76216173552557E-05</text:p>
          </table:table-cell>
          <table:table-cell office:value-type="float" office:value="-0.0000489830910668787" calcext:value-type="float">
            <text:p>-4.89830910668787E-05</text:p>
          </table:table-cell>
          <table:table-cell office:value-type="float" office:value="0.0000246820373152046" calcext:value-type="float">
            <text:p>2.46820373152046E-05</text:p>
          </table:table-cell>
          <table:table-cell office:value-type="float" office:value="0.00000755747403136109" calcext:value-type="float">
            <text:p>7.55747403136109E-06</text:p>
          </table:table-cell>
          <table:table-cell office:value-type="float" office:value="-0.0000378949469800327" calcext:value-type="float">
            <text:p>-3.78949469800327E-05</text:p>
          </table:table-cell>
          <table:table-cell office:value-type="float" office:value="-0.0000234879251874154" calcext:value-type="float">
            <text:p>-2.34879251874154E-05</text:p>
          </table:table-cell>
          <table:table-cell office:value-type="float" office:value="0.0000489235096616247" calcext:value-type="float">
            <text:p>4.89235096616247E-05</text:p>
          </table:table-cell>
          <table:table-cell office:value-type="float" office:value="-0.0000433517455379895" calcext:value-type="float">
            <text:p>-4.33517455379895E-05</text:p>
          </table:table-cell>
          <table:table-cell office:value-type="float" office:value="0.0000169910436174647" calcext:value-type="float">
            <text:p>1.69910436174647E-05</text:p>
          </table:table-cell>
          <table:table-cell office:value-type="float" office:value="-0.0000283507519452386" calcext:value-type="float">
            <text:p>-2.83507519452386E-05</text:p>
          </table:table-cell>
          <table:table-cell office:value-type="float" office:value="0.0000416300296521288" calcext:value-type="float">
            <text:p>4.16300296521288E-05</text:p>
          </table:table-cell>
          <table:table-cell office:value-type="float" office:value="-0.0000180605925486077" calcext:value-type="float">
            <text:p>-1.80605925486077E-05</text:p>
          </table:table-cell>
          <table:table-cell office:value-type="float" office:value="-0.00000936957704533725" calcext:value-type="float">
            <text:p>-9.36957704533725E-06</text:p>
          </table:table-cell>
          <table:table-cell office:value-type="float" office:value="0.000026768824952339" calcext:value-type="float">
            <text:p>2.6768824952339E-05</text:p>
          </table:table-cell>
          <table:table-cell office:value-type="float" office:value="0.0000276100755295383" calcext:value-type="float">
            <text:p>2.76100755295383E-05</text:p>
          </table:table-cell>
          <table:table-cell office:value-type="float" office:value="-0.0000511838793622044" calcext:value-type="float">
            <text:p>-5.11838793622044E-05</text:p>
          </table:table-cell>
          <table:table-cell office:value-type="float" office:value="0.0000561587384468876" calcext:value-type="float">
            <text:p>5.61587384468876E-05</text:p>
          </table:table-cell>
          <table:table-cell office:value-type="float" office:value="-0.0000226270993649025" calcext:value-type="float">
            <text:p>-2.26270993649025E-05</text:p>
          </table:table-cell>
          <table:table-cell office:value-type="float" office:value="0.000012806242214447" calcext:value-type="float">
            <text:p>1.2806242214447E-05</text:p>
          </table:table-cell>
          <table:table-cell office:value-type="float" office:value="-0.00001912798472542" calcext:value-type="float">
            <text:p>-1.912798472542E-05</text:p>
          </table:table-cell>
          <table:table-cell office:value-type="float" office:value="0.0000197534779953212" calcext:value-type="float">
            <text:p>1.97534779953212E-05</text:p>
          </table:table-cell>
          <table:table-cell office:value-type="float" office:value="-0.0000437940832455075" calcext:value-type="float">
            <text:p>-4.37940832455075E-05</text:p>
          </table:table-cell>
          <table:table-cell office:value-type="float" office:value="0.0000027309932071895" calcext:value-type="float">
            <text:p>2.7309932071895E-06</text:p>
          </table:table-cell>
          <table:table-cell office:value-type="float" office:value="0.00000814327143106031" calcext:value-type="float">
            <text:p>8.14327143106031E-06</text:p>
          </table:table-cell>
          <table:table-cell office:value-type="float" office:value="-0.00000155337405716161" calcext:value-type="float">
            <text:p>-1.55337405716161E-06</text:p>
          </table:table-cell>
          <table:table-cell office:value-type="float" office:value="-0.0000515710575374473" calcext:value-type="float">
            <text:p>-5.15710575374473E-05</text:p>
          </table:table-cell>
          <table:table-cell office:value-type="float" office:value="-0.0000982839305320726" calcext:value-type="float">
            <text:p>-9.82839305320726E-05</text:p>
          </table:table-cell>
          <table:table-cell office:value-type="float" office:value="-0.0000943451525016181" calcext:value-type="float">
            <text:p>-9.43451525016181E-05</text:p>
          </table:table-cell>
          <table:table-cell office:value-type="float" office:value="-0.0000548416978204958" calcext:value-type="float">
            <text:p>-5.48416978204958E-05</text:p>
          </table:table-cell>
          <table:table-cell office:value-type="float" office:value="0.000199916185998128" calcext:value-type="float">
            <text:p>0.000199916185998</text:p>
          </table:table-cell>
          <table:table-cell office:value-type="float" office:value="-0.000504200708479563" calcext:value-type="float">
            <text:p>-0.00050420070848</text:p>
          </table:table-cell>
          <table:table-cell office:value-type="float" office:value="0.00286106188582197" calcext:value-type="float">
            <text:p>0.002861061885822</text:p>
          </table:table-cell>
          <table:table-cell office:value-type="float" office:value="-0.00377252923451532" calcext:value-type="float">
            <text:p>-0.003772529234515</text:p>
          </table:table-cell>
          <table:table-cell office:value-type="float" office:value="0.00110996549905018" calcext:value-type="float">
            <text:p>0.00110996549905</text:p>
          </table:table-cell>
          <table:table-cell office:value-type="float" office:value="-0.000677509670925114" calcext:value-type="float">
            <text:p>-0.000677509670925</text:p>
          </table:table-cell>
          <table:table-cell office:value-type="float" office:value="0.0047691768196706" calcext:value-type="float">
            <text:p>0.004769176819671</text:p>
          </table:table-cell>
          <table:table-cell office:value-type="float" office:value="0.00129391232922255" calcext:value-type="float">
            <text:p>0.001293912329223</text:p>
          </table:table-cell>
          <table:table-cell office:value-type="float" office:value="0.00167082076776781" calcext:value-type="float">
            <text:p>0.001670820767768</text:p>
          </table:table-cell>
          <table:table-cell office:value-type="float" office:value="-0.00224378380811491" calcext:value-type="float">
            <text:p>-0.002243783808115</text:p>
          </table:table-cell>
          <table:table-cell office:value-type="float" office:value="-0.00459364624400327" calcext:value-type="float">
            <text:p>-0.004593646244003</text:p>
          </table:table-cell>
          <table:table-cell office:value-type="float" office:value="-0.000406552902798341" calcext:value-type="float">
            <text:p>-0.000406552902798</text:p>
          </table:table-cell>
          <table:table-cell office:value-type="float" office:value="-0.000487646144915477" calcext:value-type="float">
            <text:p>-0.000487646144915</text:p>
          </table:table-cell>
          <table:table-cell office:value-type="float" office:value="0.00181205577502896" calcext:value-type="float">
            <text:p>0.001812055775029</text:p>
          </table:table-cell>
          <table:table-cell office:value-type="float" office:value="0.00150020111290117" calcext:value-type="float">
            <text:p>0.001500201112901</text:p>
          </table:table-cell>
          <table:table-cell office:value-type="float" office:value="0.000232147754332945" calcext:value-type="float">
            <text:p>0.000232147754333</text:p>
          </table:table-cell>
          <table:table-cell office:value-type="float" office:value="-0.00317923521329011" calcext:value-type="float">
            <text:p>-0.00317923521329</text:p>
          </table:table-cell>
          <table:table-cell office:value-type="float" office:value="-0.00125946147016104" calcext:value-type="float">
            <text:p>-0.001259461470161</text:p>
          </table:table-cell>
          <table:table-cell office:value-type="float" office:value="0.00725525040710406" calcext:value-type="float">
            <text:p>0.007255250407104</text:p>
          </table:table-cell>
          <table:table-cell office:value-type="float" office:value="0.00106179626745023" calcext:value-type="float">
            <text:p>0.00106179626745</text:p>
          </table:table-cell>
          <table:table-cell office:value-type="float" office:value="-0.00277699451761149" calcext:value-type="float">
            <text:p>-0.002776994517611</text:p>
          </table:table-cell>
          <table:table-cell office:value-type="float" office:value="-0.00185947422135879" calcext:value-type="float">
            <text:p>-0.001859474221359</text:p>
          </table:table-cell>
          <table:table-cell office:value-type="float" office:value="-0.00116093293094566" calcext:value-type="float">
            <text:p>-0.001160932930946</text:p>
          </table:table-cell>
          <table:table-cell office:value-type="float" office:value="-0.000149970433339031" calcext:value-type="float">
            <text:p>-0.000149970433339</text:p>
          </table:table-cell>
          <table:table-cell office:value-type="float" office:value="0.00212020017234743" calcext:value-type="float">
            <text:p>0.002120200172347</text:p>
          </table:table-cell>
          <table:table-cell office:value-type="float" office:value="0.00202004136892658" calcext:value-type="float">
            <text:p>0.002020041368927</text:p>
          </table:table-cell>
          <table:table-cell office:value-type="float" office:value="-0.00179463500270877" calcext:value-type="float">
            <text:p>-0.001794635002709</text:p>
          </table:table-cell>
          <table:table-cell office:value-type="float" office:value="-0.00133902331720187" calcext:value-type="float">
            <text:p>-0.001339023317202</text:p>
          </table:table-cell>
          <table:table-cell office:value-type="float" office:value="-0.000879908059749246" calcext:value-type="float">
            <text:p>-0.000879908059749</text:p>
          </table:table-cell>
          <table:table-cell office:value-type="float" office:value="0.00225452874186538" calcext:value-type="float">
            <text:p>0.002254528741865</text:p>
          </table:table-cell>
          <table:table-cell office:value-type="float" office:value="0.0025869628264828" calcext:value-type="float">
            <text:p>0.002586962826483</text:p>
          </table:table-cell>
          <table:table-cell office:value-type="float" office:value="0.00174266277404833" calcext:value-type="float">
            <text:p>0.001742662774048</text:p>
          </table:table-cell>
          <table:table-cell office:value-type="float" office:value="-0.00235473335796582" calcext:value-type="float">
            <text:p>-0.002354733357966</text:p>
          </table:table-cell>
          <table:table-cell office:value-type="float" office:value="-0.00300480240554474" calcext:value-type="float">
            <text:p>-0.003004802405545</text:p>
          </table:table-cell>
          <table:table-cell office:value-type="float" office:value="-0.00235488249715093" calcext:value-type="float">
            <text:p>-0.002354882497151</text:p>
          </table:table-cell>
          <table:table-cell office:value-type="float" office:value="0.0015612902457649" calcext:value-type="float">
            <text:p>0.001561290245765</text:p>
          </table:table-cell>
          <table:table-cell office:value-type="float" office:value="0.000667448670783666" calcext:value-type="float">
            <text:p>0.000667448670784</text:p>
          </table:table-cell>
          <table:table-cell office:value-type="float" office:value="0.000859957994117366" calcext:value-type="float">
            <text:p>0.000859957994117</text:p>
          </table:table-cell>
          <table:table-cell office:value-type="float" office:value="-0.0013967927259797" calcext:value-type="float">
            <text:p>-0.00139679272598</text:p>
          </table:table-cell>
          <table:table-cell office:value-type="float" office:value="-0.00183235833608142" calcext:value-type="float">
            <text:p>-0.001832358336081</text:p>
          </table:table-cell>
          <table:table-cell office:value-type="float" office:value="-0.000485301188264064" calcext:value-type="float">
            <text:p>-0.000485301188264</text:p>
          </table:table-cell>
          <table:table-cell office:value-type="float" office:value="-0.0012649342701142" calcext:value-type="float">
            <text:p>-0.001264934270114</text:p>
          </table:table-cell>
          <table:table-cell office:value-type="float" office:value="0.00645176515725132" calcext:value-type="float">
            <text:p>0.006451765157251</text:p>
          </table:table-cell>
          <table:table-cell office:value-type="float" office:value="0.00234717024664688" calcext:value-type="float">
            <text:p>0.002347170246647</text:p>
          </table:table-cell>
          <table:table-cell office:value-type="float" office:value="0.00100437428358136" calcext:value-type="float">
            <text:p>0.001004374283581</text:p>
          </table:table-cell>
          <table:table-cell office:value-type="float" office:value="-0.00103338651818063" calcext:value-type="float">
            <text:p>-0.001033386518181</text:p>
          </table:table-cell>
          <table:table-cell office:value-type="float" office:value="-0.00335177894987404" calcext:value-type="float">
            <text:p>-0.003351778949874</text:p>
          </table:table-cell>
          <table:table-cell office:value-type="float" office:value="-0.000728180684034185" calcext:value-type="float">
            <text:p>-0.000728180684034</text:p>
          </table:table-cell>
          <table:table-cell office:value-type="float" office:value="-0.00317310687540234" calcext:value-type="float">
            <text:p>-0.003173106875402</text:p>
          </table:table-cell>
          <table:table-cell office:value-type="float" office:value="0.00363058500701963" calcext:value-type="float">
            <text:p>0.00363058500702</text:p>
          </table:table-cell>
          <table:table-cell office:value-type="float" office:value="0.000540675969447402" calcext:value-type="float">
            <text:p>0.000540675969447</text:p>
          </table:table-cell>
          <table:table-cell office:value-type="float" office:value="0.00194719034504021" calcext:value-type="float">
            <text:p>0.00194719034504</text:p>
          </table:table-cell>
          <table:table-cell office:value-type="float" office:value="-0.00283677172822311" calcext:value-type="float">
            <text:p>-0.002836771728223</text:p>
          </table:table-cell>
          <table:table-cell office:value-type="float" office:value="0.000241767869777976" calcext:value-type="float">
            <text:p>0.000241767869778</text:p>
          </table:table-cell>
          <table:table-cell office:value-type="float" office:value="-0.00267998603873226" calcext:value-type="float">
            <text:p>-0.002679986038732</text:p>
          </table:table-cell>
          <table:table-cell office:value-type="float" office:value="-0.000139631263398332" calcext:value-type="float">
            <text:p>-0.000139631263398</text:p>
          </table:table-cell>
          <table:table-cell office:value-type="float" office:value="0.00434955783588026" calcext:value-type="float">
            <text:p>0.00434955783588</text:p>
          </table:table-cell>
          <table:table-cell office:value-type="float" office:value="0.00216390674209804" calcext:value-type="float">
            <text:p>0.002163906742098</text:p>
          </table:table-cell>
          <table:table-cell office:value-type="float" office:value="0.0012188599057415" calcext:value-type="float">
            <text:p>0.001218859905742</text:p>
          </table:table-cell>
          <table:table-cell office:value-type="float" office:value="-0.00209881974308557" calcext:value-type="float">
            <text:p>-0.002098819743086</text:p>
          </table:table-cell>
          <table:table-cell office:value-type="float" office:value="-0.0010262750764562" calcext:value-type="float">
            <text:p>-0.001026275076456</text:p>
          </table:table-cell>
          <table:table-cell office:value-type="float" office:value="-0.00177332308104156" calcext:value-type="float">
            <text:p>-0.001773323081042</text:p>
          </table:table-cell>
          <table:table-cell office:value-type="float" office:value="-0.0011944732638447" calcext:value-type="float">
            <text:p>-0.001194473263845</text:p>
          </table:table-cell>
          <table:table-cell office:value-type="float" office:value="0.00289745408402065" calcext:value-type="float">
            <text:p>0.002897454084021</text:p>
          </table:table-cell>
          <table:table-cell office:value-type="float" office:value="0.00103859045542515" calcext:value-type="float">
            <text:p>0.001038590455425</text:p>
          </table:table-cell>
          <table:table-cell office:value-type="float" office:value="-0.00116834585279779" calcext:value-type="float">
            <text:p>-0.001168345852798</text:p>
          </table:table-cell>
          <table:table-cell office:value-type="float" office:value="-0.00001074362229736" calcext:value-type="float">
            <text:p>-1.074362229736E-05</text:p>
          </table:table-cell>
          <table:table-cell office:value-type="float" office:value="0.000168888322007676" calcext:value-type="float">
            <text:p>0.000168888322008</text:p>
          </table:table-cell>
          <table:table-cell office:value-type="float" office:value="0.00365100870939833" calcext:value-type="float">
            <text:p>0.003651008709398</text:p>
          </table:table-cell>
          <table:table-cell office:value-type="float" office:value="-0.00208151148304086" calcext:value-type="float">
            <text:p>-0.002081511483041</text:p>
          </table:table-cell>
          <table:table-cell office:value-type="float" office:value="-0.00239480648847234" calcext:value-type="float">
            <text:p>-0.002394806488472</text:p>
          </table:table-cell>
          <table:table-cell office:value-type="float" office:value="0.00201408207156378" calcext:value-type="float">
            <text:p>0.002014082071564</text:p>
          </table:table-cell>
          <table:table-cell office:value-type="float" office:value="-0.00314350342733499" calcext:value-type="float">
            <text:p>-0.003143503427335</text:p>
          </table:table-cell>
          <table:table-cell office:value-type="float" office:value="0.000312098248301862" calcext:value-type="float">
            <text:p>0.000312098248302</text:p>
          </table:table-cell>
          <table:table-cell office:value-type="float" office:value="0.000956474852736311" calcext:value-type="float">
            <text:p>0.000956474852736</text:p>
          </table:table-cell>
          <table:table-cell office:value-type="float" office:value="-0.00167229140691855" calcext:value-type="float">
            <text:p>-0.001672291406919</text:p>
          </table:table-cell>
          <table:table-cell office:value-type="float" office:value="0.0037053810172914" calcext:value-type="float">
            <text:p>0.003705381017291</text:p>
          </table:table-cell>
          <table:table-cell office:value-type="float" office:value="0.00314617264950101" calcext:value-type="float">
            <text:p>0.003146172649501</text:p>
          </table:table-cell>
          <table:table-cell office:value-type="float" office:value="0.000632351186136027" calcext:value-type="float">
            <text:p>0.000632351186136</text:p>
          </table:table-cell>
          <table:table-cell office:value-type="float" office:value="-0.00343172900921806" calcext:value-type="float">
            <text:p>-0.003431729009218</text:p>
          </table:table-cell>
          <table:table-cell office:value-type="float" office:value="-0.00190153258503023" calcext:value-type="float">
            <text:p>-0.00190153258503</text:p>
          </table:table-cell>
          <table:table-cell office:value-type="float" office:value="-0.000643996842325412" calcext:value-type="float">
            <text:p>-0.000643996842325</text:p>
          </table:table-cell>
          <table:table-cell office:value-type="float" office:value="0.0014972087584888" calcext:value-type="float">
            <text:p>0.001497208758489</text:p>
          </table:table-cell>
          <table:table-cell office:value-type="float" office:value="0.00215734153349251" calcext:value-type="float">
            <text:p>0.002157341533493</text:p>
          </table:table-cell>
          <table:table-cell office:value-type="float" office:value="-0.00201214208998163" calcext:value-type="float">
            <text:p>-0.002012142089982</text:p>
          </table:table-cell>
          <table:table-cell office:value-type="float" office:value="-0.00080460716343056" calcext:value-type="float">
            <text:p>-0.000804607163431</text:p>
          </table:table-cell>
          <table:table-cell office:value-type="float" office:value="-0.000403123441954922" calcext:value-type="float">
            <text:p>-0.000403123441955</text:p>
          </table:table-cell>
          <table:table-cell office:value-type="float" office:value="-0.000317584467601328" calcext:value-type="float">
            <text:p>-0.000317584467601</text:p>
          </table:table-cell>
          <table:table-cell office:value-type="float" office:value="0.00472213411828487" calcext:value-type="float">
            <text:p>0.004722134118285</text:p>
          </table:table-cell>
          <table:table-cell office:value-type="float" office:value="-0.000751310220093171" calcext:value-type="float">
            <text:p>-0.000751310220093</text:p>
          </table:table-cell>
          <table:table-cell office:value-type="float" office:value="-0.00224768691902649" calcext:value-type="float">
            <text:p>-0.002247686919026</text:p>
          </table:table-cell>
          <table:table-cell office:value-type="float" office:value="-0.0000195916817882225" calcext:value-type="float">
            <text:p>-1.95916817882225E-05</text:p>
          </table:table-cell>
          <table:table-cell office:value-type="float" office:value="-0.00360969117100624" calcext:value-type="float">
            <text:p>-0.003609691171006</text:p>
          </table:table-cell>
          <table:table-cell office:value-type="float" office:value="0.000182629155237368" calcext:value-type="float">
            <text:p>0.000182629155237</text:p>
          </table:table-cell>
          <table:table-cell office:value-type="float" office:value="0.000406757521296597" calcext:value-type="float">
            <text:p>0.000406757521297</text:p>
          </table:table-cell>
          <table:table-cell office:value-type="float" office:value="0.00640342361970808" calcext:value-type="float">
            <text:p>0.006403423619708</text:p>
          </table:table-cell>
          <table:table-cell office:value-type="float" office:value="-0.000655926730579293" calcext:value-type="float">
            <text:p>-0.000655926730579</text:p>
          </table:table-cell>
          <table:table-cell office:value-type="float" office:value="-0.00207563549049672" calcext:value-type="float">
            <text:p>-0.002075635490497</text:p>
          </table:table-cell>
          <table:table-cell office:value-type="float" office:value="-0.000033253383709575" calcext:value-type="float">
            <text:p>-3.3253383709575E-05</text:p>
          </table:table-cell>
          <table:table-cell office:value-type="float" office:value="-0.00269937427945865" calcext:value-type="float">
            <text:p>-0.002699374279459</text:p>
          </table:table-cell>
          <table:table-cell office:value-type="float" office:value="0.00167877633107316" calcext:value-type="float">
            <text:p>0.001678776331073</text:p>
          </table:table-cell>
          <table:table-cell office:value-type="float" office:value="0.000976137937810206" calcext:value-type="float">
            <text:p>0.00097613793781</text:p>
          </table:table-cell>
          <table:table-cell office:value-type="float" office:value="-0.000488949213127421" calcext:value-type="float">
            <text:p>-0.000488949213127</text:p>
          </table:table-cell>
          <table:table-cell office:value-type="float" office:value="-0.0016005337338218" calcext:value-type="float">
            <text:p>-0.001600533733822</text:p>
          </table:table-cell>
          <table:table-cell office:value-type="float" office:value="-0.000324886522426071" calcext:value-type="float">
            <text:p>-0.000324886522426</text:p>
          </table:table-cell>
          <table:table-cell office:value-type="float" office:value="0.00105984285125038" calcext:value-type="float">
            <text:p>0.00105984285125</text:p>
          </table:table-cell>
          <table:table-cell office:value-type="float" office:value="0.00516531826751171" calcext:value-type="float">
            <text:p>0.005165318267512</text:p>
          </table:table-cell>
          <table:table-cell office:value-type="float" office:value="0.000795658294091894" calcext:value-type="float">
            <text:p>0.000795658294092</text:p>
          </table:table-cell>
          <table:table-cell office:value-type="float" office:value="-0.00231982936738612" calcext:value-type="float">
            <text:p>-0.002319829367386</text:p>
          </table:table-cell>
          <table:table-cell office:value-type="float" office:value="0.00031353091509484" calcext:value-type="float">
            <text:p>0.000313530915095</text:p>
          </table:table-cell>
          <table:table-cell office:value-type="float" office:value="-0.00151022013261126" calcext:value-type="float">
            <text:p>-0.001510220132611</text:p>
          </table:table-cell>
          <table:table-cell office:value-type="float" office:value="0.000524003307173226" calcext:value-type="float">
            <text:p>0.000524003307173</text:p>
          </table:table-cell>
          <table:table-cell office:value-type="float" office:value="-0.00214319964922244" calcext:value-type="float">
            <text:p>-0.002143199649222</text:p>
          </table:table-cell>
          <table:table-cell office:value-type="float" office:value="0.00054454965006967" calcext:value-type="float">
            <text:p>0.00054454965007</text:p>
          </table:table-cell>
          <table:table-cell office:value-type="float" office:value="-0.00192415637137017" calcext:value-type="float">
            <text:p>-0.00192415637137</text:p>
          </table:table-cell>
          <table:table-cell office:value-type="float" office:value="0.00616883037818544" calcext:value-type="float">
            <text:p>0.006168830378185</text:p>
          </table:table-cell>
          <table:table-cell office:value-type="float" office:value="0.000523106494182302" calcext:value-type="float">
            <text:p>0.000523106494182</text:p>
          </table:table-cell>
          <table:table-cell office:value-type="float" office:value="-0.00182122664126383" calcext:value-type="float">
            <text:p>-0.001821226641264</text:p>
          </table:table-cell>
          <table:table-cell office:value-type="float" office:value="-0.000978910766182117" calcext:value-type="float">
            <text:p>-0.000978910766182</text:p>
          </table:table-cell>
          <table:table-cell office:value-type="float" office:value="-0.000384516092476805" calcext:value-type="float">
            <text:p>-0.000384516092477</text:p>
          </table:table-cell>
          <table:table-cell office:value-type="float" office:value="-0.000620649403201112" calcext:value-type="float">
            <text:p>-0.000620649403201</text:p>
          </table:table-cell>
          <table:table-cell office:value-type="float" office:value="0.000610044365064955" calcext:value-type="float">
            <text:p>0.000610044365065</text:p>
          </table:table-cell>
          <table:table-cell office:value-type="float" office:value="0.000129098671397543" calcext:value-type="float">
            <text:p>0.000129098671398</text:p>
          </table:table-cell>
          <table:table-cell office:value-type="float" office:value="-0.00249288904712341" calcext:value-type="float">
            <text:p>-0.002492889047123</text:p>
          </table:table-cell>
          <table:table-cell office:value-type="float" office:value="0.000181075408507203" calcext:value-type="float">
            <text:p>0.000181075408507</text:p>
          </table:table-cell>
          <table:table-cell office:value-type="float" office:value="0.0045154837318615" calcext:value-type="float">
            <text:p>0.004515483731862</text:p>
          </table:table-cell>
          <table:table-cell office:value-type="float" office:value="0.00193670332157614" calcext:value-type="float">
            <text:p>0.001936703321576</text:p>
          </table:table-cell>
          <table:table-cell office:value-type="float" office:value="-0.00134510942942778" calcext:value-type="float">
            <text:p>-0.001345109429428</text:p>
          </table:table-cell>
          <table:table-cell office:value-type="float" office:value="-0.0020592757175173" calcext:value-type="float">
            <text:p>-0.002059275717517</text:p>
          </table:table-cell>
          <table:table-cell office:value-type="float" office:value="-0.000201161235359515" calcext:value-type="float">
            <text:p>-0.00020116123536</text:p>
          </table:table-cell>
          <table:table-cell office:value-type="float" office:value="-0.00266159747772199" calcext:value-type="float">
            <text:p>-0.002661597477722</text:p>
          </table:table-cell>
          <table:table-cell office:value-type="float" office:value="-0.000248525610906936" calcext:value-type="float">
            <text:p>-0.000248525610907</text:p>
          </table:table-cell>
          <table:table-cell office:value-type="float" office:value="0.00129600423672666" calcext:value-type="float">
            <text:p>0.001296004236727</text:p>
          </table:table-cell>
          <table:table-cell office:value-type="float" office:value="0.00141415134503842" calcext:value-type="float">
            <text:p>0.001414151345038</text:p>
          </table:table-cell>
          <table:table-cell office:value-type="float" office:value="-0.00230016396925192" calcext:value-type="float">
            <text:p>-0.002300163969252</text:p>
          </table:table-cell>
          <table:table-cell office:value-type="float" office:value="-0.000075637795950767" calcext:value-type="float">
            <text:p>-7.5637795950767E-05</text:p>
          </table:table-cell>
          <table:table-cell office:value-type="float" office:value="-0.00164690548615803" calcext:value-type="float">
            <text:p>-0.001646905486158</text:p>
          </table:table-cell>
          <table:table-cell office:value-type="float" office:value="0.00730173039837545" calcext:value-type="float">
            <text:p>0.007301730398375</text:p>
          </table:table-cell>
          <table:table-cell office:value-type="float" office:value="0.000364707466733616" calcext:value-type="float">
            <text:p>0.000364707466734</text:p>
          </table:table-cell>
          <table:table-cell office:value-type="float" office:value="0.000516263456382282" calcext:value-type="float">
            <text:p>0.000516263456382</text:p>
          </table:table-cell>
          <table:table-cell office:value-type="float" office:value="-0.00197910589720013" calcext:value-type="float">
            <text:p>-0.0019791058972</text:p>
          </table:table-cell>
          <table:table-cell office:value-type="float" office:value="0.000287504011247053" calcext:value-type="float">
            <text:p>0.000287504011247</text:p>
          </table:table-cell>
          <table:table-cell office:value-type="float" office:value="-0.00174038729618292" calcext:value-type="float">
            <text:p>-0.001740387296183</text:p>
          </table:table-cell>
          <table:table-cell office:value-type="float" office:value="0.0010622666901296" calcext:value-type="float">
            <text:p>0.00106226669013</text:p>
          </table:table-cell>
          <table:table-cell office:value-type="float" office:value="-0.00123847810338329" calcext:value-type="float">
            <text:p>-0.001238478103383</text:p>
          </table:table-cell>
          <table:table-cell office:value-type="float" office:value="-0.00284054718929533" calcext:value-type="float">
            <text:p>-0.002840547189295</text:p>
          </table:table-cell>
          <table:table-cell office:value-type="float" office:value="-0.0000993599051370975" calcext:value-type="float">
            <text:p>-9.93599051370975E-05</text:p>
          </table:table-cell>
          <table:table-cell office:value-type="float" office:value="0.0060866800628962" calcext:value-type="float">
            <text:p>0.006086680062896</text:p>
          </table:table-cell>
          <table:table-cell office:value-type="float" office:value="-0.000911196416730708" calcext:value-type="float">
            <text:p>-0.000911196416731</text:p>
          </table:table-cell>
          <table:table-cell office:value-type="float" office:value="-0.00145286547865703" calcext:value-type="float">
            <text:p>-0.001452865478657</text:p>
          </table:table-cell>
          <table:table-cell office:value-type="float" office:value="-0.000018681840180057" calcext:value-type="float">
            <text:p>-1.8681840180057E-05</text:p>
          </table:table-cell>
          <table:table-cell office:value-type="float" office:value="-0.0012472289020482" calcext:value-type="float">
            <text:p>-0.001247228902048</text:p>
          </table:table-cell>
          <table:table-cell office:value-type="float" office:value="0.00297139291869936" calcext:value-type="float">
            <text:p>0.002971392918699</text:p>
          </table:table-cell>
          <table:table-cell office:value-type="float" office:value="-0.00434391580657945" calcext:value-type="float">
            <text:p>-0.004343915806579</text:p>
          </table:table-cell>
          <table:table-cell office:value-type="float" office:value="0.00041750695399928" calcext:value-type="float">
            <text:p>0.000417506953999</text:p>
          </table:table-cell>
          <table:table-cell office:value-type="float" office:value="0.00129360010417745" calcext:value-type="float">
            <text:p>0.001293600104177</text:p>
          </table:table-cell>
          <table:table-cell office:value-type="float" office:value="0.00485448313794368" calcext:value-type="float">
            <text:p>0.004854483137944</text:p>
          </table:table-cell>
          <table:table-cell office:value-type="float" office:value="-0.00316790580718096" calcext:value-type="float">
            <text:p>-0.003167905807181</text:p>
          </table:table-cell>
          <table:table-cell office:value-type="float" office:value="-0.00128823611747253" calcext:value-type="float">
            <text:p>-0.001288236117473</text:p>
          </table:table-cell>
          <table:table-cell office:value-type="float" office:value="0.000148700128138501" calcext:value-type="float">
            <text:p>0.000148700128139</text:p>
          </table:table-cell>
          <table:table-cell office:value-type="float" office:value="-0.00184632018470693" calcext:value-type="float">
            <text:p>-0.001846320184707</text:p>
          </table:table-cell>
          <table:table-cell office:value-type="float" office:value="-0.000787887115450414" calcext:value-type="float">
            <text:p>-0.00078788711545</text:p>
          </table:table-cell>
          <table:table-cell office:value-type="float" office:value="0.000617175896076183" calcext:value-type="float">
            <text:p>0.000617175896076</text:p>
          </table:table-cell>
          <table:table-cell office:value-type="float" office:value="-0.00109833945797788" calcext:value-type="float">
            <text:p>-0.001098339457978</text:p>
          </table:table-cell>
          <table:table-cell office:value-type="float" office:value="0.00220282625332535" calcext:value-type="float">
            <text:p>0.002202826253325</text:p>
          </table:table-cell>
          <table:table-cell office:value-type="float" office:value="0.00419938950903209" calcext:value-type="float">
            <text:p>0.004199389509032</text:p>
          </table:table-cell>
          <table:table-cell office:value-type="float" office:value="-0.00289017974172323" calcext:value-type="float">
            <text:p>-0.002890179741723</text:p>
          </table:table-cell>
          <table:table-cell office:value-type="float" office:value="0.0000668360868136264" calcext:value-type="float">
            <text:p>6.68360868136264E-05</text:p>
          </table:table-cell>
          <table:table-cell office:value-type="float" office:value="-0.000359514097967306" calcext:value-type="float">
            <text:p>-0.000359514097967</text:p>
          </table:table-cell>
          <table:table-cell office:value-type="float" office:value="-0.00127095488998646" calcext:value-type="float">
            <text:p>-0.001270954889986</text:p>
          </table:table-cell>
          <table:table-cell office:value-type="float" office:value="0.00070882278943496" calcext:value-type="float">
            <text:p>0.000708822789435</text:p>
          </table:table-cell>
          <table:table-cell office:value-type="float" office:value="0.0000405893504626387" calcext:value-type="float">
            <text:p>4.05893504626387E-05</text:p>
          </table:table-cell>
          <table:table-cell office:value-type="float" office:value="-0.00118867841803655" calcext:value-type="float">
            <text:p>-0.001188678418037</text:p>
          </table:table-cell>
          <table:table-cell office:value-type="float" office:value="-0.0011325230641952" calcext:value-type="float">
            <text:p>-0.001132523064195</text:p>
          </table:table-cell>
          <table:table-cell office:value-type="float" office:value="0.000887301299576815" calcext:value-type="float">
            <text:p>0.000887301299577</text:p>
          </table:table-cell>
          <table:table-cell office:value-type="float" office:value="0.00000256006341686765" calcext:value-type="float">
            <text:p>2.56006341686765E-06</text:p>
          </table:table-cell>
          <table:table-cell office:value-type="float" office:value="-0.000821822028158781" calcext:value-type="float">
            <text:p>-0.000821822028159</text:p>
          </table:table-cell>
          <table:table-cell office:value-type="float" office:value="0.00467997965968026" calcext:value-type="float">
            <text:p>0.00467997965968</text:p>
          </table:table-cell>
          <table:table-cell office:value-type="float" office:value="0.000252713938463378" calcext:value-type="float">
            <text:p>0.000252713938463</text:p>
          </table:table-cell>
          <table:table-cell office:value-type="float" office:value="-0.00211992547416706" calcext:value-type="float">
            <text:p>-0.002119925474167</text:p>
          </table:table-cell>
          <table:table-cell office:value-type="float" office:value="-0.00238993547905969" calcext:value-type="float">
            <text:p>-0.00238993547906</text:p>
          </table:table-cell>
          <table:table-cell office:value-type="float" office:value="0.0000108338955737142" calcext:value-type="float">
            <text:p>1.08338955737142E-05</text:p>
          </table:table-cell>
          <table:table-cell office:value-type="float" office:value="0.000178819740974445" calcext:value-type="float">
            <text:p>0.000178819740974</text:p>
          </table:table-cell>
          <table:table-cell office:value-type="float" office:value="-0.00276313408076145" calcext:value-type="float">
            <text:p>-0.002763134080761</text:p>
          </table:table-cell>
          <table:table-cell office:value-type="float" office:value="0.000399588065783496" calcext:value-type="float">
            <text:p>0.000399588065783</text:p>
          </table:table-cell>
          <table:table-cell office:value-type="float" office:value="0.00127557364361303" calcext:value-type="float">
            <text:p>0.001275573643613</text:p>
          </table:table-cell>
          <table:table-cell office:value-type="float" office:value="0.00288976483461567" calcext:value-type="float">
            <text:p>0.002889764834616</text:p>
          </table:table-cell>
          <table:table-cell office:value-type="float" office:value="0.00194585975026484" calcext:value-type="float">
            <text:p>0.001945859750265</text:p>
          </table:table-cell>
          <table:table-cell office:value-type="float" office:value="-0.00258002304548571" calcext:value-type="float">
            <text:p>-0.002580023045486</text:p>
          </table:table-cell>
          <table:table-cell office:value-type="float" office:value="0.00061439022241383" calcext:value-type="float">
            <text:p>0.000614390222414</text:p>
          </table:table-cell>
          <table:table-cell office:value-type="float" office:value="-0.00193038727063921" calcext:value-type="float">
            <text:p>-0.001930387270639</text:p>
          </table:table-cell>
          <table:table-cell office:value-type="float" office:value="-0.00141753952562346" calcext:value-type="float">
            <text:p>-0.001417539525623</text:p>
          </table:table-cell>
          <table:table-cell office:value-type="float" office:value="0.000605578248466132" calcext:value-type="float">
            <text:p>0.000605578248466</text:p>
          </table:table-cell>
          <table:table-cell office:value-type="float" office:value="0.00434723833211576" calcext:value-type="float">
            <text:p>0.004347238332116</text:p>
          </table:table-cell>
          <table:table-cell office:value-type="float" office:value="-0.00194170254398684" calcext:value-type="float">
            <text:p>-0.001941702543987</text:p>
          </table:table-cell>
          <table:table-cell office:value-type="float" office:value="-0.00025936123291298" calcext:value-type="float">
            <text:p>-0.000259361232913</text:p>
          </table:table-cell>
          <table:table-cell office:value-type="float" office:value="-0.000377758596977251" calcext:value-type="float">
            <text:p>-0.000377758596977</text:p>
          </table:table-cell>
          <table:table-cell office:value-type="float" office:value="0.00179157493083654" calcext:value-type="float">
            <text:p>0.001791574930837</text:p>
          </table:table-cell>
          <table:table-cell office:value-type="float" office:value="-0.00342310566311327" calcext:value-type="float">
            <text:p>-0.003423105663113</text:p>
          </table:table-cell>
          <table:table-cell office:value-type="float" office:value="0.0000911404681228634" calcext:value-type="float">
            <text:p>9.11404681228634E-05</text:p>
          </table:table-cell>
          <table:table-cell office:value-type="float" office:value="0.00103647188374767" calcext:value-type="float">
            <text:p>0.001036471883748</text:p>
          </table:table-cell>
          <table:table-cell office:value-type="float" office:value="0.000766030407270468" calcext:value-type="float">
            <text:p>0.00076603040727</text:p>
          </table:table-cell>
          <table:table-cell office:value-type="float" office:value="0.0040759553659902" calcext:value-type="float">
            <text:p>0.00407595536599</text:p>
          </table:table-cell>
          <table:table-cell office:value-type="float" office:value="-0.00221829651379324" calcext:value-type="float">
            <text:p>-0.002218296513793</text:p>
          </table:table-cell>
          <table:table-cell office:value-type="float" office:value="-0.000834350901424474" calcext:value-type="float">
            <text:p>-0.000834350901424</text:p>
          </table:table-cell>
          <table:table-cell office:value-type="float" office:value="-0.00016483424770114" calcext:value-type="float">
            <text:p>-0.000164834247701</text:p>
          </table:table-cell>
          <table:table-cell office:value-type="float" office:value="-0.00242543728572936" calcext:value-type="float">
            <text:p>-0.002425437285729</text:p>
          </table:table-cell>
          <table:table-cell office:value-type="float" office:value="0.00207034086117625" calcext:value-type="float">
            <text:p>0.002070340861176</text:p>
          </table:table-cell>
          <table:table-cell office:value-type="float" office:value="0.000257072965401062" calcext:value-type="float">
            <text:p>0.000257072965401</text:p>
          </table:table-cell>
          <table:table-cell office:value-type="float" office:value="-0.00218467544309048" calcext:value-type="float">
            <text:p>-0.00218467544309</text:p>
          </table:table-cell>
          <table:table-cell office:value-type="float" office:value="0.0010417031756616" calcext:value-type="float">
            <text:p>0.001041703175662</text:p>
          </table:table-cell>
          <table:table-cell office:value-type="float" office:value="0.00498695245149916" calcext:value-type="float">
            <text:p>0.004986952451499</text:p>
          </table:table-cell>
          <table:table-cell office:value-type="float" office:value="-0.000417106379367427" calcext:value-type="float">
            <text:p>-0.000417106379367</text:p>
          </table:table-cell>
          <table:table-cell office:value-type="float" office:value="-0.000552502066012983" calcext:value-type="float">
            <text:p>-0.000552502066013</text:p>
          </table:table-cell>
          <table:table-cell office:value-type="float" office:value="0.00115818952101604" calcext:value-type="float">
            <text:p>0.001158189521016</text:p>
          </table:table-cell>
          <table:table-cell office:value-type="float" office:value="-0.00170702724203975" calcext:value-type="float">
            <text:p>-0.00170702724204</text:p>
          </table:table-cell>
          <table:table-cell office:value-type="float" office:value="-0.000694639005652531" calcext:value-type="float">
            <text:p>-0.000694639005653</text:p>
          </table:table-cell>
          <table:table-cell office:value-type="float" office:value="0.00011976982437728" calcext:value-type="float">
            <text:p>0.000119769824377</text:p>
          </table:table-cell>
          <table:table-cell office:value-type="float" office:value="-0.0013284734138182" calcext:value-type="float">
            <text:p>-0.001328473413818</text:p>
          </table:table-cell>
          <table:table-cell office:value-type="float" office:value="0.00280374340060163" calcext:value-type="float">
            <text:p>0.002803743400602</text:p>
          </table:table-cell>
          <table:table-cell office:value-type="float" office:value="0.000522341932781001" calcext:value-type="float">
            <text:p>0.000522341932781</text:p>
          </table:table-cell>
          <table:table-cell office:value-type="float" office:value="0.001960531895842" calcext:value-type="float">
            <text:p>0.001960531895842</text:p>
          </table:table-cell>
          <table:table-cell office:value-type="float" office:value="-0.00130138274199765" calcext:value-type="float">
            <text:p>-0.001301382741998</text:p>
          </table:table-cell>
          <table:table-cell office:value-type="float" office:value="0.00201878692083834" calcext:value-type="float">
            <text:p>0.002018786920838</text:p>
          </table:table-cell>
          <table:table-cell office:value-type="float" office:value="-0.0010244023340743" calcext:value-type="float">
            <text:p>-0.001024402334074</text:p>
          </table:table-cell>
          <table:table-cell office:value-type="float" office:value="0.000166269045373091" calcext:value-type="float">
            <text:p>0.000166269045373</text:p>
          </table:table-cell>
          <table:table-cell office:value-type="float" office:value="-0.0000983967543412567" calcext:value-type="float">
            <text:p>-9.83967543412567E-05</text:p>
          </table:table-cell>
          <table:table-cell office:value-type="float" office:value="-0.00000880003924685902" calcext:value-type="float">
            <text:p>-8.80003924685902E-06</text:p>
          </table:table-cell>
          <table:table-cell office:value-type="float" office:value="-0.00000222279808764769" calcext:value-type="float">
            <text:p>-2.22279808764769E-06</text:p>
          </table:table-cell>
          <table:table-cell office:value-type="float" office:value="-0.000271772969494766" calcext:value-type="float">
            <text:p>-0.000271772969495</text:p>
          </table:table-cell>
          <table:table-cell office:value-type="float" office:value="-0.0000495099498633023" calcext:value-type="float">
            <text:p>-4.95099498633023E-05</text:p>
          </table:table-cell>
          <table:table-cell office:value-type="float" office:value="-0.000182140379276607" calcext:value-type="float">
            <text:p>-0.000182140379277</text:p>
          </table:table-cell>
          <table:table-cell office:value-type="float" office:value="-0.000306721344731142" calcext:value-type="float">
            <text:p>-0.000306721344731</text:p>
          </table:table-cell>
          <table:table-cell office:value-type="float" office:value="-0.00041900177503118" calcext:value-type="float">
            <text:p>-0.000419001775031</text:p>
          </table:table-cell>
          <table:table-cell office:value-type="float" office:value="-0.000385632831550131" calcext:value-type="float">
            <text:p>-0.00038563283155</text:p>
          </table:table-cell>
          <table:table-cell office:value-type="float" office:value="-0.000146745678283655" calcext:value-type="float">
            <text:p>-0.000146745678284</text:p>
          </table:table-cell>
          <table:table-cell office:value-type="float" office:value="-0.000330205324318711" calcext:value-type="float">
            <text:p>-0.000330205324319</text:p>
          </table:table-cell>
          <table:table-cell office:value-type="float" office:value="-0.000159631121494641" calcext:value-type="float">
            <text:p>-0.000159631121495</text:p>
          </table:table-cell>
          <table:table-cell office:value-type="float" office:value="0.0000487472074403028" calcext:value-type="float">
            <text:p>4.87472074403028E-05</text:p>
          </table:table-cell>
          <table:table-cell office:value-type="float" office:value="-0.000200202564645813" calcext:value-type="float">
            <text:p>-0.000200202564646</text:p>
          </table:table-cell>
          <table:table-cell office:value-type="float" office:value="-0.000118705694155508" calcext:value-type="float">
            <text:p>-0.000118705694156</text:p>
          </table:table-cell>
          <table:table-cell office:value-type="float" office:value="-0.000136136164986755" calcext:value-type="float">
            <text:p>-0.000136136164987</text:p>
          </table:table-cell>
          <table:table-cell office:value-type="float" office:value="-0.000173373247831843" calcext:value-type="float">
            <text:p>-0.000173373247832</text:p>
          </table:table-cell>
          <table:table-cell office:value-type="float" office:value="-0.000109843426872591" calcext:value-type="float">
            <text:p>-0.000109843426873</text:p>
          </table:table-cell>
          <table:table-cell office:value-type="float" office:value="-0.0000981733458705891" calcext:value-type="float">
            <text:p>-9.81733458705891E-05</text:p>
          </table:table-cell>
          <table:table-cell office:value-type="float" office:value="-0.000146206699209561" calcext:value-type="float">
            <text:p>-0.00014620669921</text:p>
          </table:table-cell>
          <table:table-cell office:value-type="float" office:value="0.000023084832353526" calcext:value-type="float">
            <text:p>2.3084832353526E-05</text:p>
          </table:table-cell>
          <table:table-cell office:value-type="float" office:value="0.0000761937146702141" calcext:value-type="float">
            <text:p>7.61937146702141E-05</text:p>
          </table:table-cell>
          <table:table-cell office:value-type="float" office:value="0.0000301708393065092" calcext:value-type="float">
            <text:p>3.01708393065092E-05</text:p>
          </table:table-cell>
          <table:table-cell office:value-type="float" office:value="0.000103644468738784" calcext:value-type="float">
            <text:p>0.000103644468739</text:p>
          </table:table-cell>
          <table:table-cell office:value-type="float" office:value="-0.0000475689958996384" calcext:value-type="float">
            <text:p>-4.75689958996384E-05</text:p>
          </table:table-cell>
          <table:table-cell office:value-type="float" office:value="-0.0000525901008734397" calcext:value-type="float">
            <text:p>-5.25901008734397E-05</text:p>
          </table:table-cell>
          <table:table-cell office:value-type="float" office:value="-0.0000851154567167445" calcext:value-type="float">
            <text:p>-8.51154567167445E-05</text:p>
          </table:table-cell>
          <table:table-cell office:value-type="float" office:value="0.0000724339193538537" calcext:value-type="float">
            <text:p>7.24339193538537E-05</text:p>
          </table:table-cell>
          <table:table-cell office:value-type="float" office:value="-0.0000714817084914721" calcext:value-type="float">
            <text:p>-7.14817084914721E-05</text:p>
          </table:table-cell>
          <table:table-cell office:value-type="float" office:value="-0.0000270309207418551" calcext:value-type="float">
            <text:p>-2.70309207418551E-05</text:p>
          </table:table-cell>
          <table:table-cell office:value-type="float" office:value="0.0000173378800386592" calcext:value-type="float">
            <text:p>1.73378800386592E-05</text:p>
          </table:table-cell>
          <table:table-cell office:value-type="float" office:value="0.0000930133861377636" calcext:value-type="float">
            <text:p>9.30133861377636E-05</text:p>
          </table:table-cell>
          <table:table-cell office:value-type="float" office:value="-0.0000507393770395326" calcext:value-type="float">
            <text:p>-5.07393770395326E-05</text:p>
          </table:table-cell>
          <table:table-cell office:value-type="float" office:value="-0.0000156853069138152" calcext:value-type="float">
            <text:p>-1.56853069138152E-05</text:p>
          </table:table-cell>
          <table:table-cell office:value-type="float" office:value="0.0000743242210661799" calcext:value-type="float">
            <text:p>7.43242210661799E-05</text:p>
          </table:table-cell>
          <table:table-cell office:value-type="float" office:value="-0.0000459619414843737" calcext:value-type="float">
            <text:p>-4.59619414843737E-05</text:p>
          </table:table-cell>
          <table:table-cell office:value-type="float" office:value="0.0000149982521832626" calcext:value-type="float">
            <text:p>1.49982521832626E-05</text:p>
          </table:table-cell>
          <table:table-cell office:value-type="float" office:value="0.00000366767113108013" calcext:value-type="float">
            <text:p>3.66767113108013E-06</text:p>
          </table:table-cell>
          <table:table-cell office:value-type="float" office:value="0.0000407177367547362" calcext:value-type="float">
            <text:p>4.07177367547362E-05</text:p>
          </table:table-cell>
          <table:table-cell office:value-type="float" office:value="-0.0000716627493542177" calcext:value-type="float">
            <text:p>-7.16627493542177E-05</text:p>
          </table:table-cell>
          <table:table-cell office:value-type="float" office:value="0.0000411867172982472" calcext:value-type="float">
            <text:p>4.11867172982472E-05</text:p>
          </table:table-cell>
          <table:table-cell office:value-type="float" office:value="-0.00000632891745599995" calcext:value-type="float">
            <text:p>-6.32891745599995E-06</text:p>
          </table:table-cell>
          <table:table-cell office:value-type="float" office:value="-0.0000373975323564313" calcext:value-type="float">
            <text:p>-3.73975323564313E-05</text:p>
          </table:table-cell>
          <table:table-cell office:value-type="float" office:value="-0.000046086116855748" calcext:value-type="float">
            <text:p>-4.6086116855748E-05</text:p>
          </table:table-cell>
          <table:table-cell office:value-type="float" office:value="0.0000199682171623805" calcext:value-type="float">
            <text:p>1.99682171623805E-05</text:p>
          </table:table-cell>
          <table:table-cell office:value-type="float" office:value="0.0000334159929803457" calcext:value-type="float">
            <text:p>3.34159929803457E-05</text:p>
          </table:table-cell>
          <table:table-cell office:value-type="float" office:value="-0.0000552147518175783" calcext:value-type="float">
            <text:p>-5.52147518175783E-05</text:p>
          </table:table-cell>
          <table:table-cell office:value-type="float" office:value="0.0000187323968997566" calcext:value-type="float">
            <text:p>1.87323968997566E-05</text:p>
          </table:table-cell>
          <table:table-cell office:value-type="float" office:value="0.00000137589472631872" calcext:value-type="float">
            <text:p>1.37589472631872E-06</text:p>
          </table:table-cell>
          <table:table-cell office:value-type="float" office:value="0.0000633041332739337" calcext:value-type="float">
            <text:p>6.33041332739337E-05</text:p>
          </table:table-cell>
          <table:table-cell office:value-type="float" office:value="-0.00000635886145539111" calcext:value-type="float">
            <text:p>-6.35886145539111E-06</text:p>
          </table:table-cell>
          <table:table-cell office:value-type="float" office:value="-0.000049184080549658" calcext:value-type="float">
            <text:p>-4.9184080549658E-05</text:p>
          </table:table-cell>
          <table:table-cell office:value-type="float" office:value="-0.0000211316632087732" calcext:value-type="float">
            <text:p>-2.11316632087732E-05</text:p>
          </table:table-cell>
          <table:table-cell office:value-type="float" office:value="0.0000145937630824378" calcext:value-type="float">
            <text:p>1.45937630824378E-05</text:p>
          </table:table-cell>
          <table:table-cell office:value-type="float" office:value="0.0000173935377508205" calcext:value-type="float">
            <text:p>1.73935377508205E-05</text:p>
          </table:table-cell>
          <table:table-cell office:value-type="float" office:value="0.00000782714090502568" calcext:value-type="float">
            <text:p>7.82714090502568E-06</text:p>
          </table:table-cell>
          <table:table-cell office:value-type="float" office:value="0.00000762833575496114" calcext:value-type="float">
            <text:p>7.62833575496114E-06</text:p>
          </table:table-cell>
          <table:table-cell office:value-type="float" office:value="-0.0000046977772328316" calcext:value-type="float">
            <text:p>-4.6977772328316E-06</text:p>
          </table:table-cell>
          <table:table-cell office:value-type="float" office:value="-0.0000122214276334631" calcext:value-type="float">
            <text:p>-1.22214276334631E-05</text:p>
          </table:table-cell>
          <table:table-cell office:value-type="float" office:value="-0.00000027775018363041" calcext:value-type="float">
            <text:p>-2.7775018363041E-07</text:p>
          </table:table-cell>
          <table:table-cell office:value-type="float" office:value="0.0000150447118573149" calcext:value-type="float">
            <text:p>1.50447118573149E-05</text:p>
          </table:table-cell>
          <table:table-cell office:value-type="float" office:value="-0.0000159831222583673" calcext:value-type="float">
            <text:p>-1.59831222583673E-05</text:p>
          </table:table-cell>
          <table:table-cell office:value-type="float" office:value="0.0000457210599238977" calcext:value-type="float">
            <text:p>4.57210599238977E-05</text:p>
          </table:table-cell>
          <table:table-cell office:value-type="float" office:value="-0.0000627602207569078" calcext:value-type="float">
            <text:p>-6.27602207569078E-05</text:p>
          </table:table-cell>
          <table:table-cell office:value-type="float" office:value="0.0000347077936982965" calcext:value-type="float">
            <text:p>3.47077936982965E-05</text:p>
          </table:table-cell>
          <table:table-cell office:value-type="float" office:value="-0.0000254307427981493" calcext:value-type="float">
            <text:p>-2.54307427981493E-05</text:p>
          </table:table-cell>
          <table:table-cell office:value-type="float" office:value="-0.00000802024655005562" calcext:value-type="float">
            <text:p>-8.02024655005562E-06</text:p>
          </table:table-cell>
          <table:table-cell office:value-type="float" office:value="0.0000572213577920144" calcext:value-type="float">
            <text:p>5.72213577920144E-05</text:p>
          </table:table-cell>
          <table:table-cell office:value-type="float" office:value="0.00000781682865813593" calcext:value-type="float">
            <text:p>7.81682865813593E-06</text:p>
          </table:table-cell>
          <table:table-cell office:value-type="float" office:value="-0.0000262016131123421" calcext:value-type="float">
            <text:p>-2.62016131123421E-05</text:p>
          </table:table-cell>
          <table:table-cell office:value-type="float" office:value="-0.0000298114365703261" calcext:value-type="float">
            <text:p>-2.98114365703261E-05</text:p>
          </table:table-cell>
          <table:table-cell office:value-type="float" office:value="-0.000000252023067748297" calcext:value-type="float">
            <text:p>-2.52023067748297E-07</text:p>
          </table:table-cell>
          <table:table-cell office:value-type="float" office:value="-0.0000236171822723397" calcext:value-type="float">
            <text:p>-2.36171822723397E-05</text:p>
          </table:table-cell>
          <table:table-cell office:value-type="float" office:value="0.0000311936779940347" calcext:value-type="float">
            <text:p>3.11936779940347E-05</text:p>
          </table:table-cell>
          <table:table-cell office:value-type="float" office:value="0.0000491079557227714" calcext:value-type="float">
            <text:p>4.91079557227714E-05</text:p>
          </table:table-cell>
          <table:table-cell office:value-type="float" office:value="-0.00000470088592835483" calcext:value-type="float">
            <text:p>-4.70088592835483E-06</text:p>
          </table:table-cell>
          <table:table-cell office:value-type="float" office:value="-0.0000304324973394166" calcext:value-type="float">
            <text:p>-3.04324973394166E-05</text:p>
          </table:table-cell>
          <table:table-cell office:value-type="float" office:value="-0.000015544238415599" calcext:value-type="float">
            <text:p>-1.5544238415599E-05</text:p>
          </table:table-cell>
          <table:table-cell office:value-type="float" office:value="-0.00000202872512400365" calcext:value-type="float">
            <text:p>-2.02872512400365E-06</text:p>
          </table:table-cell>
          <table:table-cell office:value-type="float" office:value="0.0000217935104652178" calcext:value-type="float">
            <text:p>2.17935104652178E-05</text:p>
          </table:table-cell>
          <table:table-cell office:value-type="float" office:value="-0.0000196864394381158" calcext:value-type="float">
            <text:p>-1.96864394381158E-05</text:p>
          </table:table-cell>
          <table:table-cell office:value-type="float" office:value="0.0000252914267523385" calcext:value-type="float">
            <text:p>2.52914267523385E-05</text:p>
          </table:table-cell>
          <table:table-cell office:value-type="float" office:value="-0.0000238584589393187" calcext:value-type="float">
            <text:p>-2.38584589393187E-05</text:p>
          </table:table-cell>
          <table:table-cell office:value-type="float" office:value="-0.0000284631051931106" calcext:value-type="float">
            <text:p>-2.84631051931106E-05</text:p>
          </table:table-cell>
          <table:table-cell office:value-type="float" office:value="0.00000598139089391658" calcext:value-type="float">
            <text:p>5.98139089391658E-06</text:p>
          </table:table-cell>
          <table:table-cell office:value-type="float" office:value="-0.0000303922965965153" calcext:value-type="float">
            <text:p>-3.03922965965153E-05</text:p>
          </table:table-cell>
          <table:table-cell office:value-type="float" office:value="0.0000287085933851627" calcext:value-type="float">
            <text:p>2.87085933851627E-05</text:p>
          </table:table-cell>
          <table:table-cell office:value-type="float" office:value="0.00000011898977902991" calcext:value-type="float">
            <text:p>1.1898977902991E-07</text:p>
          </table:table-cell>
          <table:table-cell office:value-type="float" office:value="-0.00000800557113672662" calcext:value-type="float">
            <text:p>-8.00557113672662E-06</text:p>
          </table:table-cell>
          <table:table-cell office:value-type="float" office:value="-0.0000331893612078304" calcext:value-type="float">
            <text:p>-3.31893612078304E-05</text:p>
          </table:table-cell>
          <table:table-cell office:value-type="float" office:value="0.00000465549042794056" calcext:value-type="float">
            <text:p>4.65549042794056E-06</text:p>
          </table:table-cell>
          <table:table-cell office:value-type="float" office:value="0.00004741973249206" calcext:value-type="float">
            <text:p>4.741973249206E-05</text:p>
          </table:table-cell>
          <table:table-cell office:value-type="float" office:value="-0.0000464093974060775" calcext:value-type="float">
            <text:p>-4.64093974060775E-05</text:p>
          </table:table-cell>
          <table:table-cell office:value-type="float" office:value="0.0000525173324756878" calcext:value-type="float">
            <text:p>5.25173324756878E-05</text:p>
          </table:table-cell>
          <table:table-cell office:value-type="float" office:value="-0.000067025738832549" calcext:value-type="float">
            <text:p>-6.7025738832549E-05</text:p>
          </table:table-cell>
          <table:table-cell office:value-type="float" office:value="0.0000311632671765594" calcext:value-type="float">
            <text:p>3.11632671765594E-05</text:p>
          </table:table-cell>
          <table:table-cell table:number-columns-repeated="46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392129864274047" calcext:value-type="float">
            <text:p>0.392129864274047</text:p>
          </table:table-cell>
          <table:table-cell table:formula="of:=[.B9]*9.8" office:value-type="float" office:value="3.84287266988566" calcext:value-type="float">
            <text:p>3.84287266988566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00574269771766308" calcext:value-type="float">
            <text:p>5.74269771766308E-09</text:p>
          </table:table-cell>
          <table:table-cell table:formula="of:=0.5*[.D12]*(([.D5]-[.C5])/([.D1]-[.C1]))^2" office:value-type="float" office:value="0.0000554349560495414" calcext:value-type="float">
            <text:p>5.54349560495414E-05</text:p>
          </table:table-cell>
          <table:table-cell table:formula="of:=0.5*[.E12]*(([.E5]-[.D5])/([.E1]-[.D1]))^2" office:value-type="float" office:value="0.000146359450681654" calcext:value-type="float">
            <text:p>0.000146359450682</text:p>
          </table:table-cell>
          <table:table-cell table:formula="of:=0.5*[.F12]*(([.F5]-[.E5])/([.F1]-[.E1]))^2" office:value-type="float" office:value="0.000108797136741726" calcext:value-type="float">
            <text:p>0.000108797136742</text:p>
          </table:table-cell>
          <table:table-cell table:formula="of:=0.5*[.G12]*(([.G5]-[.F5])/([.G1]-[.F1]))^2" office:value-type="float" office:value="0.000365371381249996" calcext:value-type="float">
            <text:p>0.00036537138125</text:p>
          </table:table-cell>
          <table:table-cell table:formula="of:=0.5*[.H12]*(([.H5]-[.G5])/([.H1]-[.G1]))^2" office:value-type="float" office:value="0.00013049494593808" calcext:value-type="float">
            <text:p>0.000130494945938</text:p>
          </table:table-cell>
          <table:table-cell table:formula="of:=0.5*[.I12]*(([.I5]-[.H5])/([.I1]-[.H1]))^2" office:value-type="float" office:value="0.000164701685543947" calcext:value-type="float">
            <text:p>0.000164701685544</text:p>
          </table:table-cell>
          <table:table-cell table:formula="of:=0.5*[.J12]*(([.J5]-[.I5])/([.J1]-[.I1]))^2" office:value-type="float" office:value="0.0000128366223914881" calcext:value-type="float">
            <text:p>1.28366223914881E-05</text:p>
          </table:table-cell>
          <table:table-cell table:formula="of:=0.5*[.K12]*(([.K5]-[.J5])/([.K1]-[.J1]))^2" office:value-type="float" office:value="0.00209084722110892" calcext:value-type="float">
            <text:p>0.002090847221109</text:p>
          </table:table-cell>
          <table:table-cell table:formula="of:=0.5*[.L12]*(([.L5]-[.K5])/([.L1]-[.K1]))^2" office:value-type="float" office:value="0.00031001184810682" calcext:value-type="float">
            <text:p>0.000310011848107</text:p>
          </table:table-cell>
          <table:table-cell table:formula="of:=0.5*[.M12]*(([.M5]-[.L5])/([.M1]-[.L1]))^2" office:value-type="float" office:value="0.0000676380628452706" calcext:value-type="float">
            <text:p>6.76380628452706E-05</text:p>
          </table:table-cell>
          <table:table-cell table:formula="of:=0.5*[.N12]*(([.N5]-[.M5])/([.N1]-[.M1]))^2" office:value-type="float" office:value="0.00000136756048837919" calcext:value-type="float">
            <text:p>1.36756048837919E-06</text:p>
          </table:table-cell>
          <table:table-cell table:formula="of:=0.5*[.O12]*(([.O5]-[.N5])/([.O1]-[.N1]))^2" office:value-type="float" office:value="0.000231579193067293" calcext:value-type="float">
            <text:p>0.000231579193067</text:p>
          </table:table-cell>
          <table:table-cell table:formula="of:=0.5*[.P12]*(([.P5]-[.O5])/([.P1]-[.O1]))^2" office:value-type="float" office:value="0.0000000353161486492933" calcext:value-type="float">
            <text:p>3.53161486492933E-08</text:p>
          </table:table-cell>
          <table:table-cell table:formula="of:=0.5*[.Q12]*(([.Q5]-[.P5])/([.Q1]-[.P1]))^2" office:value-type="float" office:value="0.0000446979280806628" calcext:value-type="float">
            <text:p>4.46979280806628E-05</text:p>
          </table:table-cell>
          <table:table-cell table:formula="of:=0.5*[.R12]*(([.R5]-[.Q5])/([.R1]-[.Q1]))^2" office:value-type="float" office:value="0.000149116357366035" calcext:value-type="float">
            <text:p>0.000149116357366</text:p>
          </table:table-cell>
          <table:table-cell table:formula="of:=0.5*[.S12]*(([.S5]-[.R5])/([.S1]-[.R1]))^2" office:value-type="float" office:value="0.00000684258010556537" calcext:value-type="float">
            <text:p>6.84258010556537E-06</text:p>
          </table:table-cell>
          <table:table-cell table:formula="of:=0.5*[.T12]*(([.T5]-[.S5])/([.T1]-[.S1]))^2" office:value-type="float" office:value="0.000000966406902669364" calcext:value-type="float">
            <text:p>9.66406902669364E-07</text:p>
          </table:table-cell>
          <table:table-cell table:formula="of:=0.5*[.U12]*(([.U5]-[.T5])/([.U1]-[.T1]))^2" office:value-type="float" office:value="0.00135792956250756" calcext:value-type="float">
            <text:p>0.001357929562508</text:p>
          </table:table-cell>
          <table:table-cell table:formula="of:=0.5*[.V12]*(([.V5]-[.U5])/([.V1]-[.U1]))^2" office:value-type="float" office:value="0.00119380909218643" calcext:value-type="float">
            <text:p>0.001193809092186</text:p>
          </table:table-cell>
          <table:table-cell table:formula="of:=0.5*[.W12]*(([.W5]-[.V5])/([.W1]-[.V1]))^2" office:value-type="float" office:value="0.000330118778997726" calcext:value-type="float">
            <text:p>0.000330118778998</text:p>
          </table:table-cell>
          <table:table-cell table:formula="of:=0.5*[.X12]*(([.X5]-[.W5])/([.X1]-[.W1]))^2" office:value-type="float" office:value="0.00159064407755148" calcext:value-type="float">
            <text:p>0.001590644077551</text:p>
          </table:table-cell>
          <table:table-cell table:formula="of:=0.5*[.Y12]*(([.Y5]-[.X5])/([.Y1]-[.X1]))^2" office:value-type="float" office:value="0.000107402331086841" calcext:value-type="float">
            <text:p>0.000107402331087</text:p>
          </table:table-cell>
          <table:table-cell table:formula="of:=0.5*[.Z12]*(([.Z5]-[.Y5])/([.Z1]-[.Y1]))^2" office:value-type="float" office:value="0.0000294235425642884" calcext:value-type="float">
            <text:p>2.94235425642884E-05</text:p>
          </table:table-cell>
          <table:table-cell table:formula="of:=0.5*[.AA12]*(([.AA5]-[.Z5])/([.AA1]-[.Z1]))^2" office:value-type="float" office:value="0.0000335439438005652" calcext:value-type="float">
            <text:p>3.35439438005652E-05</text:p>
          </table:table-cell>
          <table:table-cell table:formula="of:=0.5*[.AB12]*(([.AB5]-[.AA5])/([.AB1]-[.AA1]))^2" office:value-type="float" office:value="0.000046817580553676" calcext:value-type="float">
            <text:p>4.6817580553676E-05</text:p>
          </table:table-cell>
          <table:table-cell table:formula="of:=0.5*[.AC12]*(([.AC5]-[.AB5])/([.AC1]-[.AB1]))^2" office:value-type="float" office:value="0.00000374268281487948" calcext:value-type="float">
            <text:p>3.74268281487948E-06</text:p>
          </table:table-cell>
          <table:table-cell table:formula="of:=0.5*[.AD12]*(([.AD5]-[.AC5])/([.AD1]-[.AC1]))^2" office:value-type="float" office:value="0.0000575695622098779" calcext:value-type="float">
            <text:p>5.75695622098779E-05</text:p>
          </table:table-cell>
          <table:table-cell table:formula="of:=0.5*[.AE12]*(([.AE5]-[.AD5])/([.AE1]-[.AD1]))^2" office:value-type="float" office:value="0.00000692015613854063" calcext:value-type="float">
            <text:p>6.92015613854063E-06</text:p>
          </table:table-cell>
          <table:table-cell table:formula="of:=0.5*[.AF12]*(([.AF5]-[.AE5])/([.AF1]-[.AE1]))^2" office:value-type="float" office:value="0.0000920018734081512" calcext:value-type="float">
            <text:p>9.20018734081512E-05</text:p>
          </table:table-cell>
          <table:table-cell table:formula="of:=0.5*[.AG12]*(([.AG5]-[.AF5])/([.AG1]-[.AF1]))^2" office:value-type="float" office:value="0.000131201716871647" calcext:value-type="float">
            <text:p>0.000131201716872</text:p>
          </table:table-cell>
          <table:table-cell table:formula="of:=0.5*[.AH12]*(([.AH5]-[.AG5])/([.AH1]-[.AG1]))^2" office:value-type="float" office:value="0.000252087564441156" calcext:value-type="float">
            <text:p>0.000252087564441</text:p>
          </table:table-cell>
          <table:table-cell table:formula="of:=0.5*[.AI12]*(([.AI5]-[.AH5])/([.AI1]-[.AH1]))^2" office:value-type="float" office:value="0.0000025762751302965" calcext:value-type="float">
            <text:p>2.5762751302965E-06</text:p>
          </table:table-cell>
          <table:table-cell table:formula="of:=0.5*[.AJ12]*(([.AJ5]-[.AI5])/([.AJ1]-[.AI1]))^2" office:value-type="float" office:value="0.0000276699754086094" calcext:value-type="float">
            <text:p>2.76699754086094E-05</text:p>
          </table:table-cell>
          <table:table-cell table:formula="of:=0.5*[.AK12]*(([.AK5]-[.AJ5])/([.AK1]-[.AJ1]))^2" office:value-type="float" office:value="0.00000574028972298003" calcext:value-type="float">
            <text:p>5.74028972298003E-06</text:p>
          </table:table-cell>
          <table:table-cell table:formula="of:=0.5*[.AL12]*(([.AL5]-[.AK5])/([.AL1]-[.AK1]))^2" office:value-type="float" office:value="0.0000881675752580575" calcext:value-type="float">
            <text:p>8.81675752580575E-05</text:p>
          </table:table-cell>
          <table:table-cell table:formula="of:=0.5*[.AM12]*(([.AM5]-[.AL5])/([.AM1]-[.AL1]))^2" office:value-type="float" office:value="0.000414289213340634" calcext:value-type="float">
            <text:p>0.000414289213341</text:p>
          </table:table-cell>
          <table:table-cell table:formula="of:=0.5*[.AN12]*(([.AN5]-[.AM5])/([.AN1]-[.AM1]))^2" office:value-type="float" office:value="0.00000783521432202759" calcext:value-type="float">
            <text:p>7.83521432202759E-06</text:p>
          </table:table-cell>
          <table:table-cell table:formula="of:=0.5*[.AO12]*(([.AO5]-[.AN5])/([.AO1]-[.AN1]))^2" office:value-type="float" office:value="0.0000777407590625651" calcext:value-type="float">
            <text:p>7.77407590625651E-05</text:p>
          </table:table-cell>
          <table:table-cell table:formula="of:=0.5*[.AP12]*(([.AP5]-[.AO5])/([.AP1]-[.AO1]))^2" office:value-type="float" office:value="0.0000467175495134384" calcext:value-type="float">
            <text:p>4.67175495134384E-05</text:p>
          </table:table-cell>
          <table:table-cell table:formula="of:=0.5*[.AQ12]*(([.AQ5]-[.AP5])/([.AQ1]-[.AP1]))^2" office:value-type="float" office:value="0.00000497290371011404" calcext:value-type="float">
            <text:p>4.97290371011404E-06</text:p>
          </table:table-cell>
          <table:table-cell table:formula="of:=0.5*[.AR12]*(([.AR5]-[.AQ5])/([.AR1]-[.AQ1]))^2" office:value-type="float" office:value="0.0000296095037657196" calcext:value-type="float">
            <text:p>2.96095037657196E-05</text:p>
          </table:table-cell>
          <table:table-cell table:formula="of:=0.5*[.AS12]*(([.AS5]-[.AR5])/([.AS1]-[.AR1]))^2" office:value-type="float" office:value="0.00000639621796953502" calcext:value-type="float">
            <text:p>6.39621796953502E-06</text:p>
          </table:table-cell>
          <table:table-cell table:formula="of:=0.5*[.AT12]*(([.AT5]-[.AS5])/([.AT1]-[.AS1]))^2" office:value-type="float" office:value="0.0000497405313527246" calcext:value-type="float">
            <text:p>4.97405313527246E-05</text:p>
          </table:table-cell>
          <table:table-cell table:formula="of:=0.5*[.AU12]*(([.AU5]-[.AT5])/([.AU1]-[.AT1]))^2" office:value-type="float" office:value="0.0000967647205020893" calcext:value-type="float">
            <text:p>9.67647205020893E-05</text:p>
          </table:table-cell>
          <table:table-cell table:formula="of:=0.5*[.AV12]*(([.AV5]-[.AU5])/([.AV1]-[.AU1]))^2" office:value-type="float" office:value="0.0000913427758999178" calcext:value-type="float">
            <text:p>9.13427758999178E-05</text:p>
          </table:table-cell>
          <table:table-cell table:formula="of:=0.5*[.AW12]*(([.AW5]-[.AV5])/([.AW1]-[.AV1]))^2" office:value-type="float" office:value="0.00000465828690827992" calcext:value-type="float">
            <text:p>4.65828690827992E-06</text:p>
          </table:table-cell>
          <table:table-cell table:formula="of:=0.5*[.AX12]*(([.AX5]-[.AW5])/([.AX1]-[.AW1]))^2" office:value-type="float" office:value="0.0000345635967372648" calcext:value-type="float">
            <text:p>3.45635967372648E-05</text:p>
          </table:table-cell>
          <table:table-cell table:formula="of:=0.5*[.AY12]*(([.AY5]-[.AX5])/([.AY1]-[.AX1]))^2" office:value-type="float" office:value="0.0000441371344335637" calcext:value-type="float">
            <text:p>4.41371344335637E-05</text:p>
          </table:table-cell>
          <table:table-cell table:formula="of:=0.5*[.AZ12]*(([.AZ5]-[.AY5])/([.AZ1]-[.AY1]))^2" office:value-type="float" office:value="0.0000473506820154637" calcext:value-type="float">
            <text:p>4.73506820154637E-05</text:p>
          </table:table-cell>
          <table:table-cell table:formula="of:=0.5*[.BA12]*(([.BA5]-[.AZ5])/([.BA1]-[.AZ1]))^2" office:value-type="float" office:value="0.000457307022825533" calcext:value-type="float">
            <text:p>0.000457307022826</text:p>
          </table:table-cell>
          <table:table-cell table:formula="of:=0.5*[.BB12]*(([.BB5]-[.BA5])/([.BB1]-[.BA1]))^2" office:value-type="float" office:value="0.00000223799715422753" calcext:value-type="float">
            <text:p>2.23799715422753E-06</text:p>
          </table:table-cell>
          <table:table-cell table:formula="of:=0.5*[.BC12]*(([.BC5]-[.BB5])/([.BC1]-[.BB1]))^2" office:value-type="float" office:value="0.00000898726909084269" calcext:value-type="float">
            <text:p>8.98726909084269E-06</text:p>
          </table:table-cell>
          <table:table-cell table:formula="of:=0.5*[.BD12]*(([.BD5]-[.BC5])/([.BD1]-[.BC1]))^2" office:value-type="float" office:value="0.000187831311479874" calcext:value-type="float">
            <text:p>0.00018783131148</text:p>
          </table:table-cell>
          <table:table-cell table:formula="of:=0.5*[.BE12]*(([.BE5]-[.BD5])/([.BE1]-[.BD1]))^2" office:value-type="float" office:value="0.000523467555277145" calcext:value-type="float">
            <text:p>0.000523467555277</text:p>
          </table:table-cell>
          <table:table-cell table:formula="of:=0.5*[.BF12]*(([.BF5]-[.BE5])/([.BF1]-[.BE1]))^2" office:value-type="float" office:value="0.0000170806775124638" calcext:value-type="float">
            <text:p>1.70806775124638E-05</text:p>
          </table:table-cell>
          <table:table-cell table:formula="of:=0.5*[.BG12]*(([.BG5]-[.BF5])/([.BG1]-[.BF1]))^2" office:value-type="float" office:value="0.00000204478307591129" calcext:value-type="float">
            <text:p>2.04478307591129E-06</text:p>
          </table:table-cell>
          <table:table-cell table:formula="of:=0.5*[.BH12]*(([.BH5]-[.BG5])/([.BH1]-[.BG1]))^2" office:value-type="float" office:value="0.00000290510102630666" calcext:value-type="float">
            <text:p>2.90510102630666E-06</text:p>
          </table:table-cell>
          <table:table-cell table:formula="of:=0.5*[.BI12]*(([.BI5]-[.BH5])/([.BI1]-[.BH1]))^2" office:value-type="float" office:value="0.00421273082883696" calcext:value-type="float">
            <text:p>0.004212730828837</text:p>
          </table:table-cell>
          <table:table-cell table:formula="of:=0.5*[.BJ12]*(([.BJ5]-[.BI5])/([.BJ1]-[.BI1]))^2" office:value-type="float" office:value="0.00203828910925498" calcext:value-type="float">
            <text:p>0.002038289109255</text:p>
          </table:table-cell>
          <table:table-cell table:formula="of:=0.5*[.BK12]*(([.BK5]-[.BJ5])/([.BK1]-[.BJ1]))^2" office:value-type="float" office:value="0.0141705714303843" calcext:value-type="float">
            <text:p>0.014170571430384</text:p>
          </table:table-cell>
          <table:table-cell table:formula="of:=0.5*[.BL12]*(([.BL5]-[.BK5])/([.BL1]-[.BK1]))^2" office:value-type="float" office:value="0.0000223967181055205" calcext:value-type="float">
            <text:p>2.23967181055205E-05</text:p>
          </table:table-cell>
          <table:table-cell table:formula="of:=0.5*[.BM12]*(([.BM5]-[.BL5])/([.BM1]-[.BL1]))^2" office:value-type="float" office:value="0.00192797890643869" calcext:value-type="float">
            <text:p>0.001927978906439</text:p>
          </table:table-cell>
          <table:table-cell table:formula="of:=0.5*[.BN12]*(([.BN5]-[.BM5])/([.BN1]-[.BM1]))^2" office:value-type="float" office:value="0.0115293580323821" calcext:value-type="float">
            <text:p>0.011529358032382</text:p>
          </table:table-cell>
          <table:table-cell table:formula="of:=0.5*[.BO12]*(([.BO5]-[.BN5])/([.BO1]-[.BN1]))^2" office:value-type="float" office:value="0.0103741237955602" calcext:value-type="float">
            <text:p>0.01037412379556</text:p>
          </table:table-cell>
          <table:table-cell table:formula="of:=0.5*[.BP12]*(([.BP5]-[.BO5])/([.BP1]-[.BO1]))^2" office:value-type="float" office:value="0.000191066261708752" calcext:value-type="float">
            <text:p>0.000191066261709</text:p>
          </table:table-cell>
          <table:table-cell table:formula="of:=0.5*[.BQ12]*(([.BQ5]-[.BP5])/([.BQ1]-[.BP1]))^2" office:value-type="float" office:value="0.000244681290225629" calcext:value-type="float">
            <text:p>0.000244681290226</text:p>
          </table:table-cell>
          <table:table-cell table:formula="of:=0.5*[.BR12]*(([.BR5]-[.BQ5])/([.BR1]-[.BQ1]))^2" office:value-type="float" office:value="0.017411636806834" calcext:value-type="float">
            <text:p>0.017411636806834</text:p>
          </table:table-cell>
          <table:table-cell table:formula="of:=0.5*[.BS12]*(([.BS5]-[.BR5])/([.BS1]-[.BR1]))^2" office:value-type="float" office:value="0.00109605562499941" calcext:value-type="float">
            <text:p>0.001096055624999</text:p>
          </table:table-cell>
          <table:table-cell table:formula="of:=0.5*[.BT12]*(([.BT5]-[.BS5])/([.BT1]-[.BS1]))^2" office:value-type="float" office:value="0.0052673157461126" calcext:value-type="float">
            <text:p>0.005267315746113</text:p>
          </table:table-cell>
          <table:table-cell table:formula="of:=0.5*[.BU12]*(([.BU5]-[.BT5])/([.BU1]-[.BT1]))^2" office:value-type="float" office:value="0.00021151299122066" calcext:value-type="float">
            <text:p>0.000211512991221</text:p>
          </table:table-cell>
          <table:table-cell table:formula="of:=0.5*[.BV12]*(([.BV5]-[.BU5])/([.BV1]-[.BU1]))^2" office:value-type="float" office:value="0.0273977122821992" calcext:value-type="float">
            <text:p>0.027397712282199</text:p>
          </table:table-cell>
          <table:table-cell table:formula="of:=0.5*[.BW12]*(([.BW5]-[.BV5])/([.BW1]-[.BV1]))^2" office:value-type="float" office:value="0.00909332976865041" calcext:value-type="float">
            <text:p>0.00909332976865</text:p>
          </table:table-cell>
          <table:table-cell table:formula="of:=0.5*[.BX12]*(([.BX5]-[.BW5])/([.BX1]-[.BW1]))^2" office:value-type="float" office:value="0.00106000455603752" calcext:value-type="float">
            <text:p>0.001060004556038</text:p>
          </table:table-cell>
          <table:table-cell table:formula="of:=0.5*[.BY12]*(([.BY5]-[.BX5])/([.BY1]-[.BX1]))^2" office:value-type="float" office:value="0.0000137575637559517" calcext:value-type="float">
            <text:p>1.37575637559517E-05</text:p>
          </table:table-cell>
          <table:table-cell table:formula="of:=0.5*[.BZ12]*(([.BZ5]-[.BY5])/([.BZ1]-[.BY1]))^2" office:value-type="float" office:value="0.0163316474831084" calcext:value-type="float">
            <text:p>0.016331647483108</text:p>
          </table:table-cell>
          <table:table-cell table:formula="of:=0.5*[.CA12]*(([.CA5]-[.BZ5])/([.CA1]-[.BZ1]))^2" office:value-type="float" office:value="0.0104420190960559" calcext:value-type="float">
            <text:p>0.010442019096056</text:p>
          </table:table-cell>
          <table:table-cell table:formula="of:=0.5*[.CB12]*(([.CB5]-[.CA5])/([.CB1]-[.CA1]))^2" office:value-type="float" office:value="0.0147438817588237" calcext:value-type="float">
            <text:p>0.014743881758824</text:p>
          </table:table-cell>
          <table:table-cell table:formula="of:=0.5*[.CC12]*(([.CC5]-[.CB5])/([.CC1]-[.CB1]))^2" office:value-type="float" office:value="0.00449684370770483" calcext:value-type="float">
            <text:p>0.004496843707705</text:p>
          </table:table-cell>
          <table:table-cell table:formula="of:=0.5*[.CD12]*(([.CD5]-[.CC5])/([.CD1]-[.CC1]))^2" office:value-type="float" office:value="0.000152842668758031" calcext:value-type="float">
            <text:p>0.000152842668758</text:p>
          </table:table-cell>
          <table:table-cell table:formula="of:=0.5*[.CE12]*(([.CE5]-[.CD5])/([.CE1]-[.CD1]))^2" office:value-type="float" office:value="0.000595092584911881" calcext:value-type="float">
            <text:p>0.000595092584912</text:p>
          </table:table-cell>
          <table:table-cell table:formula="of:=0.5*[.CF12]*(([.CF5]-[.CE5])/([.CF1]-[.CE1]))^2" office:value-type="float" office:value="0.0000619261056927299" calcext:value-type="float">
            <text:p>6.19261056927299E-05</text:p>
          </table:table-cell>
          <table:table-cell table:formula="of:=0.5*[.CG12]*(([.CG5]-[.CF5])/([.CG1]-[.CF1]))^2" office:value-type="float" office:value="0.00954756457617615" calcext:value-type="float">
            <text:p>0.009547564576176</text:p>
          </table:table-cell>
          <table:table-cell table:formula="of:=0.5*[.CH12]*(([.CH5]-[.CG5])/([.CH1]-[.CG1]))^2" office:value-type="float" office:value="0.0107740546068797" calcext:value-type="float">
            <text:p>0.01077405460688</text:p>
          </table:table-cell>
          <table:table-cell table:formula="of:=0.5*[.CI12]*(([.CI5]-[.CH5])/([.CI1]-[.CH1]))^2" office:value-type="float" office:value="0.00434932262617339" calcext:value-type="float">
            <text:p>0.004349322626173</text:p>
          </table:table-cell>
          <table:table-cell table:formula="of:=0.5*[.CJ12]*(([.CJ5]-[.CI5])/([.CJ1]-[.CI1]))^2" office:value-type="float" office:value="0.00103770284358599" calcext:value-type="float">
            <text:p>0.001037702843586</text:p>
          </table:table-cell>
          <table:table-cell table:formula="of:=0.5*[.CK12]*(([.CK5]-[.CJ5])/([.CK1]-[.CJ1]))^2" office:value-type="float" office:value="0.00226233939678662" calcext:value-type="float">
            <text:p>0.002262339396787</text:p>
          </table:table-cell>
          <table:table-cell table:formula="of:=0.5*[.CL12]*(([.CL5]-[.CK5])/([.CL1]-[.CK1]))^2" office:value-type="float" office:value="0.0268632613068579" calcext:value-type="float">
            <text:p>0.026863261306858</text:p>
          </table:table-cell>
          <table:table-cell table:formula="of:=0.5*[.CM12]*(([.CM5]-[.CL5])/([.CM1]-[.CL1]))^2" office:value-type="float" office:value="0.00193887347133724" calcext:value-type="float">
            <text:p>0.001938873471337</text:p>
          </table:table-cell>
          <table:table-cell table:formula="of:=0.5*[.CN12]*(([.CN5]-[.CM5])/([.CN1]-[.CM1]))^2" office:value-type="float" office:value="0.0084493399883208" calcext:value-type="float">
            <text:p>0.008449339988321</text:p>
          </table:table-cell>
          <table:table-cell table:formula="of:=0.5*[.CO12]*(([.CO5]-[.CN5])/([.CO1]-[.CN1]))^2" office:value-type="float" office:value="0.00682968612847028" calcext:value-type="float">
            <text:p>0.00682968612847</text:p>
          </table:table-cell>
          <table:table-cell table:formula="of:=0.5*[.CP12]*(([.CP5]-[.CO5])/([.CP1]-[.CO1]))^2" office:value-type="float" office:value="0.0000394339448670589" calcext:value-type="float">
            <text:p>3.94339448670589E-05</text:p>
          </table:table-cell>
          <table:table-cell table:formula="of:=0.5*[.CQ12]*(([.CQ5]-[.CP5])/([.CQ1]-[.CP1]))^2" office:value-type="float" office:value="0.000308492053763508" calcext:value-type="float">
            <text:p>0.000308492053764</text:p>
          </table:table-cell>
          <table:table-cell table:formula="of:=0.5*[.CR12]*(([.CR5]-[.CQ5])/([.CR1]-[.CQ1]))^2" office:value-type="float" office:value="0.000694171666428588" calcext:value-type="float">
            <text:p>0.000694171666429</text:p>
          </table:table-cell>
          <table:table-cell table:formula="of:=0.5*[.CS12]*(([.CS5]-[.CR5])/([.CS1]-[.CR1]))^2" office:value-type="float" office:value="0.0859340705366694" calcext:value-type="float">
            <text:p>0.08593407053667</text:p>
          </table:table-cell>
          <table:table-cell table:formula="of:=0.5*[.CT12]*(([.CT5]-[.CS5])/([.CT1]-[.CS1]))^2" office:value-type="float" office:value="0.000000646531074856256" calcext:value-type="float">
            <text:p>6.46531074856256E-07</text:p>
          </table:table-cell>
          <table:table-cell table:formula="of:=0.5*[.CU12]*(([.CU5]-[.CT5])/([.CU1]-[.CT1]))^2" office:value-type="float" office:value="0.00567729408686973" calcext:value-type="float">
            <text:p>0.00567729408687</text:p>
          </table:table-cell>
          <table:table-cell table:formula="of:=0.5*[.CV12]*(([.CV5]-[.CU5])/([.CV1]-[.CU1]))^2" office:value-type="float" office:value="0.00242720705783099" calcext:value-type="float">
            <text:p>0.002427207057831</text:p>
          </table:table-cell>
          <table:table-cell table:formula="of:=0.5*[.CW12]*(([.CW5]-[.CV5])/([.CW1]-[.CV1]))^2" office:value-type="float" office:value="0.000307250261381444" calcext:value-type="float">
            <text:p>0.000307250261381</text:p>
          </table:table-cell>
          <table:table-cell table:formula="of:=0.5*[.CX12]*(([.CX5]-[.CW5])/([.CX1]-[.CW1]))^2" office:value-type="float" office:value="0.00995605908932547" calcext:value-type="float">
            <text:p>0.009956059089325</text:p>
          </table:table-cell>
          <table:table-cell table:formula="of:=0.5*[.CY12]*(([.CY5]-[.CX5])/([.CY1]-[.CX1]))^2" office:value-type="float" office:value="0.0260656492717289" calcext:value-type="float">
            <text:p>0.026065649271729</text:p>
          </table:table-cell>
          <table:table-cell table:formula="of:=0.5*[.CZ12]*(([.CZ5]-[.CY5])/([.CZ1]-[.CY1]))^2" office:value-type="float" office:value="0.00170099902264032" calcext:value-type="float">
            <text:p>0.00170099902264</text:p>
          </table:table-cell>
          <table:table-cell table:formula="of:=0.5*[.DA12]*(([.DA5]-[.CZ5])/([.DA1]-[.CZ1]))^2" office:value-type="float" office:value="0.0197096741882055" calcext:value-type="float">
            <text:p>0.019709674188206</text:p>
          </table:table-cell>
          <table:table-cell table:formula="of:=0.5*[.DB12]*(([.DB5]-[.DA5])/([.DB1]-[.DA1]))^2" office:value-type="float" office:value="0.00108045341869153" calcext:value-type="float">
            <text:p>0.001080453418692</text:p>
          </table:table-cell>
          <table:table-cell table:formula="of:=0.5*[.DC12]*(([.DC5]-[.DB5])/([.DC1]-[.DB1]))^2" office:value-type="float" office:value="0.0177836934457596" calcext:value-type="float">
            <text:p>0.01778369344576</text:p>
          </table:table-cell>
          <table:table-cell table:formula="of:=0.5*[.DD12]*(([.DD5]-[.DC5])/([.DD1]-[.DC1]))^2" office:value-type="float" office:value="0.00113088117650236" calcext:value-type="float">
            <text:p>0.001130881176502</text:p>
          </table:table-cell>
          <table:table-cell table:formula="of:=0.5*[.DE12]*(([.DE5]-[.DD5])/([.DE1]-[.DD1]))^2" office:value-type="float" office:value="0.000127428429955484" calcext:value-type="float">
            <text:p>0.000127428429955</text:p>
          </table:table-cell>
          <table:table-cell table:formula="of:=0.5*[.DF12]*(([.DF5]-[.DE5])/([.DF1]-[.DE1]))^2" office:value-type="float" office:value="0.0208645273708876" calcext:value-type="float">
            <text:p>0.020864527370888</text:p>
          </table:table-cell>
          <table:table-cell table:formula="of:=0.5*[.DG12]*(([.DG5]-[.DF5])/([.DG1]-[.DF1]))^2" office:value-type="float" office:value="0.0167507853333092" calcext:value-type="float">
            <text:p>0.016750785333309</text:p>
          </table:table-cell>
          <table:table-cell table:formula="of:=0.5*[.DH12]*(([.DH5]-[.DG5])/([.DH1]-[.DG1]))^2" office:value-type="float" office:value="0.000132699643091939" calcext:value-type="float">
            <text:p>0.000132699643092</text:p>
          </table:table-cell>
          <table:table-cell table:formula="of:=0.5*[.DI12]*(([.DI5]-[.DH5])/([.DI1]-[.DH1]))^2" office:value-type="float" office:value="0.000372146521413604" calcext:value-type="float">
            <text:p>0.000372146521414</text:p>
          </table:table-cell>
          <table:table-cell table:formula="of:=0.5*[.DJ12]*(([.DJ5]-[.DI5])/([.DJ1]-[.DI1]))^2" office:value-type="float" office:value="0.00467540635280868" calcext:value-type="float">
            <text:p>0.004675406352809</text:p>
          </table:table-cell>
          <table:table-cell table:formula="of:=0.5*[.DK12]*(([.DK5]-[.DJ5])/([.DK1]-[.DJ1]))^2" office:value-type="float" office:value="0.0232920991411302" calcext:value-type="float">
            <text:p>0.02329209914113</text:p>
          </table:table-cell>
          <table:table-cell table:formula="of:=0.5*[.DL12]*(([.DL5]-[.DK5])/([.DL1]-[.DK1]))^2" office:value-type="float" office:value="0.0318480809167321" calcext:value-type="float">
            <text:p>0.031848080916732</text:p>
          </table:table-cell>
          <table:table-cell table:formula="of:=0.5*[.DM12]*(([.DM5]-[.DL5])/([.DM1]-[.DL1]))^2" office:value-type="float" office:value="0.0139053594515268" calcext:value-type="float">
            <text:p>0.013905359451527</text:p>
          </table:table-cell>
          <table:table-cell table:formula="of:=0.5*[.DN12]*(([.DN5]-[.DM5])/([.DN1]-[.DM1]))^2" office:value-type="float" office:value="0.00984354348582375" calcext:value-type="float">
            <text:p>0.009843543485824</text:p>
          </table:table-cell>
          <table:table-cell table:formula="of:=0.5*[.DO12]*(([.DO5]-[.DN5])/([.DO1]-[.DN1]))^2" office:value-type="float" office:value="0.000000444232170412327" calcext:value-type="float">
            <text:p>4.44232170412327E-07</text:p>
          </table:table-cell>
          <table:table-cell table:formula="of:=0.5*[.DP12]*(([.DP5]-[.DO5])/([.DP1]-[.DO1]))^2" office:value-type="float" office:value="0.00031167754306754" calcext:value-type="float">
            <text:p>0.000311677543068</text:p>
          </table:table-cell>
          <table:table-cell table:formula="of:=0.5*[.DQ12]*(([.DQ5]-[.DP5])/([.DQ1]-[.DP1]))^2" office:value-type="float" office:value="0.00229081568365787" calcext:value-type="float">
            <text:p>0.002290815683658</text:p>
          </table:table-cell>
          <table:table-cell table:formula="of:=0.5*[.DR12]*(([.DR5]-[.DQ5])/([.DR1]-[.DQ1]))^2" office:value-type="float" office:value="0.000165240777155593" calcext:value-type="float">
            <text:p>0.000165240777156</text:p>
          </table:table-cell>
          <table:table-cell table:formula="of:=0.5*[.DS12]*(([.DS5]-[.DR5])/([.DS1]-[.DR1]))^2" office:value-type="float" office:value="0.00559852343341652" calcext:value-type="float">
            <text:p>0.005598523433417</text:p>
          </table:table-cell>
          <table:table-cell table:formula="of:=0.5*[.DT12]*(([.DT5]-[.DS5])/([.DT1]-[.DS1]))^2" office:value-type="float" office:value="0.0122230181620873" calcext:value-type="float">
            <text:p>0.012223018162087</text:p>
          </table:table-cell>
          <table:table-cell table:formula="of:=0.5*[.DU12]*(([.DU5]-[.DT5])/([.DU1]-[.DT1]))^2" office:value-type="float" office:value="0.00343386937038658" calcext:value-type="float">
            <text:p>0.003433869370387</text:p>
          </table:table-cell>
          <table:table-cell table:formula="of:=0.5*[.DV12]*(([.DV5]-[.DU5])/([.DV1]-[.DU1]))^2" office:value-type="float" office:value="0.00426960256291602" calcext:value-type="float">
            <text:p>0.004269602562916</text:p>
          </table:table-cell>
          <table:table-cell table:formula="of:=0.5*[.DW12]*(([.DW5]-[.DV5])/([.DW1]-[.DV1]))^2" office:value-type="float" office:value="0.00262473015977876" calcext:value-type="float">
            <text:p>0.002624730159779</text:p>
          </table:table-cell>
          <table:table-cell table:formula="of:=0.5*[.DX12]*(([.DX5]-[.DW5])/([.DX1]-[.DW1]))^2" office:value-type="float" office:value="0.0161100458010412" calcext:value-type="float">
            <text:p>0.016110045801041</text:p>
          </table:table-cell>
          <table:table-cell table:formula="of:=0.5*[.DY12]*(([.DY5]-[.DX5])/([.DY1]-[.DX1]))^2" office:value-type="float" office:value="0.00171484291805455" calcext:value-type="float">
            <text:p>0.001714842918055</text:p>
          </table:table-cell>
          <table:table-cell table:formula="of:=0.5*[.DZ12]*(([.DZ5]-[.DY5])/([.DZ1]-[.DY1]))^2" office:value-type="float" office:value="0.00487218532512535" calcext:value-type="float">
            <text:p>0.004872185325125</text:p>
          </table:table-cell>
          <table:table-cell table:formula="of:=0.5*[.EA12]*(([.EA5]-[.DZ5])/([.EA1]-[.DZ1]))^2" office:value-type="float" office:value="0.0013688475166477" calcext:value-type="float">
            <text:p>0.001368847516648</text:p>
          </table:table-cell>
          <table:table-cell table:formula="of:=0.5*[.EB12]*(([.EB5]-[.EA5])/([.EB1]-[.EA1]))^2" office:value-type="float" office:value="0.0575557202669063" calcext:value-type="float">
            <text:p>0.057555720266906</text:p>
          </table:table-cell>
          <table:table-cell table:formula="of:=0.5*[.EC12]*(([.EC5]-[.EB5])/([.EC1]-[.EB1]))^2" office:value-type="float" office:value="0.0329140393618827" calcext:value-type="float">
            <text:p>0.032914039361883</text:p>
          </table:table-cell>
          <table:table-cell table:formula="of:=0.5*[.ED12]*(([.ED5]-[.EC5])/([.ED1]-[.EC1]))^2" office:value-type="float" office:value="0.000856265719802183" calcext:value-type="float">
            <text:p>0.000856265719802</text:p>
          </table:table-cell>
          <table:table-cell table:formula="of:=0.5*[.EE12]*(([.EE5]-[.ED5])/([.EE1]-[.ED1]))^2" office:value-type="float" office:value="0.000273913044027779" calcext:value-type="float">
            <text:p>0.000273913044028</text:p>
          </table:table-cell>
          <table:table-cell table:formula="of:=0.5*[.EF12]*(([.EF5]-[.EE5])/([.EF1]-[.EE1]))^2" office:value-type="float" office:value="0.0106621773602103" calcext:value-type="float">
            <text:p>0.01066217736021</text:p>
          </table:table-cell>
          <table:table-cell table:formula="of:=0.5*[.EG12]*(([.EG5]-[.EF5])/([.EG1]-[.EF1]))^2" office:value-type="float" office:value="0.141419282493051" calcext:value-type="float">
            <text:p>0.141419282493051</text:p>
          </table:table-cell>
          <table:table-cell table:formula="of:=0.5*[.EH12]*(([.EH5]-[.EG5])/([.EH1]-[.EG1]))^2" office:value-type="float" office:value="0.0205505579828981" calcext:value-type="float">
            <text:p>0.020550557982898</text:p>
          </table:table-cell>
          <table:table-cell table:formula="of:=0.5*[.EI12]*(([.EI5]-[.EH5])/([.EI1]-[.EH1]))^2" office:value-type="float" office:value="0.0260378307656627" calcext:value-type="float">
            <text:p>0.026037830765663</text:p>
          </table:table-cell>
          <table:table-cell table:formula="of:=0.5*[.EJ12]*(([.EJ5]-[.EI5])/([.EJ1]-[.EI1]))^2" office:value-type="float" office:value="0.00222269893672538" calcext:value-type="float">
            <text:p>0.002222698936725</text:p>
          </table:table-cell>
          <table:table-cell table:formula="of:=0.5*[.EK12]*(([.EK5]-[.EJ5])/([.EK1]-[.EJ1]))^2" office:value-type="float" office:value="0.000366008287762601" calcext:value-type="float">
            <text:p>0.000366008287763</text:p>
          </table:table-cell>
          <table:table-cell table:formula="of:=0.5*[.EL12]*(([.EL5]-[.EK5])/([.EL1]-[.EK1]))^2" office:value-type="float" office:value="0.000986064271659647" calcext:value-type="float">
            <text:p>0.00098606427166</text:p>
          </table:table-cell>
          <table:table-cell table:formula="of:=0.5*[.EM12]*(([.EM5]-[.EL5])/([.EM1]-[.EL1]))^2" office:value-type="float" office:value="0.063622454218197" calcext:value-type="float">
            <text:p>0.063622454218197</text:p>
          </table:table-cell>
          <table:table-cell table:formula="of:=0.5*[.EN12]*(([.EN5]-[.EM5])/([.EN1]-[.EM1]))^2" office:value-type="float" office:value="0.0365379996738305" calcext:value-type="float">
            <text:p>0.036537999673831</text:p>
          </table:table-cell>
          <table:table-cell table:formula="of:=0.5*[.EO12]*(([.EO5]-[.EN5])/([.EO1]-[.EN1]))^2" office:value-type="float" office:value="0.00000923544726342588" calcext:value-type="float">
            <text:p>9.23544726342588E-06</text:p>
          </table:table-cell>
          <table:table-cell table:formula="of:=0.5*[.EP12]*(([.EP5]-[.EO5])/([.EP1]-[.EO1]))^2" office:value-type="float" office:value="0.000216860802679304" calcext:value-type="float">
            <text:p>0.000216860802679</text:p>
          </table:table-cell>
          <table:table-cell table:formula="of:=0.5*[.EQ12]*(([.EQ5]-[.EP5])/([.EQ1]-[.EP1]))^2" office:value-type="float" office:value="0.0000768510059568361" calcext:value-type="float">
            <text:p>7.68510059568361E-05</text:p>
          </table:table-cell>
          <table:table-cell table:formula="of:=0.5*[.ER12]*(([.ER5]-[.EQ5])/([.ER1]-[.EQ1]))^2" office:value-type="float" office:value="0.073001368844169" calcext:value-type="float">
            <text:p>0.073001368844169</text:p>
          </table:table-cell>
          <table:table-cell table:formula="of:=0.5*[.ES12]*(([.ES5]-[.ER5])/([.ES1]-[.ER1]))^2" office:value-type="float" office:value="0.00753612654732262" calcext:value-type="float">
            <text:p>0.007536126547323</text:p>
          </table:table-cell>
          <table:table-cell table:formula="of:=0.5*[.ET12]*(([.ET5]-[.ES5])/([.ET1]-[.ES1]))^2" office:value-type="float" office:value="0.0163616296918168" calcext:value-type="float">
            <text:p>0.016361629691817</text:p>
          </table:table-cell>
          <table:table-cell table:formula="of:=0.5*[.EU12]*(([.EU5]-[.ET5])/([.EU1]-[.ET1]))^2" office:value-type="float" office:value="0.00164857041802481" calcext:value-type="float">
            <text:p>0.001648570418025</text:p>
          </table:table-cell>
          <table:table-cell table:formula="of:=0.5*[.EV12]*(([.EV5]-[.EU5])/([.EV1]-[.EU1]))^2" office:value-type="float" office:value="0.0240768169331917" calcext:value-type="float">
            <text:p>0.024076816933192</text:p>
          </table:table-cell>
          <table:table-cell table:formula="of:=0.5*[.EW12]*(([.EW5]-[.EV5])/([.EW1]-[.EV1]))^2" office:value-type="float" office:value="0.00109164068217197" calcext:value-type="float">
            <text:p>0.001091640682172</text:p>
          </table:table-cell>
          <table:table-cell table:formula="of:=0.5*[.EX12]*(([.EX5]-[.EW5])/([.EX1]-[.EW1]))^2" office:value-type="float" office:value="0.0178473612221823" calcext:value-type="float">
            <text:p>0.017847361222182</text:p>
          </table:table-cell>
          <table:table-cell table:formula="of:=0.5*[.EY12]*(([.EY5]-[.EX5])/([.EY1]-[.EX1]))^2" office:value-type="float" office:value="0.0364226307289432" calcext:value-type="float">
            <text:p>0.036422630728943</text:p>
          </table:table-cell>
          <table:table-cell table:formula="of:=0.5*[.EZ12]*(([.EZ5]-[.EY5])/([.EZ1]-[.EY1]))^2" office:value-type="float" office:value="0.0493927719506041" calcext:value-type="float">
            <text:p>0.049392771950604</text:p>
          </table:table-cell>
          <table:table-cell table:formula="of:=0.5*[.FA12]*(([.FA5]-[.EZ5])/([.FA1]-[.EZ1]))^2" office:value-type="float" office:value="0.00247838827387561" calcext:value-type="float">
            <text:p>0.002478388273876</text:p>
          </table:table-cell>
          <table:table-cell table:formula="of:=0.5*[.FB12]*(([.FB5]-[.FA5])/([.FB1]-[.FA1]))^2" office:value-type="float" office:value="0.000349422958738859" calcext:value-type="float">
            <text:p>0.000349422958739</text:p>
          </table:table-cell>
          <table:table-cell table:formula="of:=0.5*[.FC12]*(([.FC5]-[.FB5])/([.FC1]-[.FB1]))^2" office:value-type="float" office:value="0.000317767495292799" calcext:value-type="float">
            <text:p>0.000317767495293</text:p>
          </table:table-cell>
          <table:table-cell table:formula="of:=0.5*[.FD12]*(([.FD5]-[.FC5])/([.FD1]-[.FC1]))^2" office:value-type="float" office:value="0.00179655637432606" calcext:value-type="float">
            <text:p>0.001796556374326</text:p>
          </table:table-cell>
          <table:table-cell table:formula="of:=0.5*[.FE12]*(([.FE5]-[.FD5])/([.FE1]-[.FD1]))^2" office:value-type="float" office:value="0.0267798754319204" calcext:value-type="float">
            <text:p>0.026779875431921</text:p>
          </table:table-cell>
          <table:table-cell table:formula="of:=0.5*[.FF12]*(([.FF5]-[.FE5])/([.FF1]-[.FE1]))^2" office:value-type="float" office:value="0.0390520557862901" calcext:value-type="float">
            <text:p>0.03905205578629</text:p>
          </table:table-cell>
          <table:table-cell table:formula="of:=0.5*[.FG12]*(([.FG5]-[.FF5])/([.FG1]-[.FF1]))^2" office:value-type="float" office:value="0.0000540835037781429" calcext:value-type="float">
            <text:p>5.40835037781429E-05</text:p>
          </table:table-cell>
          <table:table-cell table:formula="of:=0.5*[.FH12]*(([.FH5]-[.FG5])/([.FH1]-[.FG1]))^2" office:value-type="float" office:value="0.000697153616587213" calcext:value-type="float">
            <text:p>0.000697153616587</text:p>
          </table:table-cell>
          <table:table-cell table:formula="of:=0.5*[.FI12]*(([.FI5]-[.FH5])/([.FI1]-[.FH1]))^2" office:value-type="float" office:value="0.000114937364949925" calcext:value-type="float">
            <text:p>0.00011493736495</text:p>
          </table:table-cell>
          <table:table-cell table:formula="of:=0.5*[.FJ12]*(([.FJ5]-[.FI5])/([.FJ1]-[.FI1]))^2" office:value-type="float" office:value="0.010851225186149" calcext:value-type="float">
            <text:p>0.010851225186149</text:p>
          </table:table-cell>
          <table:table-cell table:formula="of:=0.5*[.FK12]*(([.FK5]-[.FJ5])/([.FK1]-[.FJ1]))^2" office:value-type="float" office:value="0.0451086431462201" calcext:value-type="float">
            <text:p>0.04510864314622</text:p>
          </table:table-cell>
          <table:table-cell table:formula="of:=0.5*[.FL12]*(([.FL5]-[.FK5])/([.FL1]-[.FK1]))^2" office:value-type="float" office:value="0.00591693047459869" calcext:value-type="float">
            <text:p>0.005916930474599</text:p>
          </table:table-cell>
          <table:table-cell table:formula="of:=0.5*[.FM12]*(([.FM5]-[.FL5])/([.FM1]-[.FL1]))^2" office:value-type="float" office:value="0.00064780213129958" calcext:value-type="float">
            <text:p>0.0006478021313</text:p>
          </table:table-cell>
          <table:table-cell table:formula="of:=0.5*[.FN12]*(([.FN5]-[.FM5])/([.FN1]-[.FM1]))^2" office:value-type="float" office:value="0.000444238624785947" calcext:value-type="float">
            <text:p>0.000444238624786</text:p>
          </table:table-cell>
          <table:table-cell table:formula="of:=0.5*[.FO12]*(([.FO5]-[.FN5])/([.FO1]-[.FN1]))^2" office:value-type="float" office:value="0.0292606970684447" calcext:value-type="float">
            <text:p>0.029260697068445</text:p>
          </table:table-cell>
          <table:table-cell table:formula="of:=0.5*[.FP12]*(([.FP5]-[.FO5])/([.FP1]-[.FO1]))^2" office:value-type="float" office:value="0.0211156947738443" calcext:value-type="float">
            <text:p>0.021115694773844</text:p>
          </table:table-cell>
          <table:table-cell table:formula="of:=0.5*[.FQ12]*(([.FQ5]-[.FP5])/([.FQ1]-[.FP1]))^2" office:value-type="float" office:value="0.00639654174633432" calcext:value-type="float">
            <text:p>0.006396541746334</text:p>
          </table:table-cell>
          <table:table-cell table:formula="of:=0.5*[.FR12]*(([.FR5]-[.FQ5])/([.FR1]-[.FQ1]))^2" office:value-type="float" office:value="0.000155078137881977" calcext:value-type="float">
            <text:p>0.000155078137882</text:p>
          </table:table-cell>
          <table:table-cell table:formula="of:=0.5*[.FS12]*(([.FS5]-[.FR5])/([.FS1]-[.FR1]))^2" office:value-type="float" office:value="0.025149890880775" calcext:value-type="float">
            <text:p>0.025149890880775</text:p>
          </table:table-cell>
          <table:table-cell table:formula="of:=0.5*[.FT12]*(([.FT5]-[.FS5])/([.FT1]-[.FS1]))^2" office:value-type="float" office:value="0.0764508431790907" calcext:value-type="float">
            <text:p>0.076450843179091</text:p>
          </table:table-cell>
          <table:table-cell table:formula="of:=0.5*[.FU12]*(([.FU5]-[.FT5])/([.FU1]-[.FT1]))^2" office:value-type="float" office:value="0.0168037255723552" calcext:value-type="float">
            <text:p>0.016803725572355</text:p>
          </table:table-cell>
          <table:table-cell table:formula="of:=0.5*[.FV12]*(([.FV5]-[.FU5])/([.FV1]-[.FU1]))^2" office:value-type="float" office:value="0.0319691387856667" calcext:value-type="float">
            <text:p>0.031969138785667</text:p>
          </table:table-cell>
          <table:table-cell table:formula="of:=0.5*[.FW12]*(([.FW5]-[.FV5])/([.FW1]-[.FV1]))^2" office:value-type="float" office:value="0.000644143397506347" calcext:value-type="float">
            <text:p>0.000644143397506</text:p>
          </table:table-cell>
          <table:table-cell table:formula="of:=0.5*[.FX12]*(([.FX5]-[.FW5])/([.FX1]-[.FW1]))^2" office:value-type="float" office:value="0.0000245706324476261" calcext:value-type="float">
            <text:p>2.45706324476261E-05</text:p>
          </table:table-cell>
          <table:table-cell table:formula="of:=0.5*[.FY12]*(([.FY5]-[.FX5])/([.FY1]-[.FX1]))^2" office:value-type="float" office:value="0.0264146709189287" calcext:value-type="float">
            <text:p>0.026414670918929</text:p>
          </table:table-cell>
          <table:table-cell table:formula="of:=0.5*[.FZ12]*(([.FZ5]-[.FY5])/([.FZ1]-[.FY1]))^2" office:value-type="float" office:value="0.073579729438521" calcext:value-type="float">
            <text:p>0.073579729438521</text:p>
          </table:table-cell>
          <table:table-cell table:formula="of:=0.5*[.GA12]*(([.GA5]-[.FZ5])/([.GA1]-[.FZ1]))^2" office:value-type="float" office:value="0.0142557839411031" calcext:value-type="float">
            <text:p>0.014255783941103</text:p>
          </table:table-cell>
          <table:table-cell table:formula="of:=0.5*[.GB12]*(([.GB5]-[.GA5])/([.GB1]-[.GA1]))^2" office:value-type="float" office:value="0.00470475712629062" calcext:value-type="float">
            <text:p>0.004704757126291</text:p>
          </table:table-cell>
          <table:table-cell table:formula="of:=0.5*[.GC12]*(([.GC5]-[.GB5])/([.GC1]-[.GB1]))^2" office:value-type="float" office:value="0.0187891131868577" calcext:value-type="float">
            <text:p>0.018789113186858</text:p>
          </table:table-cell>
          <table:table-cell table:formula="of:=0.5*[.GD12]*(([.GD5]-[.GC5])/([.GD1]-[.GC1]))^2" office:value-type="float" office:value="0.0406670052879173" calcext:value-type="float">
            <text:p>0.040667005287917</text:p>
          </table:table-cell>
          <table:table-cell table:formula="of:=0.5*[.GE12]*(([.GE5]-[.GD5])/([.GE1]-[.GD1]))^2" office:value-type="float" office:value="0.0147531799741546" calcext:value-type="float">
            <text:p>0.014753179974155</text:p>
          </table:table-cell>
          <table:table-cell table:formula="of:=0.5*[.GF12]*(([.GF5]-[.GE5])/([.GF1]-[.GE1]))^2" office:value-type="float" office:value="0.00381335154969602" calcext:value-type="float">
            <text:p>0.003813351549696</text:p>
          </table:table-cell>
          <table:table-cell table:formula="of:=0.5*[.GG12]*(([.GG5]-[.GF5])/([.GG1]-[.GF1]))^2" office:value-type="float" office:value="0.00831463178967672" calcext:value-type="float">
            <text:p>0.008314631789677</text:p>
          </table:table-cell>
          <table:table-cell table:formula="of:=0.5*[.GH12]*(([.GH5]-[.GG5])/([.GH1]-[.GG1]))^2" office:value-type="float" office:value="0.0015894592619072" calcext:value-type="float">
            <text:p>0.001589459261907</text:p>
          </table:table-cell>
          <table:table-cell table:formula="of:=0.5*[.GI12]*(([.GI5]-[.GH5])/([.GI1]-[.GH1]))^2" office:value-type="float" office:value="0.0000129390727347939" calcext:value-type="float">
            <text:p>1.29390727347939E-05</text:p>
          </table:table-cell>
          <table:table-cell table:formula="of:=0.5*[.GJ12]*(([.GJ5]-[.GI5])/([.GJ1]-[.GI1]))^2" office:value-type="float" office:value="0.0221930616198112" calcext:value-type="float">
            <text:p>0.022193061619811</text:p>
          </table:table-cell>
          <table:table-cell table:formula="of:=0.5*[.GK12]*(([.GK5]-[.GJ5])/([.GK1]-[.GJ1]))^2" office:value-type="float" office:value="0.0473968250798247" calcext:value-type="float">
            <text:p>0.047396825079825</text:p>
          </table:table-cell>
          <table:table-cell table:formula="of:=0.5*[.GL12]*(([.GL5]-[.GK5])/([.GL1]-[.GK1]))^2" office:value-type="float" office:value="0.00382967058910388" calcext:value-type="float">
            <text:p>0.003829670589104</text:p>
          </table:table-cell>
          <table:table-cell table:formula="of:=0.5*[.GM12]*(([.GM5]-[.GL5])/([.GM1]-[.GL1]))^2" office:value-type="float" office:value="0.000406583169218363" calcext:value-type="float">
            <text:p>0.000406583169218</text:p>
          </table:table-cell>
          <table:table-cell table:formula="of:=0.5*[.GN12]*(([.GN5]-[.GM5])/([.GN1]-[.GM1]))^2" office:value-type="float" office:value="0.00980586112568535" calcext:value-type="float">
            <text:p>0.009805861125685</text:p>
          </table:table-cell>
          <table:table-cell table:formula="of:=0.5*[.GO12]*(([.GO5]-[.GN5])/([.GO1]-[.GN1]))^2" office:value-type="float" office:value="0.0267932614547271" calcext:value-type="float">
            <text:p>0.026793261454727</text:p>
          </table:table-cell>
          <table:table-cell table:formula="of:=0.5*[.GP12]*(([.GP5]-[.GO5])/([.GP1]-[.GO1]))^2" office:value-type="float" office:value="0.078688686469057" calcext:value-type="float">
            <text:p>0.078688686469057</text:p>
          </table:table-cell>
          <table:table-cell table:formula="of:=0.5*[.GQ12]*(([.GQ5]-[.GP5])/([.GQ1]-[.GP1]))^2" office:value-type="float" office:value="0.0182653728815574" calcext:value-type="float">
            <text:p>0.018265372881558</text:p>
          </table:table-cell>
          <table:table-cell table:formula="of:=0.5*[.GR12]*(([.GR5]-[.GQ5])/([.GR1]-[.GQ1]))^2" office:value-type="float" office:value="0.00543763495133132" calcext:value-type="float">
            <text:p>0.005437634951331</text:p>
          </table:table-cell>
          <table:table-cell table:formula="of:=0.5*[.GS12]*(([.GS5]-[.GR5])/([.GS1]-[.GR1]))^2" office:value-type="float" office:value="0.0119397930491067" calcext:value-type="float">
            <text:p>0.011939793049107</text:p>
          </table:table-cell>
          <table:table-cell table:formula="of:=0.5*[.GT12]*(([.GT5]-[.GS5])/([.GT1]-[.GS1]))^2" office:value-type="float" office:value="0.00502294605623156" calcext:value-type="float">
            <text:p>0.005022946056232</text:p>
          </table:table-cell>
          <table:table-cell table:formula="of:=0.5*[.GU12]*(([.GU5]-[.GT5])/([.GU1]-[.GT1]))^2" office:value-type="float" office:value="0.000522075622853654" calcext:value-type="float">
            <text:p>0.000522075622854</text:p>
          </table:table-cell>
          <table:table-cell table:formula="of:=0.5*[.GV12]*(([.GV5]-[.GU5])/([.GV1]-[.GU1]))^2" office:value-type="float" office:value="0.0635760819068058" calcext:value-type="float">
            <text:p>0.063576081906806</text:p>
          </table:table-cell>
          <table:table-cell table:formula="of:=0.5*[.GW12]*(([.GW5]-[.GV5])/([.GW1]-[.GV1]))^2" office:value-type="float" office:value="0.0542010737340985" calcext:value-type="float">
            <text:p>0.054201073734099</text:p>
          </table:table-cell>
          <table:table-cell table:formula="of:=0.5*[.GX12]*(([.GX5]-[.GW5])/([.GX1]-[.GW1]))^2" office:value-type="float" office:value="0.0791374229851079" calcext:value-type="float">
            <text:p>0.079137422985108</text:p>
          </table:table-cell>
          <table:table-cell table:formula="of:=0.5*[.GY12]*(([.GY5]-[.GX5])/([.GY1]-[.GX1]))^2" office:value-type="float" office:value="0.00670617125532482" calcext:value-type="float">
            <text:p>0.006706171255325</text:p>
          </table:table-cell>
          <table:table-cell table:formula="of:=0.5*[.GZ12]*(([.GZ5]-[.GY5])/([.GZ1]-[.GY1]))^2" office:value-type="float" office:value="0.0676530464699877" calcext:value-type="float">
            <text:p>0.067653046469988</text:p>
          </table:table-cell>
          <table:table-cell table:formula="of:=0.5*[.HA12]*(([.HA5]-[.GZ5])/([.HA1]-[.GZ1]))^2" office:value-type="float" office:value="0.0523084825440424" calcext:value-type="float">
            <text:p>0.052308482544042</text:p>
          </table:table-cell>
          <table:table-cell table:formula="of:=0.5*[.HB12]*(([.HB5]-[.HA5])/([.HB1]-[.HA1]))^2" office:value-type="float" office:value="0.00643984124480526" calcext:value-type="float">
            <text:p>0.006439841244805</text:p>
          </table:table-cell>
          <table:table-cell table:formula="of:=0.5*[.HC12]*(([.HC5]-[.HB5])/([.HC1]-[.HB1]))^2" office:value-type="float" office:value="0.000536894086322424" calcext:value-type="float">
            <text:p>0.000536894086322</text:p>
          </table:table-cell>
          <table:table-cell table:formula="of:=0.5*[.HD12]*(([.HD5]-[.HC5])/([.HD1]-[.HC1]))^2" office:value-type="float" office:value="0.00192226784568932" calcext:value-type="float">
            <text:p>0.001922267845689</text:p>
          </table:table-cell>
          <table:table-cell table:formula="of:=0.5*[.HE12]*(([.HE5]-[.HD5])/([.HE1]-[.HD1]))^2" office:value-type="float" office:value="0.0822243057455959" calcext:value-type="float">
            <text:p>0.082224305745596</text:p>
          </table:table-cell>
          <table:table-cell table:formula="of:=0.5*[.HF12]*(([.HF5]-[.HE5])/([.HF1]-[.HE1]))^2" office:value-type="float" office:value="0.0513721913369815" calcext:value-type="float">
            <text:p>0.051372191336982</text:p>
          </table:table-cell>
          <table:table-cell table:formula="of:=0.5*[.HG12]*(([.HG5]-[.HF5])/([.HG1]-[.HF1]))^2" office:value-type="float" office:value="0.00160854466094973" calcext:value-type="float">
            <text:p>0.00160854466095</text:p>
          </table:table-cell>
          <table:table-cell table:formula="of:=0.5*[.HH12]*(([.HH5]-[.HG5])/([.HH1]-[.HG1]))^2" office:value-type="float" office:value="0.00557073062251328" calcext:value-type="float">
            <text:p>0.005570730622513</text:p>
          </table:table-cell>
          <table:table-cell table:formula="of:=0.5*[.HI12]*(([.HI5]-[.HH5])/([.HI1]-[.HH1]))^2" office:value-type="float" office:value="0.0444444775765938" calcext:value-type="float">
            <text:p>0.044444477576594</text:p>
          </table:table-cell>
          <table:table-cell table:formula="of:=0.5*[.HJ12]*(([.HJ5]-[.HI5])/([.HJ1]-[.HI1]))^2" office:value-type="float" office:value="0.0104441218802571" calcext:value-type="float">
            <text:p>0.010444121880257</text:p>
          </table:table-cell>
          <table:table-cell table:formula="of:=0.5*[.HK12]*(([.HK5]-[.HJ5])/([.HK1]-[.HJ1]))^2" office:value-type="float" office:value="0.000516411417950186" calcext:value-type="float">
            <text:p>0.00051641141795</text:p>
          </table:table-cell>
          <table:table-cell table:formula="of:=0.5*[.HL12]*(([.HL5]-[.HK5])/([.HL1]-[.HK1]))^2" office:value-type="float" office:value="0.0445535274946749" calcext:value-type="float">
            <text:p>0.044553527494675</text:p>
          </table:table-cell>
          <table:table-cell table:formula="of:=0.5*[.HM12]*(([.HM5]-[.HL5])/([.HM1]-[.HL1]))^2" office:value-type="float" office:value="0.0285622052344877" calcext:value-type="float">
            <text:p>0.028562205234488</text:p>
          </table:table-cell>
          <table:table-cell table:formula="of:=0.5*[.HN12]*(([.HN5]-[.HM5])/([.HN1]-[.HM1]))^2" office:value-type="float" office:value="0.00845387518416284" calcext:value-type="float">
            <text:p>0.008453875184163</text:p>
          </table:table-cell>
          <table:table-cell table:formula="of:=0.5*[.HO12]*(([.HO5]-[.HN5])/([.HO1]-[.HN1]))^2" office:value-type="float" office:value="0.00552096630019325" calcext:value-type="float">
            <text:p>0.005520966300193</text:p>
          </table:table-cell>
          <table:table-cell table:formula="of:=0.5*[.HP12]*(([.HP5]-[.HO5])/([.HP1]-[.HO1]))^2" office:value-type="float" office:value="0.0346847752182007" calcext:value-type="float">
            <text:p>0.034684775218201</text:p>
          </table:table-cell>
          <table:table-cell table:formula="of:=0.5*[.HQ12]*(([.HQ5]-[.HP5])/([.HQ1]-[.HP1]))^2" office:value-type="float" office:value="0.159619532789729" calcext:value-type="float">
            <text:p>0.159619532789729</text:p>
          </table:table-cell>
          <table:table-cell table:formula="of:=0.5*[.HR12]*(([.HR5]-[.HQ5])/([.HR1]-[.HQ1]))^2" office:value-type="float" office:value="0.0346733915640907" calcext:value-type="float">
            <text:p>0.034673391564091</text:p>
          </table:table-cell>
          <table:table-cell table:formula="of:=0.5*[.HS12]*(([.HS5]-[.HR5])/([.HS1]-[.HR1]))^2" office:value-type="float" office:value="0.00815708279108641" calcext:value-type="float">
            <text:p>0.008157082791086</text:p>
          </table:table-cell>
          <table:table-cell table:formula="of:=0.5*[.HT12]*(([.HT5]-[.HS5])/([.HT1]-[.HS1]))^2" office:value-type="float" office:value="0.000119688203832738" calcext:value-type="float">
            <text:p>0.000119688203833</text:p>
          </table:table-cell>
          <table:table-cell table:formula="of:=0.5*[.HU12]*(([.HU5]-[.HT5])/([.HU1]-[.HT1]))^2" office:value-type="float" office:value="0.0120055380075901" calcext:value-type="float">
            <text:p>0.01200553800759</text:p>
          </table:table-cell>
          <table:table-cell table:formula="of:=0.5*[.HV12]*(([.HV5]-[.HU5])/([.HV1]-[.HU1]))^2" office:value-type="float" office:value="0.0525754985604925" calcext:value-type="float">
            <text:p>0.052575498560493</text:p>
          </table:table-cell>
          <table:table-cell table:formula="of:=0.5*[.HW12]*(([.HW5]-[.HV5])/([.HW1]-[.HV1]))^2" office:value-type="float" office:value="0.00584928617645273" calcext:value-type="float">
            <text:p>0.005849286176453</text:p>
          </table:table-cell>
          <table:table-cell table:formula="of:=0.5*[.HX12]*(([.HX5]-[.HW5])/([.HX1]-[.HW1]))^2" office:value-type="float" office:value="0.023432720743279" calcext:value-type="float">
            <text:p>0.023432720743279</text:p>
          </table:table-cell>
          <table:table-cell table:formula="of:=0.5*[.HY12]*(([.HY5]-[.HX5])/([.HY1]-[.HX1]))^2" office:value-type="float" office:value="0.00756286177604305" calcext:value-type="float">
            <text:p>0.007562861776043</text:p>
          </table:table-cell>
          <table:table-cell table:formula="of:=0.5*[.HZ12]*(([.HZ5]-[.HY5])/([.HZ1]-[.HY1]))^2" office:value-type="float" office:value="0.0000550373112714204" calcext:value-type="float">
            <text:p>5.50373112714204E-05</text:p>
          </table:table-cell>
          <table:table-cell table:formula="of:=0.5*[.IA12]*(([.IA5]-[.HZ5])/([.IA1]-[.HZ1]))^2" office:value-type="float" office:value="0.0102592011308768" calcext:value-type="float">
            <text:p>0.010259201130877</text:p>
          </table:table-cell>
          <table:table-cell table:formula="of:=0.5*[.IB12]*(([.IB5]-[.IA5])/([.IB1]-[.IA1]))^2" office:value-type="float" office:value="0.0122068315072517" calcext:value-type="float">
            <text:p>0.012206831507252</text:p>
          </table:table-cell>
          <table:table-cell table:formula="of:=0.5*[.IC12]*(([.IC5]-[.IB5])/([.IC1]-[.IB1]))^2" office:value-type="float" office:value="0.106308644511097" calcext:value-type="float">
            <text:p>0.106308644511097</text:p>
          </table:table-cell>
          <table:table-cell table:formula="of:=0.5*[.ID12]*(([.ID5]-[.IC5])/([.ID1]-[.IC1]))^2" office:value-type="float" office:value="0.00949296674616851" calcext:value-type="float">
            <text:p>0.009492966746169</text:p>
          </table:table-cell>
          <table:table-cell table:formula="of:=0.5*[.IE12]*(([.IE5]-[.ID5])/([.IE1]-[.ID1]))^2" office:value-type="float" office:value="0.00266836978413333" calcext:value-type="float">
            <text:p>0.002668369784133</text:p>
          </table:table-cell>
          <table:table-cell table:formula="of:=0.5*[.IF12]*(([.IF5]-[.IE5])/([.IF1]-[.IE1]))^2" office:value-type="float" office:value="0.00163884222806308" calcext:value-type="float">
            <text:p>0.001638842228063</text:p>
          </table:table-cell>
          <table:table-cell table:formula="of:=0.5*[.IG12]*(([.IG5]-[.IF5])/([.IG1]-[.IF1]))^2" office:value-type="float" office:value="0.000431458769441108" calcext:value-type="float">
            <text:p>0.000431458769441</text:p>
          </table:table-cell>
          <table:table-cell table:formula="of:=0.5*[.IH12]*(([.IH5]-[.IG5])/([.IH1]-[.IG1]))^2" office:value-type="float" office:value="0.0642664675366426" calcext:value-type="float">
            <text:p>0.064266467536643</text:p>
          </table:table-cell>
          <table:table-cell table:formula="of:=0.5*[.II12]*(([.II5]-[.IH5])/([.II1]-[.IH1]))^2" office:value-type="float" office:value="0.0684051542697798" calcext:value-type="float">
            <text:p>0.06840515426978</text:p>
          </table:table-cell>
          <table:table-cell table:formula="of:=0.5*[.IJ12]*(([.IJ5]-[.II5])/([.IJ1]-[.II1]))^2" office:value-type="float" office:value="0.0241900293735018" calcext:value-type="float">
            <text:p>0.024190029373502</text:p>
          </table:table-cell>
          <table:table-cell table:formula="of:=0.5*[.IK12]*(([.IK5]-[.IJ5])/([.IK1]-[.IJ1]))^2" office:value-type="float" office:value="0.00128303961005512" calcext:value-type="float">
            <text:p>0.001283039610055</text:p>
          </table:table-cell>
          <table:table-cell table:formula="of:=0.5*[.IL12]*(([.IL5]-[.IK5])/([.IL1]-[.IK1]))^2" office:value-type="float" office:value="0.0890175061625065" calcext:value-type="float">
            <text:p>0.089017506162507</text:p>
          </table:table-cell>
          <table:table-cell table:formula="of:=0.5*[.IM12]*(([.IM5]-[.IL5])/([.IM1]-[.IL1]))^2" office:value-type="float" office:value="0.0125809812041814" calcext:value-type="float">
            <text:p>0.012580981204181</text:p>
          </table:table-cell>
          <table:table-cell table:formula="of:=0.5*[.IN12]*(([.IN5]-[.IM5])/([.IN1]-[.IM1]))^2" office:value-type="float" office:value="0.0128212465581634" calcext:value-type="float">
            <text:p>0.012821246558163</text:p>
          </table:table-cell>
          <table:table-cell table:formula="of:=0.5*[.IO12]*(([.IO5]-[.IN5])/([.IO1]-[.IN1]))^2" office:value-type="float" office:value="0.020918639387174" calcext:value-type="float">
            <text:p>0.020918639387174</text:p>
          </table:table-cell>
          <table:table-cell table:formula="of:=0.5*[.IP12]*(([.IP5]-[.IO5])/([.IP1]-[.IO1]))^2" office:value-type="float" office:value="0.00163776055557393" calcext:value-type="float">
            <text:p>0.001637760555574</text:p>
          </table:table-cell>
          <table:table-cell table:formula="of:=0.5*[.IQ12]*(([.IQ5]-[.IP5])/([.IQ1]-[.IP1]))^2" office:value-type="float" office:value="0.00836256155871886" calcext:value-type="float">
            <text:p>0.008362561558719</text:p>
          </table:table-cell>
          <table:table-cell table:formula="of:=0.5*[.IR12]*(([.IR5]-[.IQ5])/([.IR1]-[.IQ1]))^2" office:value-type="float" office:value="0.075232733535419" calcext:value-type="float">
            <text:p>0.075232733535419</text:p>
          </table:table-cell>
          <table:table-cell table:formula="of:=0.5*[.IS12]*(([.IS5]-[.IR5])/([.IS1]-[.IR1]))^2" office:value-type="float" office:value="0.000148620679316367" calcext:value-type="float">
            <text:p>0.000148620679316</text:p>
          </table:table-cell>
          <table:table-cell table:formula="of:=0.5*[.IT12]*(([.IT5]-[.IS5])/([.IT1]-[.IS1]))^2" office:value-type="float" office:value="0.0370388967499328" calcext:value-type="float">
            <text:p>0.037038896749933</text:p>
          </table:table-cell>
          <table:table-cell table:formula="of:=0.5*[.IU12]*(([.IU5]-[.IT5])/([.IU1]-[.IT1]))^2" office:value-type="float" office:value="0.0268239257313306" calcext:value-type="float">
            <text:p>0.026823925731331</text:p>
          </table:table-cell>
          <table:table-cell table:formula="of:=0.5*[.IV12]*(([.IV5]-[.IU5])/([.IV1]-[.IU1]))^2" office:value-type="float" office:value="0.00038990770043657" calcext:value-type="float">
            <text:p>0.000389907700437</text:p>
          </table:table-cell>
          <table:table-cell table:formula="of:=0.5*[.IW12]*(([.IW5]-[.IV5])/([.IW1]-[.IV1]))^2" office:value-type="float" office:value="0.00431306588915536" calcext:value-type="float">
            <text:p>0.004313065889155</text:p>
          </table:table-cell>
          <table:table-cell table:formula="of:=0.5*[.IX12]*(([.IX5]-[.IW5])/([.IX1]-[.IW1]))^2" office:value-type="float" office:value="0.0737936838388749" calcext:value-type="float">
            <text:p>0.073793683838875</text:p>
          </table:table-cell>
          <table:table-cell table:formula="of:=0.5*[.IY12]*(([.IY5]-[.IX5])/([.IY1]-[.IX1]))^2" office:value-type="float" office:value="0.0188457635577351" calcext:value-type="float">
            <text:p>0.018845763557735</text:p>
          </table:table-cell>
          <table:table-cell table:formula="of:=0.5*[.IZ12]*(([.IZ5]-[.IY5])/([.IZ1]-[.IY1]))^2" office:value-type="float" office:value="0.000660516776416647" calcext:value-type="float">
            <text:p>0.000660516776417</text:p>
          </table:table-cell>
          <table:table-cell table:formula="of:=0.5*[.JA12]*(([.JA5]-[.IZ5])/([.JA1]-[.IZ1]))^2" office:value-type="float" office:value="0.00166779862872154" calcext:value-type="float">
            <text:p>0.001667798628722</text:p>
          </table:table-cell>
          <table:table-cell table:formula="of:=0.5*[.JB12]*(([.JB5]-[.JA5])/([.JB1]-[.JA1]))^2" office:value-type="float" office:value="0.0423993545462652" calcext:value-type="float">
            <text:p>0.042399354546265</text:p>
          </table:table-cell>
          <table:table-cell table:formula="of:=0.5*[.JC12]*(([.JC5]-[.JB5])/([.JC1]-[.JB1]))^2" office:value-type="float" office:value="0.0249333887777426" calcext:value-type="float">
            <text:p>0.024933388777743</text:p>
          </table:table-cell>
          <table:table-cell table:formula="of:=0.5*[.JD12]*(([.JD5]-[.JC5])/([.JD1]-[.JC1]))^2" office:value-type="float" office:value="0.0541881407377782" calcext:value-type="float">
            <text:p>0.054188140737778</text:p>
          </table:table-cell>
          <table:table-cell table:formula="of:=0.5*[.JE12]*(([.JE5]-[.JD5])/([.JE1]-[.JD1]))^2" office:value-type="float" office:value="0.0000792674001657942" calcext:value-type="float">
            <text:p>7.92674001657942E-05</text:p>
          </table:table-cell>
          <table:table-cell table:formula="of:=0.5*[.JF12]*(([.JF5]-[.JE5])/([.JF1]-[.JE1]))^2" office:value-type="float" office:value="0.0191725774393664" calcext:value-type="float">
            <text:p>0.019172577439367</text:p>
          </table:table-cell>
          <table:table-cell table:formula="of:=0.5*[.JG12]*(([.JG5]-[.JF5])/([.JG1]-[.JF1]))^2" office:value-type="float" office:value="0.125915209220469" calcext:value-type="float">
            <text:p>0.125915209220469</text:p>
          </table:table-cell>
          <table:table-cell table:formula="of:=0.5*[.JH12]*(([.JH5]-[.JG5])/([.JH1]-[.JG1]))^2" office:value-type="float" office:value="0.0582911349012221" calcext:value-type="float">
            <text:p>0.058291134901222</text:p>
          </table:table-cell>
          <table:table-cell table:formula="of:=0.5*[.JI12]*(([.JI5]-[.JH5])/([.JI1]-[.JH1]))^2" office:value-type="float" office:value="0.0158461328071631" calcext:value-type="float">
            <text:p>0.015846132807163</text:p>
          </table:table-cell>
          <table:table-cell table:formula="of:=0.5*[.JJ12]*(([.JJ5]-[.JI5])/([.JJ1]-[.JI1]))^2" office:value-type="float" office:value="0.00100899340838569" calcext:value-type="float">
            <text:p>0.001008993408386</text:p>
          </table:table-cell>
          <table:table-cell table:formula="of:=0.5*[.JK12]*(([.JK5]-[.JJ5])/([.JK1]-[.JJ1]))^2" office:value-type="float" office:value="0.00337849934743126" calcext:value-type="float">
            <text:p>0.003378499347431</text:p>
          </table:table-cell>
          <table:table-cell table:formula="of:=0.5*[.JL12]*(([.JL5]-[.JK5])/([.JL1]-[.JK1]))^2" office:value-type="float" office:value="0.029584101412751" calcext:value-type="float">
            <text:p>0.029584101412751</text:p>
          </table:table-cell>
          <table:table-cell table:formula="of:=0.5*[.JM12]*(([.JM5]-[.JL5])/([.JM1]-[.JL1]))^2" office:value-type="float" office:value="0.00901516018392634" calcext:value-type="float">
            <text:p>0.009015160183926</text:p>
          </table:table-cell>
          <table:table-cell table:formula="of:=0.5*[.JN12]*(([.JN5]-[.JM5])/([.JN1]-[.JM1]))^2" office:value-type="float" office:value="0.00738700680234473" calcext:value-type="float">
            <text:p>0.007387006802345</text:p>
          </table:table-cell>
          <table:table-cell table:formula="of:=0.5*[.JO12]*(([.JO5]-[.JN5])/([.JO1]-[.JN1]))^2" office:value-type="float" office:value="0.00595199208642599" calcext:value-type="float">
            <text:p>0.005951992086426</text:p>
          </table:table-cell>
          <table:table-cell table:formula="of:=0.5*[.JP12]*(([.JP5]-[.JO5])/([.JP1]-[.JO1]))^2" office:value-type="float" office:value="0.000117601099903005" calcext:value-type="float">
            <text:p>0.000117601099903</text:p>
          </table:table-cell>
          <table:table-cell table:formula="of:=0.5*[.JQ12]*(([.JQ5]-[.JP5])/([.JQ1]-[.JP1]))^2" office:value-type="float" office:value="0.0941503771042337" calcext:value-type="float">
            <text:p>0.094150377104234</text:p>
          </table:table-cell>
          <table:table-cell table:formula="of:=0.5*[.JR12]*(([.JR5]-[.JQ5])/([.JR1]-[.JQ1]))^2" office:value-type="float" office:value="0.0796145008217355" calcext:value-type="float">
            <text:p>0.079614500821736</text:p>
          </table:table-cell>
          <table:table-cell table:formula="of:=0.5*[.JS12]*(([.JS5]-[.JR5])/([.JS1]-[.JR1]))^2" office:value-type="float" office:value="0.0282168018074043" calcext:value-type="float">
            <text:p>0.028216801807404</text:p>
          </table:table-cell>
          <table:table-cell table:formula="of:=0.5*[.JT12]*(([.JT5]-[.JS5])/([.JT1]-[.JS1]))^2" office:value-type="float" office:value="0.00296189589236569" calcext:value-type="float">
            <text:p>0.002961895892366</text:p>
          </table:table-cell>
          <table:table-cell table:formula="of:=0.5*[.JU12]*(([.JU5]-[.JT5])/([.JU1]-[.JT1]))^2" office:value-type="float" office:value="0.0479385261238205" calcext:value-type="float">
            <text:p>0.047938526123821</text:p>
          </table:table-cell>
          <table:table-cell table:formula="of:=0.5*[.JV12]*(([.JV5]-[.JU5])/([.JV1]-[.JU1]))^2" office:value-type="float" office:value="0.012864921775322" calcext:value-type="float">
            <text:p>0.012864921775322</text:p>
          </table:table-cell>
          <table:table-cell table:formula="of:=0.5*[.JW12]*(([.JW5]-[.JV5])/([.JW1]-[.JV1]))^2" office:value-type="float" office:value="0.00794343883430499" calcext:value-type="float">
            <text:p>0.007943438834305</text:p>
          </table:table-cell>
          <table:table-cell table:formula="of:=0.5*[.JX12]*(([.JX5]-[.JW5])/([.JX1]-[.JW1]))^2" office:value-type="float" office:value="0.0013055224022488" calcext:value-type="float">
            <text:p>0.001305522402249</text:p>
          </table:table-cell>
          <table:table-cell table:formula="of:=0.5*[.JY12]*(([.JY5]-[.JX5])/([.JY1]-[.JX1]))^2" office:value-type="float" office:value="0.0519845689175187" calcext:value-type="float">
            <text:p>0.051984568917519</text:p>
          </table:table-cell>
          <table:table-cell table:formula="of:=0.5*[.JZ12]*(([.JZ5]-[.JY5])/([.JZ1]-[.JY1]))^2" office:value-type="float" office:value="0.00058140008630136" calcext:value-type="float">
            <text:p>0.000581400086301</text:p>
          </table:table-cell>
          <table:table-cell table:formula="of:=0.5*[.KA12]*(([.KA5]-[.JZ5])/([.KA1]-[.JZ1]))^2" office:value-type="float" office:value="0.000163255064927774" calcext:value-type="float">
            <text:p>0.000163255064928</text:p>
          </table:table-cell>
          <table:table-cell table:formula="of:=0.5*[.KB12]*(([.KB5]-[.KA5])/([.KB1]-[.KA1]))^2" office:value-type="float" office:value="0.000244449586294633" calcext:value-type="float">
            <text:p>0.000244449586295</text:p>
          </table:table-cell>
          <table:table-cell table:formula="of:=0.5*[.KC12]*(([.KC5]-[.KB5])/([.KC1]-[.KB1]))^2" office:value-type="float" office:value="0.0000876151707159812" calcext:value-type="float">
            <text:p>8.76151707159812E-05</text:p>
          </table:table-cell>
          <table:table-cell table:formula="of:=0.5*[.KD12]*(([.KD5]-[.KC5])/([.KD1]-[.KC1]))^2" office:value-type="float" office:value="0.000227763172545916" calcext:value-type="float">
            <text:p>0.000227763172546</text:p>
          </table:table-cell>
          <table:table-cell table:formula="of:=0.5*[.KE12]*(([.KE5]-[.KD5])/([.KE1]-[.KD1]))^2" office:value-type="float" office:value="0.000234371878179455" calcext:value-type="float">
            <text:p>0.000234371878179</text:p>
          </table:table-cell>
          <table:table-cell table:formula="of:=0.5*[.KF12]*(([.KF5]-[.KE5])/([.KF1]-[.KE1]))^2" office:value-type="float" office:value="0.0000381900690086708" calcext:value-type="float">
            <text:p>3.81900690086708E-05</text:p>
          </table:table-cell>
          <table:table-cell table:formula="of:=0.5*[.KG12]*(([.KG5]-[.KF5])/([.KG1]-[.KF1]))^2" office:value-type="float" office:value="0.000027954188150665" calcext:value-type="float">
            <text:p>2.7954188150665E-05</text:p>
          </table:table-cell>
          <table:table-cell table:formula="of:=0.5*[.KH12]*(([.KH5]-[.KG5])/([.KH1]-[.KG1]))^2" office:value-type="float" office:value="0.000000240104597697008" calcext:value-type="float">
            <text:p>2.40104597697008E-07</text:p>
          </table:table-cell>
          <table:table-cell table:formula="of:=0.5*[.KI12]*(([.KI5]-[.KH5])/([.KI1]-[.KH1]))^2" office:value-type="float" office:value="0.00017664589408433" calcext:value-type="float">
            <text:p>0.000176645894084</text:p>
          </table:table-cell>
          <table:table-cell table:formula="of:=0.5*[.KJ12]*(([.KJ5]-[.KI5])/([.KJ1]-[.KI1]))^2" office:value-type="float" office:value="0.000151587320951175" calcext:value-type="float">
            <text:p>0.000151587320951</text:p>
          </table:table-cell>
          <table:table-cell table:formula="of:=0.5*[.KK12]*(([.KK5]-[.KJ5])/([.KK1]-[.KJ1]))^2" office:value-type="float" office:value="0.000124023622420545" calcext:value-type="float">
            <text:p>0.000124023622421</text:p>
          </table:table-cell>
          <table:table-cell table:formula="of:=0.5*[.KL12]*(([.KL5]-[.KK5])/([.KL1]-[.KK1]))^2" office:value-type="float" office:value="0.000376086651249284" calcext:value-type="float">
            <text:p>0.000376086651249</text:p>
          </table:table-cell>
          <table:table-cell table:formula="of:=0.5*[.KM12]*(([.KM5]-[.KL5])/([.KM1]-[.KL1]))^2" office:value-type="float" office:value="0.000421204366277354" calcext:value-type="float">
            <text:p>0.000421204366277</text:p>
          </table:table-cell>
          <table:table-cell table:formula="of:=0.5*[.KN12]*(([.KN5]-[.KM5])/([.KN1]-[.KM1]))^2" office:value-type="float" office:value="0.000132417277932446" calcext:value-type="float">
            <text:p>0.000132417277932</text:p>
          </table:table-cell>
          <table:table-cell table:formula="of:=0.5*[.KO12]*(([.KO5]-[.KN5])/([.KO1]-[.KN1]))^2" office:value-type="float" office:value="0.00000151436514266755" calcext:value-type="float">
            <text:p>1.51436514266755E-06</text:p>
          </table:table-cell>
          <table:table-cell table:formula="of:=0.5*[.KP12]*(([.KP5]-[.KO5])/([.KP1]-[.KO1]))^2" office:value-type="float" office:value="0.00000303050111448954" calcext:value-type="float">
            <text:p>3.03050111448954E-06</text:p>
          </table:table-cell>
          <table:table-cell table:formula="of:=0.5*[.KQ12]*(([.KQ5]-[.KP5])/([.KQ1]-[.KP1]))^2" office:value-type="float" office:value="0.0000931766442747743" calcext:value-type="float">
            <text:p>9.31766442747743E-05</text:p>
          </table:table-cell>
          <table:table-cell table:formula="of:=0.5*[.KR12]*(([.KR5]-[.KQ5])/([.KR1]-[.KQ1]))^2" office:value-type="float" office:value="0.0000404364312605371" calcext:value-type="float">
            <text:p>4.04364312605371E-05</text:p>
          </table:table-cell>
          <table:table-cell table:formula="of:=0.5*[.KS12]*(([.KS5]-[.KR5])/([.KS1]-[.KR1]))^2" office:value-type="float" office:value="0.0000817421199908269" calcext:value-type="float">
            <text:p>8.17421199908269E-05</text:p>
          </table:table-cell>
          <table:table-cell table:formula="of:=0.5*[.KT12]*(([.KT5]-[.KS5])/([.KT1]-[.KS1]))^2" office:value-type="float" office:value="0.000140506626555265" calcext:value-type="float">
            <text:p>0.000140506626555</text:p>
          </table:table-cell>
          <table:table-cell table:formula="of:=0.5*[.KU12]*(([.KU5]-[.KT5])/([.KU1]-[.KT1]))^2" office:value-type="float" office:value="0.000069761832033486" calcext:value-type="float">
            <text:p>6.9761832033486E-05</text:p>
          </table:table-cell>
          <table:table-cell table:formula="of:=0.5*[.KV12]*(([.KV5]-[.KU5])/([.KV1]-[.KU1]))^2" office:value-type="float" office:value="0.000237159893445033" calcext:value-type="float">
            <text:p>0.000237159893445</text:p>
          </table:table-cell>
          <table:table-cell table:formula="of:=0.5*[.KW12]*(([.KW5]-[.KV5])/([.KW1]-[.KV1]))^2" office:value-type="float" office:value="0.0000585272664064997" calcext:value-type="float">
            <text:p>5.85272664064997E-05</text:p>
          </table:table-cell>
          <table:table-cell table:formula="of:=0.5*[.KX12]*(([.KX5]-[.KW5])/([.KX1]-[.KW1]))^2" office:value-type="float" office:value="0.000323246419947409" calcext:value-type="float">
            <text:p>0.000323246419947</text:p>
          </table:table-cell>
          <table:table-cell table:formula="of:=0.5*[.KY12]*(([.KY5]-[.KX5])/([.KY1]-[.KX1]))^2" office:value-type="float" office:value="0.0000448099502317186" calcext:value-type="float">
            <text:p>4.48099502317186E-05</text:p>
          </table:table-cell>
          <table:table-cell table:formula="of:=0.5*[.KZ12]*(([.KZ5]-[.KY5])/([.KZ1]-[.KY1]))^2" office:value-type="float" office:value="0.00000120955190966839" calcext:value-type="float">
            <text:p>1.20955190966839E-06</text:p>
          </table:table-cell>
          <table:table-cell table:formula="of:=0.5*[.LA12]*(([.LA5]-[.KZ5])/([.LA1]-[.KZ1]))^2" office:value-type="float" office:value="0.000105349182258124" calcext:value-type="float">
            <text:p>0.000105349182258</text:p>
          </table:table-cell>
          <table:table-cell table:formula="of:=0.5*[.LB12]*(([.LB5]-[.LA5])/([.LB1]-[.LA1]))^2" office:value-type="float" office:value="0.000403536752961465" calcext:value-type="float">
            <text:p>0.000403536752961</text:p>
          </table:table-cell>
          <table:table-cell table:formula="of:=0.5*[.LC12]*(([.LC5]-[.LB5])/([.LC1]-[.LB1]))^2" office:value-type="float" office:value="0.000204244285577176" calcext:value-type="float">
            <text:p>0.000204244285577</text:p>
          </table:table-cell>
          <table:table-cell table:formula="of:=0.5*[.LD12]*(([.LD5]-[.LC5])/([.LD1]-[.LC1]))^2" office:value-type="float" office:value="0.0000304450548715393" calcext:value-type="float">
            <text:p>3.04450548715393E-05</text:p>
          </table:table-cell>
          <table:table-cell table:formula="of:=0.5*[.LE12]*(([.LE5]-[.LD5])/([.LE1]-[.LD1]))^2" office:value-type="float" office:value="0.000000101320956595916" calcext:value-type="float">
            <text:p>1.01320956595916E-07</text:p>
          </table:table-cell>
          <table:table-cell table:formula="of:=0.5*[.LF12]*(([.LF5]-[.LE5])/([.LF1]-[.LE1]))^2" office:value-type="float" office:value="0.0000596454919808061" calcext:value-type="float">
            <text:p>5.96454919808061E-05</text:p>
          </table:table-cell>
          <table:table-cell table:formula="of:=0.5*[.LG12]*(([.LG5]-[.LF5])/([.LG1]-[.LF1]))^2" office:value-type="float" office:value="0.000020114346716608" calcext:value-type="float">
            <text:p>2.0114346716608E-05</text:p>
          </table:table-cell>
          <table:table-cell table:formula="of:=0.5*[.LH12]*(([.LH5]-[.LG5])/([.LH1]-[.LG1]))^2" office:value-type="float" office:value="0.00000217866543317851" calcext:value-type="float">
            <text:p>2.17866543317851E-06</text:p>
          </table:table-cell>
          <table:table-cell table:formula="of:=0.5*[.LI12]*(([.LI5]-[.LH5])/([.LI1]-[.LH1]))^2" office:value-type="float" office:value="0.000102013062717425" calcext:value-type="float">
            <text:p>0.000102013062717</text:p>
          </table:table-cell>
          <table:table-cell table:formula="of:=0.5*[.LJ12]*(([.LJ5]-[.LI5])/([.LJ1]-[.LI1]))^2" office:value-type="float" office:value="0.000111429063628431" calcext:value-type="float">
            <text:p>0.000111429063628</text:p>
          </table:table-cell>
          <table:table-cell table:formula="of:=0.5*[.LK12]*(([.LK5]-[.LJ5])/([.LK1]-[.LJ1]))^2" office:value-type="float" office:value="0.00000000132616373663233" calcext:value-type="float">
            <text:p>1.32616373663233E-09</text:p>
          </table:table-cell>
          <table:table-cell table:formula="of:=0.5*[.LL12]*(([.LL5]-[.LK5])/([.LL1]-[.LK1]))^2" office:value-type="float" office:value="0.00000176592369824228" calcext:value-type="float">
            <text:p>1.76592369824228E-06</text:p>
          </table:table-cell>
          <table:table-cell table:formula="of:=0.5*[.LM12]*(([.LM5]-[.LL5])/([.LM1]-[.LL1]))^2" office:value-type="float" office:value="0.0000895421932457271" calcext:value-type="float">
            <text:p>8.95421932457271E-05</text:p>
          </table:table-cell>
          <table:table-cell table:formula="of:=0.5*[.LN12]*(([.LN5]-[.LM5])/([.LN1]-[.LM1]))^2" office:value-type="float" office:value="0.000258593271518995" calcext:value-type="float">
            <text:p>0.000258593271519</text:p>
          </table:table-cell>
          <table:table-cell table:formula="of:=0.5*[.LO12]*(([.LO5]-[.LN5])/([.LO1]-[.LN1]))^2" office:value-type="float" office:value="0.0000256401885741141" calcext:value-type="float">
            <text:p>2.56401885741141E-05</text:p>
          </table:table-cell>
          <table:table-cell table:formula="of:=0.5*[.LP12]*(([.LP5]-[.LO5])/([.LP1]-[.LO1]))^2" office:value-type="float" office:value="0.000000306370864513267" calcext:value-type="float">
            <text:p>3.06370864513267E-07</text:p>
          </table:table-cell>
          <table:table-cell table:formula="of:=0.5*[.LQ12]*(([.LQ5]-[.LP5])/([.LQ1]-[.LP1]))^2" office:value-type="float" office:value="0.00000188011211647495" calcext:value-type="float">
            <text:p>1.88011211647495E-06</text:p>
          </table:table-cell>
          <table:table-cell table:formula="of:=0.5*[.LR12]*(([.LR5]-[.LQ5])/([.LR1]-[.LQ1]))^2" office:value-type="float" office:value="0.0000474175681570765" calcext:value-type="float">
            <text:p>4.74175681570765E-05</text:p>
          </table:table-cell>
          <table:table-cell table:formula="of:=0.5*[.LS12]*(([.LS5]-[.LR5])/([.LS1]-[.LR1]))^2" office:value-type="float" office:value="0.00000324302432470653" calcext:value-type="float">
            <text:p>3.24302432470653E-06</text:p>
          </table:table-cell>
          <table:table-cell table:formula="of:=0.5*[.LT12]*(([.LT5]-[.LS5])/([.LT1]-[.LS1]))^2" office:value-type="float" office:value="0.000023095141116407" calcext:value-type="float">
            <text:p>2.3095141116407E-05</text:p>
          </table:table-cell>
          <table:table-cell table:formula="of:=0.5*[.LU12]*(([.LU5]-[.LT5])/([.LU1]-[.LT1]))^2" office:value-type="float" office:value="0.0000116222270920441" calcext:value-type="float">
            <text:p>1.16222270920441E-05</text:p>
          </table:table-cell>
          <table:table-cell table:formula="of:=0.5*[.LV12]*(([.LV5]-[.LU5])/([.LV1]-[.LU1]))^2" office:value-type="float" office:value="0.00000532357851301163" calcext:value-type="float">
            <text:p>5.32357851301163E-06</text:p>
          </table:table-cell>
          <table:table-cell table:formula="of:=0.5*[.LW12]*(([.LW5]-[.LV5])/([.LW1]-[.LV1]))^2" office:value-type="float" office:value="0.00000632264739884098" calcext:value-type="float">
            <text:p>6.32264739884098E-06</text:p>
          </table:table-cell>
          <table:table-cell table:formula="of:=0.5*[.LX12]*(([.LX5]-[.LW5])/([.LX1]-[.LW1]))^2" office:value-type="float" office:value="0.0000425737164065691" calcext:value-type="float">
            <text:p>4.25737164065691E-05</text:p>
          </table:table-cell>
          <table:table-cell table:formula="of:=0.5*[.LY12]*(([.LY5]-[.LX5])/([.LY1]-[.LX1]))^2" office:value-type="float" office:value="0.000000657995795025093" calcext:value-type="float">
            <text:p>6.57995795025093E-07</text:p>
          </table:table-cell>
          <table:table-cell table:formula="of:=0.5*[.LZ12]*(([.LZ5]-[.LY5])/([.LZ1]-[.LY1]))^2" office:value-type="float" office:value="0.000215693851150481" calcext:value-type="float">
            <text:p>0.00021569385115</text:p>
          </table:table-cell>
          <table:table-cell table:formula="of:=0.5*[.MA12]*(([.MA5]-[.LZ5])/([.MA1]-[.LZ1]))^2" office:value-type="float" office:value="0.00000112056249251144" calcext:value-type="float">
            <text:p>1.12056249251144E-06</text:p>
          </table:table-cell>
          <table:table-cell table:formula="of:=0.5*[.MB12]*(([.MB5]-[.MA5])/([.MB1]-[.MA1]))^2" office:value-type="float" office:value="0.0000340996277954062" calcext:value-type="float">
            <text:p>3.40996277954062E-05</text:p>
          </table:table-cell>
          <table:table-cell table:formula="of:=0.5*[.MC12]*(([.MC5]-[.MB5])/([.MC1]-[.MB1]))^2" office:value-type="float" office:value="0.0000331403888649132" calcext:value-type="float">
            <text:p>3.31403888649132E-05</text:p>
          </table:table-cell>
          <table:table-cell table:formula="of:=0.5*[.MD12]*(([.MD5]-[.MC5])/([.MD1]-[.MC1]))^2" office:value-type="float" office:value="0.000000955690381926148" calcext:value-type="float">
            <text:p>9.55690381926148E-07</text:p>
          </table:table-cell>
          <table:table-cell table:formula="of:=0.5*[.ME12]*(([.ME5]-[.MD5])/([.ME1]-[.MD1]))^2" office:value-type="float" office:value="0.00000627155361380832" calcext:value-type="float">
            <text:p>6.27155361380832E-06</text:p>
          </table:table-cell>
          <table:table-cell table:formula="of:=0.5*[.MF12]*(([.MF5]-[.ME5])/([.MF1]-[.ME1]))^2" office:value-type="float" office:value="0.00000258223189613615" calcext:value-type="float">
            <text:p>2.58223189613615E-06</text:p>
          </table:table-cell>
          <table:table-cell table:formula="of:=0.5*[.MG12]*(([.MG5]-[.MF5])/([.MG1]-[.MF1]))^2" office:value-type="float" office:value="0.00000856429153443976" calcext:value-type="float">
            <text:p>8.56429153443976E-06</text:p>
          </table:table-cell>
          <table:table-cell table:formula="of:=0.5*[.MH12]*(([.MH5]-[.MG5])/([.MH1]-[.MG1]))^2" office:value-type="float" office:value="0.000000145166156314434" calcext:value-type="float">
            <text:p>1.45166156314434E-07</text:p>
          </table:table-cell>
          <table:table-cell table:formula="of:=0.5*[.MI12]*(([.MI5]-[.MH5])/([.MI1]-[.MH1]))^2" office:value-type="float" office:value="0.0000370626474464067" calcext:value-type="float">
            <text:p>3.70626474464067E-05</text:p>
          </table:table-cell>
          <table:table-cell table:formula="of:=0.5*[.MJ12]*(([.MJ5]-[.MI5])/([.MJ1]-[.MI1]))^2" office:value-type="float" office:value="0.00000561717973273021" calcext:value-type="float">
            <text:p>5.61717973273021E-06</text:p>
          </table:table-cell>
          <table:table-cell table:formula="of:=0.5*[.MK12]*(([.MK5]-[.MJ5])/([.MK1]-[.MJ1]))^2" office:value-type="float" office:value="0.0000409454989051645" calcext:value-type="float">
            <text:p>4.09454989051645E-05</text:p>
          </table:table-cell>
          <table:table-cell table:formula="of:=0.5*[.ML12]*(([.ML5]-[.MK5])/([.ML1]-[.MK1]))^2" office:value-type="float" office:value="0.000048360444044244" calcext:value-type="float">
            <text:p>4.8360444044244E-05</text:p>
          </table:table-cell>
          <table:table-cell table:formula="of:=0.5*[.MM12]*(([.MM5]-[.ML5])/([.MM1]-[.ML1]))^2" office:value-type="float" office:value="0.00001731610972835" calcext:value-type="float">
            <text:p>1.731610972835E-05</text:p>
          </table:table-cell>
          <table:table-cell table:formula="of:=0.5*[.MN12]*(([.MN5]-[.MM5])/([.MN1]-[.MM1]))^2" office:value-type="float" office:value="0.0000046343232635273" calcext:value-type="float">
            <text:p>4.6343232635273E-06</text:p>
          </table:table-cell>
          <table:table-cell table:formula="of:=0.5*[.MO12]*(([.MO5]-[.MN5])/([.MO1]-[.MN1]))^2" office:value-type="float" office:value="0.000000783931596286562" calcext:value-type="float">
            <text:p>7.83931596286562E-07</text:p>
          </table:table-cell>
          <table:table-cell table:formula="of:=0.5*[.MP12]*(([.MP5]-[.MO5])/([.MP1]-[.MO1]))^2" office:value-type="float" office:value="0.0000220808174568298" calcext:value-type="float">
            <text:p>2.20808174568298E-05</text:p>
          </table:table-cell>
          <table:table-cell table:formula="of:=0.5*[.MQ12]*(([.MQ5]-[.MP5])/([.MQ1]-[.MP1]))^2" office:value-type="float" office:value="0.00000230122332497066" calcext:value-type="float">
            <text:p>2.30122332497066E-06</text:p>
          </table:table-cell>
          <table:table-cell table:formula="of:=0.5*[.MR12]*(([.MR5]-[.MQ5])/([.MR1]-[.MQ1]))^2" office:value-type="float" office:value="0.00000767843524794642" calcext:value-type="float">
            <text:p>7.67843524794642E-06</text:p>
          </table:table-cell>
          <table:table-cell table:formula="of:=0.5*[.MS12]*(([.MS5]-[.MR5])/([.MS1]-[.MR1]))^2" office:value-type="float" office:value="0.0000445335029123751" calcext:value-type="float">
            <text:p>4.45335029123751E-05</text:p>
          </table:table-cell>
          <table:table-cell table:formula="of:=0.5*[.MT12]*(([.MT5]-[.MS5])/([.MT1]-[.MS1]))^2" office:value-type="float" office:value="0.00000784613429337646" calcext:value-type="float">
            <text:p>7.84613429337646E-06</text:p>
          </table:table-cell>
          <table:table-cell table:formula="of:=0.5*[.MU12]*(([.MU5]-[.MT5])/([.MU1]-[.MT1]))^2" office:value-type="float" office:value="0.000000196257551765795" calcext:value-type="float">
            <text:p>1.96257551765795E-07</text:p>
          </table:table-cell>
          <table:table-cell table:formula="of:=0.5*[.MV12]*(([.MV5]-[.MU5])/([.MV1]-[.MU1]))^2" office:value-type="float" office:value="0.0000239692643874962" calcext:value-type="float">
            <text:p>2.39692643874962E-05</text:p>
          </table:table-cell>
          <table:table-cell table:formula="of:=0.5*[.MW12]*(([.MW5]-[.MV5])/([.MW1]-[.MV1]))^2" office:value-type="float" office:value="0.0000519147261628849" calcext:value-type="float">
            <text:p>5.19147261628849E-05</text:p>
          </table:table-cell>
          <table:table-cell table:formula="of:=0.5*[.MX12]*(([.MX5]-[.MW5])/([.MX1]-[.MW1]))^2" office:value-type="float" office:value="0.00000365788768366481" calcext:value-type="float">
            <text:p>3.65788768366481E-06</text:p>
          </table:table-cell>
          <table:table-cell table:formula="of:=0.5*[.MY12]*(([.MY5]-[.MX5])/([.MY1]-[.MX1]))^2" office:value-type="float" office:value="0.0000416460018043636" calcext:value-type="float">
            <text:p>4.16460018043636E-05</text:p>
          </table:table-cell>
          <table:table-cell table:formula="of:=0.5*[.MZ12]*(([.MZ5]-[.MY5])/([.MZ1]-[.MY1]))^2" office:value-type="float" office:value="0.00000165321951796712" calcext:value-type="float">
            <text:p>1.65321951796712E-06</text:p>
          </table:table-cell>
          <table:table-cell table:formula="of:=0.5*[.NA12]*(([.NA5]-[.MZ5])/([.NA1]-[.MZ1]))^2" office:value-type="float" office:value="0.000000185556689321994" calcext:value-type="float">
            <text:p>1.85556689321994E-07</text:p>
          </table:table-cell>
          <table:table-cell table:formula="of:=0.5*[.NB12]*(([.NB5]-[.NA5])/([.NB1]-[.NA1]))^2" office:value-type="float" office:value="0.0000308170586692433" calcext:value-type="float">
            <text:p>3.08170586692433E-05</text:p>
          </table:table-cell>
          <table:table-cell table:formula="of:=0.5*[.NC12]*(([.NC5]-[.NB5])/([.NC1]-[.NB1]))^2" office:value-type="float" office:value="0.0000180469491931641" calcext:value-type="float">
            <text:p>1.80469491931641E-05</text:p>
          </table:table-cell>
          <table:table-cell table:formula="of:=0.5*[.ND12]*(([.ND5]-[.NC5])/([.ND1]-[.NC1]))^2" office:value-type="float" office:value="0.000004698484103967" calcext:value-type="float">
            <text:p>4.698484103967E-06</text:p>
          </table:table-cell>
          <table:table-cell table:formula="of:=0.5*[.NE12]*(([.NE5]-[.ND5])/([.NE1]-[.ND1]))^2" office:value-type="float" office:value="0.00000244844725706278" calcext:value-type="float">
            <text:p>2.44844725706278E-06</text:p>
          </table:table-cell>
          <table:table-cell table:formula="of:=0.5*[.NF12]*(([.NF5]-[.NE5])/([.NF1]-[.NE1]))^2" office:value-type="float" office:value="0.000203227849705396" calcext:value-type="float">
            <text:p>0.000203227849705</text:p>
          </table:table-cell>
          <table:table-cell table:formula="of:=0.5*[.NG12]*(([.NG5]-[.NF5])/([.NG1]-[.NF1]))^2" office:value-type="float" office:value="0.00000395557506496263" calcext:value-type="float">
            <text:p>3.95557506496263E-06</text:p>
          </table:table-cell>
          <table:table-cell table:formula="of:=0.5*[.NH12]*(([.NH5]-[.NG5])/([.NH1]-[.NG1]))^2" office:value-type="float" office:value="0.0000315131288193498" calcext:value-type="float">
            <text:p>3.15131288193498E-05</text:p>
          </table:table-cell>
          <table:table-cell table:formula="of:=0.5*[.NI12]*(([.NI5]-[.NH5])/([.NI1]-[.NH1]))^2" office:value-type="float" office:value="0.0000104032477393639" calcext:value-type="float">
            <text:p>1.04032477393639E-05</text:p>
          </table:table-cell>
          <table:table-cell table:formula="of:=0.5*[.NJ12]*(([.NJ5]-[.NI5])/([.NJ1]-[.NI1]))^2" office:value-type="float" office:value="0.00000216420589465546" calcext:value-type="float">
            <text:p>2.16420589465546E-06</text:p>
          </table:table-cell>
          <table:table-cell table:formula="of:=0.5*[.NK12]*(([.NK5]-[.NJ5])/([.NK1]-[.NJ1]))^2" office:value-type="float" office:value="0.0000018476376752402" calcext:value-type="float">
            <text:p>1.8476376752402E-06</text:p>
          </table:table-cell>
          <table:table-cell table:formula="of:=0.5*[.NL12]*(([.NL5]-[.NK5])/([.NL1]-[.NK1]))^2" office:value-type="float" office:value="0.0000768507912002219" calcext:value-type="float">
            <text:p>7.68507912002219E-05</text:p>
          </table:table-cell>
          <table:table-cell table:formula="of:=0.5*[.NM12]*(([.NM5]-[.NL5])/([.NM1]-[.NL1]))^2" office:value-type="float" office:value="0.0000415929059421261" calcext:value-type="float">
            <text:p>4.15929059421261E-05</text:p>
          </table:table-cell>
          <table:table-cell table:formula="of:=0.5*[.NN12]*(([.NN5]-[.NM5])/([.NN1]-[.NM1]))^2" office:value-type="float" office:value="0.0000160747091023014" calcext:value-type="float">
            <text:p>1.60747091023014E-05</text:p>
          </table:table-cell>
          <table:table-cell table:formula="of:=0.5*[.NO12]*(([.NO5]-[.NN5])/([.NO1]-[.NN1]))^2" office:value-type="float" office:value="0.000109219566384923" calcext:value-type="float">
            <text:p>0.000109219566385</text:p>
          </table:table-cell>
          <table:table-cell table:formula="of:=0.5*[.NP12]*(([.NP5]-[.NO5])/([.NP1]-[.NO1]))^2" office:value-type="float" office:value="0.0000831738943650276" calcext:value-type="float">
            <text:p>8.31738943650276E-05</text:p>
          </table:table-cell>
          <table:table-cell table:formula="of:=0.5*[.NQ12]*(([.NQ5]-[.NP5])/([.NQ1]-[.NP1]))^2" office:value-type="float" office:value="0.000110346192321798" calcext:value-type="float">
            <text:p>0.000110346192322</text:p>
          </table:table-cell>
          <table:table-cell table:formula="of:=0.5*[.NR12]*(([.NR5]-[.NQ5])/([.NR1]-[.NQ1]))^2" office:value-type="float" office:value="0.0000398578394632104" calcext:value-type="float">
            <text:p>3.98578394632104E-05</text:p>
          </table:table-cell>
          <table:table-cell table:formula="of:=0.5*[.NS12]*(([.NS5]-[.NR5])/([.NS1]-[.NR1]))^2" office:value-type="float" office:value="0.000178214916473768" calcext:value-type="float">
            <text:p>0.000178214916474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107090716748656" calcext:value-type="float">
            <text:p>1.07090716748656E-07</text:p>
          </table:table-cell>
          <table:table-cell table:formula="of:=0.5*[.D12]*(([.D6]-[.C6])/([.D1]-[.C1]))^2" office:value-type="float" office:value="0.00000329535901647733" calcext:value-type="float">
            <text:p>3.29535901647733E-06</text:p>
          </table:table-cell>
          <table:table-cell table:formula="of:=0.5*[.E12]*(([.E6]-[.D6])/([.E1]-[.D1]))^2" office:value-type="float" office:value="0.00000234281430950554" calcext:value-type="float">
            <text:p>2.34281430950554E-06</text:p>
          </table:table-cell>
          <table:table-cell table:formula="of:=0.5*[.F12]*(([.F6]-[.E6])/([.F1]-[.E1]))^2" office:value-type="float" office:value="0.000000492595626952613" calcext:value-type="float">
            <text:p>4.92595626952613E-07</text:p>
          </table:table-cell>
          <table:table-cell table:formula="of:=0.5*[.G12]*(([.G6]-[.F6])/([.G1]-[.F1]))^2" office:value-type="float" office:value="0.00000339725907411981" calcext:value-type="float">
            <text:p>3.39725907411981E-06</text:p>
          </table:table-cell>
          <table:table-cell table:formula="of:=0.5*[.H12]*(([.H6]-[.G6])/([.H1]-[.G1]))^2" office:value-type="float" office:value="0.00000911550624264797" calcext:value-type="float">
            <text:p>9.11550624264797E-06</text:p>
          </table:table-cell>
          <table:table-cell table:formula="of:=0.5*[.I12]*(([.I6]-[.H6])/([.I1]-[.H1]))^2" office:value-type="float" office:value="0.000000216698761192978" calcext:value-type="float">
            <text:p>2.16698761192978E-07</text:p>
          </table:table-cell>
          <table:table-cell table:formula="of:=0.5*[.J12]*(([.J6]-[.I6])/([.J1]-[.I1]))^2" office:value-type="float" office:value="0.0000017160329405062" calcext:value-type="float">
            <text:p>1.7160329405062E-06</text:p>
          </table:table-cell>
          <table:table-cell table:formula="of:=0.5*[.K12]*(([.K6]-[.J6])/([.K1]-[.J1]))^2" office:value-type="float" office:value="0.0000220362833533243" calcext:value-type="float">
            <text:p>2.20362833533243E-05</text:p>
          </table:table-cell>
          <table:table-cell table:formula="of:=0.5*[.L12]*(([.L6]-[.K6])/([.L1]-[.K1]))^2" office:value-type="float" office:value="0.00000223446172947228" calcext:value-type="float">
            <text:p>2.23446172947228E-06</text:p>
          </table:table-cell>
          <table:table-cell table:formula="of:=0.5*[.M12]*(([.M6]-[.L6])/([.M1]-[.L1]))^2" office:value-type="float" office:value="0.000000550898536266041" calcext:value-type="float">
            <text:p>5.50898536266041E-07</text:p>
          </table:table-cell>
          <table:table-cell table:formula="of:=0.5*[.N12]*(([.N6]-[.M6])/([.N1]-[.M1]))^2" office:value-type="float" office:value="0.0000000374873486876239" calcext:value-type="float">
            <text:p>3.74873486876239E-08</text:p>
          </table:table-cell>
          <table:table-cell table:formula="of:=0.5*[.O12]*(([.O6]-[.N6])/([.O1]-[.N1]))^2" office:value-type="float" office:value="0.00000932983154986538" calcext:value-type="float">
            <text:p>9.32983154986538E-06</text:p>
          </table:table-cell>
          <table:table-cell table:formula="of:=0.5*[.P12]*(([.P6]-[.O6])/([.P1]-[.O1]))^2" office:value-type="float" office:value="0.00000441494292963014" calcext:value-type="float">
            <text:p>4.41494292963014E-06</text:p>
          </table:table-cell>
          <table:table-cell table:formula="of:=0.5*[.Q12]*(([.Q6]-[.P6])/([.Q1]-[.P1]))^2" office:value-type="float" office:value="0.0000000425672212794748" calcext:value-type="float">
            <text:p>4.25672212794748E-08</text:p>
          </table:table-cell>
          <table:table-cell table:formula="of:=0.5*[.R12]*(([.R6]-[.Q6])/([.R1]-[.Q1]))^2" office:value-type="float" office:value="0.000000576372471124344" calcext:value-type="float">
            <text:p>5.76372471124344E-07</text:p>
          </table:table-cell>
          <table:table-cell table:formula="of:=0.5*[.S12]*(([.S6]-[.R6])/([.S1]-[.R1]))^2" office:value-type="float" office:value="0.0000000277689789793736" calcext:value-type="float">
            <text:p>2.77689789793736E-08</text:p>
          </table:table-cell>
          <table:table-cell table:formula="of:=0.5*[.T12]*(([.T6]-[.S6])/([.T1]-[.S1]))^2" office:value-type="float" office:value="0.00000000080666314678727" calcext:value-type="float">
            <text:p>8.0666314678727E-10</text:p>
          </table:table-cell>
          <table:table-cell table:formula="of:=0.5*[.U12]*(([.U6]-[.T6])/([.U1]-[.T1]))^2" office:value-type="float" office:value="0.0000059367453027207" calcext:value-type="float">
            <text:p>5.9367453027207E-06</text:p>
          </table:table-cell>
          <table:table-cell table:formula="of:=0.5*[.V12]*(([.V6]-[.U6])/([.V1]-[.U1]))^2" office:value-type="float" office:value="0.00000436647226967607" calcext:value-type="float">
            <text:p>4.36647226967607E-06</text:p>
          </table:table-cell>
          <table:table-cell table:formula="of:=0.5*[.W12]*(([.W6]-[.V6])/([.W1]-[.V1]))^2" office:value-type="float" office:value="0.000000905840082117191" calcext:value-type="float">
            <text:p>9.05840082117191E-07</text:p>
          </table:table-cell>
          <table:table-cell table:formula="of:=0.5*[.X12]*(([.X6]-[.W6])/([.X1]-[.W1]))^2" office:value-type="float" office:value="0.00000626358195192279" calcext:value-type="float">
            <text:p>6.26358195192279E-06</text:p>
          </table:table-cell>
          <table:table-cell table:formula="of:=0.5*[.Y12]*(([.Y6]-[.X6])/([.Y1]-[.X1]))^2" office:value-type="float" office:value="0.00000108252367758475" calcext:value-type="float">
            <text:p>1.08252367758475E-06</text:p>
          </table:table-cell>
          <table:table-cell table:formula="of:=0.5*[.Z12]*(([.Z6]-[.Y6])/([.Z1]-[.Y1]))^2" office:value-type="float" office:value="0.000000407249979699895" calcext:value-type="float">
            <text:p>4.07249979699895E-07</text:p>
          </table:table-cell>
          <table:table-cell table:formula="of:=0.5*[.AA12]*(([.AA6]-[.Z6])/([.AA1]-[.Z1]))^2" office:value-type="float" office:value="0.000000758168084553058" calcext:value-type="float">
            <text:p>7.58168084553058E-07</text:p>
          </table:table-cell>
          <table:table-cell table:formula="of:=0.5*[.AB12]*(([.AB6]-[.AA6])/([.AB1]-[.AA1]))^2" office:value-type="float" office:value="0.000000884531933767795" calcext:value-type="float">
            <text:p>8.84531933767795E-07</text:p>
          </table:table-cell>
          <table:table-cell table:formula="of:=0.5*[.AC12]*(([.AC6]-[.AB6])/([.AC1]-[.AB1]))^2" office:value-type="float" office:value="0.0000000380303260119719" calcext:value-type="float">
            <text:p>3.80303260119719E-08</text:p>
          </table:table-cell>
          <table:table-cell table:formula="of:=0.5*[.AD12]*(([.AD6]-[.AC6])/([.AD1]-[.AC1]))^2" office:value-type="float" office:value="0.000000888246712488296" calcext:value-type="float">
            <text:p>8.88246712488296E-07</text:p>
          </table:table-cell>
          <table:table-cell table:formula="of:=0.5*[.AE12]*(([.AE6]-[.AD6])/([.AE1]-[.AD1]))^2" office:value-type="float" office:value="0.0000000396105280305195" calcext:value-type="float">
            <text:p>3.96105280305195E-08</text:p>
          </table:table-cell>
          <table:table-cell table:formula="of:=0.5*[.AF12]*(([.AF6]-[.AE6])/([.AF1]-[.AE1]))^2" office:value-type="float" office:value="0.00000119998876185441" calcext:value-type="float">
            <text:p>1.19998876185441E-06</text:p>
          </table:table-cell>
          <table:table-cell table:formula="of:=0.5*[.AG12]*(([.AG6]-[.AF6])/([.AG1]-[.AF1]))^2" office:value-type="float" office:value="0.000000943440374174563" calcext:value-type="float">
            <text:p>9.43440374174563E-07</text:p>
          </table:table-cell>
          <table:table-cell table:formula="of:=0.5*[.AH12]*(([.AH6]-[.AG6])/([.AH1]-[.AG1]))^2" office:value-type="float" office:value="0.000000958180188389705" calcext:value-type="float">
            <text:p>9.58180188389705E-07</text:p>
          </table:table-cell>
          <table:table-cell table:formula="of:=0.5*[.AI12]*(([.AI6]-[.AH6])/([.AI1]-[.AH1]))^2" office:value-type="float" office:value="0.0000000224585450603261" calcext:value-type="float">
            <text:p>2.24585450603261E-08</text:p>
          </table:table-cell>
          <table:table-cell table:formula="of:=0.5*[.AJ12]*(([.AJ6]-[.AI6])/([.AJ1]-[.AI1]))^2" office:value-type="float" office:value="0.000000250960445107293" calcext:value-type="float">
            <text:p>2.50960445107293E-07</text:p>
          </table:table-cell>
          <table:table-cell table:formula="of:=0.5*[.AK12]*(([.AK6]-[.AJ6])/([.AK1]-[.AJ1]))^2" office:value-type="float" office:value="0.000000216928993187424" calcext:value-type="float">
            <text:p>2.16928993187424E-07</text:p>
          </table:table-cell>
          <table:table-cell table:formula="of:=0.5*[.AL12]*(([.AL6]-[.AK6])/([.AL1]-[.AK1]))^2" office:value-type="float" office:value="0.000000941160085014159" calcext:value-type="float">
            <text:p>9.41160085014159E-07</text:p>
          </table:table-cell>
          <table:table-cell table:formula="of:=0.5*[.AM12]*(([.AM6]-[.AL6])/([.AM1]-[.AL1]))^2" office:value-type="float" office:value="0.0000029559586566409" calcext:value-type="float">
            <text:p>2.9559586566409E-06</text:p>
          </table:table-cell>
          <table:table-cell table:formula="of:=0.5*[.AN12]*(([.AN6]-[.AM6])/([.AN1]-[.AM1]))^2" office:value-type="float" office:value="0.000000113518959107013" calcext:value-type="float">
            <text:p>1.13518959107013E-07</text:p>
          </table:table-cell>
          <table:table-cell table:formula="of:=0.5*[.AO12]*(([.AO6]-[.AN6])/([.AO1]-[.AN1]))^2" office:value-type="float" office:value="0.00000126421386945355" calcext:value-type="float">
            <text:p>1.26421386945355E-06</text:p>
          </table:table-cell>
          <table:table-cell table:formula="of:=0.5*[.AP12]*(([.AP6]-[.AO6])/([.AP1]-[.AO1]))^2" office:value-type="float" office:value="0.000000681462137586923" calcext:value-type="float">
            <text:p>6.81462137586923E-07</text:p>
          </table:table-cell>
          <table:table-cell table:formula="of:=0.5*[.AQ12]*(([.AQ6]-[.AP6])/([.AQ1]-[.AP1]))^2" office:value-type="float" office:value="0.000000128260308637904" calcext:value-type="float">
            <text:p>1.28260308637904E-07</text:p>
          </table:table-cell>
          <table:table-cell table:formula="of:=0.5*[.AR12]*(([.AR6]-[.AQ6])/([.AR1]-[.AQ1]))^2" office:value-type="float" office:value="0.0000000345197994676307" calcext:value-type="float">
            <text:p>3.45197994676307E-08</text:p>
          </table:table-cell>
          <table:table-cell table:formula="of:=0.5*[.AS12]*(([.AS6]-[.AR6])/([.AS1]-[.AR1]))^2" office:value-type="float" office:value="0.000000281766923712469" calcext:value-type="float">
            <text:p>2.81766923712469E-07</text:p>
          </table:table-cell>
          <table:table-cell table:formula="of:=0.5*[.AT12]*(([.AT6]-[.AS6])/([.AT1]-[.AS1]))^2" office:value-type="float" office:value="0.00000029975510238512" calcext:value-type="float">
            <text:p>2.9975510238512E-07</text:p>
          </table:table-cell>
          <table:table-cell table:formula="of:=0.5*[.AU12]*(([.AU6]-[.AT6])/([.AU1]-[.AT1]))^2" office:value-type="float" office:value="0.00000103014365808508" calcext:value-type="float">
            <text:p>1.03014365808508E-06</text:p>
          </table:table-cell>
          <table:table-cell table:formula="of:=0.5*[.AV12]*(([.AV6]-[.AU6])/([.AV1]-[.AU1]))^2" office:value-type="float" office:value="0.00000124012676677302" calcext:value-type="float">
            <text:p>1.24012676677302E-06</text:p>
          </table:table-cell>
          <table:table-cell table:formula="of:=0.5*[.AW12]*(([.AW6]-[.AV6])/([.AW1]-[.AV1]))^2" office:value-type="float" office:value="0.000000201298017186422" calcext:value-type="float">
            <text:p>2.01298017186422E-07</text:p>
          </table:table-cell>
          <table:table-cell table:formula="of:=0.5*[.AX12]*(([.AX6]-[.AW6])/([.AX1]-[.AW1]))^2" office:value-type="float" office:value="0.000000257886894875212" calcext:value-type="float">
            <text:p>2.57886894875212E-07</text:p>
          </table:table-cell>
          <table:table-cell table:formula="of:=0.5*[.AY12]*(([.AY6]-[.AX6])/([.AY1]-[.AX1]))^2" office:value-type="float" office:value="0.000000143836960953231" calcext:value-type="float">
            <text:p>1.43836960953231E-07</text:p>
          </table:table-cell>
          <table:table-cell table:formula="of:=0.5*[.AZ12]*(([.AZ6]-[.AY6])/([.AZ1]-[.AY1]))^2" office:value-type="float" office:value="0.000000153396732193884" calcext:value-type="float">
            <text:p>1.53396732193884E-07</text:p>
          </table:table-cell>
          <table:table-cell table:formula="of:=0.5*[.BA12]*(([.BA6]-[.AZ6])/([.BA1]-[.AZ1]))^2" office:value-type="float" office:value="0.00000301589855136298" calcext:value-type="float">
            <text:p>3.01589855136298E-06</text:p>
          </table:table-cell>
          <table:table-cell table:formula="of:=0.5*[.BB12]*(([.BB6]-[.BA6])/([.BB1]-[.BA1]))^2" office:value-type="float" office:value="0.0000000117282522190951" calcext:value-type="float">
            <text:p>1.17282522190951E-08</text:p>
          </table:table-cell>
          <table:table-cell table:formula="of:=0.5*[.BC12]*(([.BC6]-[.BB6])/([.BC1]-[.BB1]))^2" office:value-type="float" office:value="0.000000104274343370872" calcext:value-type="float">
            <text:p>1.04274343370872E-07</text:p>
          </table:table-cell>
          <table:table-cell table:formula="of:=0.5*[.BD12]*(([.BD6]-[.BC6])/([.BD1]-[.BC1]))^2" office:value-type="float" office:value="0.00000000379440909497642" calcext:value-type="float">
            <text:p>3.79440909497642E-09</text:p>
          </table:table-cell>
          <table:table-cell table:formula="of:=0.5*[.BE12]*(([.BE6]-[.BD6])/([.BE1]-[.BD1]))^2" office:value-type="float" office:value="0.00000418219358819425" calcext:value-type="float">
            <text:p>4.18219358819425E-06</text:p>
          </table:table-cell>
          <table:table-cell table:formula="of:=0.5*[.BF12]*(([.BF6]-[.BE6])/([.BF1]-[.BE1]))^2" office:value-type="float" office:value="0.00000379743973858801" calcext:value-type="float">
            <text:p>3.79743973858801E-06</text:p>
          </table:table-cell>
          <table:table-cell table:formula="of:=0.5*[.BG12]*(([.BG6]-[.BF6])/([.BG1]-[.BF1]))^2" office:value-type="float" office:value="0.00000349914497240584" calcext:value-type="float">
            <text:p>3.49914497240584E-06</text:p>
          </table:table-cell>
          <table:table-cell table:formula="of:=0.5*[.BH12]*(([.BH6]-[.BG6])/([.BH1]-[.BG1]))^2" office:value-type="float" office:value="0.00000118235431625609" calcext:value-type="float">
            <text:p>1.18235431625609E-06</text:p>
          </table:table-cell>
          <table:table-cell table:formula="of:=0.5*[.BI12]*(([.BI6]-[.BH6])/([.BI1]-[.BH1]))^2" office:value-type="float" office:value="0.0000157115369036829" calcext:value-type="float">
            <text:p>1.57115369036829E-05</text:p>
          </table:table-cell>
          <table:table-cell table:formula="of:=0.5*[.BJ12]*(([.BJ6]-[.BI6])/([.BJ1]-[.BI1]))^2" office:value-type="float" office:value="0.0000999377707252949" calcext:value-type="float">
            <text:p>9.99377707252949E-05</text:p>
          </table:table-cell>
          <table:table-cell table:formula="of:=0.5*[.BK12]*(([.BK6]-[.BJ6])/([.BK1]-[.BJ1]))^2" office:value-type="float" office:value="0.00321795792909603" calcext:value-type="float">
            <text:p>0.003217957929096</text:p>
          </table:table-cell>
          <table:table-cell table:formula="of:=0.5*[.BL12]*(([.BL6]-[.BK6])/([.BL1]-[.BK1]))^2" office:value-type="float" office:value="0.00248657956558924" calcext:value-type="float">
            <text:p>0.002486579565589</text:p>
          </table:table-cell>
          <table:table-cell table:formula="of:=0.5*[.BM12]*(([.BM6]-[.BL6])/([.BM1]-[.BL1]))^2" office:value-type="float" office:value="0.000484326921668299" calcext:value-type="float">
            <text:p>0.000484326921668</text:p>
          </table:table-cell>
          <table:table-cell table:formula="of:=0.5*[.BN12]*(([.BN6]-[.BM6])/([.BN1]-[.BM1]))^2" office:value-type="float" office:value="0.000721799949196062" calcext:value-type="float">
            <text:p>0.000721799949196</text:p>
          </table:table-cell>
          <table:table-cell table:formula="of:=0.5*[.BO12]*(([.BO6]-[.BN6])/([.BO1]-[.BN1]))^2" office:value-type="float" office:value="0.00894173960716886" calcext:value-type="float">
            <text:p>0.008941739607169</text:p>
          </table:table-cell>
          <table:table-cell table:formula="of:=0.5*[.BP12]*(([.BP6]-[.BO6])/([.BP1]-[.BO1]))^2" office:value-type="float" office:value="0.00263281523757124" calcext:value-type="float">
            <text:p>0.002632815237571</text:p>
          </table:table-cell>
          <table:table-cell table:formula="of:=0.5*[.BQ12]*(([.BQ6]-[.BP6])/([.BQ1]-[.BP1]))^2" office:value-type="float" office:value="0.00439005953707702" calcext:value-type="float">
            <text:p>0.004390059537077</text:p>
          </table:table-cell>
          <table:table-cell table:formula="of:=0.5*[.BR12]*(([.BR6]-[.BQ6])/([.BR1]-[.BQ1]))^2" office:value-type="float" office:value="0.00791721976024271" calcext:value-type="float">
            <text:p>0.007917219760243</text:p>
          </table:table-cell>
          <table:table-cell table:formula="of:=0.5*[.BS12]*(([.BS6]-[.BR6])/([.BS1]-[.BR1]))^2" office:value-type="float" office:value="0.00829600275387718" calcext:value-type="float">
            <text:p>0.008296002753877</text:p>
          </table:table-cell>
          <table:table-cell table:formula="of:=0.5*[.BT12]*(([.BT6]-[.BS6])/([.BT1]-[.BS1]))^2" office:value-type="float" office:value="0.000259919345836897" calcext:value-type="float">
            <text:p>0.000259919345837</text:p>
          </table:table-cell>
          <table:table-cell table:formula="of:=0.5*[.BU12]*(([.BU6]-[.BT6])/([.BU1]-[.BT1]))^2" office:value-type="float" office:value="0.0000934882813184535" calcext:value-type="float">
            <text:p>9.34882813184535E-05</text:p>
          </table:table-cell>
          <table:table-cell table:formula="of:=0.5*[.BV12]*(([.BV6]-[.BU6])/([.BV1]-[.BU1]))^2" office:value-type="float" office:value="0.00516368820432405" calcext:value-type="float">
            <text:p>0.005163688204324</text:p>
          </table:table-cell>
          <table:table-cell table:formula="of:=0.5*[.BW12]*(([.BW6]-[.BV6])/([.BW1]-[.BV1]))^2" office:value-type="float" office:value="0.00353923701330782" calcext:value-type="float">
            <text:p>0.003539237013308</text:p>
          </table:table-cell>
          <table:table-cell table:formula="of:=0.5*[.BX12]*(([.BX6]-[.BW6])/([.BX1]-[.BW1]))^2" office:value-type="float" office:value="0.0000211873460108742" calcext:value-type="float">
            <text:p>2.11873460108742E-05</text:p>
          </table:table-cell>
          <table:table-cell table:formula="of:=0.5*[.BY12]*(([.BY6]-[.BX6])/([.BY1]-[.BX1]))^2" office:value-type="float" office:value="0.00397370853658316" calcext:value-type="float">
            <text:p>0.003973708536583</text:p>
          </table:table-cell>
          <table:table-cell table:formula="of:=0.5*[.BZ12]*(([.BZ6]-[.BY6])/([.BZ1]-[.BY1]))^2" office:value-type="float" office:value="0.00062361615503784" calcext:value-type="float">
            <text:p>0.000623616155038</text:p>
          </table:table-cell>
          <table:table-cell table:formula="of:=0.5*[.CA12]*(([.CA6]-[.BZ6])/([.CA1]-[.BZ1]))^2" office:value-type="float" office:value="0.00919747984985423" calcext:value-type="float">
            <text:p>0.009197479849854</text:p>
          </table:table-cell>
          <table:table-cell table:formula="of:=0.5*[.CB12]*(([.CB6]-[.CA6])/([.CB1]-[.CA1]))^2" office:value-type="float" office:value="0.000443230843045414" calcext:value-type="float">
            <text:p>0.000443230843045</text:p>
          </table:table-cell>
          <table:table-cell table:formula="of:=0.5*[.CC12]*(([.CC6]-[.CB6])/([.CC1]-[.CB1]))^2" office:value-type="float" office:value="0.0121270318295905" calcext:value-type="float">
            <text:p>0.012127031829591</text:p>
          </table:table-cell>
          <table:table-cell table:formula="of:=0.5*[.CD12]*(([.CD6]-[.CC6])/([.CD1]-[.CC1]))^2" office:value-type="float" office:value="0.0013593394132256" calcext:value-type="float">
            <text:p>0.001359339413226</text:p>
          </table:table-cell>
          <table:table-cell table:formula="of:=0.5*[.CE12]*(([.CE6]-[.CD6])/([.CE1]-[.CD1]))^2" office:value-type="float" office:value="0.00211942832337505" calcext:value-type="float">
            <text:p>0.002119428323375</text:p>
          </table:table-cell>
          <table:table-cell table:formula="of:=0.5*[.CF12]*(([.CF6]-[.CE6])/([.CF1]-[.CE1]))^2" office:value-type="float" office:value="0.0000353684286564464" calcext:value-type="float">
            <text:p>3.53684286564464E-05</text:p>
          </table:table-cell>
          <table:table-cell table:formula="of:=0.5*[.CG12]*(([.CG6]-[.CF6])/([.CG1]-[.CF1]))^2" office:value-type="float" office:value="0.00706900361396578" calcext:value-type="float">
            <text:p>0.007069003613966</text:p>
          </table:table-cell>
          <table:table-cell table:formula="of:=0.5*[.CH12]*(([.CH6]-[.CG6])/([.CH1]-[.CG1]))^2" office:value-type="float" office:value="0.00160422399709964" calcext:value-type="float">
            <text:p>0.0016042239971</text:p>
          </table:table-cell>
          <table:table-cell table:formula="of:=0.5*[.CI12]*(([.CI6]-[.CH6])/([.CI1]-[.CH1]))^2" office:value-type="float" office:value="0.00126621998886364" calcext:value-type="float">
            <text:p>0.001266219988864</text:p>
          </table:table-cell>
          <table:table-cell table:formula="of:=0.5*[.CJ12]*(([.CJ6]-[.CI6])/([.CJ1]-[.CI1]))^2" office:value-type="float" office:value="0.00281955617845986" calcext:value-type="float">
            <text:p>0.00281955617846</text:p>
          </table:table-cell>
          <table:table-cell table:formula="of:=0.5*[.CK12]*(([.CK6]-[.CJ6])/([.CK1]-[.CJ1]))^2" office:value-type="float" office:value="0.000304390776556426" calcext:value-type="float">
            <text:p>0.000304390776556</text:p>
          </table:table-cell>
          <table:table-cell table:formula="of:=0.5*[.CL12]*(([.CL6]-[.CK6])/([.CL1]-[.CK1]))^2" office:value-type="float" office:value="0.00199830714768408" calcext:value-type="float">
            <text:p>0.001998307147684</text:p>
          </table:table-cell>
          <table:table-cell table:formula="of:=0.5*[.CM12]*(([.CM6]-[.CL6])/([.CM1]-[.CL1]))^2" office:value-type="float" office:value="0.0105242475956941" calcext:value-type="float">
            <text:p>0.010524247595694</text:p>
          </table:table-cell>
          <table:table-cell table:formula="of:=0.5*[.CN12]*(([.CN6]-[.CM6])/([.CN1]-[.CM1]))^2" office:value-type="float" office:value="0.00119392596574716" calcext:value-type="float">
            <text:p>0.001193925965747</text:p>
          </table:table-cell>
          <table:table-cell table:formula="of:=0.5*[.CO12]*(([.CO6]-[.CN6])/([.CO1]-[.CN1]))^2" office:value-type="float" office:value="0.00871967625787703" calcext:value-type="float">
            <text:p>0.008719676257877</text:p>
          </table:table-cell>
          <table:table-cell table:formula="of:=0.5*[.CP12]*(([.CP6]-[.CO6])/([.CP1]-[.CO1]))^2" office:value-type="float" office:value="0.00354960005018895" calcext:value-type="float">
            <text:p>0.003549600050189</text:p>
          </table:table-cell>
          <table:table-cell table:formula="of:=0.5*[.CQ12]*(([.CQ6]-[.CP6])/([.CQ1]-[.CP1]))^2" office:value-type="float" office:value="0.00218016404375054" calcext:value-type="float">
            <text:p>0.002180164043751</text:p>
          </table:table-cell>
          <table:table-cell table:formula="of:=0.5*[.CR12]*(([.CR6]-[.CQ6])/([.CR1]-[.CQ1]))^2" office:value-type="float" office:value="0.0038333455829549" calcext:value-type="float">
            <text:p>0.003833345582955</text:p>
          </table:table-cell>
          <table:table-cell table:formula="of:=0.5*[.CS12]*(([.CS6]-[.CR6])/([.CS1]-[.CR1]))^2" office:value-type="float" office:value="0.000700571770450747" calcext:value-type="float">
            <text:p>0.000700571770451</text:p>
          </table:table-cell>
          <table:table-cell table:formula="of:=0.5*[.CT12]*(([.CT6]-[.CS6])/([.CT1]-[.CS1]))^2" office:value-type="float" office:value="0.00116296101536213" calcext:value-type="float">
            <text:p>0.001162961015362</text:p>
          </table:table-cell>
          <table:table-cell table:formula="of:=0.5*[.CU12]*(([.CU6]-[.CT6])/([.CU1]-[.CT1]))^2" office:value-type="float" office:value="0.000767028524152192" calcext:value-type="float">
            <text:p>0.000767028524152</text:p>
          </table:table-cell>
          <table:table-cell table:formula="of:=0.5*[.CV12]*(([.CV6]-[.CU6])/([.CV1]-[.CU1]))^2" office:value-type="float" office:value="0.00527997051287267" calcext:value-type="float">
            <text:p>0.005279970512873</text:p>
          </table:table-cell>
          <table:table-cell table:formula="of:=0.5*[.CW12]*(([.CW6]-[.CV6])/([.CW1]-[.CV1]))^2" office:value-type="float" office:value="0.0000925919858413983" calcext:value-type="float">
            <text:p>9.25919858413983E-05</text:p>
          </table:table-cell>
          <table:table-cell table:formula="of:=0.5*[.CX12]*(([.CX6]-[.CW6])/([.CX1]-[.CW1]))^2" office:value-type="float" office:value="0.00251620834406131" calcext:value-type="float">
            <text:p>0.002516208344061</text:p>
          </table:table-cell>
          <table:table-cell table:formula="of:=0.5*[.CY12]*(([.CY6]-[.CX6])/([.CY1]-[.CX1]))^2" office:value-type="float" office:value="0.0163645733436255" calcext:value-type="float">
            <text:p>0.016364573343626</text:p>
          </table:table-cell>
          <table:table-cell table:formula="of:=0.5*[.CZ12]*(([.CZ6]-[.CY6])/([.CZ1]-[.CY1]))^2" office:value-type="float" office:value="0.00866362933531631" calcext:value-type="float">
            <text:p>0.008663629335316</text:p>
          </table:table-cell>
          <table:table-cell table:formula="of:=0.5*[.DA12]*(([.DA6]-[.CZ6])/([.DA1]-[.CZ1]))^2" office:value-type="float" office:value="0.0015863376847954" calcext:value-type="float">
            <text:p>0.001586337684795</text:p>
          </table:table-cell>
          <table:table-cell table:formula="of:=0.5*[.DB12]*(([.DB6]-[.DA6])/([.DB1]-[.DA1]))^2" office:value-type="float" office:value="0.00167933083838737" calcext:value-type="float">
            <text:p>0.001679330838387</text:p>
          </table:table-cell>
          <table:table-cell table:formula="of:=0.5*[.DC12]*(([.DC6]-[.DB6])/([.DC1]-[.DB1]))^2" office:value-type="float" office:value="0.00441657803301" calcext:value-type="float">
            <text:p>0.00441657803301</text:p>
          </table:table-cell>
          <table:table-cell table:formula="of:=0.5*[.DD12]*(([.DD6]-[.DC6])/([.DD1]-[.DC1]))^2" office:value-type="float" office:value="0.000833816272150697" calcext:value-type="float">
            <text:p>0.000833816272151</text:p>
          </table:table-cell>
          <table:table-cell table:formula="of:=0.5*[.DE12]*(([.DE6]-[.DD6])/([.DE1]-[.DD1]))^2" office:value-type="float" office:value="0.0158324834265607" calcext:value-type="float">
            <text:p>0.015832483426561</text:p>
          </table:table-cell>
          <table:table-cell table:formula="of:=0.5*[.DF12]*(([.DF6]-[.DE6])/([.DF1]-[.DE1]))^2" office:value-type="float" office:value="0.00518178128217631" calcext:value-type="float">
            <text:p>0.005181781282176</text:p>
          </table:table-cell>
          <table:table-cell table:formula="of:=0.5*[.DG12]*(([.DG6]-[.DF6])/([.DG1]-[.DF1]))^2" office:value-type="float" office:value="0.00045968463194692" calcext:value-type="float">
            <text:p>0.000459684631947</text:p>
          </table:table-cell>
          <table:table-cell table:formula="of:=0.5*[.DH12]*(([.DH6]-[.DG6])/([.DH1]-[.DG1]))^2" office:value-type="float" office:value="0.00596214679283495" calcext:value-type="float">
            <text:p>0.005962146792835</text:p>
          </table:table-cell>
          <table:table-cell table:formula="of:=0.5*[.DI12]*(([.DI6]-[.DH6])/([.DI1]-[.DH1]))^2" office:value-type="float" office:value="0.00140600861492679" calcext:value-type="float">
            <text:p>0.001406008614927</text:p>
          </table:table-cell>
          <table:table-cell table:formula="of:=0.5*[.DJ12]*(([.DJ6]-[.DI6])/([.DJ1]-[.DI1]))^2" office:value-type="float" office:value="0.0000919129721150526" calcext:value-type="float">
            <text:p>9.19129721150526E-05</text:p>
          </table:table-cell>
          <table:table-cell table:formula="of:=0.5*[.DK12]*(([.DK6]-[.DJ6])/([.DK1]-[.DJ1]))^2" office:value-type="float" office:value="0.0112939199476202" calcext:value-type="float">
            <text:p>0.01129391994762</text:p>
          </table:table-cell>
          <table:table-cell table:formula="of:=0.5*[.DL12]*(([.DL6]-[.DK6])/([.DL1]-[.DK1]))^2" office:value-type="float" office:value="0.0000306585199062958" calcext:value-type="float">
            <text:p>3.06585199062958E-05</text:p>
          </table:table-cell>
          <table:table-cell table:formula="of:=0.5*[.DM12]*(([.DM6]-[.DL6])/([.DM1]-[.DL1]))^2" office:value-type="float" office:value="0.0297484028701877" calcext:value-type="float">
            <text:p>0.029748402870188</text:p>
          </table:table-cell>
          <table:table-cell table:formula="of:=0.5*[.DN12]*(([.DN6]-[.DM6])/([.DN1]-[.DM1]))^2" office:value-type="float" office:value="0.00736313782245932" calcext:value-type="float">
            <text:p>0.007363137822459</text:p>
          </table:table-cell>
          <table:table-cell table:formula="of:=0.5*[.DO12]*(([.DO6]-[.DN6])/([.DO1]-[.DN1]))^2" office:value-type="float" office:value="0.000584019345156924" calcext:value-type="float">
            <text:p>0.000584019345157</text:p>
          </table:table-cell>
          <table:table-cell table:formula="of:=0.5*[.DP12]*(([.DP6]-[.DO6])/([.DP1]-[.DO1]))^2" office:value-type="float" office:value="0.00692675654266856" calcext:value-type="float">
            <text:p>0.006926756542669</text:p>
          </table:table-cell>
          <table:table-cell table:formula="of:=0.5*[.DQ12]*(([.DQ6]-[.DP6])/([.DQ1]-[.DP1]))^2" office:value-type="float" office:value="0.000414041726399399" calcext:value-type="float">
            <text:p>0.000414041726399</text:p>
          </table:table-cell>
          <table:table-cell table:formula="of:=0.5*[.DR12]*(([.DR6]-[.DQ6])/([.DR1]-[.DQ1]))^2" office:value-type="float" office:value="0.00494487565729794" calcext:value-type="float">
            <text:p>0.004944875657298</text:p>
          </table:table-cell>
          <table:table-cell table:formula="of:=0.5*[.DS12]*(([.DS6]-[.DR6])/([.DS1]-[.DR1]))^2" office:value-type="float" office:value="0.00224353324043184" calcext:value-type="float">
            <text:p>0.002243533240432</text:p>
          </table:table-cell>
          <table:table-cell table:formula="of:=0.5*[.DT12]*(([.DT6]-[.DS6])/([.DT1]-[.DS1]))^2" office:value-type="float" office:value="0.00330024793369374" calcext:value-type="float">
            <text:p>0.003300247933694</text:p>
          </table:table-cell>
          <table:table-cell table:formula="of:=0.5*[.DU12]*(([.DU6]-[.DT6])/([.DU1]-[.DT1]))^2" office:value-type="float" office:value="0.000424038413575571" calcext:value-type="float">
            <text:p>0.000424038413576</text:p>
          </table:table-cell>
          <table:table-cell table:formula="of:=0.5*[.DV12]*(([.DV6]-[.DU6])/([.DV1]-[.DU1]))^2" office:value-type="float" office:value="0.0021464584424071" calcext:value-type="float">
            <text:p>0.002146458442407</text:p>
          </table:table-cell>
          <table:table-cell table:formula="of:=0.5*[.DW12]*(([.DW6]-[.DV6])/([.DW1]-[.DV1]))^2" office:value-type="float" office:value="0.0000000453748191093716" calcext:value-type="float">
            <text:p>4.53748191093716E-08</text:p>
          </table:table-cell>
          <table:table-cell table:formula="of:=0.5*[.DX12]*(([.DX6]-[.DW6])/([.DX1]-[.DW1]))^2" office:value-type="float" office:value="0.00000498285716473424" calcext:value-type="float">
            <text:p>4.98285716473424E-06</text:p>
          </table:table-cell>
          <table:table-cell table:formula="of:=0.5*[.DY12]*(([.DY6]-[.DX6])/([.DY1]-[.DX1]))^2" office:value-type="float" office:value="0.00523908425254516" calcext:value-type="float">
            <text:p>0.005239084252545</text:p>
          </table:table-cell>
          <table:table-cell table:formula="of:=0.5*[.DZ12]*(([.DZ6]-[.DY6])/([.DZ1]-[.DY1]))^2" office:value-type="float" office:value="0.00170290480304063" calcext:value-type="float">
            <text:p>0.001702904803041</text:p>
          </table:table-cell>
          <table:table-cell table:formula="of:=0.5*[.EA12]*(([.EA6]-[.DZ6])/([.EA1]-[.DZ1]))^2" office:value-type="float" office:value="0.00100180887651635" calcext:value-type="float">
            <text:p>0.001001808876516</text:p>
          </table:table-cell>
          <table:table-cell table:formula="of:=0.5*[.EB12]*(([.EB6]-[.EA6])/([.EB1]-[.EA1]))^2" office:value-type="float" office:value="0.000398584932338437" calcext:value-type="float">
            <text:p>0.000398584932338</text:p>
          </table:table-cell>
          <table:table-cell table:formula="of:=0.5*[.EC12]*(([.EC6]-[.EB6])/([.EC1]-[.EB1]))^2" office:value-type="float" office:value="0.0038837226752061" calcext:value-type="float">
            <text:p>0.003883722675206</text:p>
          </table:table-cell>
          <table:table-cell table:formula="of:=0.5*[.ED12]*(([.ED6]-[.EC6])/([.ED1]-[.EC1]))^2" office:value-type="float" office:value="0.000153133142466836" calcext:value-type="float">
            <text:p>0.000153133142467</text:p>
          </table:table-cell>
          <table:table-cell table:formula="of:=0.5*[.EE12]*(([.EE6]-[.ED6])/([.EE1]-[.ED1]))^2" office:value-type="float" office:value="0.00143822700168559" calcext:value-type="float">
            <text:p>0.001438227001686</text:p>
          </table:table-cell>
          <table:table-cell table:formula="of:=0.5*[.EF12]*(([.EF6]-[.EE6])/([.EF1]-[.EE1]))^2" office:value-type="float" office:value="0.00109910996946829" calcext:value-type="float">
            <text:p>0.001099109969468</text:p>
          </table:table-cell>
          <table:table-cell table:formula="of:=0.5*[.EG12]*(([.EG6]-[.EF6])/([.EG1]-[.EF1]))^2" office:value-type="float" office:value="0.0215843941662365" calcext:value-type="float">
            <text:p>0.021584394166237</text:p>
          </table:table-cell>
          <table:table-cell table:formula="of:=0.5*[.EH12]*(([.EH6]-[.EG6])/([.EH1]-[.EG1]))^2" office:value-type="float" office:value="0.0155612839785557" calcext:value-type="float">
            <text:p>0.015561283978556</text:p>
          </table:table-cell>
          <table:table-cell table:formula="of:=0.5*[.EI12]*(([.EI6]-[.EH6])/([.EI1]-[.EH1]))^2" office:value-type="float" office:value="0.000157157063696721" calcext:value-type="float">
            <text:p>0.000157157063697</text:p>
          </table:table-cell>
          <table:table-cell table:formula="of:=0.5*[.EJ12]*(([.EJ6]-[.EI6])/([.EJ1]-[.EI1]))^2" office:value-type="float" office:value="0.00462846512632451" calcext:value-type="float">
            <text:p>0.004628465126325</text:p>
          </table:table-cell>
          <table:table-cell table:formula="of:=0.5*[.EK12]*(([.EK6]-[.EJ6])/([.EK1]-[.EJ1]))^2" office:value-type="float" office:value="0.00142108013288018" calcext:value-type="float">
            <text:p>0.00142108013288</text:p>
          </table:table-cell>
          <table:table-cell table:formula="of:=0.5*[.EL12]*(([.EL6]-[.EK6])/([.EL1]-[.EK1]))^2" office:value-type="float" office:value="0.000651981672560258" calcext:value-type="float">
            <text:p>0.00065198167256</text:p>
          </table:table-cell>
          <table:table-cell table:formula="of:=0.5*[.EM12]*(([.EM6]-[.EL6])/([.EM1]-[.EL1]))^2" office:value-type="float" office:value="0.00352407419752385" calcext:value-type="float">
            <text:p>0.003524074197524</text:p>
          </table:table-cell>
          <table:table-cell table:formula="of:=0.5*[.EN12]*(([.EN6]-[.EM6])/([.EN1]-[.EM1]))^2" office:value-type="float" office:value="0.00182969704565557" calcext:value-type="float">
            <text:p>0.001829697045656</text:p>
          </table:table-cell>
          <table:table-cell table:formula="of:=0.5*[.EO12]*(([.EO6]-[.EN6])/([.EO1]-[.EN1]))^2" office:value-type="float" office:value="0.00159216855357825" calcext:value-type="float">
            <text:p>0.001592168553578</text:p>
          </table:table-cell>
          <table:table-cell table:formula="of:=0.5*[.EP12]*(([.EP6]-[.EO6])/([.EP1]-[.EO1]))^2" office:value-type="float" office:value="0.000254590764109013" calcext:value-type="float">
            <text:p>0.000254590764109</text:p>
          </table:table-cell>
          <table:table-cell table:formula="of:=0.5*[.EQ12]*(([.EQ6]-[.EP6])/([.EQ1]-[.EP1]))^2" office:value-type="float" office:value="0.000255633144339966" calcext:value-type="float">
            <text:p>0.00025563314434</text:p>
          </table:table-cell>
          <table:table-cell table:formula="of:=0.5*[.ER12]*(([.ER6]-[.EQ6])/([.ER1]-[.EQ1]))^2" office:value-type="float" office:value="0.0000396637126044975" calcext:value-type="float">
            <text:p>3.96637126044975E-05</text:p>
          </table:table-cell>
          <table:table-cell table:formula="of:=0.5*[.ES12]*(([.ES6]-[.ER6])/([.ES1]-[.ER1]))^2" office:value-type="float" office:value="0.00876909136233386" calcext:value-type="float">
            <text:p>0.008769091362334</text:p>
          </table:table-cell>
          <table:table-cell table:formula="of:=0.5*[.ET12]*(([.ET6]-[.ES6])/([.ET1]-[.ES1]))^2" office:value-type="float" office:value="0.000221981382846437" calcext:value-type="float">
            <text:p>0.000221981382846</text:p>
          </table:table-cell>
          <table:table-cell table:formula="of:=0.5*[.EU12]*(([.EU6]-[.ET6])/([.EU1]-[.ET1]))^2" office:value-type="float" office:value="0.00198680756207795" calcext:value-type="float">
            <text:p>0.001986807562078</text:p>
          </table:table-cell>
          <table:table-cell table:formula="of:=0.5*[.EV12]*(([.EV6]-[.EU6])/([.EV1]-[.EU1]))^2" office:value-type="float" office:value="0.0000000167719693632422" calcext:value-type="float">
            <text:p>1.67719693632422E-08</text:p>
          </table:table-cell>
          <table:table-cell table:formula="of:=0.5*[.EW12]*(([.EW6]-[.EV6])/([.EW1]-[.EV1]))^2" office:value-type="float" office:value="0.00512421527721107" calcext:value-type="float">
            <text:p>0.005124215277211</text:p>
          </table:table-cell>
          <table:table-cell table:formula="of:=0.5*[.EX12]*(([.EX6]-[.EW6])/([.EX1]-[.EW1]))^2" office:value-type="float" office:value="0.0000131168815717078" calcext:value-type="float">
            <text:p>1.31168815717078E-05</text:p>
          </table:table-cell>
          <table:table-cell table:formula="of:=0.5*[.EY12]*(([.EY6]-[.EX6])/([.EY1]-[.EX1]))^2" office:value-type="float" office:value="0.000260266605674292" calcext:value-type="float">
            <text:p>0.000260266605674</text:p>
          </table:table-cell>
          <table:table-cell table:formula="of:=0.5*[.EZ12]*(([.EZ6]-[.EY6])/([.EZ1]-[.EY1]))^2" office:value-type="float" office:value="0.00716686496271091" calcext:value-type="float">
            <text:p>0.007166864962711</text:p>
          </table:table-cell>
          <table:table-cell table:formula="of:=0.5*[.FA12]*(([.FA6]-[.EZ6])/([.FA1]-[.EZ1]))^2" office:value-type="float" office:value="0.000169201473560712" calcext:value-type="float">
            <text:p>0.000169201473561</text:p>
          </table:table-cell>
          <table:table-cell table:formula="of:=0.5*[.FB12]*(([.FB6]-[.FA6])/([.FB1]-[.FA1]))^2" office:value-type="float" office:value="0.00677679900176059" calcext:value-type="float">
            <text:p>0.006776799001761</text:p>
          </table:table-cell>
          <table:table-cell table:formula="of:=0.5*[.FC12]*(([.FC6]-[.FB6])/([.FC1]-[.FB1]))^2" office:value-type="float" office:value="0.00000173935370914831" calcext:value-type="float">
            <text:p>1.73935370914831E-06</text:p>
          </table:table-cell>
          <table:table-cell table:formula="of:=0.5*[.FD12]*(([.FD6]-[.FC6])/([.FD1]-[.FC1]))^2" office:value-type="float" office:value="0.00286542237970549" calcext:value-type="float">
            <text:p>0.002865422379705</text:p>
          </table:table-cell>
          <table:table-cell table:formula="of:=0.5*[.FE12]*(([.FE6]-[.FD6])/([.FE1]-[.FD1]))^2" office:value-type="float" office:value="0.00110827646958506" calcext:value-type="float">
            <text:p>0.001108276469585</text:p>
          </table:table-cell>
          <table:table-cell table:formula="of:=0.5*[.FF12]*(([.FF6]-[.FE6])/([.FF1]-[.FE1]))^2" office:value-type="float" office:value="0.000374706330482365" calcext:value-type="float">
            <text:p>0.000374706330482</text:p>
          </table:table-cell>
          <table:table-cell table:formula="of:=0.5*[.FG12]*(([.FG6]-[.FF6])/([.FG1]-[.FF1]))^2" office:value-type="float" office:value="0.000376053757105539" calcext:value-type="float">
            <text:p>0.000376053757106</text:p>
          </table:table-cell>
          <table:table-cell table:formula="of:=0.5*[.FH12]*(([.FH6]-[.FG6])/([.FH1]-[.FG1]))^2" office:value-type="float" office:value="0.00402956626161259" calcext:value-type="float">
            <text:p>0.004029566261613</text:p>
          </table:table-cell>
          <table:table-cell table:formula="of:=0.5*[.FI12]*(([.FI6]-[.FH6])/([.FI1]-[.FH1]))^2" office:value-type="float" office:value="0.000166029714024651" calcext:value-type="float">
            <text:p>0.000166029714025</text:p>
          </table:table-cell>
          <table:table-cell table:formula="of:=0.5*[.FJ12]*(([.FJ6]-[.FI6])/([.FJ1]-[.FI1]))^2" office:value-type="float" office:value="0.0017668984394944" calcext:value-type="float">
            <text:p>0.001766898439494</text:p>
          </table:table-cell>
          <table:table-cell table:formula="of:=0.5*[.FK12]*(([.FK6]-[.FJ6])/([.FK1]-[.FJ1]))^2" office:value-type="float" office:value="0.00262301802678836" calcext:value-type="float">
            <text:p>0.002623018026788</text:p>
          </table:table-cell>
          <table:table-cell table:formula="of:=0.5*[.FL12]*(([.FL6]-[.FK6])/([.FL1]-[.FK1]))^2" office:value-type="float" office:value="0.000248959121930305" calcext:value-type="float">
            <text:p>0.00024895912193</text:p>
          </table:table-cell>
          <table:table-cell table:formula="of:=0.5*[.FM12]*(([.FM6]-[.FL6])/([.FM1]-[.FL1]))^2" office:value-type="float" office:value="0.00211631704712341" calcext:value-type="float">
            <text:p>0.002116317047123</text:p>
          </table:table-cell>
          <table:table-cell table:formula="of:=0.5*[.FN12]*(([.FN6]-[.FM6])/([.FN1]-[.FM1]))^2" office:value-type="float" office:value="0.000154630651732581" calcext:value-type="float">
            <text:p>0.000154630651733</text:p>
          </table:table-cell>
          <table:table-cell table:formula="of:=0.5*[.FO12]*(([.FO6]-[.FN6])/([.FO1]-[.FN1]))^2" office:value-type="float" office:value="0.000224230855903583" calcext:value-type="float">
            <text:p>0.000224230855904</text:p>
          </table:table-cell>
          <table:table-cell table:formula="of:=0.5*[.FP12]*(([.FP6]-[.FO6])/([.FP1]-[.FO1]))^2" office:value-type="float" office:value="0.000107979897510539" calcext:value-type="float">
            <text:p>0.000107979897511</text:p>
          </table:table-cell>
          <table:table-cell table:formula="of:=0.5*[.FQ12]*(([.FQ6]-[.FP6])/([.FQ1]-[.FP1]))^2" office:value-type="float" office:value="0.00722537022930169" calcext:value-type="float">
            <text:p>0.007225370229302</text:p>
          </table:table-cell>
          <table:table-cell table:formula="of:=0.5*[.FR12]*(([.FR6]-[.FQ6])/([.FR1]-[.FQ1]))^2" office:value-type="float" office:value="0.000116613766159939" calcext:value-type="float">
            <text:p>0.00011661376616</text:p>
          </table:table-cell>
          <table:table-cell table:formula="of:=0.5*[.FS12]*(([.FS6]-[.FR6])/([.FS1]-[.FR1]))^2" office:value-type="float" office:value="0.00145590772703053" calcext:value-type="float">
            <text:p>0.001455907727031</text:p>
          </table:table-cell>
          <table:table-cell table:formula="of:=0.5*[.FT12]*(([.FT6]-[.FS6])/([.FT1]-[.FS1]))^2" office:value-type="float" office:value="0.0149645957998424" calcext:value-type="float">
            <text:p>0.014964595799843</text:p>
          </table:table-cell>
          <table:table-cell table:formula="of:=0.5*[.FU12]*(([.FU6]-[.FT6])/([.FU1]-[.FT1]))^2" office:value-type="float" office:value="0.000107605991203394" calcext:value-type="float">
            <text:p>0.000107605991203</text:p>
          </table:table-cell>
          <table:table-cell table:formula="of:=0.5*[.FV12]*(([.FV6]-[.FU6])/([.FV1]-[.FU1]))^2" office:value-type="float" office:value="0.00521728077573005" calcext:value-type="float">
            <text:p>0.00521728077573</text:p>
          </table:table-cell>
          <table:table-cell table:formula="of:=0.5*[.FW12]*(([.FW6]-[.FV6])/([.FW1]-[.FV1]))^2" office:value-type="float" office:value="0.00150733102716852" calcext:value-type="float">
            <text:p>0.001507331027169</text:p>
          </table:table-cell>
          <table:table-cell table:formula="of:=0.5*[.FX12]*(([.FX6]-[.FW6])/([.FX1]-[.FW1]))^2" office:value-type="float" office:value="0.00023256548459881" calcext:value-type="float">
            <text:p>0.000232565484599</text:p>
          </table:table-cell>
          <table:table-cell table:formula="of:=0.5*[.FY12]*(([.FY6]-[.FX6])/([.FY1]-[.FX1]))^2" office:value-type="float" office:value="0.000605911094286285" calcext:value-type="float">
            <text:p>0.000605911094286</text:p>
          </table:table-cell>
          <table:table-cell table:formula="of:=0.5*[.FZ12]*(([.FZ6]-[.FY6])/([.FZ1]-[.FY1]))^2" office:value-type="float" office:value="0.0000650430188169606" calcext:value-type="float">
            <text:p>6.50430188169606E-05</text:p>
          </table:table-cell>
          <table:table-cell table:formula="of:=0.5*[.GA12]*(([.GA6]-[.FZ6])/([.GA1]-[.FZ1]))^2" office:value-type="float" office:value="0.00000655399315093907" calcext:value-type="float">
            <text:p>6.55399315093907E-06</text:p>
          </table:table-cell>
          <table:table-cell table:formula="of:=0.5*[.GB12]*(([.GB6]-[.GA6])/([.GB1]-[.GA1]))^2" office:value-type="float" office:value="0.00244381505833384" calcext:value-type="float">
            <text:p>0.002443815058334</text:p>
          </table:table-cell>
          <table:table-cell table:formula="of:=0.5*[.GC12]*(([.GC6]-[.GB6])/([.GC1]-[.GB1]))^2" office:value-type="float" office:value="0.0000128938135215018" calcext:value-type="float">
            <text:p>1.28938135215018E-05</text:p>
          </table:table-cell>
          <table:table-cell table:formula="of:=0.5*[.GD12]*(([.GD6]-[.GC6])/([.GD1]-[.GC1]))^2" office:value-type="float" office:value="0.00356361315090581" calcext:value-type="float">
            <text:p>0.003563613150906</text:p>
          </table:table-cell>
          <table:table-cell table:formula="of:=0.5*[.GE12]*(([.GE6]-[.GD6])/([.GE1]-[.GD1]))^2" office:value-type="float" office:value="0.0058999539743545" calcext:value-type="float">
            <text:p>0.005899953974355</text:p>
          </table:table-cell>
          <table:table-cell table:formula="of:=0.5*[.GF12]*(([.GF6]-[.GE6])/([.GF1]-[.GE1]))^2" office:value-type="float" office:value="0.000711514705734305" calcext:value-type="float">
            <text:p>0.000711514705734</text:p>
          </table:table-cell>
          <table:table-cell table:formula="of:=0.5*[.GG12]*(([.GG6]-[.GF6])/([.GG1]-[.GF1]))^2" office:value-type="float" office:value="0.00667048841801339" calcext:value-type="float">
            <text:p>0.006670488418013</text:p>
          </table:table-cell>
          <table:table-cell table:formula="of:=0.5*[.GH12]*(([.GH6]-[.GG6])/([.GH1]-[.GG1]))^2" office:value-type="float" office:value="0.0000159130757438665" calcext:value-type="float">
            <text:p>1.59130757438665E-05</text:p>
          </table:table-cell>
          <table:table-cell table:formula="of:=0.5*[.GI12]*(([.GI6]-[.GH6])/([.GI1]-[.GH1]))^2" office:value-type="float" office:value="0.0111432889008523" calcext:value-type="float">
            <text:p>0.011143288900852</text:p>
          </table:table-cell>
          <table:table-cell table:formula="of:=0.5*[.GJ12]*(([.GJ6]-[.GI6])/([.GJ1]-[.GI1]))^2" office:value-type="float" office:value="0.0000971562933763287" calcext:value-type="float">
            <text:p>9.71562933763287E-05</text:p>
          </table:table-cell>
          <table:table-cell table:formula="of:=0.5*[.GK12]*(([.GK6]-[.GJ6])/([.GK1]-[.GJ1]))^2" office:value-type="float" office:value="0.00264148625293994" calcext:value-type="float">
            <text:p>0.00264148625294</text:p>
          </table:table-cell>
          <table:table-cell table:formula="of:=0.5*[.GL12]*(([.GL6]-[.GK6])/([.GL1]-[.GK1]))^2" office:value-type="float" office:value="0.00078625640951878" calcext:value-type="float">
            <text:p>0.000786256409519</text:p>
          </table:table-cell>
          <table:table-cell table:formula="of:=0.5*[.GM12]*(([.GM6]-[.GL6])/([.GM1]-[.GL1]))^2" office:value-type="float" office:value="0.00208012775755839" calcext:value-type="float">
            <text:p>0.002080127757558</text:p>
          </table:table-cell>
          <table:table-cell table:formula="of:=0.5*[.GN12]*(([.GN6]-[.GM6])/([.GN1]-[.GM1]))^2" office:value-type="float" office:value="0.00000224931431614869" calcext:value-type="float">
            <text:p>2.24931431614869E-06</text:p>
          </table:table-cell>
          <table:table-cell table:formula="of:=0.5*[.GO12]*(([.GO6]-[.GN6])/([.GO1]-[.GN1]))^2" office:value-type="float" office:value="0.00426546769202163" calcext:value-type="float">
            <text:p>0.004265467692022</text:p>
          </table:table-cell>
          <table:table-cell table:formula="of:=0.5*[.GP12]*(([.GP6]-[.GO6])/([.GP1]-[.GO1]))^2" office:value-type="float" office:value="0.0209617292847915" calcext:value-type="float">
            <text:p>0.020961729284792</text:p>
          </table:table-cell>
          <table:table-cell table:formula="of:=0.5*[.GQ12]*(([.GQ6]-[.GP6])/([.GQ1]-[.GP1]))^2" office:value-type="float" office:value="0.000209176265902282" calcext:value-type="float">
            <text:p>0.000209176265902</text:p>
          </table:table-cell>
          <table:table-cell table:formula="of:=0.5*[.GR12]*(([.GR6]-[.GQ6])/([.GR1]-[.GQ1]))^2" office:value-type="float" office:value="0.000104788877039477" calcext:value-type="float">
            <text:p>0.000104788877039</text:p>
          </table:table-cell>
          <table:table-cell table:formula="of:=0.5*[.GS12]*(([.GS6]-[.GR6])/([.GS1]-[.GR1]))^2" office:value-type="float" office:value="0.00615989881107109" calcext:value-type="float">
            <text:p>0.006159898811071</text:p>
          </table:table-cell>
          <table:table-cell table:formula="of:=0.5*[.GT12]*(([.GT6]-[.GS6])/([.GT1]-[.GS1]))^2" office:value-type="float" office:value="0.0000324978047926976" calcext:value-type="float">
            <text:p>3.24978047926976E-05</text:p>
          </table:table-cell>
          <table:table-cell table:formula="of:=0.5*[.GU12]*(([.GU6]-[.GT6])/([.GU1]-[.GT1]))^2" office:value-type="float" office:value="0.00476351263337782" calcext:value-type="float">
            <text:p>0.004763512633378</text:p>
          </table:table-cell>
          <table:table-cell table:formula="of:=0.5*[.GV12]*(([.GV6]-[.GU6])/([.GV1]-[.GU1]))^2" office:value-type="float" office:value="0.000110911070321262" calcext:value-type="float">
            <text:p>0.000110911070321</text:p>
          </table:table-cell>
          <table:table-cell table:formula="of:=0.5*[.GW12]*(([.GW6]-[.GV6])/([.GW1]-[.GV1]))^2" office:value-type="float" office:value="0.00241215921103284" calcext:value-type="float">
            <text:p>0.002412159211033</text:p>
          </table:table-cell>
          <table:table-cell table:formula="of:=0.5*[.GX12]*(([.GX6]-[.GW6])/([.GX1]-[.GW1]))^2" office:value-type="float" office:value="0.00317227059779576" calcext:value-type="float">
            <text:p>0.003172270597796</text:p>
          </table:table-cell>
          <table:table-cell table:formula="of:=0.5*[.GY12]*(([.GY6]-[.GX6])/([.GY1]-[.GX1]))^2" office:value-type="float" office:value="0.0000155257161069296" calcext:value-type="float">
            <text:p>1.55257161069296E-05</text:p>
          </table:table-cell>
          <table:table-cell table:formula="of:=0.5*[.GZ12]*(([.GZ6]-[.GY6])/([.GZ1]-[.GY1]))^2" office:value-type="float" office:value="0.00364138975749265" calcext:value-type="float">
            <text:p>0.003641389757493</text:p>
          </table:table-cell>
          <table:table-cell table:formula="of:=0.5*[.HA12]*(([.HA6]-[.GZ6])/([.HA1]-[.GZ1]))^2" office:value-type="float" office:value="0.000326458111459408" calcext:value-type="float">
            <text:p>0.000326458111459</text:p>
          </table:table-cell>
          <table:table-cell table:formula="of:=0.5*[.HB12]*(([.HB6]-[.HA6])/([.HB1]-[.HA1]))^2" office:value-type="float" office:value="0.00332012635847167" calcext:value-type="float">
            <text:p>0.003320126358472</text:p>
          </table:table-cell>
          <table:table-cell table:formula="of:=0.5*[.HC12]*(([.HC6]-[.HB6])/([.HC1]-[.HB1]))^2" office:value-type="float" office:value="0.00000013724272270924" calcext:value-type="float">
            <text:p>1.3724272270924E-07</text:p>
          </table:table-cell>
          <table:table-cell table:formula="of:=0.5*[.HD12]*(([.HD6]-[.HC6])/([.HD1]-[.HC1]))^2" office:value-type="float" office:value="0.00244678683787803" calcext:value-type="float">
            <text:p>0.002446786837878</text:p>
          </table:table-cell>
          <table:table-cell table:formula="of:=0.5*[.HE12]*(([.HE6]-[.HD6])/([.HE1]-[.HD1]))^2" office:value-type="float" office:value="0.000867974752851982" calcext:value-type="float">
            <text:p>0.000867974752852</text:p>
          </table:table-cell>
          <table:table-cell table:formula="of:=0.5*[.HF12]*(([.HF6]-[.HE6])/([.HF1]-[.HE1]))^2" office:value-type="float" office:value="0.00742009925275795" calcext:value-type="float">
            <text:p>0.007420099252758</text:p>
          </table:table-cell>
          <table:table-cell table:formula="of:=0.5*[.HG12]*(([.HG6]-[.HF6])/([.HG1]-[.HF1]))^2" office:value-type="float" office:value="0.000274181052176047" calcext:value-type="float">
            <text:p>0.000274181052176</text:p>
          </table:table-cell>
          <table:table-cell table:formula="of:=0.5*[.HH12]*(([.HH6]-[.HG6])/([.HH1]-[.HG1]))^2" office:value-type="float" office:value="0.00263214672966335" calcext:value-type="float">
            <text:p>0.002632146729663</text:p>
          </table:table-cell>
          <table:table-cell table:formula="of:=0.5*[.HI12]*(([.HI6]-[.HH6])/([.HI1]-[.HH1]))^2" office:value-type="float" office:value="0.00102965920117474" calcext:value-type="float">
            <text:p>0.001029659201175</text:p>
          </table:table-cell>
          <table:table-cell table:formula="of:=0.5*[.HJ12]*(([.HJ6]-[.HI6])/([.HJ1]-[.HI1]))^2" office:value-type="float" office:value="0.00394636858010501" calcext:value-type="float">
            <text:p>0.003946368580105</text:p>
          </table:table-cell>
          <table:table-cell table:formula="of:=0.5*[.HK12]*(([.HK6]-[.HJ6])/([.HK1]-[.HJ1]))^2" office:value-type="float" office:value="0.000652595487949365" calcext:value-type="float">
            <text:p>0.000652595487949</text:p>
          </table:table-cell>
          <table:table-cell table:formula="of:=0.5*[.HL12]*(([.HL6]-[.HK6])/([.HL1]-[.HK1]))^2" office:value-type="float" office:value="0.00000139122590400476" calcext:value-type="float">
            <text:p>1.39122590400476E-06</text:p>
          </table:table-cell>
          <table:table-cell table:formula="of:=0.5*[.HM12]*(([.HM6]-[.HL6])/([.HM1]-[.HL1]))^2" office:value-type="float" office:value="0.00536204254414904" calcext:value-type="float">
            <text:p>0.005362042544149</text:p>
          </table:table-cell>
          <table:table-cell table:formula="of:=0.5*[.HN12]*(([.HN6]-[.HM6])/([.HN1]-[.HM1]))^2" office:value-type="float" office:value="0.000976436976081425" calcext:value-type="float">
            <text:p>0.000976436976081</text:p>
          </table:table-cell>
          <table:table-cell table:formula="of:=0.5*[.HO12]*(([.HO6]-[.HN6])/([.HO1]-[.HN1]))^2" office:value-type="float" office:value="0.00014978593585439" calcext:value-type="float">
            <text:p>0.000149785935854</text:p>
          </table:table-cell>
          <table:table-cell table:formula="of:=0.5*[.HP12]*(([.HP6]-[.HO6])/([.HP1]-[.HO1]))^2" office:value-type="float" office:value="0.00189750611282214" calcext:value-type="float">
            <text:p>0.001897506112822</text:p>
          </table:table-cell>
          <table:table-cell table:formula="of:=0.5*[.HQ12]*(([.HQ6]-[.HP6])/([.HQ1]-[.HP1]))^2" office:value-type="float" office:value="0.00763267389913481" calcext:value-type="float">
            <text:p>0.007632673899135</text:p>
          </table:table-cell>
          <table:table-cell table:formula="of:=0.5*[.HR12]*(([.HR6]-[.HQ6])/([.HR1]-[.HQ1]))^2" office:value-type="float" office:value="0.00693471387463702" calcext:value-type="float">
            <text:p>0.006934713874637</text:p>
          </table:table-cell>
          <table:table-cell table:formula="of:=0.5*[.HS12]*(([.HS6]-[.HR6])/([.HS1]-[.HR1]))^2" office:value-type="float" office:value="0.00145990103355811" calcext:value-type="float">
            <text:p>0.001459901033558</text:p>
          </table:table-cell>
          <table:table-cell table:formula="of:=0.5*[.HT12]*(([.HT6]-[.HS6])/([.HT1]-[.HS1]))^2" office:value-type="float" office:value="0.00000702658748466904" calcext:value-type="float">
            <text:p>7.02658748466904E-06</text:p>
          </table:table-cell>
          <table:table-cell table:formula="of:=0.5*[.HU12]*(([.HU6]-[.HT6])/([.HU1]-[.HT1]))^2" office:value-type="float" office:value="0.000203305005420123" calcext:value-type="float">
            <text:p>0.00020330500542</text:p>
          </table:table-cell>
          <table:table-cell table:formula="of:=0.5*[.HV12]*(([.HV6]-[.HU6])/([.HV1]-[.HU1]))^2" office:value-type="float" office:value="0.00028231636476472" calcext:value-type="float">
            <text:p>0.000282316364765</text:p>
          </table:table-cell>
          <table:table-cell table:formula="of:=0.5*[.HW12]*(([.HW6]-[.HV6])/([.HW1]-[.HV1]))^2" office:value-type="float" office:value="0.000790310538652862" calcext:value-type="float">
            <text:p>0.000790310538653</text:p>
          </table:table-cell>
          <table:table-cell table:formula="of:=0.5*[.HX12]*(([.HX6]-[.HW6])/([.HX1]-[.HW1]))^2" office:value-type="float" office:value="0.0000025914356160106" calcext:value-type="float">
            <text:p>2.5914356160106E-06</text:p>
          </table:table-cell>
          <table:table-cell table:formula="of:=0.5*[.HY12]*(([.HY6]-[.HX6])/([.HY1]-[.HX1]))^2" office:value-type="float" office:value="0.00222254817916763" calcext:value-type="float">
            <text:p>0.002222548179168</text:p>
          </table:table-cell>
          <table:table-cell table:formula="of:=0.5*[.HZ12]*(([.HZ6]-[.HY6])/([.HZ1]-[.HY1]))^2" office:value-type="float" office:value="0.00201751391863506" calcext:value-type="float">
            <text:p>0.002017513918635</text:p>
          </table:table-cell>
          <table:table-cell table:formula="of:=0.5*[.IA12]*(([.IA6]-[.HZ6])/([.IA1]-[.HZ1]))^2" office:value-type="float" office:value="0.00123841060994249" calcext:value-type="float">
            <text:p>0.001238410609942</text:p>
          </table:table-cell>
          <table:table-cell table:formula="of:=0.5*[.IB12]*(([.IB6]-[.IA6])/([.IB1]-[.IA1]))^2" office:value-type="float" office:value="0.0000000103091741519625" calcext:value-type="float">
            <text:p>1.03091741519625E-08</text:p>
          </table:table-cell>
          <table:table-cell table:formula="of:=0.5*[.IC12]*(([.IC6]-[.IB6])/([.IC1]-[.IB1]))^2" office:value-type="float" office:value="0.000265595735633394" calcext:value-type="float">
            <text:p>0.000265595735633</text:p>
          </table:table-cell>
          <table:table-cell table:formula="of:=0.5*[.ID12]*(([.ID6]-[.IC6])/([.ID1]-[.IC1]))^2" office:value-type="float" office:value="0.0086129191135742" calcext:value-type="float">
            <text:p>0.008612919113574</text:p>
          </table:table-cell>
          <table:table-cell table:formula="of:=0.5*[.IE12]*(([.IE6]-[.ID6])/([.IE1]-[.ID1]))^2" office:value-type="float" office:value="0.0000251144651814539" calcext:value-type="float">
            <text:p>2.51144651814539E-05</text:p>
          </table:table-cell>
          <table:table-cell table:formula="of:=0.5*[.IF12]*(([.IF6]-[.IE6])/([.IF1]-[.IE1]))^2" office:value-type="float" office:value="0.00176728556063366" calcext:value-type="float">
            <text:p>0.001767285560634</text:p>
          </table:table-cell>
          <table:table-cell table:formula="of:=0.5*[.IG12]*(([.IG6]-[.IF6])/([.IG1]-[.IF1]))^2" office:value-type="float" office:value="0.00224612949369097" calcext:value-type="float">
            <text:p>0.002246129493691</text:p>
          </table:table-cell>
          <table:table-cell table:formula="of:=0.5*[.IH12]*(([.IH6]-[.IG6])/([.IH1]-[.IG1]))^2" office:value-type="float" office:value="0.0000000461547291237651" calcext:value-type="float">
            <text:p>4.61547291237651E-08</text:p>
          </table:table-cell>
          <table:table-cell table:formula="of:=0.5*[.II12]*(([.II6]-[.IH6])/([.II1]-[.IH1]))^2" office:value-type="float" office:value="0.0000125743066584474" calcext:value-type="float">
            <text:p>1.25743066584474E-05</text:p>
          </table:table-cell>
          <table:table-cell table:formula="of:=0.5*[.IJ12]*(([.IJ6]-[.II6])/([.IJ1]-[.II1]))^2" office:value-type="float" office:value="0.00300227752510316" calcext:value-type="float">
            <text:p>0.003002277525103</text:p>
          </table:table-cell>
          <table:table-cell table:formula="of:=0.5*[.IK12]*(([.IK6]-[.IJ6])/([.IK1]-[.IJ1]))^2" office:value-type="float" office:value="0.0000627877670549905" calcext:value-type="float">
            <text:p>6.27877670549905E-05</text:p>
          </table:table-cell>
          <table:table-cell table:formula="of:=0.5*[.IL12]*(([.IL6]-[.IK6])/([.IL1]-[.IK1]))^2" office:value-type="float" office:value="0.000639829410254192" calcext:value-type="float">
            <text:p>0.000639829410254</text:p>
          </table:table-cell>
          <table:table-cell table:formula="of:=0.5*[.IM12]*(([.IM6]-[.IL6])/([.IM1]-[.IL1]))^2" office:value-type="float" office:value="0.013135149357871" calcext:value-type="float">
            <text:p>0.013135149357871</text:p>
          </table:table-cell>
          <table:table-cell table:formula="of:=0.5*[.IN12]*(([.IN6]-[.IM6])/([.IN1]-[.IM1]))^2" office:value-type="float" office:value="0.00148893656170721" calcext:value-type="float">
            <text:p>0.001488936561707</text:p>
          </table:table-cell>
          <table:table-cell table:formula="of:=0.5*[.IO12]*(([.IO6]-[.IN6])/([.IO1]-[.IN1]))^2" office:value-type="float" office:value="0.00261758199743342" calcext:value-type="float">
            <text:p>0.002617581997433</text:p>
          </table:table-cell>
          <table:table-cell table:formula="of:=0.5*[.IP12]*(([.IP6]-[.IO6])/([.IP1]-[.IO1]))^2" office:value-type="float" office:value="0.00014843684532009" calcext:value-type="float">
            <text:p>0.00014843684532</text:p>
          </table:table-cell>
          <table:table-cell table:formula="of:=0.5*[.IQ12]*(([.IQ6]-[.IP6])/([.IQ1]-[.IP1]))^2" office:value-type="float" office:value="0.00586145061811544" calcext:value-type="float">
            <text:p>0.005861450618115</text:p>
          </table:table-cell>
          <table:table-cell table:formula="of:=0.5*[.IR12]*(([.IR6]-[.IQ6])/([.IR1]-[.IQ1]))^2" office:value-type="float" office:value="0.0000877980982260631" calcext:value-type="float">
            <text:p>8.77980982260631E-05</text:p>
          </table:table-cell>
          <table:table-cell table:formula="of:=0.5*[.IS12]*(([.IS6]-[.IR6])/([.IS1]-[.IR1]))^2" office:value-type="float" office:value="0.000576850088963317" calcext:value-type="float">
            <text:p>0.000576850088963</text:p>
          </table:table-cell>
          <table:table-cell table:formula="of:=0.5*[.IT12]*(([.IT6]-[.IS6])/([.IT1]-[.IS1]))^2" office:value-type="float" office:value="0.000606654913807648" calcext:value-type="float">
            <text:p>0.000606654913808</text:p>
          </table:table-cell>
          <table:table-cell table:formula="of:=0.5*[.IU12]*(([.IU6]-[.IT6])/([.IU1]-[.IT1]))^2" office:value-type="float" office:value="0.00593002856682342" calcext:value-type="float">
            <text:p>0.005930028566823</text:p>
          </table:table-cell>
          <table:table-cell table:formula="of:=0.5*[.IV12]*(([.IV6]-[.IU6])/([.IV1]-[.IU1]))^2" office:value-type="float" office:value="0.000105803859529708" calcext:value-type="float">
            <text:p>0.00010580385953</text:p>
          </table:table-cell>
          <table:table-cell table:formula="of:=0.5*[.IW12]*(([.IW6]-[.IV6])/([.IW1]-[.IV1]))^2" office:value-type="float" office:value="0.0000561125633101194" calcext:value-type="float">
            <text:p>5.61125633101194E-05</text:p>
          </table:table-cell>
          <table:table-cell table:formula="of:=0.5*[.IX12]*(([.IX6]-[.IW6])/([.IX1]-[.IW1]))^2" office:value-type="float" office:value="0.000315531636087722" calcext:value-type="float">
            <text:p>0.000315531636088</text:p>
          </table:table-cell>
          <table:table-cell table:formula="of:=0.5*[.IY12]*(([.IY6]-[.IX6])/([.IY1]-[.IX1]))^2" office:value-type="float" office:value="0.00460757066822641" calcext:value-type="float">
            <text:p>0.004607570668226</text:p>
          </table:table-cell>
          <table:table-cell table:formula="of:=0.5*[.IZ12]*(([.IZ6]-[.IY6])/([.IZ1]-[.IY1]))^2" office:value-type="float" office:value="0.0000130651348343142" calcext:value-type="float">
            <text:p>1.30651348343142E-05</text:p>
          </table:table-cell>
          <table:table-cell table:formula="of:=0.5*[.JA12]*(([.JA6]-[.IZ6])/([.JA1]-[.IZ1]))^2" office:value-type="float" office:value="0.00168971183431487" calcext:value-type="float">
            <text:p>0.001689711834315</text:p>
          </table:table-cell>
          <table:table-cell table:formula="of:=0.5*[.JB12]*(([.JB6]-[.JA6])/([.JB1]-[.JA1]))^2" office:value-type="float" office:value="0.000102551723725792" calcext:value-type="float">
            <text:p>0.000102551723726</text:p>
          </table:table-cell>
          <table:table-cell table:formula="of:=0.5*[.JC12]*(([.JC6]-[.JB6])/([.JC1]-[.JB1]))^2" office:value-type="float" office:value="0.00290341947435619" calcext:value-type="float">
            <text:p>0.002903419474356</text:p>
          </table:table-cell>
          <table:table-cell table:formula="of:=0.5*[.JD12]*(([.JD6]-[.JC6])/([.JD1]-[.JC1]))^2" office:value-type="float" office:value="0.0077399256360018" calcext:value-type="float">
            <text:p>0.007739925636002</text:p>
          </table:table-cell>
          <table:table-cell table:formula="of:=0.5*[.JE12]*(([.JE6]-[.JD6])/([.JE1]-[.JD1]))^2" office:value-type="float" office:value="0.00109493632833342" calcext:value-type="float">
            <text:p>0.001094936328333</text:p>
          </table:table-cell>
          <table:table-cell table:formula="of:=0.5*[.JF12]*(([.JF6]-[.JE6])/([.JF1]-[.JE1]))^2" office:value-type="float" office:value="0.0000106839661665734" calcext:value-type="float">
            <text:p>1.06839661665734E-05</text:p>
          </table:table-cell>
          <table:table-cell table:formula="of:=0.5*[.JG12]*(([.JG6]-[.JF6])/([.JG1]-[.JF1]))^2" office:value-type="float" office:value="0.00925276400483739" calcext:value-type="float">
            <text:p>0.009252764004837</text:p>
          </table:table-cell>
          <table:table-cell table:formula="of:=0.5*[.JH12]*(([.JH6]-[.JG6])/([.JH1]-[.JG1]))^2" office:value-type="float" office:value="0.00168547110150742" calcext:value-type="float">
            <text:p>0.001685471101507</text:p>
          </table:table-cell>
          <table:table-cell table:formula="of:=0.5*[.JI12]*(([.JI6]-[.JH6])/([.JI1]-[.JH1]))^2" office:value-type="float" office:value="0.0000259864714791945" calcext:value-type="float">
            <text:p>2.59864714791945E-05</text:p>
          </table:table-cell>
          <table:table-cell table:formula="of:=0.5*[.JJ12]*(([.JJ6]-[.JI6])/([.JJ1]-[.JI1]))^2" office:value-type="float" office:value="0.00187681199376486" calcext:value-type="float">
            <text:p>0.001876811993765</text:p>
          </table:table-cell>
          <table:table-cell table:formula="of:=0.5*[.JK12]*(([.JK6]-[.JJ6])/([.JK1]-[.JJ1]))^2" office:value-type="float" office:value="0.000426718135674418" calcext:value-type="float">
            <text:p>0.000426718135674</text:p>
          </table:table-cell>
          <table:table-cell table:formula="of:=0.5*[.JL12]*(([.JL6]-[.JK6])/([.JL1]-[.JK1]))^2" office:value-type="float" office:value="0.0015647606214681" calcext:value-type="float">
            <text:p>0.001564760621468</text:p>
          </table:table-cell>
          <table:table-cell table:formula="of:=0.5*[.JM12]*(([.JM6]-[.JL6])/([.JM1]-[.JL1]))^2" office:value-type="float" office:value="0.000273659093857222" calcext:value-type="float">
            <text:p>0.000273659093857</text:p>
          </table:table-cell>
          <table:table-cell table:formula="of:=0.5*[.JN12]*(([.JN6]-[.JM6])/([.JN1]-[.JM1]))^2" office:value-type="float" office:value="0.000480171578303966" calcext:value-type="float">
            <text:p>0.000480171578304</text:p>
          </table:table-cell>
          <table:table-cell table:formula="of:=0.5*[.JO12]*(([.JO6]-[.JN6])/([.JO1]-[.JN1]))^2" office:value-type="float" office:value="0.00210996612457022" calcext:value-type="float">
            <text:p>0.00210996612457</text:p>
          </table:table-cell>
          <table:table-cell table:formula="of:=0.5*[.JP12]*(([.JP6]-[.JO6])/([.JP1]-[.JO1]))^2" office:value-type="float" office:value="0.00114588289661331" calcext:value-type="float">
            <text:p>0.001145882896613</text:p>
          </table:table-cell>
          <table:table-cell table:formula="of:=0.5*[.JQ12]*(([.JQ6]-[.JP6])/([.JQ1]-[.JP1]))^2" office:value-type="float" office:value="0.000189749556838087" calcext:value-type="float">
            <text:p>0.000189749556838</text:p>
          </table:table-cell>
          <table:table-cell table:formula="of:=0.5*[.JR12]*(([.JR6]-[.JQ6])/([.JR1]-[.JQ1]))^2" office:value-type="float" office:value="0.0000056410151103987" calcext:value-type="float">
            <text:p>5.6410151103987E-06</text:p>
          </table:table-cell>
          <table:table-cell table:formula="of:=0.5*[.JS12]*(([.JS6]-[.JR6])/([.JS1]-[.JR1]))^2" office:value-type="float" office:value="0.00069401390603483" calcext:value-type="float">
            <text:p>0.000694013906035</text:p>
          </table:table-cell>
          <table:table-cell table:formula="of:=0.5*[.JT12]*(([.JT6]-[.JS6])/([.JT1]-[.JS1]))^2" office:value-type="float" office:value="0.00309132862210018" calcext:value-type="float">
            <text:p>0.0030913286221</text:p>
          </table:table-cell>
          <table:table-cell table:formula="of:=0.5*[.JU12]*(([.JU6]-[.JT6])/([.JU1]-[.JT1]))^2" office:value-type="float" office:value="0.000107293972556983" calcext:value-type="float">
            <text:p>0.000107293972557</text:p>
          </table:table-cell>
          <table:table-cell table:formula="of:=0.5*[.JV12]*(([.JV6]-[.JU6])/([.JV1]-[.JU1]))^2" office:value-type="float" office:value="0.00151151814961593" calcext:value-type="float">
            <text:p>0.001511518149616</text:p>
          </table:table-cell>
          <table:table-cell table:formula="of:=0.5*[.JW12]*(([.JW6]-[.JV6])/([.JW1]-[.JV1]))^2" office:value-type="float" office:value="0.000666002145424283" calcext:value-type="float">
            <text:p>0.000666002145424</text:p>
          </table:table-cell>
          <table:table-cell table:formula="of:=0.5*[.JX12]*(([.JX6]-[.JW6])/([.JX1]-[.JW1]))^2" office:value-type="float" office:value="0.0016026903096006" calcext:value-type="float">
            <text:p>0.001602690309601</text:p>
          </table:table-cell>
          <table:table-cell table:formula="of:=0.5*[.JY12]*(([.JY6]-[.JX6])/([.JY1]-[.JX1]))^2" office:value-type="float" office:value="0.000103162494494566" calcext:value-type="float">
            <text:p>0.000103162494495</text:p>
          </table:table-cell>
          <table:table-cell table:formula="of:=0.5*[.JZ12]*(([.JZ6]-[.JY6])/([.JZ1]-[.JY1]))^2" office:value-type="float" office:value="0.00000483136238751749" calcext:value-type="float">
            <text:p>4.83136238751749E-06</text:p>
          </table:table-cell>
          <table:table-cell table:formula="of:=0.5*[.KA12]*(([.KA6]-[.JZ6])/([.KA1]-[.JZ1]))^2" office:value-type="float" office:value="0.000015228352909961" calcext:value-type="float">
            <text:p>1.5228352909961E-05</text:p>
          </table:table-cell>
          <table:table-cell table:formula="of:=0.5*[.KB12]*(([.KB6]-[.KA6])/([.KB1]-[.KA1]))^2" office:value-type="float" office:value="0.0000000304509336461605" calcext:value-type="float">
            <text:p>3.04509336461605E-08</text:p>
          </table:table-cell>
          <table:table-cell table:formula="of:=0.5*[.KC12]*(([.KC6]-[.KB6])/([.KC1]-[.KB1]))^2" office:value-type="float" office:value="0.00000000194281489317373" calcext:value-type="float">
            <text:p>1.94281489317373E-09</text:p>
          </table:table-cell>
          <table:table-cell table:formula="of:=0.5*[.KD12]*(([.KD6]-[.KC6])/([.KD1]-[.KC1]))^2" office:value-type="float" office:value="0.0000290433707282019" calcext:value-type="float">
            <text:p>2.90433707282019E-05</text:p>
          </table:table-cell>
          <table:table-cell table:formula="of:=0.5*[.KE12]*(([.KE6]-[.KD6])/([.KE1]-[.KD1]))^2" office:value-type="float" office:value="0.000000963872239272344" calcext:value-type="float">
            <text:p>9.63872239272344E-07</text:p>
          </table:table-cell>
          <table:table-cell table:formula="of:=0.5*[.KF12]*(([.KF6]-[.KE6])/([.KF1]-[.KE1]))^2" office:value-type="float" office:value="0.00000579780253049819" calcext:value-type="float">
            <text:p>5.79780253049819E-06</text:p>
          </table:table-cell>
          <table:table-cell table:formula="of:=0.5*[.KG12]*(([.KG6]-[.KF6])/([.KG1]-[.KF1]))^2" office:value-type="float" office:value="0.0000369935153447133" calcext:value-type="float">
            <text:p>3.69935153447133E-05</text:p>
          </table:table-cell>
          <table:table-cell table:formula="of:=0.5*[.KH12]*(([.KH6]-[.KG6])/([.KH1]-[.KG1]))^2" office:value-type="float" office:value="0.0000690345065196593" calcext:value-type="float">
            <text:p>6.90345065196593E-05</text:p>
          </table:table-cell>
          <table:table-cell table:formula="of:=0.5*[.KI12]*(([.KI6]-[.KH6])/([.KI1]-[.KH1]))^2" office:value-type="float" office:value="0.0000584770702372448" calcext:value-type="float">
            <text:p>5.84770702372448E-05</text:p>
          </table:table-cell>
          <table:table-cell table:formula="of:=0.5*[.KJ12]*(([.KJ6]-[.KI6])/([.KJ1]-[.KI1]))^2" office:value-type="float" office:value="0.00000846775420755341" calcext:value-type="float">
            <text:p>8.46775420755341E-06</text:p>
          </table:table-cell>
          <table:table-cell table:formula="of:=0.5*[.KK12]*(([.KK6]-[.KJ6])/([.KK1]-[.KJ1]))^2" office:value-type="float" office:value="0.000042875159305747" calcext:value-type="float">
            <text:p>4.2875159305747E-05</text:p>
          </table:table-cell>
          <table:table-cell table:formula="of:=0.5*[.KL12]*(([.KL6]-[.KK6])/([.KL1]-[.KK1]))^2" office:value-type="float" office:value="0.000040080462498112" calcext:value-type="float">
            <text:p>4.0080462498112E-05</text:p>
          </table:table-cell>
          <table:table-cell table:formula="of:=0.5*[.KM12]*(([.KM6]-[.KL6])/([.KM1]-[.KL1]))^2" office:value-type="float" office:value="0.000000934415837299647" calcext:value-type="float">
            <text:p>9.34415837299647E-07</text:p>
          </table:table-cell>
          <table:table-cell table:formula="of:=0.5*[.KN12]*(([.KN6]-[.KM6])/([.KN1]-[.KM1]))^2" office:value-type="float" office:value="0.0000157610878351719" calcext:value-type="float">
            <text:p>1.57610878351719E-05</text:p>
          </table:table-cell>
          <table:table-cell table:formula="of:=0.5*[.KO12]*(([.KO6]-[.KN6])/([.KO1]-[.KN1]))^2" office:value-type="float" office:value="0.0000221639370070298" calcext:value-type="float">
            <text:p>2.21639370070298E-05</text:p>
          </table:table-cell>
          <table:table-cell table:formula="of:=0.5*[.KP12]*(([.KP6]-[.KO6])/([.KP1]-[.KO1]))^2" office:value-type="float" office:value="0.00000728775796022801" calcext:value-type="float">
            <text:p>7.28775796022801E-06</text:p>
          </table:table-cell>
          <table:table-cell table:formula="of:=0.5*[.KQ12]*(([.KQ6]-[.KP6])/([.KQ1]-[.KP1]))^2" office:value-type="float" office:value="0.0000472796422458172" calcext:value-type="float">
            <text:p>4.72796422458172E-05</text:p>
          </table:table-cell>
          <table:table-cell table:formula="of:=0.5*[.KR12]*(([.KR6]-[.KQ6])/([.KR1]-[.KQ1]))^2" office:value-type="float" office:value="0.00000474461821281812" calcext:value-type="float">
            <text:p>4.74461821281812E-06</text:p>
          </table:table-cell>
          <table:table-cell table:formula="of:=0.5*[.KS12]*(([.KS6]-[.KR6])/([.KS1]-[.KR1]))^2" office:value-type="float" office:value="0.0000151597133096651" calcext:value-type="float">
            <text:p>1.51597133096651E-05</text:p>
          </table:table-cell>
          <table:table-cell table:formula="of:=0.5*[.KT12]*(([.KT6]-[.KS6])/([.KT1]-[.KS1]))^2" office:value-type="float" office:value="0.0000336236268073238" calcext:value-type="float">
            <text:p>3.36236268073238E-05</text:p>
          </table:table-cell>
          <table:table-cell table:formula="of:=0.5*[.KU12]*(([.KU6]-[.KT6])/([.KU1]-[.KT1]))^2" office:value-type="float" office:value="0.000000209559124141189" calcext:value-type="float">
            <text:p>2.09559124141189E-07</text:p>
          </table:table-cell>
          <table:table-cell table:formula="of:=0.5*[.KV12]*(([.KV6]-[.KU6])/([.KV1]-[.KU1]))^2" office:value-type="float" office:value="0.00000913162999962879" calcext:value-type="float">
            <text:p>9.13162999962879E-06</text:p>
          </table:table-cell>
          <table:table-cell table:formula="of:=0.5*[.KW12]*(([.KW6]-[.KV6])/([.KW1]-[.KV1]))^2" office:value-type="float" office:value="0.00000015909053976364" calcext:value-type="float">
            <text:p>1.5909053976364E-07</text:p>
          </table:table-cell>
          <table:table-cell table:formula="of:=0.5*[.KX12]*(([.KX6]-[.KW6])/([.KX1]-[.KW1]))^2" office:value-type="float" office:value="0.000016896714706373" calcext:value-type="float">
            <text:p>1.6896714706373E-05</text:p>
          </table:table-cell>
          <table:table-cell table:formula="of:=0.5*[.KY12]*(([.KY6]-[.KX6])/([.KY1]-[.KX1]))^2" office:value-type="float" office:value="0.000000889817808401871" calcext:value-type="float">
            <text:p>8.89817808401871E-07</text:p>
          </table:table-cell>
          <table:table-cell table:formula="of:=0.5*[.KZ12]*(([.KZ6]-[.KY6])/([.KZ1]-[.KY1]))^2" office:value-type="float" office:value="0.00000108758757312467" calcext:value-type="float">
            <text:p>1.08758757312467E-06</text:p>
          </table:table-cell>
          <table:table-cell table:formula="of:=0.5*[.LA12]*(([.LA6]-[.KZ6])/([.LA1]-[.KZ1]))^2" office:value-type="float" office:value="0.0000113954921945392" calcext:value-type="float">
            <text:p>1.13954921945392E-05</text:p>
          </table:table-cell>
          <table:table-cell table:formula="of:=0.5*[.LB12]*(([.LB6]-[.LA6])/([.LB1]-[.LA1]))^2" office:value-type="float" office:value="0.0000082527785329273" calcext:value-type="float">
            <text:p>8.2527785329273E-06</text:p>
          </table:table-cell>
          <table:table-cell table:formula="of:=0.5*[.LC12]*(([.LC6]-[.LB6])/([.LC1]-[.LB1]))^2" office:value-type="float" office:value="0.00000803722392650578" calcext:value-type="float">
            <text:p>8.03722392650578E-06</text:p>
          </table:table-cell>
          <table:table-cell table:formula="of:=0.5*[.LD12]*(([.LD6]-[.LC6])/([.LD1]-[.LC1]))^2" office:value-type="float" office:value="0.000000287330025586287" calcext:value-type="float">
            <text:p>2.87330025586287E-07</text:p>
          </table:table-cell>
          <table:table-cell table:formula="of:=0.5*[.LE12]*(([.LE6]-[.LD6])/([.LE1]-[.LD1]))^2" office:value-type="float" office:value="0.000000118209211585345" calcext:value-type="float">
            <text:p>1.18209211585345E-07</text:p>
          </table:table-cell>
          <table:table-cell table:formula="of:=0.5*[.LF12]*(([.LF6]-[.LE6])/([.LF1]-[.LE1]))^2" office:value-type="float" office:value="0.0000034018573367855" calcext:value-type="float">
            <text:p>3.4018573367855E-06</text:p>
          </table:table-cell>
          <table:table-cell table:formula="of:=0.5*[.LG12]*(([.LG6]-[.LF6])/([.LG1]-[.LF1]))^2" office:value-type="float" office:value="0.00000101224212518782" calcext:value-type="float">
            <text:p>1.01224212518782E-06</text:p>
          </table:table-cell>
          <table:table-cell table:formula="of:=0.5*[.LH12]*(([.LH6]-[.LG6])/([.LH1]-[.LG1]))^2" office:value-type="float" office:value="0.0000000967342317965166" calcext:value-type="float">
            <text:p>9.67342317965166E-08</text:p>
          </table:table-cell>
          <table:table-cell table:formula="of:=0.5*[.LI12]*(([.LI6]-[.LH6])/([.LI1]-[.LH1]))^2" office:value-type="float" office:value="0.00000217197527963566" calcext:value-type="float">
            <text:p>2.17197527963566E-06</text:p>
          </table:table-cell>
          <table:table-cell table:formula="of:=0.5*[.LJ12]*(([.LJ6]-[.LI6])/([.LJ1]-[.LI1]))^2" office:value-type="float" office:value="0.00000332239196297599" calcext:value-type="float">
            <text:p>3.32239196297599E-06</text:p>
          </table:table-cell>
          <table:table-cell table:formula="of:=0.5*[.LK12]*(([.LK6]-[.LJ6])/([.LK1]-[.LJ1]))^2" office:value-type="float" office:value="0.0000000884448081841049" calcext:value-type="float">
            <text:p>8.84448081841049E-08</text:p>
          </table:table-cell>
          <table:table-cell table:formula="of:=0.5*[.LL12]*(([.LL6]-[.LK6])/([.LL1]-[.LK1]))^2" office:value-type="float" office:value="0.0000000211560658571735" calcext:value-type="float">
            <text:p>2.11560658571735E-08</text:p>
          </table:table-cell>
          <table:table-cell table:formula="of:=0.5*[.LM12]*(([.LM6]-[.LL6])/([.LM1]-[.LL1]))^2" office:value-type="float" office:value="0.00000260748246842145" calcext:value-type="float">
            <text:p>2.60748246842145E-06</text:p>
          </table:table-cell>
          <table:table-cell table:formula="of:=0.5*[.LN12]*(([.LN6]-[.LM6])/([.LN1]-[.LM1]))^2" office:value-type="float" office:value="0.00000807683235087306" calcext:value-type="float">
            <text:p>8.07683235087306E-06</text:p>
          </table:table-cell>
          <table:table-cell table:formula="of:=0.5*[.LO12]*(([.LO6]-[.LN6])/([.LO1]-[.LN1]))^2" office:value-type="float" office:value="0.000000666963848838939" calcext:value-type="float">
            <text:p>6.66963848838939E-07</text:p>
          </table:table-cell>
          <table:table-cell table:formula="of:=0.5*[.LP12]*(([.LP6]-[.LO6])/([.LP1]-[.LO1]))^2" office:value-type="float" office:value="0.0000000629960036545571" calcext:value-type="float">
            <text:p>6.29960036545571E-08</text:p>
          </table:table-cell>
          <table:table-cell table:formula="of:=0.5*[.LQ12]*(([.LQ6]-[.LP6])/([.LQ1]-[.LP1]))^2" office:value-type="float" office:value="0.000000549891408527026" calcext:value-type="float">
            <text:p>5.49891408527026E-07</text:p>
          </table:table-cell>
          <table:table-cell table:formula="of:=0.5*[.LR12]*(([.LR6]-[.LQ6])/([.LR1]-[.LQ1]))^2" office:value-type="float" office:value="0.000000835086137716865" calcext:value-type="float">
            <text:p>8.35086137716865E-07</text:p>
          </table:table-cell>
          <table:table-cell table:formula="of:=0.5*[.LS12]*(([.LS6]-[.LR6])/([.LS1]-[.LR1]))^2" office:value-type="float" office:value="0.000000156772405960245" calcext:value-type="float">
            <text:p>1.56772405960245E-07</text:p>
          </table:table-cell>
          <table:table-cell table:formula="of:=0.5*[.LT12]*(([.LT6]-[.LS6])/([.LT1]-[.LS1]))^2" office:value-type="float" office:value="0.00000175615513782674" calcext:value-type="float">
            <text:p>1.75615513782674E-06</text:p>
          </table:table-cell>
          <table:table-cell table:formula="of:=0.5*[.LU12]*(([.LU6]-[.LT6])/([.LU1]-[.LT1]))^2" office:value-type="float" office:value="0.000000532740443369818" calcext:value-type="float">
            <text:p>5.32740443369818E-07</text:p>
          </table:table-cell>
          <table:table-cell table:formula="of:=0.5*[.LV12]*(([.LV6]-[.LU6])/([.LV1]-[.LU1]))^2" office:value-type="float" office:value="0.000000137967801248899" calcext:value-type="float">
            <text:p>1.37967801248899E-07</text:p>
          </table:table-cell>
          <table:table-cell table:formula="of:=0.5*[.LW12]*(([.LW6]-[.LV6])/([.LW1]-[.LV1]))^2" office:value-type="float" office:value="0.000000000744323023790101" calcext:value-type="float">
            <text:p>7.44323023790101E-10</text:p>
          </table:table-cell>
          <table:table-cell table:formula="of:=0.5*[.LX12]*(([.LX6]-[.LW6])/([.LX1]-[.LW1]))^2" office:value-type="float" office:value="0.00000157568969845061" calcext:value-type="float">
            <text:p>1.57568969845061E-06</text:p>
          </table:table-cell>
          <table:table-cell table:formula="of:=0.5*[.LY12]*(([.LY6]-[.LX6])/([.LY1]-[.LX1]))^2" office:value-type="float" office:value="0.0000000158989480891276" calcext:value-type="float">
            <text:p>1.58989480891276E-08</text:p>
          </table:table-cell>
          <table:table-cell table:formula="of:=0.5*[.LZ12]*(([.LZ6]-[.LY6])/([.LZ1]-[.LY1]))^2" office:value-type="float" office:value="0.00000380465837565514" calcext:value-type="float">
            <text:p>3.80465837565514E-06</text:p>
          </table:table-cell>
          <table:table-cell table:formula="of:=0.5*[.MA12]*(([.MA6]-[.LZ6])/([.MA1]-[.LZ1]))^2" office:value-type="float" office:value="0.00000017558080123825" calcext:value-type="float">
            <text:p>1.7558080123825E-07</text:p>
          </table:table-cell>
          <table:table-cell table:formula="of:=0.5*[.MB12]*(([.MB6]-[.MA6])/([.MB1]-[.MA1]))^2" office:value-type="float" office:value="0.00000033497110381906" calcext:value-type="float">
            <text:p>3.3497110381906E-07</text:p>
          </table:table-cell>
          <table:table-cell table:formula="of:=0.5*[.MC12]*(([.MC6]-[.MB6])/([.MC1]-[.MB1]))^2" office:value-type="float" office:value="0.000000475819680662777" calcext:value-type="float">
            <text:p>4.75819680662777E-07</text:p>
          </table:table-cell>
          <table:table-cell table:formula="of:=0.5*[.MD12]*(([.MD6]-[.MC6])/([.MD1]-[.MC1]))^2" office:value-type="float" office:value="0.0000000963546897013081" calcext:value-type="float">
            <text:p>9.63546897013081E-08</text:p>
          </table:table-cell>
          <table:table-cell table:formula="of:=0.5*[.ME12]*(([.ME6]-[.MD6])/([.ME1]-[.MD1]))^2" office:value-type="float" office:value="0.0000000915221371298131" calcext:value-type="float">
            <text:p>9.15221371298131E-08</text:p>
          </table:table-cell>
          <table:table-cell table:formula="of:=0.5*[.MF12]*(([.MF6]-[.ME6])/([.MF1]-[.ME1]))^2" office:value-type="float" office:value="0.00000000867749762354564" calcext:value-type="float">
            <text:p>8.67749762354564E-09</text:p>
          </table:table-cell>
          <table:table-cell table:formula="of:=0.5*[.MG12]*(([.MG6]-[.MF6])/([.MG1]-[.MF1]))^2" office:value-type="float" office:value="0.000000234914829841269" calcext:value-type="float">
            <text:p>2.34914829841269E-07</text:p>
          </table:table-cell>
          <table:table-cell table:formula="of:=0.5*[.MH12]*(([.MH6]-[.MG6])/([.MH1]-[.MG1]))^2" office:value-type="float" office:value="0.000000000121331973200237" calcext:value-type="float">
            <text:p>1.21331973200237E-10</text:p>
          </table:table-cell>
          <table:table-cell table:formula="of:=0.5*[.MI12]*(([.MI6]-[.MH6])/([.MI1]-[.MH1]))^2" office:value-type="float" office:value="0.00000035599222253139" calcext:value-type="float">
            <text:p>3.5599222253139E-07</text:p>
          </table:table-cell>
          <table:table-cell table:formula="of:=0.5*[.MJ12]*(([.MJ6]-[.MI6])/([.MJ1]-[.MI1]))^2" office:value-type="float" office:value="0.000000100445342636043" calcext:value-type="float">
            <text:p>1.00445342636043E-07</text:p>
          </table:table-cell>
          <table:table-cell table:formula="of:=0.5*[.MK12]*(([.MK6]-[.MJ6])/([.MK1]-[.MJ1]))^2" office:value-type="float" office:value="0.000000821938155136082" calcext:value-type="float">
            <text:p>8.21938155136082E-07</text:p>
          </table:table-cell>
          <table:table-cell table:formula="of:=0.5*[.ML12]*(([.ML6]-[.MK6])/([.ML1]-[.MK1]))^2" office:value-type="float" office:value="0.00000154874026957813" calcext:value-type="float">
            <text:p>1.54874026957813E-06</text:p>
          </table:table-cell>
          <table:table-cell table:formula="of:=0.5*[.MM12]*(([.MM6]-[.ML6])/([.MM1]-[.ML1]))^2" office:value-type="float" office:value="0.000000473653309693846" calcext:value-type="float">
            <text:p>4.73653309693846E-07</text:p>
          </table:table-cell>
          <table:table-cell table:formula="of:=0.5*[.MN12]*(([.MN6]-[.MM6])/([.MN1]-[.MM1]))^2" office:value-type="float" office:value="0.000000254289107066844" calcext:value-type="float">
            <text:p>2.54289107066844E-07</text:p>
          </table:table-cell>
          <table:table-cell table:formula="of:=0.5*[.MO12]*(([.MO6]-[.MN6])/([.MO1]-[.MN1]))^2" office:value-type="float" office:value="0.000000101167726682126" calcext:value-type="float">
            <text:p>1.01167726682126E-07</text:p>
          </table:table-cell>
          <table:table-cell table:formula="of:=0.5*[.MP12]*(([.MP6]-[.MO6])/([.MP1]-[.MO1]))^2" office:value-type="float" office:value="0.00000128742778971224" calcext:value-type="float">
            <text:p>1.28742778971224E-06</text:p>
          </table:table-cell>
          <table:table-cell table:formula="of:=0.5*[.MQ12]*(([.MQ6]-[.MP6])/([.MQ1]-[.MP1]))^2" office:value-type="float" office:value="0.0000000961009626196051" calcext:value-type="float">
            <text:p>9.61009626196051E-08</text:p>
          </table:table-cell>
          <table:table-cell table:formula="of:=0.5*[.MR12]*(([.MR6]-[.MQ6])/([.MR1]-[.MQ1]))^2" office:value-type="float" office:value="0.00000107965590293073" calcext:value-type="float">
            <text:p>1.07965590293073E-06</text:p>
          </table:table-cell>
          <table:table-cell table:formula="of:=0.5*[.MS12]*(([.MS6]-[.MR6])/([.MS1]-[.MR1]))^2" office:value-type="float" office:value="0.00000139763933034381" calcext:value-type="float">
            <text:p>1.39763933034381E-06</text:p>
          </table:table-cell>
          <table:table-cell table:formula="of:=0.5*[.MT12]*(([.MT6]-[.MS6])/([.MT1]-[.MS1]))^2" office:value-type="float" office:value="0.0000000000998886401095005" calcext:value-type="float">
            <text:p>9.98886401095005E-11</text:p>
          </table:table-cell>
          <table:table-cell table:formula="of:=0.5*[.MU12]*(([.MU6]-[.MT6])/([.MU1]-[.MT1]))^2" office:value-type="float" office:value="0.000000877160889154121" calcext:value-type="float">
            <text:p>8.77160889154121E-07</text:p>
          </table:table-cell>
          <table:table-cell table:formula="of:=0.5*[.MV12]*(([.MV6]-[.MU6])/([.MV1]-[.MU1]))^2" office:value-type="float" office:value="0.00000153025030136291" calcext:value-type="float">
            <text:p>1.53025030136291E-06</text:p>
          </table:table-cell>
          <table:table-cell table:formula="of:=0.5*[.MW12]*(([.MW6]-[.MV6])/([.MW1]-[.MV1]))^2" office:value-type="float" office:value="0.0000037925106368928" calcext:value-type="float">
            <text:p>3.7925106368928E-06</text:p>
          </table:table-cell>
          <table:table-cell table:formula="of:=0.5*[.MX12]*(([.MX6]-[.MW6])/([.MX1]-[.MW1]))^2" office:value-type="float" office:value="0.0000000347522175064504" calcext:value-type="float">
            <text:p>3.47522175064504E-08</text:p>
          </table:table-cell>
          <table:table-cell table:formula="of:=0.5*[.MY12]*(([.MY6]-[.MX6])/([.MY1]-[.MX1]))^2" office:value-type="float" office:value="0.00000145647988045919" calcext:value-type="float">
            <text:p>1.45647988045919E-06</text:p>
          </table:table-cell>
          <table:table-cell table:formula="of:=0.5*[.MZ12]*(([.MZ6]-[.MY6])/([.MZ1]-[.MY1]))^2" office:value-type="float" office:value="0.000000379986530086912" calcext:value-type="float">
            <text:p>3.79986530086912E-07</text:p>
          </table:table-cell>
          <table:table-cell table:formula="of:=0.5*[.NA12]*(([.NA6]-[.MZ6])/([.NA1]-[.MZ1]))^2" office:value-type="float" office:value="0.0000000016181155080717" calcext:value-type="float">
            <text:p>1.6181155080717E-09</text:p>
          </table:table-cell>
          <table:table-cell table:formula="of:=0.5*[.NB12]*(([.NB6]-[.NA6])/([.NB1]-[.NA1]))^2" office:value-type="float" office:value="0.000000746936508096714" calcext:value-type="float">
            <text:p>7.46936508096714E-07</text:p>
          </table:table-cell>
          <table:table-cell table:formula="of:=0.5*[.NC12]*(([.NC6]-[.NB6])/([.NC1]-[.NB1]))^2" office:value-type="float" office:value="0.000000609477176034471" calcext:value-type="float">
            <text:p>6.09477176034471E-07</text:p>
          </table:table-cell>
          <table:table-cell table:formula="of:=0.5*[.ND12]*(([.ND6]-[.NC6])/([.ND1]-[.NC1]))^2" office:value-type="float" office:value="0.00000100594900085333" calcext:value-type="float">
            <text:p>1.00594900085333E-06</text:p>
          </table:table-cell>
          <table:table-cell table:formula="of:=0.5*[.NE12]*(([.NE6]-[.ND6])/([.NE1]-[.ND1]))^2" office:value-type="float" office:value="0.000000895162056150314" calcext:value-type="float">
            <text:p>8.95162056150314E-07</text:p>
          </table:table-cell>
          <table:table-cell table:formula="of:=0.5*[.NF12]*(([.NF6]-[.NE6])/([.NF1]-[.NE1]))^2" office:value-type="float" office:value="0.00000127407167308784" calcext:value-type="float">
            <text:p>1.27407167308784E-06</text:p>
          </table:table-cell>
          <table:table-cell table:formula="of:=0.5*[.NG12]*(([.NG6]-[.NF6])/([.NG1]-[.NF1]))^2" office:value-type="float" office:value="0.000000014065797842993" calcext:value-type="float">
            <text:p>1.4065797842993E-08</text:p>
          </table:table-cell>
          <table:table-cell table:formula="of:=0.5*[.NH12]*(([.NH6]-[.NG6])/([.NH1]-[.NG1]))^2" office:value-type="float" office:value="0.00000145261369384937" calcext:value-type="float">
            <text:p>1.45261369384937E-06</text:p>
          </table:table-cell>
          <table:table-cell table:formula="of:=0.5*[.NI12]*(([.NI6]-[.NH6])/([.NI1]-[.NH1]))^2" office:value-type="float" office:value="0.000000324031277779584" calcext:value-type="float">
            <text:p>3.24031277779584E-07</text:p>
          </table:table-cell>
          <table:table-cell table:formula="of:=0.5*[.NJ12]*(([.NJ6]-[.NI6])/([.NJ1]-[.NI1]))^2" office:value-type="float" office:value="0.0000000000222656923718718" calcext:value-type="float">
            <text:p>2.22656923718718E-11</text:p>
          </table:table-cell>
          <table:table-cell table:formula="of:=0.5*[.NK12]*(([.NK6]-[.NJ6])/([.NK1]-[.NJ1]))^2" office:value-type="float" office:value="0.000000100787747273685" calcext:value-type="float">
            <text:p>1.00787747273685E-07</text:p>
          </table:table-cell>
          <table:table-cell table:formula="of:=0.5*[.NL12]*(([.NL6]-[.NK6])/([.NL1]-[.NK1]))^2" office:value-type="float" office:value="0.00000173229113802337" calcext:value-type="float">
            <text:p>1.73229113802337E-06</text:p>
          </table:table-cell>
          <table:table-cell table:formula="of:=0.5*[.NM12]*(([.NM6]-[.NL6])/([.NM1]-[.NL1]))^2" office:value-type="float" office:value="0.0000000340837808570146" calcext:value-type="float">
            <text:p>3.40837808570146E-08</text:p>
          </table:table-cell>
          <table:table-cell table:formula="of:=0.5*[.NN12]*(([.NN6]-[.NM6])/([.NN1]-[.NM1]))^2" office:value-type="float" office:value="0.000000884059111150033" calcext:value-type="float">
            <text:p>8.84059111150033E-07</text:p>
          </table:table-cell>
          <table:table-cell table:formula="of:=0.5*[.NO12]*(([.NO6]-[.NN6])/([.NO1]-[.NN1]))^2" office:value-type="float" office:value="0.00000338710568145638" calcext:value-type="float">
            <text:p>3.38710568145638E-06</text:p>
          </table:table-cell>
          <table:table-cell table:formula="of:=0.5*[.NP12]*(([.NP6]-[.NO6])/([.NP1]-[.NO1]))^2" office:value-type="float" office:value="0.00000433732740163587" calcext:value-type="float">
            <text:p>4.33732740163587E-06</text:p>
          </table:table-cell>
          <table:table-cell table:formula="of:=0.5*[.NQ12]*(([.NQ6]-[.NP6])/([.NQ1]-[.NP1]))^2" office:value-type="float" office:value="0.00000706490483522432" calcext:value-type="float">
            <text:p>7.06490483522432E-06</text:p>
          </table:table-cell>
          <table:table-cell table:formula="of:=0.5*[.NR12]*(([.NR6]-[.NQ6])/([.NR1]-[.NQ1]))^2" office:value-type="float" office:value="0.00000152715891278721" calcext:value-type="float">
            <text:p>1.52715891278721E-06</text:p>
          </table:table-cell>
          <table:table-cell table:formula="of:=0.5*[.NS12]*(([.NS6]-[.NR6])/([.NS1]-[.NR1]))^2" office:value-type="float" office:value="0.000370021476906553" calcext:value-type="float">
            <text:p>0.000370021476907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NR13])" office:value-type="float" office:value="4.35884828662197" calcext:value-type="float">
            <text:p>4.35884828662197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NR14])" office:value-type="float" office:value="0.639472618048245" calcext:value-type="float">
            <text:p>0.63947261804824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99832090467021" calcext:value-type="float">
            <text:p>4.99832090467021</text:p>
          </table:table-cell>
          <table:table-cell table:formula="of:=[.B17]+[.C9]" office:value-type="float" office:value="8.84119357455587" calcext:value-type="float">
            <text:p>8.8411935745558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5:42:38.484336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5:51:10.626572334</dc:date>
    <meta:editing-duration>PT9M11S</meta:editing-duration>
    <meta:editing-cycles>2</meta:editing-cycles>
    <meta:generator>LibreOffice/6.4.7.2$Linux_X86_64 LibreOffice_project/40$Build-2</meta:generator>
    <meta:document-statistic meta:table-count="1" meta:cell-count="55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846cm" svg:height="13.043cm" xlink:href=".." xlink:type="simple" chart:class="chart:scatter" chart:style-name="ch1">
        <chart:legend chart:legend-position="end" svg:x="19.756cm" svg:y="6.222cm" style:legend-expansion="high" chart:style-name="ch2"/>
        <chart:plot-area chart:style-name="ch3" table:cell-range-address="flat12.A1:flat12.NR1 flat12.A5:flat12.NR5" chart:data-source-has-labels="both" svg:x="0.456cm" svg:y="0.26cm" svg:width="18.844cm" svg:height="12.523cm">
          <chartooo:coordinate-region svg:x="1.474cm" svg:y="0.459cm" svg:width="17.639cm" svg:height="12.125cm"/>
          <chart:axis chart:dimension="x" chart:name="primary-x" chart:style-name="ch4" chartooo:axis-type="auto">
            <chart:categories table:cell-range-address="flat12.B1:flat12.NR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2.B5:flat12.NR5" chart:label-cell-address="flat12.A5:flat12.A5" chart:class="chart:scatter">
            <chart:domain table:cell-range-address="flat12.B1:flat12.NR1"/>
            <chart:data-point chart:repeated="3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2.B1:flat12.NR1</svg:desc>
                </draw:g>
              </table:table-cell>
              <table:table-cell office:value-type="float" office:value="0.0333569049835205">
                <text:p>0.0333569049835205</text:p>
              </table:table-cell>
              <table:table-cell office:value-type="float" office:value="0.0667135715484619">
                <text:p>0.0667135715484619</text:p>
              </table:table-cell>
              <table:table-cell office:value-type="float" office:value="0.133426904678345">
                <text:p>0.133426904678345</text:p>
              </table:table-cell>
              <table:table-cell office:value-type="float" office:value="0.166783809661865">
                <text:p>0.166783809661865</text:p>
              </table:table-cell>
              <table:table-cell office:value-type="float" office:value="0.200140714645386">
                <text:p>0.200140714645386</text:p>
              </table:table-cell>
              <table:table-cell office:value-type="float" office:value="0.233497381210327">
                <text:p>0.233497381210327</text:p>
              </table:table-cell>
              <table:table-cell office:value-type="float" office:value="0.266854047775269">
                <text:p>0.266854047775269</text:p>
              </table:table-cell>
              <table:table-cell office:value-type="float" office:value="0.30021071434021">
                <text:p>0.30021071434021</text:p>
              </table:table-cell>
              <table:table-cell office:value-type="float" office:value="0.333567619323731">
                <text:p>0.333567619323731</text:p>
              </table:table-cell>
              <table:table-cell office:value-type="float" office:value="0.400280952453613">
                <text:p>0.400280952453613</text:p>
              </table:table-cell>
              <table:table-cell office:value-type="float" office:value="0.466994285583496">
                <text:p>0.466994285583496</text:p>
              </table:table-cell>
              <table:table-cell office:value-type="float" office:value="0.56706428527832">
                <text:p>0.56706428527832</text:p>
              </table:table-cell>
              <table:table-cell office:value-type="float" office:value="0.600420951843262">
                <text:p>0.600420951843262</text:p>
              </table:table-cell>
              <table:table-cell office:value-type="float" office:value="0.633777618408203">
                <text:p>0.633777618408203</text:p>
              </table:table-cell>
              <table:table-cell office:value-type="float" office:value="0.700490713119507">
                <text:p>0.700490713119507</text:p>
              </table:table-cell>
              <table:table-cell office:value-type="float" office:value="0.733847141265869">
                <text:p>0.733847141265869</text:p>
              </table:table-cell>
              <table:table-cell office:value-type="float" office:value="0.800560235977173">
                <text:p>0.800560235977173</text:p>
              </table:table-cell>
              <table:table-cell office:value-type="float" office:value="0.900629758834839">
                <text:p>0.900629758834839</text:p>
              </table:table-cell>
              <table:table-cell office:value-type="float" office:value="0.93398642539978">
                <text:p>0.93398642539978</text:p>
              </table:table-cell>
              <table:table-cell office:value-type="float" office:value="0.967343091964722">
                <text:p>0.967343091964722</text:p>
              </table:table-cell>
              <table:table-cell office:value-type="float" office:value="1.03405594825745">
                <text:p>1.03405594825745</text:p>
              </table:table-cell>
              <table:table-cell office:value-type="float" office:value="1.06741237640381">
                <text:p>1.06741237640381</text:p>
              </table:table-cell>
              <table:table-cell office:value-type="float" office:value="1.10076880455017">
                <text:p>1.10076880455017</text:p>
              </table:table-cell>
              <table:table-cell office:value-type="float" office:value="1.16748189926147">
                <text:p>1.16748189926147</text:p>
              </table:table-cell>
              <table:table-cell office:value-type="float" office:value="1.2341947555542">
                <text:p>1.2341947555542</text:p>
              </table:table-cell>
              <table:table-cell office:value-type="float" office:value="1.30090761184692">
                <text:p>1.30090761184692</text:p>
              </table:table-cell>
              <table:table-cell office:value-type="float" office:value="1.33426380157471">
                <text:p>1.33426380157471</text:p>
              </table:table-cell>
              <table:table-cell office:value-type="float" office:value="1.40097689628601">
                <text:p>1.40097689628601</text:p>
              </table:table-cell>
              <table:table-cell office:value-type="float" office:value="1.43433332443237">
                <text:p>1.43433332443237</text:p>
              </table:table-cell>
              <table:table-cell office:value-type="float" office:value="1.46768975257874">
                <text:p>1.46768975257874</text:p>
              </table:table-cell>
              <table:table-cell office:value-type="float" office:value="1.53440237045288">
                <text:p>1.53440237045288</text:p>
              </table:table-cell>
              <table:table-cell office:value-type="float" office:value="1.56775856018066">
                <text:p>1.56775856018066</text:p>
              </table:table-cell>
              <table:table-cell office:value-type="float" office:value="1.63447070121765">
                <text:p>1.63447070121765</text:p>
              </table:table-cell>
              <table:table-cell office:value-type="float" office:value="1.734539270401">
                <text:p>1.734539270401</text:p>
              </table:table-cell>
              <table:table-cell office:value-type="float" office:value="1.80125141143799">
                <text:p>1.80125141143799</text:p>
              </table:table-cell>
              <table:table-cell office:value-type="float" office:value="1.86796355247498">
                <text:p>1.86796355247498</text:p>
              </table:table-cell>
              <table:table-cell office:value-type="float" office:value="1.90131974220276">
                <text:p>1.90131974220276</text:p>
              </table:table-cell>
              <table:table-cell office:value-type="float" office:value="1.96803188323975">
                <text:p>1.96803188323975</text:p>
              </table:table-cell>
              <table:table-cell office:value-type="float" office:value="2.00138783454895">
                <text:p>2.00138783454895</text:p>
              </table:table-cell>
              <table:table-cell office:value-type="float" office:value="2.06809997558594">
                <text:p>2.06809997558594</text:p>
              </table:table-cell>
              <table:table-cell office:value-type="float" office:value="2.13481211662292">
                <text:p>2.13481211662292</text:p>
              </table:table-cell>
              <table:table-cell office:value-type="float" office:value="2.20152425765991">
                <text:p>2.20152425765991</text:p>
              </table:table-cell>
              <table:table-cell office:value-type="float" office:value="2.26823616027832">
                <text:p>2.26823616027832</text:p>
              </table:table-cell>
              <table:table-cell office:value-type="float" office:value="2.33494806289673">
                <text:p>2.33494806289673</text:p>
              </table:table-cell>
              <table:table-cell office:value-type="float" office:value="2.40165996551514">
                <text:p>2.40165996551514</text:p>
              </table:table-cell>
              <table:table-cell office:value-type="float" office:value="2.46837186813354">
                <text:p>2.46837186813354</text:p>
              </table:table-cell>
              <table:table-cell office:value-type="float" office:value="2.53508758544922">
                <text:p>2.53508758544922</text:p>
              </table:table-cell>
              <table:table-cell office:value-type="float" office:value="2.56844758987427">
                <text:p>2.56844758987427</text:p>
              </table:table-cell>
              <table:table-cell office:value-type="float" office:value="2.63516712188721">
                <text:p>2.63516712188721</text:p>
              </table:table-cell>
              <table:table-cell office:value-type="float" office:value="2.70188689231873">
                <text:p>2.70188689231873</text:p>
              </table:table-cell>
              <table:table-cell office:value-type="float" office:value="2.73524689674377">
                <text:p>2.73524689674377</text:p>
              </table:table-cell>
              <table:table-cell office:value-type="float" office:value="2.76860666275024">
                <text:p>2.76860666275024</text:p>
              </table:table-cell>
              <table:table-cell office:value-type="float" office:value="2.80196690559387">
                <text:p>2.80196690559387</text:p>
              </table:table-cell>
              <table:table-cell office:value-type="float" office:value="2.83532667160034">
                <text:p>2.83532667160034</text:p>
              </table:table-cell>
              <table:table-cell office:value-type="float" office:value="2.86868643760681">
                <text:p>2.86868643760681</text:p>
              </table:table-cell>
              <table:table-cell office:value-type="float" office:value="2.93540644645691">
                <text:p>2.93540644645691</text:p>
              </table:table-cell>
              <table:table-cell office:value-type="float" office:value="3.00212669372559">
                <text:p>3.00212669372559</text:p>
              </table:table-cell>
              <table:table-cell office:value-type="float" office:value="3.06884670257568">
                <text:p>3.06884670257568</text:p>
              </table:table-cell>
              <table:table-cell office:value-type="float" office:value="3.13556694984436">
                <text:p>3.13556694984436</text:p>
              </table:table-cell>
              <table:table-cell office:value-type="float" office:value="3.20228719711304">
                <text:p>3.20228719711304</text:p>
              </table:table-cell>
              <table:table-cell office:value-type="float" office:value="3.26900720596313">
                <text:p>3.26900720596313</text:p>
              </table:table-cell>
              <table:table-cell office:value-type="float" office:value="3.36908793449402">
                <text:p>3.36908793449402</text:p>
              </table:table-cell>
              <table:table-cell office:value-type="float" office:value="3.43580842018127">
                <text:p>3.43580842018127</text:p>
              </table:table-cell>
              <table:table-cell office:value-type="float" office:value="3.46916842460632">
                <text:p>3.46916842460632</text:p>
              </table:table-cell>
              <table:table-cell office:value-type="float" office:value="3.53588771820068">
                <text:p>3.53588771820068</text:p>
              </table:table-cell>
              <table:table-cell office:value-type="float" office:value="3.56924676895142">
                <text:p>3.56924676895142</text:p>
              </table:table-cell>
              <table:table-cell office:value-type="float" office:value="3.60260581970215">
                <text:p>3.60260581970215</text:p>
              </table:table-cell>
              <table:table-cell office:value-type="float" office:value="3.63596487045288">
                <text:p>3.63596487045288</text:p>
              </table:table-cell>
              <table:table-cell office:value-type="float" office:value="3.70268273353577">
                <text:p>3.70268273353577</text:p>
              </table:table-cell>
              <table:table-cell office:value-type="float" office:value="3.73604202270508">
                <text:p>3.73604202270508</text:p>
              </table:table-cell>
              <table:table-cell office:value-type="float" office:value="3.80276036262512">
                <text:p>3.80276036262512</text:p>
              </table:table-cell>
              <table:table-cell office:value-type="float" office:value="3.83611917495728">
                <text:p>3.83611917495728</text:p>
              </table:table-cell>
              <table:table-cell office:value-type="float" office:value="3.86947822570801">
                <text:p>3.86947822570801</text:p>
              </table:table-cell>
              <table:table-cell office:value-type="float" office:value="3.93619656562805">
                <text:p>3.93619656562805</text:p>
              </table:table-cell>
              <table:table-cell office:value-type="float" office:value="4.00291466712952">
                <text:p>4.00291466712952</text:p>
              </table:table-cell>
              <table:table-cell office:value-type="float" office:value="4.06963300704956">
                <text:p>4.06963300704956</text:p>
              </table:table-cell>
              <table:table-cell office:value-type="float" office:value="4.16971063613892">
                <text:p>4.16971063613892</text:p>
              </table:table-cell>
              <table:table-cell office:value-type="float" office:value="4.23642897605896">
                <text:p>4.23642897605896</text:p>
              </table:table-cell>
              <table:table-cell office:value-type="float" office:value="4.26978826522827">
                <text:p>4.26978826522827</text:p>
              </table:table-cell>
              <table:table-cell office:value-type="float" office:value="4.33650660514832">
                <text:p>4.33650660514832</text:p>
              </table:table-cell>
              <table:table-cell office:value-type="float" office:value="4.36986589431763">
                <text:p>4.36986589431763</text:p>
              </table:table-cell>
              <table:table-cell office:value-type="float" office:value="4.40322518348694">
                <text:p>4.40322518348694</text:p>
              </table:table-cell>
              <table:table-cell office:value-type="float" office:value="4.43658447265625">
                <text:p>4.43658447265625</text:p>
              </table:table-cell>
              <table:table-cell office:value-type="float" office:value="4.50330305099487">
                <text:p>4.50330305099487</text:p>
              </table:table-cell>
              <table:table-cell office:value-type="float" office:value="4.57002067565918">
                <text:p>4.57002067565918</text:p>
              </table:table-cell>
              <table:table-cell office:value-type="float" office:value="4.60337996482849">
                <text:p>4.60337996482849</text:p>
              </table:table-cell>
              <table:table-cell office:value-type="float" office:value="4.6700975894928">
                <text:p>4.6700975894928</text:p>
              </table:table-cell>
              <table:table-cell office:value-type="float" office:value="4.73681569099426">
                <text:p>4.73681569099426</text:p>
              </table:table-cell>
              <table:table-cell office:value-type="float" office:value="4.770174741745">
                <text:p>4.770174741745</text:p>
              </table:table-cell>
              <table:table-cell office:value-type="float" office:value="4.83689284324646">
                <text:p>4.83689284324646</text:p>
              </table:table-cell>
              <table:table-cell office:value-type="float" office:value="4.87025165557861">
                <text:p>4.87025165557861</text:p>
              </table:table-cell>
              <table:table-cell office:value-type="float" office:value="4.93696999549866">
                <text:p>4.93696999549866</text:p>
              </table:table-cell>
              <table:table-cell office:value-type="float" office:value="5.00368809700012">
                <text:p>5.00368809700012</text:p>
              </table:table-cell>
              <table:table-cell office:value-type="float" office:value="5.03704714775085">
                <text:p>5.03704714775085</text:p>
              </table:table-cell>
              <table:table-cell office:value-type="float" office:value="5.07040596008301">
                <text:p>5.07040596008301</text:p>
              </table:table-cell>
              <table:table-cell office:value-type="float" office:value="5.10376501083374">
                <text:p>5.10376501083374</text:p>
              </table:table-cell>
              <table:table-cell office:value-type="float" office:value="5.17048335075378">
                <text:p>5.17048335075378</text:p>
              </table:table-cell>
              <table:table-cell office:value-type="float" office:value="5.20384240150452">
                <text:p>5.20384240150452</text:p>
              </table:table-cell>
              <table:table-cell office:value-type="float" office:value="5.27056050300598">
                <text:p>5.27056050300598</text:p>
              </table:table-cell>
              <table:table-cell office:value-type="float" office:value="5.30391955375671">
                <text:p>5.30391955375671</text:p>
              </table:table-cell>
              <table:table-cell office:value-type="float" office:value="5.37063789367676">
                <text:p>5.37063789367676</text:p>
              </table:table-cell>
              <table:table-cell office:value-type="float" office:value="5.40399694442749">
                <text:p>5.40399694442749</text:p>
              </table:table-cell>
              <table:table-cell office:value-type="float" office:value="5.4373562335968">
                <text:p>5.4373562335968</text:p>
              </table:table-cell>
              <table:table-cell office:value-type="float" office:value="5.47071528434753">
                <text:p>5.47071528434753</text:p>
              </table:table-cell>
              <table:table-cell office:value-type="float" office:value="5.53743457794189">
                <text:p>5.53743457794189</text:p>
              </table:table-cell>
              <table:table-cell office:value-type="float" office:value="5.57079434394836">
                <text:p>5.57079434394836</text:p>
              </table:table-cell>
              <table:table-cell office:value-type="float" office:value="5.60415458679199">
                <text:p>5.60415458679199</text:p>
              </table:table-cell>
              <table:table-cell office:value-type="float" office:value="5.67087459564209">
                <text:p>5.67087459564209</text:p>
              </table:table-cell>
              <table:table-cell office:value-type="float" office:value="5.70423460006714">
                <text:p>5.70423460006714</text:p>
              </table:table-cell>
              <table:table-cell office:value-type="float" office:value="5.73759460449219">
                <text:p>5.73759460449219</text:p>
              </table:table-cell>
              <table:table-cell office:value-type="float" office:value="5.83767509460449">
                <text:p>5.83767509460449</text:p>
              </table:table-cell>
              <table:table-cell office:value-type="float" office:value="5.87103533744812">
                <text:p>5.87103533744812</text:p>
              </table:table-cell>
              <table:table-cell office:value-type="float" office:value="5.90439558029175">
                <text:p>5.90439558029175</text:p>
              </table:table-cell>
              <table:table-cell office:value-type="float" office:value="5.9377555847168">
                <text:p>5.9377555847168</text:p>
              </table:table-cell>
              <table:table-cell office:value-type="float" office:value="5.971116065979">
                <text:p>5.971116065979</text:p>
              </table:table-cell>
              <table:table-cell office:value-type="float" office:value="6.00447607040405">
                <text:p>6.00447607040405</text:p>
              </table:table-cell>
              <table:table-cell office:value-type="float" office:value="6.07119655609131">
                <text:p>6.07119655609131</text:p>
              </table:table-cell>
              <table:table-cell office:value-type="float" office:value="6.10455679893494">
                <text:p>6.10455679893494</text:p>
              </table:table-cell>
              <table:table-cell office:value-type="float" office:value="6.17127752304077">
                <text:p>6.17127752304077</text:p>
              </table:table-cell>
              <table:table-cell office:value-type="float" office:value="6.2046377658844">
                <text:p>6.2046377658844</text:p>
              </table:table-cell>
              <table:table-cell office:value-type="float" office:value="6.23799800872803">
                <text:p>6.23799800872803</text:p>
              </table:table-cell>
              <table:table-cell office:value-type="float" office:value="6.30471897125244">
                <text:p>6.30471897125244</text:p>
              </table:table-cell>
              <table:table-cell office:value-type="float" office:value="6.37143969535828">
                <text:p>6.37143969535828</text:p>
              </table:table-cell>
              <table:table-cell office:value-type="float" office:value="6.4047999382019">
                <text:p>6.4047999382019</text:p>
              </table:table-cell>
              <table:table-cell office:value-type="float" office:value="6.47152090072632">
                <text:p>6.47152090072632</text:p>
              </table:table-cell>
              <table:table-cell office:value-type="float" office:value="6.57160830497742">
                <text:p>6.57160830497742</text:p>
              </table:table-cell>
              <table:table-cell office:value-type="float" office:value="6.63833570480347">
                <text:p>6.63833570480347</text:p>
              </table:table-cell>
              <table:table-cell office:value-type="float" office:value="6.70506286621094">
                <text:p>6.70506286621094</text:p>
              </table:table-cell>
              <table:table-cell office:value-type="float" office:value="6.80515432357788">
                <text:p>6.80515432357788</text:p>
              </table:table-cell>
              <table:table-cell office:value-type="float" office:value="6.93860960006714">
                <text:p>6.93860960006714</text:p>
              </table:table-cell>
              <table:table-cell office:value-type="float" office:value="7.00533771514893">
                <text:p>7.00533771514893</text:p>
              </table:table-cell>
              <table:table-cell office:value-type="float" office:value="7.03870153427124">
                <text:p>7.03870153427124</text:p>
              </table:table-cell>
              <table:table-cell office:value-type="float" office:value="7.07206559181213">
                <text:p>7.07206559181213</text:p>
              </table:table-cell>
              <table:table-cell office:value-type="float" office:value="7.1387939453125">
                <text:p>7.1387939453125</text:p>
              </table:table-cell>
              <table:table-cell office:value-type="float" office:value="7.17215824127197">
                <text:p>7.17215824127197</text:p>
              </table:table-cell>
              <table:table-cell office:value-type="float" office:value="7.20552229881287">
                <text:p>7.20552229881287</text:p>
              </table:table-cell>
              <table:table-cell office:value-type="float" office:value="7.27225065231323">
                <text:p>7.27225065231323</text:p>
              </table:table-cell>
              <table:table-cell office:value-type="float" office:value="7.33897948265076">
                <text:p>7.33897948265076</text:p>
              </table:table-cell>
              <table:table-cell office:value-type="float" office:value="7.40570831298828">
                <text:p>7.40570831298828</text:p>
              </table:table-cell>
              <table:table-cell office:value-type="float" office:value="7.43907284736633">
                <text:p>7.43907284736633</text:p>
              </table:table-cell>
              <table:table-cell office:value-type="float" office:value="7.47243690490723">
                <text:p>7.47243690490723</text:p>
              </table:table-cell>
              <table:table-cell office:value-type="float" office:value="7.53915572166443">
                <text:p>7.53915572166443</text:p>
              </table:table-cell>
              <table:table-cell office:value-type="float" office:value="7.60586452484131">
                <text:p>7.60586452484131</text:p>
              </table:table-cell>
              <table:table-cell office:value-type="float" office:value="7.67257308959961">
                <text:p>7.67257308959961</text:p>
              </table:table-cell>
              <table:table-cell office:value-type="float" office:value="7.70592713356018">
                <text:p>7.70592713356018</text:p>
              </table:table-cell>
              <table:table-cell office:value-type="float" office:value="7.77263569831848">
                <text:p>7.77263569831848</text:p>
              </table:table-cell>
              <table:table-cell office:value-type="float" office:value="7.8393440246582">
                <text:p>7.8393440246582</text:p>
              </table:table-cell>
              <table:table-cell office:value-type="float" office:value="7.90605235099793">
                <text:p>7.90605235099793</text:p>
              </table:table-cell>
              <table:table-cell office:value-type="float" office:value="7.97276020050049">
                <text:p>7.97276020050049</text:p>
              </table:table-cell>
              <table:table-cell office:value-type="float" office:value="8.17288398742676">
                <text:p>8.17288398742676</text:p>
              </table:table-cell>
              <table:table-cell office:value-type="float" office:value="8.23959159851074">
                <text:p>8.23959159851074</text:p>
              </table:table-cell>
              <table:table-cell office:value-type="float" office:value="8.30629897117615">
                <text:p>8.30629897117615</text:p>
              </table:table-cell>
              <table:table-cell office:value-type="float" office:value="8.33965277671814">
                <text:p>8.33965277671814</text:p>
              </table:table-cell>
              <table:table-cell office:value-type="float" office:value="8.43971419334412">
                <text:p>8.43971419334412</text:p>
              </table:table-cell>
              <table:table-cell office:value-type="float" office:value="8.50642132759094">
                <text:p>8.50642132759094</text:p>
              </table:table-cell>
              <table:table-cell office:value-type="float" office:value="8.53977608680725">
                <text:p>8.53977608680725</text:p>
              </table:table-cell>
              <table:table-cell office:value-type="float" office:value="8.57313108444214">
                <text:p>8.57313108444214</text:p>
              </table:table-cell>
              <table:table-cell office:value-type="float" office:value="8.63984060287476">
                <text:p>8.63984060287476</text:p>
              </table:table-cell>
              <table:table-cell office:value-type="float" office:value="8.70655012130737">
                <text:p>8.70655012130737</text:p>
              </table:table-cell>
              <table:table-cell office:value-type="float" office:value="8.77325916290283">
                <text:p>8.77325916290283</text:p>
              </table:table-cell>
              <table:table-cell office:value-type="float" office:value="8.80661392211914">
                <text:p>8.80661392211914</text:p>
              </table:table-cell>
              <table:table-cell office:value-type="float" office:value="8.83996844291687">
                <text:p>8.83996844291687</text:p>
              </table:table-cell>
              <table:table-cell office:value-type="float" office:value="8.87332320213318">
                <text:p>8.87332320213318</text:p>
              </table:table-cell>
              <table:table-cell office:value-type="float" office:value="8.90667772293091">
                <text:p>8.90667772293091</text:p>
              </table:table-cell>
              <table:table-cell office:value-type="float" office:value="9.04009604454041">
                <text:p>9.04009604454041</text:p>
              </table:table-cell>
              <table:table-cell office:value-type="float" office:value="9.10680460929871">
                <text:p>9.10680460929871</text:p>
              </table:table-cell>
              <table:table-cell office:value-type="float" office:value="9.17351365089417">
                <text:p>9.17351365089417</text:p>
              </table:table-cell>
              <table:table-cell office:value-type="float" office:value="9.20686793327332">
                <text:p>9.20686793327332</text:p>
              </table:table-cell>
              <table:table-cell office:value-type="float" office:value="9.34028506278992">
                <text:p>9.34028506278992</text:p>
              </table:table-cell>
              <table:table-cell office:value-type="float" office:value="9.40699362754822">
                <text:p>9.40699362754822</text:p>
              </table:table-cell>
              <table:table-cell office:value-type="float" office:value="9.44034790992737">
                <text:p>9.44034790992737</text:p>
              </table:table-cell>
              <table:table-cell office:value-type="float" office:value="9.50705647468567">
                <text:p>9.50705647468567</text:p>
              </table:table-cell>
              <table:table-cell office:value-type="float" office:value="9.57376670837402">
                <text:p>9.57376670837402</text:p>
              </table:table-cell>
              <table:table-cell office:value-type="float" office:value="9.64047646522522">
                <text:p>9.64047646522522</text:p>
              </table:table-cell>
              <table:table-cell office:value-type="float" office:value="9.707186460495">
                <text:p>9.707186460495</text:p>
              </table:table-cell>
              <table:table-cell office:value-type="float" office:value="9.74054145812988">
                <text:p>9.74054145812988</text:p>
              </table:table-cell>
              <table:table-cell office:value-type="float" office:value="9.77389621734619">
                <text:p>9.77389621734619</text:p>
              </table:table-cell>
              <table:table-cell office:value-type="float" office:value="9.80725121498108">
                <text:p>9.80725121498108</text:p>
              </table:table-cell>
              <table:table-cell office:value-type="float" office:value="9.84060621261597">
                <text:p>9.84060621261597</text:p>
              </table:table-cell>
              <table:table-cell office:value-type="float" office:value="9.94067072868347">
                <text:p>9.94067072868347</text:p>
              </table:table-cell>
              <table:table-cell office:value-type="float" office:value="10.0073802471161">
                <text:p>10.0073802471161</text:p>
              </table:table-cell>
              <table:table-cell office:value-type="float" office:value="10.0740897655487">
                <text:p>10.0740897655487</text:p>
              </table:table-cell>
              <table:table-cell office:value-type="float" office:value="10.1407992839813">
                <text:p>10.1407992839813</text:p>
              </table:table-cell>
              <table:table-cell office:value-type="float" office:value="10.2408633232117">
                <text:p>10.2408633232117</text:p>
              </table:table-cell>
              <table:table-cell office:value-type="float" office:value="10.274218082428">
                <text:p>10.274218082428</text:p>
              </table:table-cell>
              <table:table-cell office:value-type="float" office:value="10.3409271240234">
                <text:p>10.3409271240234</text:p>
              </table:table-cell>
              <table:table-cell office:value-type="float" office:value="10.3742816448212">
                <text:p>10.3742816448212</text:p>
              </table:table-cell>
              <table:table-cell office:value-type="float" office:value="10.4409909248352">
                <text:p>10.4409909248352</text:p>
              </table:table-cell>
              <table:table-cell office:value-type="float" office:value="10.4743454456329">
                <text:p>10.4743454456329</text:p>
              </table:table-cell>
              <table:table-cell office:value-type="float" office:value="10.5076999664307">
                <text:p>10.5076999664307</text:p>
              </table:table-cell>
              <table:table-cell office:value-type="float" office:value="10.5410580635071">
                <text:p>10.5410580635071</text:p>
              </table:table-cell>
              <table:table-cell office:value-type="float" office:value="10.6077744960785">
                <text:p>10.6077744960785</text:p>
              </table:table-cell>
              <table:table-cell office:value-type="float" office:value="10.6744909286499">
                <text:p>10.6744909286499</text:p>
              </table:table-cell>
              <table:table-cell office:value-type="float" office:value="10.7412073612213">
                <text:p>10.7412073612213</text:p>
              </table:table-cell>
              <table:table-cell office:value-type="float" office:value="10.7745656967163">
                <text:p>10.7745656967163</text:p>
              </table:table-cell>
              <table:table-cell office:value-type="float" office:value="10.8412818908691">
                <text:p>10.8412818908691</text:p>
              </table:table-cell>
              <table:table-cell office:value-type="float" office:value="10.8746404647827">
                <text:p>10.8746404647827</text:p>
              </table:table-cell>
              <table:table-cell office:value-type="float" office:value="10.9413568973541">
                <text:p>10.9413568973541</text:p>
              </table:table-cell>
              <table:table-cell office:value-type="float" office:value="10.9747149944305">
                <text:p>10.9747149944305</text:p>
              </table:table-cell>
              <table:table-cell office:value-type="float" office:value="11.0414319038391">
                <text:p>11.0414319038391</text:p>
              </table:table-cell>
              <table:table-cell office:value-type="float" office:value="11.0747900009155">
                <text:p>11.0747900009155</text:p>
              </table:table-cell>
              <table:table-cell office:value-type="float" office:value="11.2082235813141">
                <text:p>11.2082235813141</text:p>
              </table:table-cell>
              <table:table-cell office:value-type="float" office:value="11.2415819168091">
                <text:p>11.2415819168091</text:p>
              </table:table-cell>
              <table:table-cell office:value-type="float" office:value="11.3082988262177">
                <text:p>11.3082988262177</text:p>
              </table:table-cell>
              <table:table-cell office:value-type="float" office:value="11.3416571617126">
                <text:p>11.3416571617126</text:p>
              </table:table-cell>
              <table:table-cell office:value-type="float" office:value="11.4750909805298">
                <text:p>11.4750909805298</text:p>
              </table:table-cell>
              <table:table-cell office:value-type="float" office:value="11.5418050289154">
                <text:p>11.5418050289154</text:p>
              </table:table-cell>
              <table:table-cell office:value-type="float" office:value="11.5751605033875">
                <text:p>11.5751605033875</text:p>
              </table:table-cell>
              <table:table-cell office:value-type="float" office:value="11.6418709754944">
                <text:p>11.6418709754944</text:p>
              </table:table-cell>
              <table:table-cell office:value-type="float" office:value="11.6752264499664">
                <text:p>11.6752264499664</text:p>
              </table:table-cell>
              <table:table-cell office:value-type="float" office:value="11.8086478710175">
                <text:p>11.8086478710175</text:p>
              </table:table-cell>
              <table:table-cell office:value-type="float" office:value="11.875358581543">
                <text:p>11.875358581543</text:p>
              </table:table-cell>
              <table:table-cell office:value-type="float" office:value="11.9087138175964">
                <text:p>11.9087138175964</text:p>
              </table:table-cell>
              <table:table-cell office:value-type="float" office:value="11.9420690536499">
                <text:p>11.9420690536499</text:p>
              </table:table-cell>
              <table:table-cell office:value-type="float" office:value="12.1422004699707">
                <text:p>12.1422004699707</text:p>
              </table:table-cell>
              <table:table-cell office:value-type="float" office:value="12.2089107036591">
                <text:p>12.2089107036591</text:p>
              </table:table-cell>
              <table:table-cell office:value-type="float" office:value="12.2756209373474">
                <text:p>12.2756209373474</text:p>
              </table:table-cell>
              <table:table-cell office:value-type="float" office:value="12.4423961639404">
                <text:p>12.4423961639404</text:p>
              </table:table-cell>
              <table:table-cell office:value-type="float" office:value="12.4757511615753">
                <text:p>12.4757511615753</text:p>
              </table:table-cell>
              <table:table-cell office:value-type="float" office:value="12.5091061592102">
                <text:p>12.5091061592102</text:p>
              </table:table-cell>
              <table:table-cell office:value-type="float" office:value="12.5758163928986">
                <text:p>12.5758163928986</text:p>
              </table:table-cell>
              <table:table-cell office:value-type="float" office:value="12.609171628952">
                <text:p>12.609171628952</text:p>
              </table:table-cell>
              <table:table-cell office:value-type="float" office:value="12.6425266265869">
                <text:p>12.6425266265869</text:p>
              </table:table-cell>
              <table:table-cell office:value-type="float" office:value="12.7092366218567">
                <text:p>12.7092366218567</text:p>
              </table:table-cell>
              <table:table-cell office:value-type="float" office:value="12.8093016147614">
                <text:p>12.8093016147614</text:p>
              </table:table-cell>
              <table:table-cell office:value-type="float" office:value="12.8426563739777">
                <text:p>12.8426563739777</text:p>
              </table:table-cell>
              <table:table-cell office:value-type="float" office:value="12.8760113716125">
                <text:p>12.8760113716125</text:p>
              </table:table-cell>
              <table:table-cell office:value-type="float" office:value="12.9760761260986">
                <text:p>12.9760761260986</text:p>
              </table:table-cell>
              <table:table-cell office:value-type="float" office:value="13.0094308853149">
                <text:p>13.0094308853149</text:p>
              </table:table-cell>
              <table:table-cell office:value-type="float" office:value="13.0427858829498">
                <text:p>13.0427858829498</text:p>
              </table:table-cell>
              <table:table-cell office:value-type="float" office:value="13.0761406421661">
                <text:p>13.0761406421661</text:p>
              </table:table-cell>
              <table:table-cell office:value-type="float" office:value="13.1094954013824">
                <text:p>13.1094954013824</text:p>
              </table:table-cell>
              <table:table-cell office:value-type="float" office:value="13.1428501605988">
                <text:p>13.1428501605988</text:p>
              </table:table-cell>
              <table:table-cell office:value-type="float" office:value="13.1762049198151">
                <text:p>13.1762049198151</text:p>
              </table:table-cell>
              <table:table-cell office:value-type="float" office:value="13.2429141998291">
                <text:p>13.2429141998291</text:p>
              </table:table-cell>
              <table:table-cell office:value-type="float" office:value="13.3096237182617">
                <text:p>13.3096237182617</text:p>
              </table:table-cell>
              <table:table-cell office:value-type="float" office:value="13.3763329982758">
                <text:p>13.3763329982758</text:p>
              </table:table-cell>
              <table:table-cell office:value-type="float" office:value="13.4430422782898">
                <text:p>13.4430422782898</text:p>
              </table:table-cell>
              <table:table-cell office:value-type="float" office:value="13.5097517967224">
                <text:p>13.5097517967224</text:p>
              </table:table-cell>
              <table:table-cell office:value-type="float" office:value="13.5764625072479">
                <text:p>13.5764625072479</text:p>
              </table:table-cell>
              <table:table-cell office:value-type="float" office:value="13.6431727409363">
                <text:p>13.6431727409363</text:p>
              </table:table-cell>
              <table:table-cell office:value-type="float" office:value="13.7098834514618">
                <text:p>13.7098834514618</text:p>
              </table:table-cell>
              <table:table-cell office:value-type="float" office:value="13.7765939235687">
                <text:p>13.7765939235687</text:p>
              </table:table-cell>
              <table:table-cell office:value-type="float" office:value="13.8433041572571">
                <text:p>13.8433041572571</text:p>
              </table:table-cell>
              <table:table-cell office:value-type="float" office:value="13.8766593933105">
                <text:p>13.8766593933105</text:p>
              </table:table-cell>
              <table:table-cell office:value-type="float" office:value="13.9433696269989">
                <text:p>13.9433696269989</text:p>
              </table:table-cell>
              <table:table-cell office:value-type="float" office:value="14.0100798606873">
                <text:p>14.0100798606873</text:p>
              </table:table-cell>
              <table:table-cell office:value-type="float" office:value="14.0767900943756">
                <text:p>14.0767900943756</text:p>
              </table:table-cell>
              <table:table-cell office:value-type="float" office:value="14.1101450920105">
                <text:p>14.1101450920105</text:p>
              </table:table-cell>
              <table:table-cell office:value-type="float" office:value="14.3102748394012">
                <text:p>14.3102748394012</text:p>
              </table:table-cell>
              <table:table-cell office:value-type="float" office:value="14.3436295986176">
                <text:p>14.3436295986176</text:p>
              </table:table-cell>
              <table:table-cell office:value-type="float" office:value="14.5771160125732">
                <text:p>14.5771160125732</text:p>
              </table:table-cell>
              <table:table-cell office:value-type="float" office:value="14.6104719638824">
                <text:p>14.6104719638824</text:p>
              </table:table-cell>
              <table:table-cell office:value-type="float" office:value="14.6438279151917">
                <text:p>14.6438279151917</text:p>
              </table:table-cell>
              <table:table-cell office:value-type="float" office:value="14.7105398178101">
                <text:p>14.7105398178101</text:p>
              </table:table-cell>
              <table:table-cell office:value-type="float" office:value="14.8439633846283">
                <text:p>14.8439633846283</text:p>
              </table:table-cell>
              <table:table-cell office:value-type="float" office:value="14.9106752872467">
                <text:p>14.9106752872467</text:p>
              </table:table-cell>
              <table:table-cell office:value-type="float" office:value="14.9440312385559">
                <text:p>14.9440312385559</text:p>
              </table:table-cell>
              <table:table-cell office:value-type="float" office:value="14.9773869514465">
                <text:p>14.9773869514465</text:p>
              </table:table-cell>
              <table:table-cell office:value-type="float" office:value="15.0774545669556">
                <text:p>15.0774545669556</text:p>
              </table:table-cell>
              <table:table-cell office:value-type="float" office:value="15.1775221824646">
                <text:p>15.1775221824646</text:p>
              </table:table-cell>
              <table:table-cell office:value-type="float" office:value="15.2108778953552">
                <text:p>15.2108778953552</text:p>
              </table:table-cell>
              <table:table-cell office:value-type="float" office:value="15.2442338466644">
                <text:p>15.2442338466644</text:p>
              </table:table-cell>
              <table:table-cell office:value-type="float" office:value="15.3109452724457">
                <text:p>15.3109452724457</text:p>
              </table:table-cell>
              <table:table-cell office:value-type="float" office:value="15.3443012237549">
                <text:p>15.3443012237549</text:p>
              </table:table-cell>
              <table:table-cell office:value-type="float" office:value="15.4110126495361">
                <text:p>15.4110126495361</text:p>
              </table:table-cell>
              <table:table-cell office:value-type="float" office:value="15.477724313736">
                <text:p>15.477724313736</text:p>
              </table:table-cell>
              <table:table-cell office:value-type="float" office:value="15.5444350242615">
                <text:p>15.5444350242615</text:p>
              </table:table-cell>
              <table:table-cell office:value-type="float" office:value="15.6111452579498">
                <text:p>15.6111452579498</text:p>
              </table:table-cell>
              <table:table-cell office:value-type="float" office:value="15.7779200077057">
                <text:p>15.7779200077057</text:p>
              </table:table-cell>
              <table:table-cell office:value-type="float" office:value="15.8112750053406">
                <text:p>15.8112750053406</text:p>
              </table:table-cell>
              <table:table-cell office:value-type="float" office:value="15.8446295261383">
                <text:p>15.8446295261383</text:p>
              </table:table-cell>
              <table:table-cell office:value-type="float" office:value="15.8779845237732">
                <text:p>15.8779845237732</text:p>
              </table:table-cell>
              <table:table-cell office:value-type="float" office:value="15.9446942806244">
                <text:p>15.9446942806244</text:p>
              </table:table-cell>
              <table:table-cell office:value-type="float" office:value="16.011403799057">
                <text:p>16.011403799057</text:p>
              </table:table-cell>
              <table:table-cell office:value-type="float" office:value="16.0781133174896">
                <text:p>16.0781133174896</text:p>
              </table:table-cell>
              <table:table-cell office:value-type="float" office:value="16.1448228359222">
                <text:p>16.1448228359222</text:p>
              </table:table-cell>
              <table:table-cell office:value-type="float" office:value="16.2115318775177">
                <text:p>16.2115318775177</text:p>
              </table:table-cell>
              <table:table-cell office:value-type="float" office:value="16.2782411575317">
                <text:p>16.2782411575317</text:p>
              </table:table-cell>
              <table:table-cell office:value-type="float" office:value="16.3449504375458">
                <text:p>16.3449504375458</text:p>
              </table:table-cell>
              <table:table-cell office:value-type="float" office:value="16.4116597175598">
                <text:p>16.4116597175598</text:p>
              </table:table-cell>
              <table:table-cell office:value-type="float" office:value="16.4783687591553">
                <text:p>16.4783687591553</text:p>
              </table:table-cell>
              <table:table-cell office:value-type="float" office:value="16.6117911338806">
                <text:p>16.6117911338806</text:p>
              </table:table-cell>
              <table:table-cell office:value-type="float" office:value="16.7118592262268">
                <text:p>16.7118592262268</text:p>
              </table:table-cell>
              <table:table-cell office:value-type="float" office:value="16.745215177536">
                <text:p>16.745215177536</text:p>
              </table:table-cell>
              <table:table-cell office:value-type="float" office:value="16.8119270801544">
                <text:p>16.8119270801544</text:p>
              </table:table-cell>
              <table:table-cell office:value-type="float" office:value="16.8786389827728">
                <text:p>16.8786389827728</text:p>
              </table:table-cell>
              <table:table-cell office:value-type="float" office:value="16.9453506469727">
                <text:p>16.9453506469727</text:p>
              </table:table-cell>
              <table:table-cell office:value-type="float" office:value="17.0120623111725">
                <text:p>17.0120623111725</text:p>
              </table:table-cell>
              <table:table-cell office:value-type="float" office:value="17.1121299266815">
                <text:p>17.1121299266815</text:p>
              </table:table-cell>
              <table:table-cell office:value-type="float" office:value="17.1788413524628">
                <text:p>17.1788413524628</text:p>
              </table:table-cell>
              <table:table-cell office:value-type="float" office:value="17.2455530166626">
                <text:p>17.2455530166626</text:p>
              </table:table-cell>
              <table:table-cell office:value-type="float" office:value="17.3122644424438">
                <text:p>17.3122644424438</text:p>
              </table:table-cell>
              <table:table-cell office:value-type="float" office:value="17.3789758682251">
                <text:p>17.3789758682251</text:p>
              </table:table-cell>
              <table:table-cell office:value-type="float" office:value="17.4456872940063">
                <text:p>17.4456872940063</text:p>
              </table:table-cell>
              <table:table-cell office:value-type="float" office:value="17.479043006897">
                <text:p>17.479043006897</text:p>
              </table:table-cell>
              <table:table-cell office:value-type="float" office:value="17.5457541942596">
                <text:p>17.5457541942596</text:p>
              </table:table-cell>
              <table:table-cell office:value-type="float" office:value="17.6124649047852">
                <text:p>17.6124649047852</text:p>
              </table:table-cell>
              <table:table-cell office:value-type="float" office:value="17.6458203792572">
                <text:p>17.6458203792572</text:p>
              </table:table-cell>
              <table:table-cell office:value-type="float" office:value="17.7125310897827">
                <text:p>17.7125310897827</text:p>
              </table:table-cell>
              <table:table-cell office:value-type="float" office:value="17.7458863258362">
                <text:p>17.7458863258362</text:p>
              </table:table-cell>
              <table:table-cell office:value-type="float" office:value="17.8125965595245">
                <text:p>17.8125965595245</text:p>
              </table:table-cell>
              <table:table-cell office:value-type="float" office:value="17.8459520339966">
                <text:p>17.8459520339966</text:p>
              </table:table-cell>
              <table:table-cell office:value-type="float" office:value="17.8793072700501">
                <text:p>17.8793072700501</text:p>
              </table:table-cell>
              <table:table-cell office:value-type="float" office:value="17.9460175037384">
                <text:p>17.9460175037384</text:p>
              </table:table-cell>
              <table:table-cell office:value-type="float" office:value="17.9793727397919">
                <text:p>17.9793727397919</text:p>
              </table:table-cell>
              <table:table-cell office:value-type="float" office:value="18.0794382095337">
                <text:p>18.0794382095337</text:p>
              </table:table-cell>
              <table:table-cell office:value-type="float" office:value="18.1127934455872">
                <text:p>18.1127934455872</text:p>
              </table:table-cell>
              <table:table-cell office:value-type="float" office:value="18.1795036792755">
                <text:p>18.1795036792755</text:p>
              </table:table-cell>
              <table:table-cell office:value-type="float" office:value="18.2462136745453">
                <text:p>18.2462136745453</text:p>
              </table:table-cell>
              <table:table-cell office:value-type="float" office:value="18.2795686721802">
                <text:p>18.2795686721802</text:p>
              </table:table-cell>
              <table:table-cell office:value-type="float" office:value="18.3129236698151">
                <text:p>18.3129236698151</text:p>
              </table:table-cell>
              <table:table-cell office:value-type="float" office:value="18.34627866745">
                <text:p>18.34627866745</text:p>
              </table:table-cell>
              <table:table-cell office:value-type="float" office:value="18.4129884243011">
                <text:p>18.4129884243011</text:p>
              </table:table-cell>
              <table:table-cell office:value-type="float" office:value="18.4796981811523">
                <text:p>18.4796981811523</text:p>
              </table:table-cell>
              <table:table-cell office:value-type="float" office:value="18.5464105606079">
                <text:p>18.5464105606079</text:p>
              </table:table-cell>
              <table:table-cell office:value-type="float" office:value="18.6131253242493">
                <text:p>18.6131253242493</text:p>
              </table:table-cell>
              <table:table-cell office:value-type="float" office:value="18.6798400878906">
                <text:p>18.6798400878906</text:p>
              </table:table-cell>
              <table:table-cell office:value-type="float" office:value="18.746554851532">
                <text:p>18.746554851532</text:p>
              </table:table-cell>
              <table:table-cell office:value-type="float" office:value="18.7799122333527">
                <text:p>18.7799122333527</text:p>
              </table:table-cell>
              <table:table-cell office:value-type="float" office:value="18.8466272354126">
                <text:p>18.8466272354126</text:p>
              </table:table-cell>
              <table:table-cell office:value-type="float" office:value="18.8799846172333">
                <text:p>18.8799846172333</text:p>
              </table:table-cell>
              <table:table-cell office:value-type="float" office:value="18.913341999054">
                <text:p>18.913341999054</text:p>
              </table:table-cell>
              <table:table-cell office:value-type="float" office:value="18.9466993808746">
                <text:p>18.9466993808746</text:p>
              </table:table-cell>
              <table:table-cell office:value-type="float" office:value="19.0134146213531">
                <text:p>19.0134146213531</text:p>
              </table:table-cell>
              <table:table-cell office:value-type="float" office:value="19.0467720031738">
                <text:p>19.0467720031738</text:p>
              </table:table-cell>
              <table:table-cell office:value-type="float" office:value="19.1134870052338">
                <text:p>19.1134870052338</text:p>
              </table:table-cell>
              <table:table-cell office:value-type="float" office:value="19.1802020072937">
                <text:p>19.1802020072937</text:p>
              </table:table-cell>
              <table:table-cell office:value-type="float" office:value="19.2469170093536">
                <text:p>19.2469170093536</text:p>
              </table:table-cell>
              <table:table-cell office:value-type="float" office:value="19.2802743911743">
                <text:p>19.2802743911743</text:p>
              </table:table-cell>
              <table:table-cell office:value-type="float" office:value="19.3803472518921">
                <text:p>19.3803472518921</text:p>
              </table:table-cell>
              <table:table-cell office:value-type="float" office:value="19.447062253952">
                <text:p>19.447062253952</text:p>
              </table:table-cell>
              <table:table-cell office:value-type="float" office:value="19.513777256012">
                <text:p>19.513777256012</text:p>
              </table:table-cell>
              <table:table-cell office:value-type="float" office:value="19.580491065979">
                <text:p>19.580491065979</text:p>
              </table:table-cell>
              <table:table-cell office:value-type="float" office:value="19.6472046375275">
                <text:p>19.6472046375275</text:p>
              </table:table-cell>
              <table:table-cell office:value-type="float" office:value="19.680561542511">
                <text:p>19.680561542511</text:p>
              </table:table-cell>
              <table:table-cell office:value-type="float" office:value="19.7472751140594">
                <text:p>19.7472751140594</text:p>
              </table:table-cell>
              <table:table-cell office:value-type="float" office:value="19.7806317806244">
                <text:p>19.7806317806244</text:p>
              </table:table-cell>
              <table:table-cell office:value-type="float" office:value="19.8139886856079">
                <text:p>19.8139886856079</text:p>
              </table:table-cell>
              <table:table-cell office:value-type="float" office:value="19.8473455905914">
                <text:p>19.8473455905914</text:p>
              </table:table-cell>
              <table:table-cell office:value-type="float" office:value="19.880702495575">
                <text:p>19.880702495575</text:p>
              </table:table-cell>
              <table:table-cell office:value-type="float" office:value="19.9474160671234">
                <text:p>19.9474160671234</text:p>
              </table:table-cell>
              <table:table-cell office:value-type="float" office:value="19.9807729721069">
                <text:p>19.9807729721069</text:p>
              </table:table-cell>
              <table:table-cell office:value-type="float" office:value="20.0141298770905">
                <text:p>20.0141298770905</text:p>
              </table:table-cell>
              <table:table-cell office:value-type="float" office:value="20.0474865436554">
                <text:p>20.0474865436554</text:p>
              </table:table-cell>
              <table:table-cell office:value-type="float" office:value="20.1142003536224">
                <text:p>20.1142003536224</text:p>
              </table:table-cell>
              <table:table-cell office:value-type="float" office:value="20.1809141635895">
                <text:p>20.1809141635895</text:p>
              </table:table-cell>
              <table:table-cell office:value-type="float" office:value="20.2476277351379">
                <text:p>20.2476277351379</text:p>
              </table:table-cell>
              <table:table-cell office:value-type="float" office:value="20.314341545105">
                <text:p>20.314341545105</text:p>
              </table:table-cell>
              <table:table-cell office:value-type="float" office:value="20.3810551166534">
                <text:p>20.3810551166534</text:p>
              </table:table-cell>
              <table:table-cell office:value-type="float" office:value="20.414412021637">
                <text:p>20.414412021637</text:p>
              </table:table-cell>
              <table:table-cell office:value-type="float" office:value="20.481125831604">
                <text:p>20.481125831604</text:p>
              </table:table-cell>
              <table:table-cell office:value-type="float" office:value="20.5144827365875">
                <text:p>20.5144827365875</text:p>
              </table:table-cell>
              <table:table-cell office:value-type="float" office:value="20.5478410720825">
                <text:p>20.5478410720825</text:p>
              </table:table-cell>
              <table:table-cell office:value-type="float" office:value="20.5811994075775">
                <text:p>20.5811994075775</text:p>
              </table:table-cell>
              <table:table-cell office:value-type="float" office:value="20.6145575046539">
                <text:p>20.6145575046539</text:p>
              </table:table-cell>
              <table:table-cell office:value-type="float" office:value="20.6479160785675">
                <text:p>20.6479160785675</text:p>
              </table:table-cell>
              <table:table-cell office:value-type="float" office:value="20.6812744140625">
                <text:p>20.6812744140625</text:p>
              </table:table-cell>
              <table:table-cell office:value-type="float" office:value="20.7146329879761">
                <text:p>20.7146329879761</text:p>
              </table:table-cell>
              <table:table-cell office:value-type="float" office:value="20.7479915618896">
                <text:p>20.7479915618896</text:p>
              </table:table-cell>
              <table:table-cell office:value-type="float" office:value="20.7813498973846">
                <text:p>20.7813498973846</text:p>
              </table:table-cell>
              <table:table-cell office:value-type="float" office:value="20.8147082328796">
                <text:p>20.8147082328796</text:p>
              </table:table-cell>
              <table:table-cell office:value-type="float" office:value="20.8814253807068">
                <text:p>20.8814253807068</text:p>
              </table:table-cell>
              <table:table-cell office:value-type="float" office:value="20.9147837162018">
                <text:p>20.9147837162018</text:p>
              </table:table-cell>
              <table:table-cell office:value-type="float" office:value="20.9481422901154">
                <text:p>20.9481422901154</text:p>
              </table:table-cell>
              <table:table-cell office:value-type="float" office:value="20.9815006256103">
                <text:p>20.9815006256103</text:p>
              </table:table-cell>
              <table:table-cell office:value-type="float" office:value="21.0148594379425">
                <text:p>21.0148594379425</text:p>
              </table:table-cell>
              <table:table-cell office:value-type="float" office:value="21.0482177734375">
                <text:p>21.0482177734375</text:p>
              </table:table-cell>
              <table:table-cell office:value-type="float" office:value="21.1149351596832">
                <text:p>21.1149351596832</text:p>
              </table:table-cell>
              <table:table-cell office:value-type="float" office:value="21.1482937335968">
                <text:p>21.1482937335968</text:p>
              </table:table-cell>
              <table:table-cell office:value-type="float" office:value="21.2150108814239">
                <text:p>21.2150108814239</text:p>
              </table:table-cell>
              <table:table-cell office:value-type="float" office:value="21.2483696937561">
                <text:p>21.2483696937561</text:p>
              </table:table-cell>
              <table:table-cell office:value-type="float" office:value="21.2817282676697">
                <text:p>21.2817282676697</text:p>
              </table:table-cell>
              <table:table-cell office:value-type="float" office:value="21.3150868415833">
                <text:p>21.3150868415833</text:p>
              </table:table-cell>
              <table:table-cell office:value-type="float" office:value="21.3484456539154">
                <text:p>21.3484456539154</text:p>
              </table:table-cell>
              <table:table-cell office:value-type="float" office:value="21.4151628017426">
                <text:p>21.4151628017426</text:p>
              </table:table-cell>
              <table:table-cell office:value-type="float" office:value="21.4485216140747">
                <text:p>21.4485216140747</text:p>
              </table:table-cell>
              <table:table-cell office:value-type="float" office:value="21.4818804264069">
                <text:p>21.4818804264069</text:p>
              </table:table-cell>
              <table:table-cell office:value-type="float" office:value="21.5152390003204">
                <text:p>21.5152390003204</text:p>
              </table:table-cell>
              <table:table-cell office:value-type="float" office:value="21.5485985279083">
                <text:p>21.5485985279083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12.A5:flat12.A5</svg:desc>
                </draw:g>
              </table:table-cell>
              <table:table-cell office:value-type="float" office:value="-0.208550290344504">
                <text:p>-0.208550290344504</text:p>
                <draw:g>
                  <svg:desc>flat12.B5:flat12.NR5</svg:desc>
                </draw:g>
              </table:table-cell>
              <table:table-cell office:value-type="float" office:value="-0.208548379502841">
                <text:p>-0.208548379502841</text:p>
              </table:table-cell>
              <table:table-cell office:value-type="float" office:value="-0.208360640082261">
                <text:p>-0.208360640082261</text:p>
              </table:table-cell>
              <table:table-cell office:value-type="float" office:value="-0.208970744262248">
                <text:p>-0.208970744262248</text:p>
              </table:table-cell>
              <table:table-cell office:value-type="float" office:value="-0.208707732327182">
                <text:p>-0.208707732327182</text:p>
              </table:table-cell>
              <table:table-cell office:value-type="float" office:value="-0.209189717842568">
                <text:p>-0.209189717842568</text:p>
              </table:table-cell>
              <table:table-cell office:value-type="float" office:value="-0.208901672760109">
                <text:p>-0.208901672760109</text:p>
              </table:table-cell>
              <table:table-cell office:value-type="float" office:value="-0.208578069684014">
                <text:p>-0.208578069684014</text:p>
              </table:table-cell>
              <table:table-cell office:value-type="float" office:value="-0.208487727829296">
                <text:p>-0.208487727829296</text:p>
              </table:table-cell>
              <table:table-cell office:value-type="float" office:value="-0.209640724022744">
                <text:p>-0.209640724022744</text:p>
              </table:table-cell>
              <table:table-cell office:value-type="float" office:value="-0.208752785779923">
                <text:p>-0.208752785779923</text:p>
              </table:table-cell>
              <table:table-cell office:value-type="float" office:value="-0.209167538454705">
                <text:p>-0.209167538454705</text:p>
              </table:table-cell>
              <table:table-cell office:value-type="float" office:value="-0.209256000738349">
                <text:p>-0.209256000738349</text:p>
              </table:table-cell>
              <table:table-cell office:value-type="float" office:value="-0.208872281664524">
                <text:p>-0.208872281664524</text:p>
              </table:table-cell>
              <table:table-cell office:value-type="float" office:value="-0.208867543061934">
                <text:p>-0.208867543061934</text:p>
              </table:table-cell>
              <table:table-cell office:value-type="float" office:value="-0.209204702839916">
                <text:p>-0.209204702839916</text:p>
              </table:table-cell>
              <table:table-cell office:value-type="float" office:value="-0.208896793290416">
                <text:p>-0.208896793290416</text:p>
              </table:table-cell>
              <table:table-cell office:value-type="float" office:value="-0.20876487591317">
                <text:p>-0.20876487591317</text:p>
              </table:table-cell>
              <table:table-cell office:value-type="float" office:value="-0.208839239925863">
                <text:p>-0.208839239925863</text:p>
              </table:table-cell>
              <table:table-cell office:value-type="float" office:value="-0.209768425034281">
                <text:p>-0.209768425034281</text:p>
              </table:table-cell>
              <table:table-cell office:value-type="float" office:value="-0.208897198567052">
                <text:p>-0.208897198567052</text:p>
              </table:table-cell>
              <table:table-cell office:value-type="float" office:value="-0.209813473121254">
                <text:p>-0.209813473121254</text:p>
              </table:table-cell>
              <table:table-cell office:value-type="float" office:value="-0.20880782274218">
                <text:p>-0.20880782274218</text:p>
              </table:table-cell>
              <table:table-cell office:value-type="float" office:value="-0.209069139564847">
                <text:p>-0.209069139564847</text:p>
              </table:table-cell>
              <table:table-cell office:value-type="float" office:value="-0.208795587786115">
                <text:p>-0.208795587786115</text:p>
              </table:table-cell>
              <table:table-cell office:value-type="float" office:value="-0.209087664929086">
                <text:p>-0.209087664929086</text:p>
              </table:table-cell>
              <table:table-cell office:value-type="float" office:value="-0.208742604630242">
                <text:p>-0.208742604630242</text:p>
              </table:table-cell>
              <table:table-cell office:value-type="float" office:value="-0.208791385430711">
                <text:p>-0.208791385430711</text:p>
              </table:table-cell>
              <table:table-cell office:value-type="float" office:value="-0.209174023808286">
                <text:p>-0.209174023808286</text:p>
              </table:table-cell>
              <table:table-cell office:value-type="float" office:value="-0.209107692515457">
                <text:p>-0.209107692515457</text:p>
              </table:table-cell>
              <table:table-cell office:value-type="float" office:value="-0.209349549620765">
                <text:p>-0.209349549620765</text:p>
              </table:table-cell>
              <table:table-cell office:value-type="float" office:value="-0.208771907680759">
                <text:p>-0.208771907680759</text:p>
              </table:table-cell>
              <table:table-cell office:value-type="float" office:value="-0.209172251494693">
                <text:p>-0.209172251494693</text:p>
              </table:table-cell>
              <table:table-cell office:value-type="float" office:value="-0.209253194993916">
                <text:p>-0.209253194993916</text:p>
              </table:table-cell>
              <table:table-cell office:value-type="float" office:value="-0.208855286644306">
                <text:p>-0.208855286644306</text:p>
              </table:table-cell>
              <table:table-cell office:value-type="float" office:value="-0.20873446276907">
                <text:p>-0.20873446276907</text:p>
              </table:table-cell>
              <table:table-cell office:value-type="float" office:value="-0.209207984923842">
                <text:p>-0.209207984923842</text:p>
              </table:table-cell>
              <table:table-cell office:value-type="float" office:value="-0.208694758245009">
                <text:p>-0.208694758245009</text:p>
              </table:table-cell>
              <table:table-cell office:value-type="float" office:value="-0.20883591812969">
                <text:p>-0.20883591812969</text:p>
              </table:table-cell>
              <table:table-cell office:value-type="float" office:value="-0.208613598047023">
                <text:p>-0.208613598047023</text:p>
              </table:table-cell>
              <table:table-cell office:value-type="float" office:value="-0.208958285823054">
                <text:p>-0.208958285823054</text:p>
              </table:table-cell>
              <table:table-cell office:value-type="float" office:value="-0.209070743958772">
                <text:p>-0.209070743958772</text:p>
              </table:table-cell>
              <table:table-cell office:value-type="float" office:value="-0.208796333020267">
                <text:p>-0.208796333020267</text:p>
              </table:table-cell>
              <table:table-cell office:value-type="float" office:value="-0.208923872878559">
                <text:p>-0.208923872878559</text:p>
              </table:table-cell>
              <table:table-cell office:value-type="float" office:value="-0.209279536554406">
                <text:p>-0.209279536554406</text:p>
              </table:table-cell>
              <table:table-cell office:value-type="float" office:value="-0.208783466711958">
                <text:p>-0.208783466711958</text:p>
              </table:table-cell>
              <table:table-cell office:value-type="float" office:value="-0.209265438264244">
                <text:p>-0.209265438264244</text:p>
              </table:table-cell>
              <table:table-cell office:value-type="float" office:value="-0.209156589813432">
                <text:p>-0.209156589813432</text:p>
              </table:table-cell>
              <table:table-cell office:value-type="float" office:value="-0.209304847268175">
                <text:p>-0.209304847268175</text:p>
              </table:table-cell>
              <table:table-cell office:value-type="float" office:value="-0.208969776891546">
                <text:p>-0.208969776891546</text:p>
              </table:table-cell>
              <table:table-cell office:value-type="float" office:value="-0.209316832157422">
                <text:p>-0.209316832157422</text:p>
              </table:table-cell>
              <table:table-cell office:value-type="float" office:value="-0.208777556259455">
                <text:p>-0.208777556259455</text:p>
              </table:table-cell>
              <table:table-cell office:value-type="float" office:value="-0.2088152816493">
                <text:p>-0.2088152816493</text:p>
              </table:table-cell>
              <table:table-cell office:value-type="float" office:value="-0.208890882042045">
                <text:p>-0.208890882042045</text:p>
              </table:table-cell>
              <table:table-cell office:value-type="float" office:value="-0.209236493368479">
                <text:p>-0.209236493368479</text:p>
              </table:table-cell>
              <table:table-cell office:value-type="float" office:value="-0.208659529182498">
                <text:p>-0.208659529182498</text:p>
              </table:table-cell>
              <table:table-cell office:value-type="float" office:value="-0.208867973287551">
                <text:p>-0.208867973287551</text:p>
              </table:table-cell>
              <table:table-cell office:value-type="float" office:value="-0.208795852203863">
                <text:p>-0.208795852203863</text:p>
              </table:table-cell>
              <table:table-cell office:value-type="float" office:value="-0.208709887991019">
                <text:p>-0.208709887991019</text:p>
              </table:table-cell>
              <table:table-cell office:value-type="float" office:value="-0.21198344929417">
                <text:p>-0.21198344929417</text:p>
              </table:table-cell>
              <table:table-cell office:value-type="float" office:value="-0.21426049377714">
                <text:p>-0.21426049377714</text:p>
              </table:table-cell>
              <table:table-cell office:value-type="float" office:value="-0.208256631067253">
                <text:p>-0.208256631067253</text:p>
              </table:table-cell>
              <table:table-cell office:value-type="float" office:value="-0.208614664535638">
                <text:p>-0.208614664535638</text:p>
              </table:table-cell>
              <table:table-cell office:value-type="float" office:value="-0.206400084840081">
                <text:p>-0.206400084840081</text:p>
              </table:table-cell>
              <table:table-cell office:value-type="float" office:value="-0.203692328145711">
                <text:p>-0.203692328145711</text:p>
              </table:table-cell>
              <table:table-cell office:value-type="float" office:value="-0.208829311142224">
                <text:p>-0.208829311142224</text:p>
              </table:table-cell>
              <table:table-cell office:value-type="float" office:value="-0.209177878458752">
                <text:p>-0.209177878458752</text:p>
              </table:table-cell>
              <table:table-cell office:value-type="float" office:value="-0.208783425661066">
                <text:p>-0.208783425661066</text:p>
              </table:table-cell>
              <table:table-cell office:value-type="float" office:value="-0.205455953279304">
                <text:p>-0.205455953279304</text:p>
              </table:table-cell>
              <table:table-cell office:value-type="float" office:value="-0.207125656946569">
                <text:p>-0.207125656946569</text:p>
              </table:table-cell>
              <table:table-cell office:value-type="float" office:value="-0.208955831193609">
                <text:p>-0.208955831193609</text:p>
              </table:table-cell>
              <table:table-cell office:value-type="float" office:value="-0.209689322094819">
                <text:p>-0.209689322094819</text:p>
              </table:table-cell>
              <table:table-cell office:value-type="float" office:value="-0.205515358026677">
                <text:p>-0.205515358026677</text:p>
              </table:table-cell>
              <table:table-cell office:value-type="float" office:value="-0.203110684455607">
                <text:p>-0.203110684455607</text:p>
              </table:table-cell>
              <table:table-cell office:value-type="float" office:value="-0.204752710621232">
                <text:p>-0.204752710621232</text:p>
              </table:table-cell>
              <table:table-cell office:value-type="float" office:value="-0.20493977686354">
                <text:p>-0.20493977686354</text:p>
              </table:table-cell>
              <table:table-cell office:value-type="float" office:value="-0.198494505516919">
                <text:p>-0.198494505516919</text:p>
              </table:table-cell>
              <table:table-cell office:value-type="float" office:value="-0.206225052523022">
                <text:p>-0.206225052523022</text:p>
              </table:table-cell>
              <table:table-cell office:value-type="float" office:value="-0.212349009444223">
                <text:p>-0.212349009444223</text:p>
              </table:table-cell>
              <table:table-cell office:value-type="float" office:value="-0.214040040799392">
                <text:p>-0.214040040799392</text:p>
              </table:table-cell>
              <table:table-cell office:value-type="float" office:value="-0.213416523491332">
                <text:p>-0.213416523491332</text:p>
              </table:table-cell>
              <table:table-cell office:value-type="float" office:value="-0.212801360736629">
                <text:p>-0.212801360736629</text:p>
              </table:table-cell>
              <table:table-cell office:value-type="float" office:value="-0.212999803217794">
                <text:p>-0.212999803217794</text:p>
              </table:table-cell>
              <table:table-cell office:value-type="float" office:value="-0.210535784141079">
                <text:p>-0.210535784141079</text:p>
              </table:table-cell>
              <table:table-cell office:value-type="float" office:value="-0.20530077619179">
                <text:p>-0.20530077619179</text:p>
              </table:table-cell>
              <table:table-cell office:value-type="float" office:value="-0.208626853685367">
                <text:p>-0.208626853685367</text:p>
              </table:table-cell>
              <table:table-cell office:value-type="float" office:value="-0.207814520365919">
                <text:p>-0.207814520365919</text:p>
              </table:table-cell>
              <table:table-cell office:value-type="float" office:value="-0.205415685068025">
                <text:p>-0.205415685068025</text:p>
              </table:table-cell>
              <table:table-cell office:value-type="float" office:value="-0.213681849187827">
                <text:p>-0.213681849187827</text:p>
              </table:table-cell>
              <table:table-cell office:value-type="float" office:value="-0.21479222346894">
                <text:p>-0.21479222346894</text:p>
              </table:table-cell>
              <table:table-cell office:value-type="float" office:value="-0.219428144700301">
                <text:p>-0.219428144700301</text:p>
              </table:table-cell>
              <table:table-cell office:value-type="float" office:value="-0.221512116934933">
                <text:p>-0.221512116934933</text:p>
              </table:table-cell>
              <table:table-cell office:value-type="float" office:value="-0.221195407267818">
                <text:p>-0.221195407267818</text:p>
              </table:table-cell>
              <table:table-cell office:value-type="float" office:value="-0.220309584892091">
                <text:p>-0.220309584892091</text:p>
              </table:table-cell>
              <table:table-cell office:value-type="float" office:value="-0.21964518722107">
                <text:p>-0.21964518722107</text:p>
              </table:table-cell>
              <table:table-cell office:value-type="float" office:value="-0.212252978040804">
                <text:p>-0.212252978040804</text:p>
              </table:table-cell>
              <table:table-cell office:value-type="float" office:value="-0.212273254371305">
                <text:p>-0.212273254371305</text:p>
              </table:table-cell>
              <table:table-cell office:value-type="float" office:value="-0.216073370802383">
                <text:p>-0.216073370802383</text:p>
              </table:table-cell>
              <table:table-cell office:value-type="float" office:value="-0.214831009049366">
                <text:p>-0.214831009049366</text:p>
              </table:table-cell>
              <table:table-cell office:value-type="float" office:value="-0.213946971349582">
                <text:p>-0.213946971349582</text:p>
              </table:table-cell>
              <table:table-cell office:value-type="float" office:value="-0.216463132151882">
                <text:p>-0.216463132151882</text:p>
              </table:table-cell>
              <table:table-cell office:value-type="float" office:value="-0.224605683031529">
                <text:p>-0.224605683031529</text:p>
              </table:table-cell>
              <table:table-cell office:value-type="float" office:value="-0.225645715007004">
                <text:p>-0.225645715007004</text:p>
              </table:table-cell>
              <table:table-cell office:value-type="float" office:value="-0.222105436029288">
                <text:p>-0.222105436029288</text:p>
              </table:table-cell>
              <table:table-cell office:value-type="float" office:value="-0.222934327524713">
                <text:p>-0.222934327524713</text:p>
              </table:table-cell>
              <table:table-cell office:value-type="float" office:value="-0.216208536074304">
                <text:p>-0.216208536074304</text:p>
              </table:table-cell>
              <table:table-cell office:value-type="float" office:value="-0.215360503647412">
                <text:p>-0.215360503647412</text:p>
              </table:table-cell>
              <table:table-cell office:value-type="float" office:value="-0.215075832569939">
                <text:p>-0.215075832569939</text:p>
              </table:table-cell>
              <table:table-cell office:value-type="float" office:value="-0.207790634789703">
                <text:p>-0.207790634789703</text:p>
              </table:table-cell>
              <table:table-cell office:value-type="float" office:value="-0.211054443234254">
                <text:p>-0.211054443234254</text:p>
              </table:table-cell>
              <table:table-cell office:value-type="float" office:value="-0.211344940435518">
                <text:p>-0.211344940435518</text:p>
              </table:table-cell>
              <table:table-cell office:value-type="float" office:value="-0.212804384252908">
                <text:p>-0.212804384252908</text:p>
              </table:table-cell>
              <table:table-cell office:value-type="float" office:value="-0.214528712173244">
                <text:p>-0.214528712173244</text:p>
              </table:table-cell>
              <table:table-cell office:value-type="float" office:value="-0.210680008325485">
                <text:p>-0.210680008325485</text:p>
              </table:table-cell>
              <table:table-cell office:value-type="float" office:value="-0.215180383385093">
                <text:p>-0.215180383385093</text:p>
              </table:table-cell>
              <table:table-cell office:value-type="float" office:value="-0.218154132958524">
                <text:p>-0.218154132958524</text:p>
              </table:table-cell>
              <table:table-cell office:value-type="float" office:value="-0.215652158871788">
                <text:p>-0.215652158871788</text:p>
              </table:table-cell>
              <table:table-cell office:value-type="float" office:value="-0.215618542938146">
                <text:p>-0.215618542938146</text:p>
              </table:table-cell>
              <table:table-cell office:value-type="float" office:value="-0.216063750912799">
                <text:p>-0.216063750912799</text:p>
              </table:table-cell>
              <table:table-cell office:value-type="float" office:value="-0.213649753498908">
                <text:p>-0.213649753498908</text:p>
              </table:table-cell>
              <table:table-cell office:value-type="float" office:value="-0.213325586505153">
                <text:p>-0.213325586505153</text:p>
              </table:table-cell>
              <table:table-cell office:value-type="float" office:value="-0.211438695000215">
                <text:p>-0.211438695000215</text:p>
              </table:table-cell>
              <table:table-cell office:value-type="float" office:value="-0.20586256991966">
                <text:p>-0.20586256991966</text:p>
              </table:table-cell>
              <table:table-cell office:value-type="float" office:value="-0.208818087939383">
                <text:p>-0.208818087939383</text:p>
              </table:table-cell>
              <table:table-cell office:value-type="float" office:value="-0.210465885684774">
                <text:p>-0.210465885684774</text:p>
              </table:table-cell>
              <table:table-cell office:value-type="float" office:value="-0.207881926738691">
                <text:p>-0.207881926738691</text:p>
              </table:table-cell>
              <table:table-cell office:value-type="float" office:value="-0.217484967875475">
                <text:p>-0.217484967875475</text:p>
              </table:table-cell>
              <table:table-cell office:value-type="float" office:value="-0.215396165514234">
                <text:p>-0.215396165514234</text:p>
              </table:table-cell>
              <table:table-cell office:value-type="float" office:value="-0.218916999320457">
                <text:p>-0.218916999320457</text:p>
              </table:table-cell>
              <table:table-cell office:value-type="float" office:value="-0.216117660127611">
                <text:p>-0.216117660127611</text:p>
              </table:table-cell>
              <table:table-cell office:value-type="float" office:value="-0.191915118731124">
                <text:p>-0.191915118731124</text:p>
              </table:table-cell>
              <table:table-cell office:value-type="float" office:value="-0.182763868624263">
                <text:p>-0.182763868624263</text:p>
              </table:table-cell>
              <table:table-cell office:value-type="float" office:value="-0.182025860721271">
                <text:p>-0.182025860721271</text:p>
              </table:table-cell>
              <table:table-cell office:value-type="float" office:value="-0.18160844750633">
                <text:p>-0.18160844750633</text:p>
              </table:table-cell>
              <table:table-cell office:value-type="float" office:value="-0.186816967502767">
                <text:p>-0.186816967502767</text:p>
              </table:table-cell>
              <table:table-cell office:value-type="float" office:value="-0.196301528968282">
                <text:p>-0.196301528968282</text:p>
              </table:table-cell>
              <table:table-cell office:value-type="float" office:value="-0.199917056277846">
                <text:p>-0.199917056277846</text:p>
              </table:table-cell>
              <table:table-cell office:value-type="float" office:value="-0.208056482379676">
                <text:p>-0.208056482379676</text:p>
              </table:table-cell>
              <table:table-cell office:value-type="float" office:value="-0.210434608093872">
                <text:p>-0.210434608093872</text:p>
              </table:table-cell>
              <table:table-cell office:value-type="float" office:value="-0.209469580019855">
                <text:p>-0.209469580019855</text:p>
              </table:table-cell>
              <table:table-cell office:value-type="float" office:value="-0.210261568118904">
                <text:p>-0.210261568118904</text:p>
              </table:table-cell>
              <table:table-cell office:value-type="float" office:value="-0.203899987341018">
                <text:p>-0.203899987341018</text:p>
              </table:table-cell>
              <table:table-cell office:value-type="float" office:value="-0.194259439924329">
                <text:p>-0.194259439924329</text:p>
              </table:table-cell>
              <table:table-cell office:value-type="float" office:value="-0.194106192532775">
                <text:p>-0.194106192532775</text:p>
              </table:table-cell>
              <table:table-cell office:value-type="float" office:value="-0.194848789383298">
                <text:p>-0.194848789383298</text:p>
              </table:table-cell>
              <table:table-cell office:value-type="float" office:value="-0.195069820923928">
                <text:p>-0.195069820923928</text:p>
              </table:table-cell>
              <table:table-cell office:value-type="float" office:value="-0.20869455624687">
                <text:p>-0.20869455624687</text:p>
              </table:table-cell>
              <table:table-cell office:value-type="float" office:value="-0.213072146529039">
                <text:p>-0.213072146529039</text:p>
              </table:table-cell>
              <table:table-cell office:value-type="float" office:value="-0.219522363148558">
                <text:p>-0.219522363148558</text:p>
              </table:table-cell>
              <table:table-cell office:value-type="float" office:value="-0.217474920868795">
                <text:p>-0.217474920868795</text:p>
              </table:table-cell>
              <table:table-cell office:value-type="float" office:value="-0.194001346616316">
                <text:p>-0.194001346616316</text:p>
              </table:table-cell>
              <table:table-cell office:value-type="float" office:value="-0.192335265201595">
                <text:p>-0.192335265201595</text:p>
              </table:table-cell>
              <table:table-cell office:value-type="float" office:value="-0.199071881603649">
                <text:p>-0.199071881603649</text:p>
              </table:table-cell>
              <table:table-cell office:value-type="float" office:value="-0.203883730970549">
                <text:p>-0.203883730970549</text:p>
              </table:table-cell>
              <table:table-cell office:value-type="float" office:value="-0.220694180327947">
                <text:p>-0.220694180327947</text:p>
              </table:table-cell>
              <table:table-cell office:value-type="float" office:value="-0.223204551460117">
                <text:p>-0.223204551460117</text:p>
              </table:table-cell>
              <table:table-cell office:value-type="float" office:value="-0.223675869978664">
                <text:p>-0.223675869978664</text:p>
              </table:table-cell>
              <table:table-cell office:value-type="float" office:value="-0.223226404206059">
                <text:p>-0.223226404206059</text:p>
              </table:table-cell>
              <table:table-cell office:value-type="float" office:value="-0.221088987468244">
                <text:p>-0.221088987468244</text:p>
              </table:table-cell>
              <table:table-cell office:value-type="float" office:value="-0.212836724525891">
                <text:p>-0.212836724525891</text:p>
              </table:table-cell>
              <table:table-cell office:value-type="float" office:value="-0.202871487628093">
                <text:p>-0.202871487628093</text:p>
              </table:table-cell>
              <table:table-cell office:value-type="float" office:value="-0.202686061386679">
                <text:p>-0.202686061386679</text:p>
              </table:table-cell>
              <table:table-cell office:value-type="float" office:value="-0.203351794138863">
                <text:p>-0.203351794138863</text:p>
              </table:table-cell>
              <table:table-cell office:value-type="float" office:value="-0.203622108677003">
                <text:p>-0.203622108677003</text:p>
              </table:table-cell>
              <table:table-cell office:value-type="float" office:value="-0.206248594550292">
                <text:p>-0.206248594550292</text:p>
              </table:table-cell>
              <table:table-cell office:value-type="float" office:value="-0.227668933097476">
                <text:p>-0.227668933097476</text:p>
              </table:table-cell>
              <table:table-cell office:value-type="float" office:value="-0.231547852945325">
                <text:p>-0.231547852945325</text:p>
              </table:table-cell>
              <table:table-cell office:value-type="float" office:value="-0.232831326318116">
                <text:p>-0.232831326318116</text:p>
              </table:table-cell>
              <table:table-cell office:value-type="float" office:value="-0.232299902843198">
                <text:p>-0.232299902843198</text:p>
              </table:table-cell>
              <table:table-cell office:value-type="float" office:value="-0.215048083480246">
                <text:p>-0.215048083480246</text:p>
              </table:table-cell>
              <table:table-cell office:value-type="float" office:value="-0.207720424318997">
                <text:p>-0.207720424318997</text:p>
              </table:table-cell>
              <table:table-cell office:value-type="float" office:value="-0.20570389195675">
                <text:p>-0.20570389195675</text:p>
              </table:table-cell>
              <table:table-cell office:value-type="float" office:value="-0.2050759234539">
                <text:p>-0.2050759234539</text:p>
              </table:table-cell>
              <table:table-cell office:value-type="float" office:value="-0.2130731885097">
                <text:p>-0.2130731885097</text:p>
              </table:table-cell>
              <table:table-cell office:value-type="float" office:value="-0.227016356927045">
                <text:p>-0.227016356927045</text:p>
              </table:table-cell>
              <table:table-cell office:value-type="float" office:value="-0.233553299589743">
                <text:p>-0.233553299589743</text:p>
              </table:table-cell>
              <table:table-cell office:value-type="float" office:value="-0.238061543018717">
                <text:p>-0.238061543018717</text:p>
              </table:table-cell>
              <table:table-cell office:value-type="float" office:value="-0.238701469474861">
                <text:p>-0.238701469474861</text:p>
              </table:table-cell>
              <table:table-cell office:value-type="float" office:value="-0.238826452219478">
                <text:p>-0.238826452219478</text:p>
              </table:table-cell>
              <table:table-cell office:value-type="float" office:value="-0.242924381809031">
                <text:p>-0.242924381809031</text:p>
              </table:table-cell>
              <table:table-cell office:value-type="float" office:value="-0.222406138837665">
                <text:p>-0.222406138837665</text:p>
              </table:table-cell>
              <table:table-cell office:value-type="float" office:value="-0.216385198364472">
                <text:p>-0.216385198364472</text:p>
              </table:table-cell>
              <table:table-cell office:value-type="float" office:value="-0.219844093420503">
                <text:p>-0.219844093420503</text:p>
              </table:table-cell>
              <table:table-cell office:value-type="float" office:value="-0.226756382977601">
                <text:p>-0.226756382977601</text:p>
              </table:table-cell>
              <table:table-cell office:value-type="float" office:value="-0.24201025511177">
                <text:p>-0.24201025511177</text:p>
              </table:table-cell>
              <table:table-cell office:value-type="float" office:value="-0.245072793955222">
                <text:p>-0.245072793955222</text:p>
              </table:table-cell>
              <table:table-cell office:value-type="float" office:value="-0.248186797474549">
                <text:p>-0.248186797474549</text:p>
              </table:table-cell>
              <table:table-cell office:value-type="float" office:value="-0.245887701018917">
                <text:p>-0.245887701018917</text:p>
              </table:table-cell>
              <table:table-cell office:value-type="float" office:value="-0.24387725725414">
                <text:p>-0.24387725725414</text:p>
              </table:table-cell>
              <table:table-cell office:value-type="float" office:value="-0.243786561436939">
                <text:p>-0.243786561436939</text:p>
              </table:table-cell>
              <table:table-cell office:value-type="float" office:value="-0.240030399644823">
                <text:p>-0.240030399644823</text:p>
              </table:table-cell>
              <table:table-cell office:value-type="float" office:value="-0.234540595264758">
                <text:p>-0.234540595264758</text:p>
              </table:table-cell>
              <table:table-cell office:value-type="float" office:value="-0.231419589999836">
                <text:p>-0.231419589999836</text:p>
              </table:table-cell>
              <table:table-cell office:value-type="float" office:value="-0.230402666016583">
                <text:p>-0.230402666016583</text:p>
              </table:table-cell>
              <table:table-cell office:value-type="float" office:value="-0.235396759420868">
                <text:p>-0.235396759420868</text:p>
              </table:table-cell>
              <table:table-cell office:value-type="float" office:value="-0.239524364506553">
                <text:p>-0.239524364506553</text:p>
              </table:table-cell>
              <table:table-cell office:value-type="float" office:value="-0.253671495909866">
                <text:p>-0.253671495909866</text:p>
              </table:table-cell>
              <table:table-cell office:value-type="float" office:value="-0.250263471292701">
                <text:p>-0.250263471292701</text:p>
              </table:table-cell>
              <table:table-cell office:value-type="float" office:value="-0.253982408244792">
                <text:p>-0.253982408244792</text:p>
              </table:table-cell>
              <table:table-cell office:value-type="float" office:value="-0.251227033689901">
                <text:p>-0.251227033689901</text:p>
              </table:table-cell>
              <table:table-cell office:value-type="float" office:value="-0.247652691292711">
                <text:p>-0.247652691292711</text:p>
              </table:table-cell>
              <table:table-cell office:value-type="float" office:value="-0.248228859050354">
                <text:p>-0.248228859050354</text:p>
              </table:table-cell>
              <table:table-cell office:value-type="float" office:value="-0.222796128217121">
                <text:p>-0.222796128217121</text:p>
              </table:table-cell>
              <table:table-cell office:value-type="float" office:value="-0.216925436261044">
                <text:p>-0.216925436261044</text:p>
              </table:table-cell>
              <table:table-cell office:value-type="float" office:value="-0.202737871809789">
                <text:p>-0.202737871809789</text:p>
              </table:table-cell>
              <table:table-cell office:value-type="float" office:value="-0.200672859391235">
                <text:p>-0.200672859391235</text:p>
              </table:table-cell>
              <table:table-cell office:value-type="float" office:value="-0.226908433375655">
                <text:p>-0.226908433375655</text:p>
              </table:table-cell>
              <table:table-cell office:value-type="float" office:value="-0.238442549830347">
                <text:p>-0.238442549830347</text:p>
              </table:table-cell>
              <table:table-cell office:value-type="float" office:value="-0.240465968156204">
                <text:p>-0.240465968156204</text:p>
              </table:table-cell>
              <table:table-cell office:value-type="float" office:value="-0.24163444282012">
                <text:p>-0.24163444282012</text:p>
              </table:table-cell>
              <table:table-cell office:value-type="float" office:value="-0.242739933407401">
                <text:p>-0.242739933407401</text:p>
              </table:table-cell>
              <table:table-cell office:value-type="float" office:value="-0.213819376929756">
                <text:p>-0.213819376929756</text:p>
              </table:table-cell>
              <table:table-cell office:value-type="float" office:value="-0.202389525437642">
                <text:p>-0.202389525437642</text:p>
              </table:table-cell>
              <table:table-cell office:value-type="float" office:value="-0.201378268402615">
                <text:p>-0.201378268402615</text:p>
              </table:table-cell>
              <table:table-cell office:value-type="float" office:value="-0.203260188036705">
                <text:p>-0.203260188036705</text:p>
              </table:table-cell>
              <table:table-cell office:value-type="float" office:value="-0.235153905846421">
                <text:p>-0.235153905846421</text:p>
              </table:table-cell>
              <table:table-cell office:value-type="float" office:value="-0.240307490370372">
                <text:p>-0.240307490370372</text:p>
              </table:table-cell>
              <table:table-cell office:value-type="float" office:value="-0.241453455375756">
                <text:p>-0.241453455375756</text:p>
              </table:table-cell>
              <table:table-cell office:value-type="float" office:value="-0.214842923050676">
                <text:p>-0.214842923050676</text:p>
              </table:table-cell>
              <table:table-cell office:value-type="float" office:value="-0.21058166575704">
                <text:p>-0.21058166575704</text:p>
              </table:table-cell>
              <table:table-cell office:value-type="float" office:value="-0.208263364847578">
                <text:p>-0.208263364847578</text:p>
              </table:table-cell>
              <table:table-cell office:value-type="float" office:value="-0.212010341489489">
                <text:p>-0.212010341489489</text:p>
              </table:table-cell>
              <table:table-cell office:value-type="float" office:value="-0.216706193874131">
                <text:p>-0.216706193874131</text:p>
              </table:table-cell>
              <table:table-cell office:value-type="float" office:value="-0.226779798640444">
                <text:p>-0.226779798640444</text:p>
              </table:table-cell>
              <table:table-cell office:value-type="float" office:value="-0.236169894969929">
                <text:p>-0.236169894969929</text:p>
              </table:table-cell>
              <table:table-cell office:value-type="float" office:value="-0.243001623170775">
                <text:p>-0.243001623170775</text:p>
              </table:table-cell>
              <table:table-cell office:value-type="float" office:value="-0.243277467754128">
                <text:p>-0.243277467754128</text:p>
              </table:table-cell>
              <table:table-cell office:value-type="float" office:value="-0.246040161237922">
                <text:p>-0.246040161237922</text:p>
              </table:table-cell>
              <table:table-cell office:value-type="float" office:value="-0.228695979736175">
                <text:p>-0.228695979736175</text:p>
              </table:table-cell>
              <table:table-cell office:value-type="float" office:value="-0.226767610384671">
                <text:p>-0.226767610384671</text:p>
              </table:table-cell>
              <table:table-cell office:value-type="float" office:value="-0.222907913065083">
                <text:p>-0.222907913065083</text:p>
              </table:table-cell>
              <table:table-cell office:value-type="float" office:value="-0.225100626446885">
                <text:p>-0.225100626446885</text:p>
              </table:table-cell>
              <table:table-cell office:value-type="float" office:value="-0.225287680615069">
                <text:p>-0.225287680615069</text:p>
              </table:table-cell>
              <table:table-cell office:value-type="float" office:value="-0.227841531627642">
                <text:p>-0.227841531627642</text:p>
              </table:table-cell>
              <table:table-cell office:value-type="float" office:value="-0.23062726957715">
                <text:p>-0.23062726957715</text:p>
              </table:table-cell>
              <table:table-cell office:value-type="float" office:value="-0.247069151287878">
                <text:p>-0.247069151287878</text:p>
              </table:table-cell>
              <table:table-cell office:value-type="float" office:value="-0.242155891126901">
                <text:p>-0.242155891126901</text:p>
              </table:table-cell>
              <table:table-cell office:value-type="float" office:value="-0.244760786210882">
                <text:p>-0.244760786210882</text:p>
              </table:table-cell>
              <table:table-cell office:value-type="float" office:value="-0.242719350056432">
                <text:p>-0.242719350056432</text:p>
              </table:table-cell>
              <table:table-cell office:value-type="float" office:value="-0.241671887682751">
                <text:p>-0.241671887682751</text:p>
              </table:table-cell>
              <table:table-cell office:value-type="float" office:value="-0.228887828970242">
                <text:p>-0.228887828970242</text:p>
              </table:table-cell>
              <table:table-cell office:value-type="float" office:value="-0.215698647280397">
                <text:p>-0.215698647280397</text:p>
              </table:table-cell>
              <table:table-cell office:value-type="float" office:value="-0.207855421089825">
                <text:p>-0.207855421089825</text:p>
              </table:table-cell>
              <table:table-cell office:value-type="float" office:value="-0.209661742467804">
                <text:p>-0.209661742467804</text:p>
              </table:table-cell>
              <table:table-cell office:value-type="float" office:value="-0.224707399206104">
                <text:p>-0.224707399206104</text:p>
              </table:table-cell>
              <table:table-cell office:value-type="float" office:value="-0.227535547975082">
                <text:p>-0.227535547975082</text:p>
              </table:table-cell>
              <table:table-cell office:value-type="float" office:value="-0.233245580257991">
                <text:p>-0.233245580257991</text:p>
              </table:table-cell>
              <table:table-cell office:value-type="float" office:value="-0.240539150238549">
                <text:p>-0.240539150238549</text:p>
              </table:table-cell>
              <table:table-cell office:value-type="float" office:value="-0.242579941759751">
                <text:p>-0.242579941759751</text:p>
              </table:table-cell>
              <table:table-cell office:value-type="float" office:value="-0.240274195282896">
                <text:p>-0.240274195282896</text:p>
              </table:table-cell>
              <table:table-cell office:value-type="float" office:value="-0.198779169018038">
                <text:p>-0.198779169018038</text:p>
              </table:table-cell>
              <table:table-cell office:value-type="float" office:value="-0.198471787036062">
                <text:p>-0.198471787036062</text:p>
              </table:table-cell>
              <table:table-cell office:value-type="float" office:value="-0.23243991491342">
                <text:p>-0.23243991491342</text:p>
              </table:table-cell>
              <table:table-cell office:value-type="float" office:value="-0.236569586121807">
                <text:p>-0.236569586121807</text:p>
              </table:table-cell>
              <table:table-cell office:value-type="float" office:value="-0.23706747819613">
                <text:p>-0.23706747819613</text:p>
              </table:table-cell>
              <table:table-cell office:value-type="float" office:value="-0.24037937921611">
                <text:p>-0.24037937921611</text:p>
              </table:table-cell>
              <table:table-cell office:value-type="float" office:value="-0.212981110693901">
                <text:p>-0.212981110693901</text:p>
              </table:table-cell>
              <table:table-cell office:value-type="float" office:value="-0.206058161067257">
                <text:p>-0.206058161067257</text:p>
              </table:table-cell>
              <table:table-cell office:value-type="float" office:value="-0.205410129393683">
                <text:p>-0.205410129393683</text:p>
              </table:table-cell>
              <table:table-cell office:value-type="float" office:value="-0.206439858547838">
                <text:p>-0.206439858547838</text:p>
              </table:table-cell>
              <table:table-cell office:value-type="float" office:value="-0.222015794384801">
                <text:p>-0.222015794384801</text:p>
              </table:table-cell>
              <table:table-cell office:value-type="float" office:value="-0.233960217555086">
                <text:p>-0.233960217555086</text:p>
              </table:table-cell>
              <table:table-cell office:value-type="float" office:value="-0.239829747568426">
                <text:p>-0.239829747568426</text:p>
              </table:table-cell>
              <table:table-cell office:value-type="float" office:value="-0.23960525518336">
                <text:p>-0.23960525518336</text:p>
              </table:table-cell>
              <table:table-cell office:value-type="float" office:value="-0.246587924070371">
                <text:p>-0.246587924070371</text:p>
              </table:table-cell>
              <table:table-cell office:value-type="float" office:value="-0.237640595160682">
                <text:p>-0.237640595160682</text:p>
              </table:table-cell>
              <table:table-cell office:value-type="float" office:value="-0.225465217148072">
                <text:p>-0.225465217148072</text:p>
              </table:table-cell>
              <table:table-cell office:value-type="float" office:value="-0.219117107841666">
                <text:p>-0.219117107841666</text:p>
              </table:table-cell>
              <table:table-cell office:value-type="float" office:value="-0.220718953640223">
                <text:p>-0.220718953640223</text:p>
              </table:table-cell>
              <table:table-cell office:value-type="float" office:value="-0.22365008550889">
                <text:p>-0.22365008550889</text:p>
              </table:table-cell>
              <table:table-cell office:value-type="float" office:value="-0.245334138733362">
                <text:p>-0.245334138733362</text:p>
              </table:table-cell>
              <table:table-cell office:value-type="float" office:value="-0.247728163361066">
                <text:p>-0.247728163361066</text:p>
              </table:table-cell>
              <table:table-cell office:value-type="float" office:value="-0.249895218345086">
                <text:p>-0.249895218345086</text:p>
              </table:table-cell>
              <table:table-cell office:value-type="float" office:value="-0.251840457767357">
                <text:p>-0.251840457767357</text:p>
              </table:table-cell>
              <table:table-cell office:value-type="float" office:value="-0.252387317599957">
                <text:p>-0.252387317599957</text:p>
              </table:table-cell>
              <table:table-cell office:value-type="float" office:value="-0.236914129212936">
                <text:p>-0.236914129212936</text:p>
              </table:table-cell>
              <table:table-cell office:value-type="float" office:value="-0.222685440788376">
                <text:p>-0.222685440788376</text:p>
              </table:table-cell>
              <table:table-cell office:value-type="float" office:value="-0.214214674977664">
                <text:p>-0.214214674977664</text:p>
              </table:table-cell>
              <table:table-cell office:value-type="float" office:value="-0.216959094952399">
                <text:p>-0.216959094952399</text:p>
              </table:table-cell>
              <table:table-cell office:value-type="float" office:value="-0.228000124389373">
                <text:p>-0.228000124389373</text:p>
              </table:table-cell>
              <table:table-cell office:value-type="float" office:value="-0.233719792168175">
                <text:p>-0.233719792168175</text:p>
              </table:table-cell>
              <table:table-cell office:value-type="float" office:value="-0.238214189943848">
                <text:p>-0.238214189943848</text:p>
              </table:table-cell>
              <table:table-cell office:value-type="float" office:value="-0.236392150220085">
                <text:p>-0.236392150220085</text:p>
              </table:table-cell>
              <table:table-cell office:value-type="float" office:value="-0.213396437984444">
                <text:p>-0.213396437984444</text:p>
              </table:table-cell>
              <table:table-cell office:value-type="float" office:value="-0.215220393080681">
                <text:p>-0.215220393080681</text:p>
              </table:table-cell>
              <table:table-cell office:value-type="float" office:value="-0.215542564966225">
                <text:p>-0.215542564966225</text:p>
              </table:table-cell>
              <table:table-cell office:value-type="float" office:value="-0.216331023677501">
                <text:p>-0.216331023677501</text:p>
              </table:table-cell>
              <table:table-cell office:value-type="float" office:value="-0.215858988941829">
                <text:p>-0.215858988941829</text:p>
              </table:table-cell>
              <table:table-cell office:value-type="float" office:value="-0.215097919118802">
                <text:p>-0.215097919118802</text:p>
              </table:table-cell>
              <table:table-cell office:value-type="float" office:value="-0.215869951472173">
                <text:p>-0.215869951472173</text:p>
              </table:table-cell>
              <table:table-cell office:value-type="float" office:value="-0.216337417170152">
                <text:p>-0.216337417170152</text:p>
              </table:table-cell>
              <table:table-cell office:value-type="float" office:value="-0.216604044485785">
                <text:p>-0.216604044485785</text:p>
              </table:table-cell>
              <table:table-cell office:value-type="float" office:value="-0.216628755068597">
                <text:p>-0.216628755068597</text:p>
              </table:table-cell>
              <table:table-cell office:value-type="float" office:value="-0.217298999125778">
                <text:p>-0.217298999125778</text:p>
              </table:table-cell>
              <table:table-cell office:value-type="float" office:value="-0.217919886226338">
                <text:p>-0.217919886226338</text:p>
              </table:table-cell>
              <table:table-cell office:value-type="float" office:value="-0.217358278072933">
                <text:p>-0.217358278072933</text:p>
              </table:table-cell>
              <table:table-cell office:value-type="float" office:value="-0.216869293495034">
                <text:p>-0.216869293495034</text:p>
              </table:table-cell>
              <table:table-cell office:value-type="float" office:value="-0.217904259484467">
                <text:p>-0.217904259484467</text:p>
              </table:table-cell>
              <table:table-cell office:value-type="float" office:value="-0.217323964429214">
                <text:p>-0.217323964429214</text:p>
              </table:table-cell>
              <table:table-cell office:value-type="float" office:value="-0.21735499311637">
                <text:p>-0.21735499311637</text:p>
              </table:table-cell>
              <table:table-cell office:value-type="float" office:value="-0.217442780835598">
                <text:p>-0.217442780835598</text:p>
              </table:table-cell>
              <table:table-cell office:value-type="float" office:value="-0.217199393191532">
                <text:p>-0.217199393191532</text:p>
              </table:table-cell>
              <table:table-cell office:value-type="float" office:value="-0.217520064310701">
                <text:p>-0.217520064310701</text:p>
              </table:table-cell>
              <table:table-cell office:value-type="float" office:value="-0.217292097802616">
                <text:p>-0.217292097802616</text:p>
              </table:table-cell>
              <table:table-cell office:value-type="float" office:value="-0.216993220181688">
                <text:p>-0.216993220181688</text:p>
              </table:table-cell>
              <table:table-cell office:value-type="float" office:value="-0.217414414375965">
                <text:p>-0.217414414375965</text:p>
              </table:table-cell>
              <table:table-cell office:value-type="float" office:value="-0.21780271279062">
                <text:p>-0.21780271279062</text:p>
              </table:table-cell>
              <table:table-cell office:value-type="float" office:value="-0.217224024980418">
                <text:p>-0.217224024980418</text:p>
              </table:table-cell>
              <table:table-cell office:value-type="float" office:value="-0.217677352261935">
                <text:p>-0.217677352261935</text:p>
              </table:table-cell>
              <table:table-cell office:value-type="float" office:value="-0.217339784730017">
                <text:p>-0.217339784730017</text:p>
              </table:table-cell>
              <table:table-cell office:value-type="float" office:value="-0.217395245276072">
                <text:p>-0.217395245276072</text:p>
              </table:table-cell>
              <table:table-cell office:value-type="float" office:value="-0.217136449326856">
                <text:p>-0.217136449326856</text:p>
              </table:table-cell>
              <table:table-cell office:value-type="float" office:value="-0.217642953977602">
                <text:p>-0.217642953977602</text:p>
              </table:table-cell>
              <table:table-cell office:value-type="float" office:value="-0.217282610349328">
                <text:p>-0.217282610349328</text:p>
              </table:table-cell>
              <table:table-cell office:value-type="float" office:value="-0.217004364487594">
                <text:p>-0.217004364487594</text:p>
              </table:table-cell>
              <table:table-cell office:value-type="float" office:value="-0.217020416148406">
                <text:p>-0.217020416148406</text:p>
              </table:table-cell>
              <table:table-cell office:value-type="float" office:value="-0.217409888129192">
                <text:p>-0.217409888129192</text:p>
              </table:table-cell>
              <table:table-cell office:value-type="float" office:value="-0.217183707247158">
                <text:p>-0.217183707247158</text:p>
              </table:table-cell>
              <table:table-cell office:value-type="float" office:value="-0.21725814584755">
                <text:p>-0.21725814584755</text:p>
              </table:table-cell>
              <table:table-cell office:value-type="float" office:value="-0.217767512865648">
                <text:p>-0.217767512865648</text:p>
              </table:table-cell>
              <table:table-cell office:value-type="float" office:value="-0.217501334856643">
                <text:p>-0.217501334856643</text:p>
              </table:table-cell>
              <table:table-cell office:value-type="float" office:value="-0.217503171407899">
                <text:p>-0.217503171407899</text:p>
              </table:table-cell>
              <table:table-cell office:value-type="float" office:value="-0.21746966260607">
                <text:p>-0.21746966260607</text:p>
              </table:table-cell>
              <table:table-cell office:value-type="float" office:value="-0.21770827159233">
                <text:p>-0.21770827159233</text:p>
              </table:table-cell>
              <table:table-cell office:value-type="float" office:value="-0.217302780291082">
                <text:p>-0.217302780291082</text:p>
              </table:table-cell>
              <table:table-cell office:value-type="float" office:value="-0.217558148387368">
                <text:p>-0.217558148387368</text:p>
              </table:table-cell>
              <table:table-cell office:value-type="float" office:value="-0.217544191240042">
                <text:p>-0.217544191240042</text:p>
              </table:table-cell>
              <table:table-cell office:value-type="float" office:value="-0.217475040576217">
                <text:p>-0.217475040576217</text:p>
              </table:table-cell>
              <table:table-cell office:value-type="float" office:value="-0.217127765098037">
                <text:p>-0.217127765098037</text:p>
              </table:table-cell>
              <table:table-cell office:value-type="float" office:value="-0.21721858469756">
                <text:p>-0.21721858469756</text:p>
              </table:table-cell>
              <table:table-cell office:value-type="float" office:value="-0.217339765337561">
                <text:p>-0.217339765337561</text:p>
              </table:table-cell>
              <table:table-cell office:value-type="float" office:value="-0.217081870903587">
                <text:p>-0.217081870903587</text:p>
              </table:table-cell>
              <table:table-cell office:value-type="float" office:value="-0.217198231599829">
                <text:p>-0.217198231599829</text:p>
              </table:table-cell>
              <table:table-cell office:value-type="float" office:value="-0.217325041733638">
                <text:p>-0.217325041733638</text:p>
              </table:table-cell>
              <table:table-cell office:value-type="float" office:value="-0.217654095980764">
                <text:p>-0.217654095980764</text:p>
              </table:table-cell>
              <table:table-cell office:value-type="float" office:value="-0.217613188124036">
                <text:p>-0.217613188124036</text:p>
              </table:table-cell>
              <table:table-cell office:value-type="float" office:value="-0.217242860928844">
                <text:p>-0.217242860928844</text:p>
              </table:table-cell>
              <table:table-cell office:value-type="float" office:value="-0.217189476671186">
                <text:p>-0.217189476671186</text:p>
              </table:table-cell>
              <table:table-cell office:value-type="float" office:value="-0.217336720953205">
                <text:p>-0.217336720953205</text:p>
              </table:table-cell>
              <table:table-cell office:value-type="float" office:value="-0.217481880473244">
                <text:p>-0.217481880473244</text:p>
              </table:table-cell>
              <table:table-cell office:value-type="float" office:value="-0.217506530950451">
                <text:p>-0.217506530950451</text:p>
              </table:table-cell>
              <table:table-cell office:value-type="float" office:value="-0.217569678178781">
                <text:p>-0.217569678178781</text:p>
              </table:table-cell>
              <table:table-cell office:value-type="float" office:value="-0.217488639418659">
                <text:p>-0.217488639418659</text:p>
              </table:table-cell>
              <table:table-cell office:value-type="float" office:value="-0.217414846881134">
                <text:p>-0.217414846881134</text:p>
              </table:table-cell>
              <table:table-cell office:value-type="float" office:value="-0.217424454138221">
                <text:p>-0.217424454138221</text:p>
              </table:table-cell>
              <table:table-cell office:value-type="float" office:value="-0.217577962429889">
                <text:p>-0.217577962429889</text:p>
              </table:table-cell>
              <table:table-cell office:value-type="float" office:value="-0.217458438220603">
                <text:p>-0.217458438220603</text:p>
              </table:table-cell>
              <table:table-cell office:value-type="float" office:value="-0.217781138842819">
                <text:p>-0.217781138842819</text:p>
              </table:table-cell>
              <table:table-cell office:value-type="float" office:value="-0.217430435175712">
                <text:p>-0.217430435175712</text:p>
              </table:table-cell>
              <table:table-cell office:value-type="float" office:value="-0.217640291413998">
                <text:p>-0.217640291413998</text:p>
              </table:table-cell>
              <table:table-cell office:value-type="float" office:value="-0.217531726790813">
                <text:p>-0.217531726790813</text:p>
              </table:table-cell>
              <table:table-cell office:value-type="float" office:value="-0.217509401053626">
                <text:p>-0.217509401053626</text:p>
              </table:table-cell>
              <table:table-cell office:value-type="float" office:value="-0.217746377014509">
                <text:p>-0.217746377014509</text:p>
              </table:table-cell>
              <table:table-cell office:value-type="float" office:value="-0.217784628306373">
                <text:p>-0.217784628306373</text:p>
              </table:table-cell>
              <table:table-cell office:value-type="float" office:value="-0.217714753324059">
                <text:p>-0.217714753324059</text:p>
              </table:table-cell>
              <table:table-cell office:value-type="float" office:value="-0.217546474768149">
                <text:p>-0.217546474768149</text:p>
              </table:table-cell>
              <table:table-cell office:value-type="float" office:value="-0.217475841368059">
                <text:p>-0.217475841368059</text:p>
              </table:table-cell>
              <table:table-cell office:value-type="float" office:value="-0.21746467012142">
                <text:p>-0.21746467012142</text:p>
              </table:table-cell>
              <table:table-cell office:value-type="float" office:value="-0.217588126263309">
                <text:p>-0.217588126263309</text:p>
              </table:table-cell>
              <table:table-cell office:value-type="float" office:value="-0.217769817397351">
                <text:p>-0.217769817397351</text:p>
              </table:table-cell>
              <table:table-cell office:value-type="float" office:value="-0.217818045884049">
                <text:p>-0.217818045884049</text:p>
              </table:table-cell>
              <table:table-cell office:value-type="float" office:value="-0.217655314242774">
                <text:p>-0.217655314242774</text:p>
              </table:table-cell>
              <table:table-cell office:value-type="float" office:value="-0.217622891435871">
                <text:p>-0.217622891435871</text:p>
              </table:table-cell>
              <table:table-cell office:value-type="float" office:value="-0.217644616284301">
                <text:p>-0.217644616284301</text:p>
              </table:table-cell>
              <table:table-cell office:value-type="float" office:value="-0.217784601103414">
                <text:p>-0.217784601103414</text:p>
              </table:table-cell>
              <table:table-cell office:value-type="float" office:value="-0.217677476223109">
                <text:p>-0.217677476223109</text:p>
              </table:table-cell>
              <table:table-cell office:value-type="float" office:value="-0.217732135543654">
                <text:p>-0.217732135543654</text:p>
              </table:table-cell>
              <table:table-cell office:value-type="float" office:value="-0.217692677374309">
                <text:p>-0.217692677374309</text:p>
              </table:table-cell>
              <table:table-cell office:value-type="float" office:value="-0.217333195531887">
                <text:p>-0.217333195531887</text:p>
              </table:table-cell>
              <table:table-cell office:value-type="float" office:value="-0.217433501047506">
                <text:p>-0.217433501047506</text:p>
              </table:table-cell>
              <table:table-cell office:value-type="float" office:value="-0.217291943113956">
                <text:p>-0.217291943113956</text:p>
              </table:table-cell>
              <table:table-cell office:value-type="float" office:value="-0.217454611410161">
                <text:p>-0.217454611410161</text:p>
              </table:table-cell>
              <table:table-cell office:value-type="float" office:value="-0.217417514234749">
                <text:p>-0.217417514234749</text:p>
              </table:table-cell>
              <table:table-cell office:value-type="float" office:value="-0.217451790765305">
                <text:p>-0.217451790765305</text:p>
              </table:table-cell>
              <table:table-cell office:value-type="float" office:value="-0.217230729514325">
                <text:p>-0.217230729514325</text:p>
              </table:table-cell>
              <table:table-cell office:value-type="float" office:value="-0.217393359711211">
                <text:p>-0.217393359711211</text:p>
              </table:table-cell>
              <table:table-cell office:value-type="float" office:value="-0.217595563835128">
                <text:p>-0.217595563835128</text:p>
              </table:table-cell>
              <table:table-cell office:value-type="float" office:value="-0.217332026724691">
                <text:p>-0.217332026724691</text:p>
              </table:table-cell>
              <table:table-cell office:value-type="float" office:value="-0.217562004079289">
                <text:p>-0.217562004079289</text:p>
              </table:table-cell>
              <table:table-cell office:value-type="float" office:value="-0.217297113125137">
                <text:p>-0.217297113125137</text:p>
              </table:table-cell>
              <table:table-cell office:value-type="float" office:value="-0.217456318506836">
                <text:p>-0.217456318506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